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1" svg:font-family="Georgia" style:font-family-generic="roman"/>
    <style:font-face style:name="Arial Unicode MS" svg:font-family="'Arial Unicode MS'" style:font-family-generic="swiss"/>
    <style:font-face style:name="Helvetica1" svg:font-family="Helvetica" style:font-family-generic="swiss"/>
    <style:font-face style:name="Helvetica" svg:font-family="Helvetica, Arial" style:font-family-generic="swiss"/>
    <style:font-face style:name="Mangal1" svg:font-family="Mangal" style:font-family-generic="swiss"/>
    <style:font-face style:name="Courier 10 Pitch" svg:font-family="'Courier 10 Pitch'" style:font-pitch="fixed"/>
    <style:font-face style:name="Calibri" svg:font-family="Calibri" style:font-family-generic="roman" style:font-pitch="variable"/>
    <style:font-face style:name="Century Schoolbook L" svg:font-family="'Century Schoolbook 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start" style:justify-single-word="false"/>
      <style:text-properties style:font-name="Georgia" fo:font-style="normal" officeooo:rsid="00329887" officeooo:paragraph-rsid="00329887" style:font-style-asian="normal" style:font-style-complex="normal"/>
    </style:style>
    <style:style style:name="P2" style:family="paragraph" style:parent-style-name="Standard">
      <style:paragraph-properties fo:margin-top="0in" fo:margin-bottom="0in" style:contextual-spacing="false" fo:text-align="start" style:justify-single-word="false"/>
      <style:text-properties style:font-name="Georgia" fo:font-style="normal" officeooo:rsid="00342421" officeooo:paragraph-rsid="00342421" style:font-style-asian="normal" style:font-style-complex="normal"/>
    </style:style>
    <style:style style:name="P3" style:family="paragraph" style:parent-style-name="Standard">
      <style:paragraph-properties fo:margin-top="0in" fo:margin-bottom="0in" style:contextual-spacing="false" fo:text-align="start" style:justify-single-word="false"/>
      <style:text-properties style:font-name="Georgia" fo:font-style="normal" officeooo:rsid="0035ff7b" officeooo:paragraph-rsid="0035ff7b" style:font-style-asian="normal" style:font-style-complex="normal"/>
    </style:style>
    <style:style style:name="P4" style:family="paragraph" style:parent-style-name="Standard">
      <style:paragraph-properties fo:margin-top="0in" fo:margin-bottom="0in" style:contextual-spacing="false" fo:text-align="start" style:justify-single-word="false"/>
      <style:text-properties style:font-name="Georgia" fo:font-style="normal" officeooo:rsid="00375a67" officeooo:paragraph-rsid="00375a67" style:font-style-asian="normal" style:font-style-complex="normal"/>
    </style:style>
    <style:style style:name="P5" style:family="paragraph" style:parent-style-name="Standard">
      <style:paragraph-properties fo:margin-top="0in" fo:margin-bottom="0in" style:contextual-spacing="false" fo:text-align="start" style:justify-single-word="false">
        <style:tab-stops>
          <style:tab-stop style:position="1.3957in"/>
        </style:tab-stops>
      </style:paragraph-properties>
      <style:text-properties style:font-name="Georgia" fo:font-style="normal" officeooo:rsid="00389a6e" officeooo:paragraph-rsid="00389a6e" style:font-style-asian="normal" style:font-style-complex="normal"/>
    </style:style>
    <style:style style:name="P6" style:family="paragraph" style:parent-style-name="Standard">
      <style:paragraph-properties fo:margin-top="0in" fo:margin-bottom="0in" style:contextual-spacing="false" fo:text-align="start" style:justify-single-word="false">
        <style:tab-stops>
          <style:tab-stop style:position="1.3957in"/>
        </style:tab-stops>
      </style:paragraph-properties>
      <style:text-properties style:font-name="Georgia" fo:font-style="normal" officeooo:rsid="003b1828" officeooo:paragraph-rsid="00389a6e" style:font-style-asian="normal" style:font-style-complex="normal"/>
    </style:style>
    <style:style style:name="P7" style:family="paragraph" style:parent-style-name="Standard">
      <style:paragraph-properties fo:margin-top="0in" fo:margin-bottom="0in" style:contextual-spacing="false" fo:text-align="start" style:justify-single-word="false">
        <style:tab-stops>
          <style:tab-stop style:position="1.3957in"/>
        </style:tab-stops>
      </style:paragraph-properties>
      <style:text-properties style:font-name="Georgia" fo:font-style="normal" officeooo:rsid="003c6a7d" officeooo:paragraph-rsid="003c6a7d" style:font-style-asian="normal" style:font-style-complex="normal"/>
    </style:style>
    <style:style style:name="P8"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3c6a7d" officeooo:paragraph-rsid="003c6a7d" style:font-style-asian="normal" style:font-style-complex="normal"/>
    </style:style>
    <style:style style:name="P9"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419ed0" officeooo:paragraph-rsid="00419ed0" style:font-style-asian="normal" style:font-style-complex="normal"/>
    </style:style>
    <style:style style:name="P10"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430dc0" officeooo:paragraph-rsid="00430dc0" style:font-style-asian="normal" style:font-style-complex="normal"/>
    </style:style>
    <style:style style:name="P11"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46183c" officeooo:paragraph-rsid="0046183c" style:font-style-asian="normal" style:font-style-complex="normal"/>
    </style:style>
    <style:style style:name="P12"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48fe66" officeooo:paragraph-rsid="0048fe66" style:font-style-asian="normal" style:font-style-complex="normal"/>
    </style:style>
    <style:style style:name="P13"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48fe66" officeooo:paragraph-rsid="0046183c" style:font-style-asian="normal" style:font-style-complex="normal"/>
    </style:style>
    <style:style style:name="P14"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494d1c" officeooo:paragraph-rsid="00494d1c" style:font-style-asian="normal" style:font-style-complex="normal"/>
    </style:style>
    <style:style style:name="P15"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49fb1f" officeooo:paragraph-rsid="0049fb1f" style:font-style-asian="normal" style:font-style-complex="normal"/>
    </style:style>
    <style:style style:name="P16"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4a4b81" officeooo:paragraph-rsid="004a4b81" style:font-style-asian="normal" style:font-style-complex="normal"/>
    </style:style>
    <style:style style:name="P17"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4e8d34" officeooo:paragraph-rsid="004e8d34" style:font-style-asian="normal" style:font-style-complex="normal"/>
    </style:style>
    <style:style style:name="P18" style:family="paragraph" style:parent-style-name="Standard">
      <style:paragraph-properties fo:margin-top="0in" fo:margin-bottom="0in" style:contextual-spacing="false" fo:text-align="start" style:justify-single-word="false"/>
      <style:text-properties style:font-name="Georgia" fo:font-style="normal" officeooo:rsid="0030fe07" officeooo:paragraph-rsid="0030fe07" style:font-style-asian="normal" style:font-style-complex="normal"/>
    </style:style>
    <style:style style:name="P19" style:family="paragraph" style:parent-style-name="Standard">
      <style:paragraph-properties fo:margin-top="0in" fo:margin-bottom="0in" style:contextual-spacing="false" fo:text-align="start" style:justify-single-word="false"/>
      <style:text-properties style:font-name="Georgia" fo:font-style="normal" officeooo:rsid="002dccd1" officeooo:paragraph-rsid="002dccd1" style:font-style-asian="normal" style:font-style-complex="normal"/>
    </style:style>
    <style:style style:name="P20" style:family="paragraph" style:parent-style-name="Standard">
      <style:paragraph-properties fo:margin-top="0in" fo:margin-bottom="0in" style:contextual-spacing="false" fo:text-align="start" style:justify-single-word="false"/>
      <style:text-properties style:font-name="Georgia" fo:font-style="normal" officeooo:rsid="002625b3" officeooo:paragraph-rsid="002625b3" style:font-style-asian="normal" style:font-style-complex="normal"/>
    </style:style>
    <style:style style:name="P21" style:family="paragraph" style:parent-style-name="Standard">
      <style:paragraph-properties fo:margin-top="0in" fo:margin-bottom="0in" style:contextual-spacing="false" fo:text-align="start" style:justify-single-word="false"/>
      <style:text-properties style:font-name="Georgia" fo:font-style="normal" officeooo:rsid="002227a8" officeooo:paragraph-rsid="002227a8" style:font-style-asian="normal" style:font-style-complex="normal"/>
    </style:style>
    <style:style style:name="P22" style:family="paragraph" style:parent-style-name="Standard">
      <style:paragraph-properties fo:margin-top="0in" fo:margin-bottom="0in" style:contextual-spacing="false" fo:text-align="start" style:justify-single-word="false"/>
      <style:text-properties style:font-name="Georgia" fo:font-style="normal" officeooo:rsid="00219bc8" officeooo:paragraph-rsid="00219bc8" style:font-style-asian="normal" style:font-style-complex="normal"/>
    </style:style>
    <style:style style:name="P23" style:family="paragraph" style:parent-style-name="Standard">
      <style:paragraph-properties fo:margin-top="0in" fo:margin-bottom="0in" style:contextual-spacing="false" fo:text-align="center" style:justify-single-word="false"/>
      <style:text-properties style:font-name="Georgia" fo:font-style="normal" officeooo:rsid="00219bc8" officeooo:paragraph-rsid="00219bc8" style:font-style-asian="normal" style:font-style-complex="normal"/>
    </style:style>
    <style:style style:name="P24" style:family="paragraph" style:parent-style-name="Standard">
      <style:paragraph-properties fo:margin-top="0in" fo:margin-bottom="0in" style:contextual-spacing="false" fo:text-align="start" style:justify-single-word="false"/>
      <style:text-properties style:font-name="Georgia" fo:font-style="normal" officeooo:rsid="001facb3" officeooo:paragraph-rsid="001facb3" style:font-style-asian="normal" style:font-style-complex="normal"/>
    </style:style>
    <style:style style:name="P25" style:family="paragraph" style:parent-style-name="Standard">
      <style:paragraph-properties fo:margin-top="0in" fo:margin-bottom="0in" style:contextual-spacing="false" fo:text-align="start" style:justify-single-word="false"/>
      <style:text-properties style:font-name="Georgia" fo:font-style="normal" officeooo:rsid="001c1278" officeooo:paragraph-rsid="001c1278" style:font-style-asian="normal" style:font-style-complex="normal"/>
    </style:style>
    <style:style style:name="P26" style:family="paragraph" style:parent-style-name="Standard">
      <style:paragraph-properties fo:margin-top="0in" fo:margin-bottom="0in" style:contextual-spacing="false" fo:text-align="start" style:justify-single-word="false"/>
      <style:text-properties style:font-name="Georgia" fo:font-style="normal" officeooo:rsid="00186acf" officeooo:paragraph-rsid="00186acf" style:font-style-asian="normal" style:font-style-complex="normal"/>
    </style:style>
    <style:style style:name="P27" style:family="paragraph" style:parent-style-name="Standard">
      <style:paragraph-properties fo:margin-top="0in" fo:margin-bottom="0in" style:contextual-spacing="false" fo:text-align="end" style:justify-single-word="false"/>
      <style:text-properties style:font-name="Georgia" fo:font-style="normal" officeooo:rsid="00186acf" officeooo:paragraph-rsid="00186acf" style:font-style-asian="normal" style:font-style-complex="normal"/>
    </style:style>
    <style:style style:name="P28" style:family="paragraph" style:parent-style-name="Standard">
      <style:paragraph-properties fo:margin-top="0in" fo:margin-bottom="0in" style:contextual-spacing="false" fo:text-align="start" style:justify-single-word="false"/>
      <style:text-properties style:font-name="Georgia" fo:font-style="normal" officeooo:rsid="0016cfa7" officeooo:paragraph-rsid="0016cfa7" style:font-style-asian="normal" style:font-style-complex="normal"/>
    </style:style>
    <style:style style:name="P29" style:family="paragraph" style:parent-style-name="Standard">
      <style:paragraph-properties fo:margin-top="0in" fo:margin-bottom="0in" style:contextual-spacing="false" fo:text-align="center" style:justify-single-word="false"/>
      <style:text-properties style:font-name="Georgia" fo:font-style="normal" officeooo:rsid="0016cfa7" officeooo:paragraph-rsid="0016cfa7" style:font-style-asian="normal" style:font-style-complex="normal"/>
    </style:style>
    <style:style style:name="P30" style:family="paragraph" style:parent-style-name="Standard">
      <style:paragraph-properties fo:margin-top="0in" fo:margin-bottom="0in" style:contextual-spacing="false"/>
      <style:text-properties style:font-name="Georgia" fo:font-style="normal" officeooo:rsid="0011fb37" officeooo:paragraph-rsid="0011fb37" style:font-style-asian="normal" style:font-style-complex="normal"/>
    </style:style>
    <style:style style:name="P31" style:family="paragraph" style:parent-style-name="Standard">
      <style:paragraph-properties fo:margin-top="0in" fo:margin-bottom="0in" style:contextual-spacing="false"/>
      <style:text-properties style:font-name="Georgia" fo:font-style="normal" officeooo:rsid="000fe200" officeooo:paragraph-rsid="000fe200" style:font-style-asian="normal" style:font-style-complex="normal"/>
    </style:style>
    <style:style style:name="P32" style:family="paragraph" style:parent-style-name="Standard">
      <style:paragraph-properties fo:margin-top="0in" fo:margin-bottom="0in" style:contextual-spacing="false"/>
      <style:text-properties style:font-name="Georgia" fo:font-style="normal" officeooo:rsid="000d4f9f" officeooo:paragraph-rsid="000d4f9f" style:font-style-asian="normal" style:font-style-complex="normal"/>
    </style:style>
    <style:style style:name="P33"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59352f" officeooo:paragraph-rsid="0059352f" style:font-style-asian="normal" style:font-style-complex="normal"/>
    </style:style>
    <style:style style:name="P34"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5a7ebd" officeooo:paragraph-rsid="005a7ebd" style:font-style-asian="normal" style:font-style-complex="normal"/>
    </style:style>
    <style:style style:name="P35"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5b0769" officeooo:paragraph-rsid="005b0769" style:font-style-asian="normal" style:font-style-complex="normal"/>
    </style:style>
    <style:style style:name="P36"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5ef8d0" officeooo:paragraph-rsid="005ef8d0" style:font-style-asian="normal" style:font-style-complex="normal"/>
    </style:style>
    <style:style style:name="P37" style:family="paragraph" style:parent-style-name="Standard">
      <style:paragraph-properties fo:margin-top="0in" fo:margin-bottom="0in" style:contextual-spacing="false" fo:text-align="end" style:justify-single-word="false">
        <style:tab-stops/>
      </style:paragraph-properties>
      <style:text-properties style:font-name="Georgia" fo:font-style="normal" officeooo:rsid="005ef8d0" officeooo:paragraph-rsid="005ef8d0" style:font-style-asian="normal" style:font-style-complex="normal"/>
    </style:style>
    <style:style style:name="P38" style:family="paragraph" style:parent-style-name="Standard">
      <style:paragraph-properties fo:margin-top="0in" fo:margin-bottom="0in" style:contextual-spacing="false" fo:text-align="center" style:justify-single-word="false">
        <style:tab-stops/>
      </style:paragraph-properties>
      <style:text-properties style:font-name="Georgia" fo:font-style="normal" officeooo:rsid="005ef8d0" officeooo:paragraph-rsid="005ef8d0" style:font-style-asian="normal" style:font-style-complex="normal"/>
    </style:style>
    <style:style style:name="P39"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699ad0" officeooo:paragraph-rsid="00699ad0" style:font-style-asian="normal" style:font-style-complex="normal"/>
    </style:style>
    <style:style style:name="P40"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6b319e" officeooo:paragraph-rsid="006b319e" style:font-style-asian="normal" style:font-style-complex="normal"/>
    </style:style>
    <style:style style:name="P41" style:family="paragraph" style:parent-style-name="Standard">
      <style:paragraph-properties fo:margin-top="0in" fo:margin-bottom="0in" style:contextual-spacing="false" fo:text-align="center" style:justify-single-word="false">
        <style:tab-stops/>
      </style:paragraph-properties>
      <style:text-properties style:font-name="Georgia" fo:font-style="normal" officeooo:rsid="006b61a2" officeooo:paragraph-rsid="006b61a2" style:font-style-asian="normal" style:font-style-complex="normal"/>
    </style:style>
    <style:style style:name="P42"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6b61a2" officeooo:paragraph-rsid="006b61a2" style:font-style-asian="normal" style:font-style-complex="normal"/>
    </style:style>
    <style:style style:name="P43"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756592" officeooo:paragraph-rsid="00756592" style:font-style-asian="normal" style:font-style-complex="normal"/>
    </style:style>
    <style:style style:name="P44"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780b42" officeooo:paragraph-rsid="00780b42" style:font-style-asian="normal" style:font-style-complex="normal"/>
    </style:style>
    <style:style style:name="P45" style:family="paragraph" style:parent-style-name="Standard">
      <style:paragraph-properties fo:margin-top="0in" fo:margin-bottom="0in" style:contextual-spacing="false" fo:text-align="center" style:justify-single-word="false">
        <style:tab-stops/>
      </style:paragraph-properties>
      <style:text-properties style:font-name="Georgia" fo:font-style="normal" officeooo:rsid="00780b42" officeooo:paragraph-rsid="00780b42" style:font-style-asian="normal" style:font-style-complex="normal"/>
    </style:style>
    <style:style style:name="P46"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80b01f" officeooo:paragraph-rsid="0080b01f" style:font-style-asian="normal" style:font-style-complex="normal"/>
    </style:style>
    <style:style style:name="P47"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815598" officeooo:paragraph-rsid="00815598" style:font-style-asian="normal" style:font-style-complex="normal"/>
    </style:style>
    <style:style style:name="P48"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828655" officeooo:paragraph-rsid="00828655" style:font-style-asian="normal" style:font-style-complex="normal"/>
    </style:style>
    <style:style style:name="P49"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832d1f" officeooo:paragraph-rsid="00832d1f" style:font-style-asian="normal" style:font-style-complex="normal"/>
    </style:style>
    <style:style style:name="P50"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8402e9" officeooo:paragraph-rsid="008402e9" style:font-style-asian="normal" style:font-style-complex="normal"/>
    </style:style>
    <style:style style:name="P51"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877f3d" officeooo:paragraph-rsid="00877f3d" style:font-style-asian="normal" style:font-style-complex="normal"/>
    </style:style>
    <style:style style:name="P52"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88ba6a" officeooo:paragraph-rsid="0088ba6a" style:font-style-asian="normal" style:font-style-complex="normal"/>
    </style:style>
    <style:style style:name="P53"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96f42c" officeooo:paragraph-rsid="0096f42c" style:font-style-asian="normal" style:font-style-complex="normal"/>
    </style:style>
    <style:style style:name="P54"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97dc11" officeooo:paragraph-rsid="0097dc11" style:font-style-asian="normal" style:font-style-complex="normal"/>
    </style:style>
    <style:style style:name="P55"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98b777" officeooo:paragraph-rsid="0098b777" style:font-style-asian="normal" style:font-style-complex="normal"/>
    </style:style>
    <style:style style:name="P56" style:family="paragraph" style:parent-style-name="Standard">
      <style:paragraph-properties fo:margin-top="0in" fo:margin-bottom="0in" style:contextual-spacing="false" fo:text-align="center" style:justify-single-word="false">
        <style:tab-stops/>
      </style:paragraph-properties>
      <style:text-properties style:font-name="Georgia" fo:font-style="normal" officeooo:rsid="009a90b4" officeooo:paragraph-rsid="009a90b4" style:font-style-asian="normal" style:font-style-complex="normal"/>
    </style:style>
    <style:style style:name="P57"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9a90b4" officeooo:paragraph-rsid="009a90b4" style:font-style-asian="normal" style:font-style-complex="normal"/>
    </style:style>
    <style:style style:name="P58"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a24e97" officeooo:paragraph-rsid="00a24e97" style:font-style-asian="normal" style:font-style-complex="normal"/>
    </style:style>
    <style:style style:name="P59"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a36ae7" officeooo:paragraph-rsid="00a36ae7" style:font-style-asian="normal" style:font-style-complex="normal"/>
    </style:style>
    <style:style style:name="P60"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a64e00" officeooo:paragraph-rsid="00a64e00" style:font-style-asian="normal" style:font-style-complex="normal"/>
    </style:style>
    <style:style style:name="P61" style:family="paragraph" style:parent-style-name="Standard">
      <style:paragraph-properties fo:margin-top="0in" fo:margin-bottom="0in" style:contextual-spacing="false" fo:text-align="center" style:justify-single-word="false">
        <style:tab-stops/>
      </style:paragraph-properties>
      <style:text-properties style:font-name="Georgia" fo:font-style="normal" officeooo:rsid="00a7913e" officeooo:paragraph-rsid="00a7913e" style:font-style-asian="normal" style:font-style-complex="normal"/>
    </style:style>
    <style:style style:name="P62" style:family="paragraph" style:parent-style-name="Standard">
      <style:paragraph-properties fo:margin-top="0in" fo:margin-bottom="0in" style:contextual-spacing="false" fo:text-align="center" style:justify-single-word="false">
        <style:tab-stops/>
      </style:paragraph-properties>
      <style:text-properties style:font-name="Georgia" fo:font-style="normal" officeooo:rsid="00aa5172" officeooo:paragraph-rsid="00aa5172" style:font-style-asian="normal" style:font-style-complex="normal"/>
    </style:style>
    <style:style style:name="P63"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aa5172" officeooo:paragraph-rsid="00aa5172" style:font-style-asian="normal" style:font-style-complex="normal"/>
    </style:style>
    <style:style style:name="P64"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abbca8" officeooo:paragraph-rsid="00abbca8" style:font-style-asian="normal" style:font-style-complex="normal"/>
    </style:style>
    <style:style style:name="P65"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ae7f50" officeooo:paragraph-rsid="00ae7f50" style:font-style-asian="normal" style:font-style-complex="normal"/>
    </style:style>
    <style:style style:name="P66"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b16bd5" officeooo:paragraph-rsid="00b16bd5" style:font-style-asian="normal" style:font-style-complex="normal"/>
    </style:style>
    <style:style style:name="P67"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b34ac7" officeooo:paragraph-rsid="00b34ac7" style:font-style-asian="normal" style:font-style-complex="normal"/>
    </style:style>
    <style:style style:name="P68"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b4a789" officeooo:paragraph-rsid="00b4a789" style:font-style-asian="normal" style:font-style-complex="normal"/>
    </style:style>
    <style:style style:name="P69"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b4e048" officeooo:paragraph-rsid="00b4e048" style:font-style-asian="normal" style:font-style-complex="normal"/>
    </style:style>
    <style:style style:name="P70"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b6bfdf" officeooo:paragraph-rsid="00b6bfdf" style:font-style-asian="normal" style:font-style-complex="normal"/>
    </style:style>
    <style:style style:name="P71"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b73974" officeooo:paragraph-rsid="00b73974" style:font-style-asian="normal" style:font-style-complex="normal"/>
    </style:style>
    <style:style style:name="P72"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b90a3d" officeooo:paragraph-rsid="00b90a3d" style:font-style-asian="normal" style:font-style-complex="normal"/>
    </style:style>
    <style:style style:name="P73" style:family="paragraph" style:parent-style-name="Standard">
      <style:paragraph-properties fo:margin-top="0in" fo:margin-bottom="0in" style:contextual-spacing="false" fo:text-align="start" style:justify-single-word="false">
        <style:tab-stops/>
      </style:paragraph-properties>
      <style:text-properties style:font-name="Georgia" fo:font-style="normal" officeooo:rsid="00d4d909" officeooo:paragraph-rsid="00d4d909" style:font-style-asian="normal" style:font-style-complex="normal"/>
    </style:style>
    <style:style style:name="P74" style:family="paragraph" style:parent-style-name="Standard">
      <style:paragraph-properties fo:margin-top="0in" fo:margin-bottom="0in" style:contextual-spacing="false"/>
      <style:text-properties style:font-name="Georgia" officeooo:rsid="000848d3" officeooo:paragraph-rsid="000848d3"/>
    </style:style>
    <style:style style:name="P75" style:family="paragraph" style:parent-style-name="Standard">
      <style:paragraph-properties fo:margin-top="0in" fo:margin-bottom="0in" style:contextual-spacing="false" fo:text-align="center" style:justify-single-word="false"/>
      <style:text-properties style:font-name="Georgia" officeooo:rsid="0016cfa7" officeooo:paragraph-rsid="0016cfa7"/>
    </style:style>
    <style:style style:name="P76" style:family="paragraph" style:parent-style-name="Standard">
      <style:paragraph-properties fo:margin-top="0in" fo:margin-bottom="0in" style:contextual-spacing="false"/>
      <style:text-properties style:font-name="Georgia" officeooo:rsid="00150d2f" officeooo:paragraph-rsid="00150d2f"/>
    </style:style>
    <style:style style:name="P77" style:family="paragraph" style:parent-style-name="Standard">
      <style:paragraph-properties fo:margin-top="0in" fo:margin-bottom="0in" style:contextual-spacing="false"/>
      <style:text-properties style:font-name="Georgia" officeooo:rsid="0014c69d" officeooo:paragraph-rsid="0014c69d"/>
    </style:style>
    <style:style style:name="P78" style:family="paragraph" style:parent-style-name="Standard">
      <style:paragraph-properties fo:margin-top="0in" fo:margin-bottom="0in" style:contextual-spacing="false"/>
      <style:text-properties style:font-name="Georgia" officeooo:rsid="0011fb37" officeooo:paragraph-rsid="0011fb37"/>
    </style:style>
    <style:style style:name="P79" style:family="paragraph" style:parent-style-name="Standard">
      <style:paragraph-properties fo:margin-top="0in" fo:margin-bottom="0in" style:contextual-spacing="false"/>
      <style:text-properties style:font-name="Georgia" officeooo:rsid="0011cc3d" officeooo:paragraph-rsid="0011cc3d"/>
    </style:style>
    <style:style style:name="P80" style:family="paragraph" style:parent-style-name="Standard">
      <style:paragraph-properties fo:margin-top="0in" fo:margin-bottom="0in" style:contextual-spacing="false"/>
      <style:text-properties style:font-name="Georgia" officeooo:rsid="000fe200" officeooo:paragraph-rsid="000fe200"/>
    </style:style>
    <style:style style:name="P81" style:family="paragraph" style:parent-style-name="Standard">
      <style:paragraph-properties fo:margin-top="0in" fo:margin-bottom="0in" style:contextual-spacing="false"/>
      <style:text-properties style:font-name="Georgia" officeooo:rsid="000d4f9f" officeooo:paragraph-rsid="000d4f9f"/>
    </style:style>
    <style:style style:name="P82" style:family="paragraph" style:parent-style-name="Standard">
      <style:paragraph-properties fo:margin-top="0in" fo:margin-bottom="0in" style:contextual-spacing="false"/>
      <style:text-properties style:font-name="Georgia" officeooo:rsid="000bb819" officeooo:paragraph-rsid="000bb819"/>
    </style:style>
    <style:style style:name="P83" style:family="paragraph" style:parent-style-name="Standard">
      <style:paragraph-properties fo:margin-top="0in" fo:margin-bottom="0in" style:contextual-spacing="false"/>
      <style:text-properties style:font-name="Georgia" officeooo:rsid="000ae1c3" officeooo:paragraph-rsid="000ae1c3"/>
    </style:style>
    <style:style style:name="P84" style:family="paragraph" style:parent-style-name="Standard">
      <style:paragraph-properties fo:margin-top="0in" fo:margin-bottom="0in" style:contextual-spacing="false"/>
      <style:text-properties style:font-name="Georgia" officeooo:rsid="00090ae8" officeooo:paragraph-rsid="00090ae8"/>
    </style:style>
    <style:style style:name="P85" style:family="paragraph" style:parent-style-name="Standard">
      <style:paragraph-properties fo:margin-top="0in" fo:margin-bottom="0in" style:contextual-spacing="false" fo:text-align="center" style:justify-single-word="false"/>
      <style:text-properties style:font-name="Georgia" officeooo:rsid="00090ae8" officeooo:paragraph-rsid="00090ae8"/>
    </style:style>
    <style:style style:name="P86" style:family="paragraph" style:parent-style-name="Standard">
      <style:paragraph-properties fo:margin-top="0in" fo:margin-bottom="0in" style:contextual-spacing="false"/>
      <style:text-properties style:font-name="Georgia" officeooo:rsid="0008b9ec" officeooo:paragraph-rsid="0008b9ec"/>
    </style:style>
    <style:style style:name="P87" style:family="paragraph" style:parent-style-name="Standard">
      <style:paragraph-properties fo:margin-top="0in" fo:margin-bottom="0in" style:contextual-spacing="false" fo:text-align="start" style:justify-single-word="false">
        <style:tab-stops/>
      </style:paragraph-properties>
      <style:text-properties style:font-name="Georgia" fo:font-style="italic" officeooo:rsid="006b319e" officeooo:paragraph-rsid="006b319e" style:font-style-asian="italic" style:font-style-complex="italic"/>
    </style:style>
    <style:style style:name="P88" style:family="paragraph" style:parent-style-name="Standard">
      <style:paragraph-properties fo:margin-top="0in" fo:margin-bottom="0in" style:contextual-spacing="false" fo:text-align="start" style:justify-single-word="false">
        <style:tab-stops/>
      </style:paragraph-properties>
      <style:text-properties style:font-name="Georgia" fo:font-style="italic" officeooo:rsid="00699ad0" officeooo:paragraph-rsid="00699ad0" style:font-style-asian="italic" style:font-style-complex="italic"/>
    </style:style>
    <style:style style:name="P89"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0efb853" officeooo:paragraph-rsid="00efb853" style:font-size-asian="9.60000038146973pt" style:font-style-asian="normal" style:font-size-complex="11pt" style:font-style-complex="normal"/>
    </style:style>
    <style:style style:name="P90"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0efb853" officeooo:paragraph-rsid="00f2e243" style:font-size-asian="9.60000038146973pt" style:font-style-asian="normal" style:font-size-complex="11pt" style:font-style-complex="normal"/>
    </style:style>
    <style:style style:name="P91"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0f3dbeb" officeooo:paragraph-rsid="00f3dbeb" style:font-size-asian="9.60000038146973pt" style:font-style-asian="normal" style:font-size-complex="11pt" style:font-style-complex="normal"/>
    </style:style>
    <style:style style:name="P92"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0f3dbeb" officeooo:paragraph-rsid="00f3dbeb" style:font-size-asian="9.60000038146973pt" style:font-style-asian="normal" style:font-size-complex="11pt" style:font-style-complex="normal"/>
    </style:style>
    <style:style style:name="P9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0f137dd" officeooo:paragraph-rsid="00f2e243" style:font-size-asian="9.60000038146973pt" style:font-style-asian="normal" style:font-size-complex="11pt" style:font-style-complex="normal"/>
    </style:style>
    <style:style style:name="P94"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0f98afe" officeooo:paragraph-rsid="00f6920d" style:font-size-asian="9.60000038146973pt" style:font-style-asian="normal" style:font-size-complex="11pt" style:font-style-complex="normal"/>
    </style:style>
    <style:style style:name="P95"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023f26" officeooo:paragraph-rsid="00f6920d" style:font-size-asian="9.60000038146973pt" style:font-style-asian="normal" style:font-size-complex="11pt" style:font-style-complex="normal"/>
    </style:style>
    <style:style style:name="P96"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0fab1c" officeooo:paragraph-rsid="00f6920d" style:font-size-asian="9.60000038146973pt" style:font-style-asian="normal" style:font-size-complex="11pt" style:font-style-complex="normal"/>
    </style:style>
    <style:style style:name="P97"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157a3a" officeooo:paragraph-rsid="0117a741" style:font-size-asian="9.60000038146973pt" style:font-style-asian="normal" style:font-size-complex="11pt" style:font-style-complex="normal"/>
    </style:style>
    <style:style style:name="P98"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157a3a" officeooo:paragraph-rsid="01165999" style:font-size-asian="9.60000038146973pt" style:font-style-asian="normal" style:font-size-complex="11pt" style:font-style-complex="normal"/>
    </style:style>
    <style:style style:name="P99"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1e43bc" officeooo:paragraph-rsid="01165999" style:font-size-asian="9.60000038146973pt" style:font-style-asian="normal" style:font-size-complex="11pt" style:font-style-complex="normal"/>
    </style:style>
    <style:style style:name="P100"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20ae74" officeooo:paragraph-rsid="01165999" style:font-size-asian="9.60000038146973pt" style:font-style-asian="normal" style:font-size-complex="11pt" style:font-style-complex="normal"/>
    </style:style>
    <style:style style:name="P101"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40f784" officeooo:paragraph-rsid="013290a8" style:font-size-asian="9.60000038146973pt" style:font-style-asian="normal" style:font-size-complex="11pt" style:font-style-complex="normal"/>
    </style:style>
    <style:style style:name="P102"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40f784" officeooo:paragraph-rsid="0140f784" style:font-size-asian="9.60000038146973pt" style:font-style-asian="normal" style:font-size-complex="11pt" style:font-style-complex="normal"/>
    </style:style>
    <style:style style:name="P10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48115e" officeooo:paragraph-rsid="0148115e" style:font-size-asian="9.60000038146973pt" style:font-style-asian="normal" style:font-size-complex="11pt" style:font-style-complex="normal"/>
    </style:style>
    <style:style style:name="P104"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48115e" officeooo:paragraph-rsid="0148115e" style:font-size-asian="9.60000038146973pt" style:font-style-asian="normal" style:font-size-complex="11pt" style:font-style-complex="normal"/>
    </style:style>
    <style:style style:name="P105"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499c01" officeooo:paragraph-rsid="01499c01" style:font-size-asian="9.60000038146973pt" style:font-style-asian="normal" style:font-size-complex="11pt" style:font-style-complex="normal"/>
    </style:style>
    <style:style style:name="P106"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4a1af8" officeooo:paragraph-rsid="014a1af8" style:font-size-asian="9.60000038146973pt" style:font-style-asian="normal" style:font-size-complex="11pt" style:font-style-complex="normal"/>
    </style:style>
    <style:style style:name="P107"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4e35bd" officeooo:paragraph-rsid="014e35bd" style:font-size-asian="9.60000038146973pt" style:font-style-asian="normal" style:font-size-complex="11pt" style:font-style-complex="normal"/>
    </style:style>
    <style:style style:name="P108"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4e35bd" officeooo:paragraph-rsid="014e35bd" style:font-size-asian="9.60000038146973pt" style:font-style-asian="normal" style:font-size-complex="11pt" style:font-style-complex="normal"/>
    </style:style>
    <style:style style:name="P109"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576c73" officeooo:paragraph-rsid="01576c73" style:font-size-asian="9.60000038146973pt" style:font-style-asian="normal" style:font-size-complex="11pt" style:font-style-complex="normal"/>
    </style:style>
    <style:style style:name="P110"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5a753f" officeooo:paragraph-rsid="015a753f" style:font-size-asian="9.60000038146973pt" style:font-style-asian="normal" style:font-size-complex="11pt" style:font-style-complex="normal"/>
    </style:style>
    <style:style style:name="P111"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5a753f" officeooo:paragraph-rsid="015a753f" style:font-size-asian="9.60000038146973pt" style:font-style-asian="normal" style:font-size-complex="11pt" style:font-style-complex="normal"/>
    </style:style>
    <style:style style:name="P112"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15e3b0e" officeooo:paragraph-rsid="015e3b0e" style:font-size-asian="9.60000038146973pt" style:font-style-asian="normal" style:font-size-complex="11pt" style:font-style-complex="normal"/>
    </style:style>
    <style:style style:name="P11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68d742" officeooo:paragraph-rsid="0168d742" style:font-size-asian="9.60000038146973pt" style:font-style-asian="normal" style:font-size-complex="11pt" style:font-style-complex="normal"/>
    </style:style>
    <style:style style:name="P114"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68d742" officeooo:paragraph-rsid="0168d742" style:font-size-asian="9.60000038146973pt" style:font-style-asian="normal" style:font-size-complex="11pt" style:font-style-complex="normal"/>
    </style:style>
    <style:style style:name="P115"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5f57f4" officeooo:paragraph-rsid="015f57f4" style:font-size-asian="9.60000038146973pt" style:font-style-asian="normal" style:font-size-complex="11pt" style:font-style-complex="normal"/>
    </style:style>
    <style:style style:name="P116"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60def9" officeooo:paragraph-rsid="0160def9" style:font-size-asian="9.60000038146973pt" style:font-style-asian="normal" style:font-size-complex="11pt" style:font-style-complex="normal"/>
    </style:style>
    <style:style style:name="P117"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60def9" officeooo:paragraph-rsid="0160def9" style:font-size-asian="9.60000038146973pt" style:font-style-asian="normal" style:font-size-complex="11pt" style:font-style-complex="normal"/>
    </style:style>
    <style:style style:name="P118"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15f1f08" officeooo:paragraph-rsid="015f1f08" style:font-size-asian="9.60000038146973pt" style:font-style-asian="normal" style:font-size-complex="11pt" style:font-style-complex="normal"/>
    </style:style>
    <style:style style:name="P119"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6d3291" officeooo:paragraph-rsid="016d3291" style:font-size-asian="9.60000038146973pt" style:font-style-asian="normal" style:font-size-complex="11pt" style:font-style-complex="normal"/>
    </style:style>
    <style:style style:name="P120"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6f3208" officeooo:paragraph-rsid="016f3208" style:font-size-asian="9.60000038146973pt" style:font-style-asian="normal" style:font-size-complex="11pt" style:font-style-complex="normal"/>
    </style:style>
    <style:style style:name="P121"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6f6bc1" officeooo:paragraph-rsid="016f6bc1" style:font-size-asian="9.60000038146973pt" style:font-style-asian="normal" style:font-size-complex="11pt" style:font-style-complex="normal"/>
    </style:style>
    <style:style style:name="P122"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70a918" officeooo:paragraph-rsid="0170a918" style:font-size-asian="9.60000038146973pt" style:font-style-asian="normal" style:font-size-complex="11pt" style:font-style-complex="normal"/>
    </style:style>
    <style:style style:name="P123" style:family="paragraph" style:parent-style-name="Standard">
      <style:paragraph-properties fo:margin-top="0in" fo:margin-bottom="0in" style:contextual-spacing="false" fo:text-align="justify" style:justify-single-word="false">
        <style:tab-stops/>
      </style:paragraph-properties>
      <style:text-properties style:font-name="Georgia" fo:font-size="11pt" fo:font-style="normal" officeooo:rsid="018701d4" officeooo:paragraph-rsid="018701d4" style:font-size-asian="9.60000038146973pt" style:font-style-asian="normal" style:font-size-complex="11pt" style:font-style-complex="normal"/>
    </style:style>
    <style:style style:name="P124"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8701d4" officeooo:paragraph-rsid="018701d4" style:font-size-asian="9.60000038146973pt" style:font-style-asian="normal" style:font-size-complex="11pt" style:font-style-complex="normal"/>
    </style:style>
    <style:style style:name="P125"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a86b33" officeooo:paragraph-rsid="01a86b33" style:font-size-asian="9.60000038146973pt" style:font-style-asian="normal" style:font-size-complex="11pt" style:font-style-complex="normal"/>
    </style:style>
    <style:style style:name="P126"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babf65" officeooo:paragraph-rsid="01babf65" style:font-size-asian="9.60000038146973pt" style:font-style-asian="normal" style:font-size-complex="11pt" style:font-style-complex="normal"/>
    </style:style>
    <style:style style:name="P127"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c16a96" officeooo:paragraph-rsid="01c16a96" style:font-size-asian="9.60000038146973pt" style:font-style-asian="normal" style:font-size-complex="11pt" style:font-style-complex="normal"/>
    </style:style>
    <style:style style:name="P128"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c16a96" officeooo:paragraph-rsid="01c16a96" style:font-size-asian="9.60000038146973pt" style:font-style-asian="normal" style:font-size-complex="11pt" style:font-style-complex="normal"/>
    </style:style>
    <style:style style:name="P129"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c36013" officeooo:paragraph-rsid="01c36013" style:font-size-asian="9.60000038146973pt" style:font-style-asian="normal" style:font-size-complex="11pt" style:font-style-complex="normal"/>
    </style:style>
    <style:style style:name="P130"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e01b50" officeooo:paragraph-rsid="01e01b50" style:font-size-asian="9.60000038146973pt" style:font-style-asian="normal" style:font-size-complex="11pt" style:font-style-complex="normal"/>
    </style:style>
    <style:style style:name="P131"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e1fc92" officeooo:paragraph-rsid="01e1fc92" style:font-size-asian="9.60000038146973pt" style:font-style-asian="normal" style:font-size-complex="11pt" style:font-style-complex="normal"/>
    </style:style>
    <style:style style:name="P132"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e2bc95" officeooo:paragraph-rsid="01e2bc95" style:font-size-asian="9.60000038146973pt" style:font-style-asian="normal" style:font-size-complex="11pt" style:font-style-complex="normal"/>
    </style:style>
    <style:style style:name="P13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e2bc95" officeooo:paragraph-rsid="01e2bc95" style:font-size-asian="9.60000038146973pt" style:font-style-asian="normal" style:font-size-complex="11pt" style:font-style-complex="normal"/>
    </style:style>
    <style:style style:name="P134"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ea2256" officeooo:paragraph-rsid="01ea2256" style:font-size-asian="9.60000038146973pt" style:font-style-asian="normal" style:font-size-complex="11pt" style:font-style-complex="normal"/>
    </style:style>
    <style:style style:name="P135"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1ea2256" officeooo:paragraph-rsid="01ea2256" style:font-size-asian="9.60000038146973pt" style:font-style-asian="normal" style:font-size-complex="11pt" style:font-style-complex="normal"/>
    </style:style>
    <style:style style:name="P136"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1fa241b" officeooo:paragraph-rsid="01fa241b" style:font-size-asian="9.60000038146973pt" style:font-style-asian="normal" style:font-size-complex="11pt" style:font-style-complex="normal"/>
    </style:style>
    <style:style style:name="P137" style:family="paragraph" style:parent-style-name="Standard">
      <style:paragraph-properties fo:margin-top="0in" fo:margin-bottom="0in" style:contextual-spacing="false" fo:text-align="justify" style:justify-single-word="false">
        <style:tab-stops/>
      </style:paragraph-properties>
      <style:text-properties style:font-name="Georgia" fo:font-size="11pt" fo:font-style="normal" officeooo:rsid="0202984b" officeooo:paragraph-rsid="0202984b" style:font-size-asian="9.60000038146973pt" style:font-style-asian="normal" style:font-size-complex="11pt" style:font-style-complex="normal"/>
    </style:style>
    <style:style style:name="P138"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02984b" officeooo:paragraph-rsid="0202984b" style:font-size-asian="9.60000038146973pt" style:font-style-asian="normal" style:font-size-complex="11pt" style:font-style-complex="normal"/>
    </style:style>
    <style:style style:name="P139"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06ff12" officeooo:paragraph-rsid="0206ff12" style:font-size-asian="9.60000038146973pt" style:font-style-asian="normal" style:font-size-complex="11pt" style:font-style-complex="normal"/>
    </style:style>
    <style:style style:name="P140"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2073165" officeooo:paragraph-rsid="02073165" style:font-size-asian="9.60000038146973pt" style:font-style-asian="normal" style:font-size-complex="11pt" style:font-style-complex="normal"/>
    </style:style>
    <style:style style:name="P141"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20975a6" officeooo:paragraph-rsid="020975a6" style:font-size-asian="9.60000038146973pt" style:font-style-asian="normal" style:font-size-complex="11pt" style:font-style-complex="normal"/>
    </style:style>
    <style:style style:name="P142"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20a752a" officeooo:paragraph-rsid="020a752a" style:font-size-asian="9.60000038146973pt" style:font-style-asian="normal" style:font-size-complex="11pt" style:font-style-complex="normal"/>
    </style:style>
    <style:style style:name="P14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0ad221" officeooo:paragraph-rsid="020ad221" style:font-size-asian="9.60000038146973pt" style:font-style-asian="normal" style:font-size-complex="11pt" style:font-style-complex="normal"/>
    </style:style>
    <style:style style:name="P144"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20c6770" officeooo:paragraph-rsid="020c6770" style:font-size-asian="9.60000038146973pt" style:font-style-asian="normal" style:font-size-complex="11pt" style:font-style-complex="normal"/>
    </style:style>
    <style:style style:name="P145"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20fa5de" officeooo:paragraph-rsid="020fa5de" style:font-size-asian="9.60000038146973pt" style:font-style-asian="normal" style:font-size-complex="11pt" style:font-style-complex="normal"/>
    </style:style>
    <style:style style:name="P146"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20fd6b1" officeooo:paragraph-rsid="020fd6b1" style:font-size-asian="9.60000038146973pt" style:font-style-asian="normal" style:font-size-complex="11pt" style:font-style-complex="normal"/>
    </style:style>
    <style:style style:name="P147"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80d85d" officeooo:paragraph-rsid="0280d85d" style:font-size-asian="9.60000038146973pt" style:font-style-asian="normal" style:font-size-complex="11pt" style:font-style-complex="normal"/>
    </style:style>
    <style:style style:name="P148"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25671a" officeooo:paragraph-rsid="0225671a" style:font-size-asian="9.60000038146973pt" style:font-style-asian="normal" style:font-size-complex="11pt" style:font-style-complex="normal"/>
    </style:style>
    <style:style style:name="P149"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274f6f" officeooo:paragraph-rsid="02274f6f" style:font-size-asian="9.60000038146973pt" style:font-style-asian="normal" style:font-size-complex="11pt" style:font-style-complex="normal"/>
    </style:style>
    <style:style style:name="P150"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28b697" officeooo:paragraph-rsid="0228b697" style:font-size-asian="9.60000038146973pt" style:font-style-asian="normal" style:font-size-complex="11pt" style:font-style-complex="normal"/>
    </style:style>
    <style:style style:name="P151"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54f704" officeooo:paragraph-rsid="0254f704" style:font-size-asian="9.60000038146973pt" style:font-style-asian="normal" style:font-size-complex="11pt" style:font-style-complex="normal"/>
    </style:style>
    <style:style style:name="P152"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79fef2" officeooo:paragraph-rsid="0279fef2" style:font-size-asian="9.60000038146973pt" style:font-style-asian="normal" style:font-size-complex="11pt" style:font-style-complex="normal"/>
    </style:style>
    <style:style style:name="P15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7abbc8" officeooo:paragraph-rsid="027abbc8" style:font-size-asian="9.60000038146973pt" style:font-style-asian="normal" style:font-size-complex="11pt" style:font-style-complex="normal"/>
    </style:style>
    <style:style style:name="P154"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2cc5e4" officeooo:paragraph-rsid="022cc5e4" style:font-size-asian="9.60000038146973pt" style:font-style-asian="normal" style:font-size-complex="11pt" style:font-style-complex="normal"/>
    </style:style>
    <style:style style:name="P155"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230babc" officeooo:paragraph-rsid="0230babc" style:font-size-asian="9.60000038146973pt" style:font-style-asian="normal" style:font-size-complex="11pt" style:font-style-complex="normal"/>
    </style:style>
    <style:style style:name="P156"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234251f" officeooo:paragraph-rsid="0234251f" style:font-size-asian="9.60000038146973pt" style:font-style-asian="normal" style:font-size-complex="11pt" style:font-style-complex="normal"/>
    </style:style>
    <style:style style:name="P157"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34251f" officeooo:paragraph-rsid="0234251f" style:font-size-asian="9.60000038146973pt" style:font-style-asian="normal" style:font-size-complex="11pt" style:font-style-complex="normal"/>
    </style:style>
    <style:style style:name="P158"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23afcd2" officeooo:paragraph-rsid="023afcd2" style:font-size-asian="9.60000038146973pt" style:font-style-asian="normal" style:font-size-complex="11pt" style:font-style-complex="normal"/>
    </style:style>
    <style:style style:name="P159"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85b148" officeooo:paragraph-rsid="0285b148" style:font-size-asian="9.60000038146973pt" style:font-style-asian="normal" style:font-size-complex="11pt" style:font-style-complex="normal"/>
    </style:style>
    <style:style style:name="P160"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0a9cf5" officeooo:paragraph-rsid="030a9cf5" style:font-size-asian="9.60000038146973pt" style:font-style-asian="normal" style:font-size-complex="11pt" style:font-style-complex="normal"/>
    </style:style>
    <style:style style:name="P161"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style:text-underline-style="solid" style:text-underline-width="auto" style:text-underline-color="font-color" officeooo:rsid="0168d742" officeooo:paragraph-rsid="0168d742" style:font-size-asian="9.60000038146973pt" style:font-style-asian="normal" style:font-size-complex="11pt" style:font-style-complex="normal"/>
    </style:style>
    <style:style style:name="P162"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style:text-underline-style="solid" style:text-underline-width="auto" style:text-underline-color="font-color" officeooo:rsid="0160def9" officeooo:paragraph-rsid="0160def9" style:font-size-asian="9.60000038146973pt" style:font-style-asian="normal" style:font-size-complex="11pt" style:font-style-complex="normal"/>
    </style:style>
    <style:style style:name="P16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274f6f" officeooo:paragraph-rsid="02274f6f" style:font-size-asian="11pt" style:font-style-asian="normal" style:font-size-complex="11pt" style:font-style-complex="normal"/>
    </style:style>
    <style:style style:name="P164"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2991f7" officeooo:paragraph-rsid="022991f7" style:font-size-asian="11pt" style:font-style-asian="normal" style:font-size-complex="11pt" style:font-style-complex="normal"/>
    </style:style>
    <style:style style:name="P165"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25671a" officeooo:paragraph-rsid="0225671a" style:font-size-asian="11pt" style:font-style-asian="normal" style:font-size-complex="11pt" style:font-style-complex="normal"/>
    </style:style>
    <style:style style:name="P166"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2af4c8" officeooo:paragraph-rsid="022af4c8" style:font-size-asian="11pt" style:font-style-asian="normal" style:font-size-complex="11pt" style:font-style-complex="normal"/>
    </style:style>
    <style:style style:name="P167"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22cc5e4" officeooo:paragraph-rsid="022cc5e4" style:font-size-asian="11pt" style:font-style-asian="normal" style:font-size-complex="11pt" style:font-style-complex="normal"/>
    </style:style>
    <style:style style:name="P168"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22cc5e4" officeooo:paragraph-rsid="022cc5e4" style:font-size-asian="11pt" style:font-style-asian="normal" style:font-size-complex="11pt" style:font-style-complex="normal"/>
    </style:style>
    <style:style style:name="P169"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34fa77" officeooo:paragraph-rsid="0234fa77" style:font-size-asian="11pt" style:font-style-asian="normal" style:font-size-complex="11pt" style:font-style-complex="normal"/>
    </style:style>
    <style:style style:name="P170"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3afcd2" officeooo:paragraph-rsid="023afcd2" style:font-size-asian="11pt" style:font-style-asian="normal" style:font-size-complex="11pt" style:font-style-complex="normal"/>
    </style:style>
    <style:style style:name="P171"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23afcd2" officeooo:paragraph-rsid="023afcd2" style:font-size-asian="11pt" style:font-style-asian="normal" style:font-size-complex="11pt" style:font-style-complex="normal"/>
    </style:style>
    <style:style style:name="P172"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23d26db" officeooo:paragraph-rsid="023d26db" style:font-size-asian="11pt" style:font-style-asian="normal" style:font-size-complex="11pt" style:font-style-complex="normal"/>
    </style:style>
    <style:style style:name="P17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3d26db" officeooo:paragraph-rsid="023d26db" style:font-size-asian="11pt" style:font-style-asian="normal" style:font-size-complex="11pt" style:font-style-complex="normal"/>
    </style:style>
    <style:style style:name="P174"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23e003b" officeooo:paragraph-rsid="023e003b" style:font-size-asian="11pt" style:font-style-asian="normal" style:font-size-complex="11pt" style:font-style-complex="normal"/>
    </style:style>
    <style:style style:name="P175"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23ef52c" officeooo:paragraph-rsid="023ef52c" style:font-size-asian="11pt" style:font-style-asian="normal" style:font-size-complex="11pt" style:font-style-complex="normal"/>
    </style:style>
    <style:style style:name="P176"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40da8d" officeooo:paragraph-rsid="0240da8d" style:font-size-asian="11pt" style:font-style-asian="normal" style:font-size-complex="11pt" style:font-style-complex="normal"/>
    </style:style>
    <style:style style:name="P177"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2469016" officeooo:paragraph-rsid="02469016" style:font-size-asian="11pt" style:font-style-asian="normal" style:font-size-complex="11pt" style:font-style-complex="normal"/>
    </style:style>
    <style:style style:name="P178"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469016" officeooo:paragraph-rsid="02469016" style:font-size-asian="11pt" style:font-style-asian="normal" style:font-size-complex="11pt" style:font-style-complex="normal"/>
    </style:style>
    <style:style style:name="P179"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28b697" officeooo:paragraph-rsid="0228b697" style:font-size-asian="11pt" style:font-style-asian="normal" style:font-size-complex="11pt" style:font-style-complex="normal"/>
    </style:style>
    <style:style style:name="P180"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54f704" officeooo:paragraph-rsid="0254f704" style:font-size-asian="11pt" style:font-style-asian="normal" style:font-size-complex="11pt" style:font-style-complex="normal"/>
    </style:style>
    <style:style style:name="P181"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55f121" officeooo:paragraph-rsid="0255f121" style:font-size-asian="11pt" style:font-style-asian="normal" style:font-size-complex="11pt" style:font-style-complex="normal"/>
    </style:style>
    <style:style style:name="P182" style:family="paragraph" style:parent-style-name="Standard">
      <style:paragraph-properties fo:margin-top="0in" fo:margin-bottom="0in" style:contextual-spacing="false" fo:text-align="justify" style:justify-single-word="false">
        <style:tab-stops/>
      </style:paragraph-properties>
      <style:text-properties style:font-name="Georgia" fo:font-size="11pt" fo:font-style="normal" officeooo:rsid="0255f121" officeooo:paragraph-rsid="0255f121" style:font-size-asian="11pt" style:font-style-asian="normal" style:font-size-complex="11pt" style:font-style-complex="normal"/>
    </style:style>
    <style:style style:name="P183" style:family="paragraph" style:parent-style-name="Standard">
      <style:paragraph-properties fo:margin-top="0in" fo:margin-bottom="0in" style:contextual-spacing="false" fo:text-align="justify" style:justify-single-word="false">
        <style:tab-stops/>
      </style:paragraph-properties>
      <style:text-properties style:font-name="Georgia" fo:font-size="11pt" fo:font-style="normal" officeooo:rsid="02651486" officeooo:paragraph-rsid="02651486" style:font-size-asian="11pt" style:font-style-asian="normal" style:font-size-complex="11pt" style:font-style-complex="normal"/>
    </style:style>
    <style:style style:name="P184"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75370d" officeooo:paragraph-rsid="0275370d" style:font-size-asian="11pt" style:font-style-asian="normal" style:font-size-complex="11pt" style:font-style-complex="normal"/>
    </style:style>
    <style:style style:name="P185"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75370d" officeooo:paragraph-rsid="027d3665" style:font-size-asian="11pt" style:font-style-asian="normal" style:font-size-complex="11pt" style:font-style-complex="normal"/>
    </style:style>
    <style:style style:name="P186"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79fef2" officeooo:paragraph-rsid="0279fef2" style:font-size-asian="11pt" style:font-style-asian="normal" style:font-size-complex="11pt" style:font-style-complex="normal"/>
    </style:style>
    <style:style style:name="P187"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7e82b8" officeooo:paragraph-rsid="027e82b8" style:font-size-asian="11pt" style:font-style-asian="normal" style:font-size-complex="11pt" style:font-style-complex="normal"/>
    </style:style>
    <style:style style:name="P188"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27e82b8" officeooo:paragraph-rsid="027e82b8" style:font-size-asian="11pt" style:font-style-asian="normal" style:font-size-complex="11pt" style:font-style-complex="normal"/>
    </style:style>
    <style:style style:name="P189"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7af492" officeooo:paragraph-rsid="027d3665" style:font-size-asian="11pt" style:font-style-asian="normal" style:font-size-complex="11pt" style:font-style-complex="normal"/>
    </style:style>
    <style:style style:name="P190"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8717b5" officeooo:paragraph-rsid="028717b5" style:font-size-asian="11pt" style:font-style-asian="normal" style:font-size-complex="11pt" style:font-style-complex="normal"/>
    </style:style>
    <style:style style:name="P191"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8e220f" officeooo:paragraph-rsid="028e220f" style:font-size-asian="11pt" style:font-style-asian="normal" style:font-size-complex="11pt" style:font-style-complex="normal"/>
    </style:style>
    <style:style style:name="P192"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8eda79" officeooo:paragraph-rsid="028eda79" style:font-size-asian="11pt" style:font-style-asian="normal" style:font-size-complex="11pt" style:font-style-complex="normal"/>
    </style:style>
    <style:style style:name="P19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ab2f64" officeooo:paragraph-rsid="02ab2f64" style:font-size-asian="11pt" style:font-style-asian="normal" style:font-size-complex="11pt" style:font-style-complex="normal"/>
    </style:style>
    <style:style style:name="P194" style:family="paragraph" style:parent-style-name="Standard">
      <style:paragraph-properties fo:margin-top="0in" fo:margin-bottom="0in" style:contextual-spacing="false" fo:text-align="justify" style:justify-single-word="false">
        <style:tab-stops/>
      </style:paragraph-properties>
      <style:text-properties style:font-name="Georgia" fo:font-size="11pt" fo:font-style="normal" officeooo:rsid="02ab2f64" officeooo:paragraph-rsid="02ab2f64" style:font-size-asian="11pt" style:font-style-asian="normal" style:font-size-complex="11pt" style:font-style-complex="normal"/>
    </style:style>
    <style:style style:name="P195"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c0f513" officeooo:paragraph-rsid="02c0f513" style:font-size-asian="11pt" style:font-style-asian="normal" style:font-size-complex="11pt" style:font-style-complex="normal"/>
    </style:style>
    <style:style style:name="P196"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c9b5b7" officeooo:paragraph-rsid="02c9b5b7" style:font-size-asian="11pt" style:font-style-asian="normal" style:font-size-complex="11pt" style:font-style-complex="normal"/>
    </style:style>
    <style:style style:name="P197"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2dcad5b" officeooo:paragraph-rsid="02dcad5b" style:font-size-asian="11pt" style:font-style-asian="normal" style:font-size-complex="11pt" style:font-style-complex="normal"/>
    </style:style>
    <style:style style:name="P198"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ea6b72" officeooo:paragraph-rsid="02ea6b72" style:font-size-asian="11pt" style:font-style-asian="normal" style:font-size-complex="11pt" style:font-style-complex="normal"/>
    </style:style>
    <style:style style:name="P199"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f4e538" officeooo:paragraph-rsid="02f4e538" style:font-size-asian="11pt" style:font-style-asian="normal" style:font-size-complex="11pt" style:font-style-complex="normal"/>
    </style:style>
    <style:style style:name="P200"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fd34bb" officeooo:paragraph-rsid="02fd34bb" style:font-size-asian="11pt" style:font-style-asian="normal" style:font-size-complex="11pt" style:font-style-complex="normal"/>
    </style:style>
    <style:style style:name="P201"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035e62" officeooo:paragraph-rsid="03035e62" style:font-size-asian="11pt" style:font-style-asian="normal" style:font-size-complex="11pt" style:font-style-complex="normal"/>
    </style:style>
    <style:style style:name="P202"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7ecc29" officeooo:paragraph-rsid="027ecc29" style:font-size-asian="11pt" style:font-style-asian="normal" style:font-size-complex="11pt" style:font-style-complex="normal"/>
    </style:style>
    <style:style style:name="P20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17211a" officeooo:paragraph-rsid="0317211a" style:font-size-asian="11pt" style:font-style-asian="normal" style:font-size-complex="11pt" style:font-style-complex="normal"/>
    </style:style>
    <style:style style:name="P204"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179b86" officeooo:paragraph-rsid="03179b86" style:font-size-asian="11pt" style:font-style-asian="normal" style:font-size-complex="11pt" style:font-style-complex="normal"/>
    </style:style>
    <style:style style:name="P205"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1b834d" officeooo:paragraph-rsid="031b834d" style:font-size-asian="11pt" style:font-style-asian="normal" style:font-size-complex="11pt" style:font-style-complex="normal"/>
    </style:style>
    <style:style style:name="P206"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26a46c" officeooo:paragraph-rsid="0326a46c" style:font-size-asian="11pt" style:font-style-asian="normal" style:font-size-complex="11pt" style:font-style-complex="normal"/>
    </style:style>
    <style:style style:name="P207"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326a46c" officeooo:paragraph-rsid="0326a46c" style:font-size-asian="11pt" style:font-style-asian="normal" style:font-size-complex="11pt" style:font-style-complex="normal"/>
    </style:style>
    <style:style style:name="P208"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326c43f" officeooo:paragraph-rsid="0326c43f" style:font-size-asian="11pt" style:font-style-asian="normal" style:font-size-complex="11pt" style:font-style-complex="normal"/>
    </style:style>
    <style:style style:name="P209"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26c43f" officeooo:paragraph-rsid="0326c43f" style:font-size-asian="11pt" style:font-style-asian="normal" style:font-size-complex="11pt" style:font-style-complex="normal"/>
    </style:style>
    <style:style style:name="P210"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331b7f6" officeooo:paragraph-rsid="0331b7f6" style:font-size-asian="11pt" style:font-style-asian="normal" style:font-size-complex="11pt" style:font-style-complex="normal"/>
    </style:style>
    <style:style style:name="P211"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33290c2" officeooo:paragraph-rsid="033290c2" style:font-size-asian="11pt" style:font-style-asian="normal" style:font-size-complex="11pt" style:font-style-complex="normal"/>
    </style:style>
    <style:style style:name="P212"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3290c2" officeooo:paragraph-rsid="033290c2" style:font-size-asian="11pt" style:font-style-asian="normal" style:font-size-complex="11pt" style:font-style-complex="normal"/>
    </style:style>
    <style:style style:name="P21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4f1c2d" officeooo:paragraph-rsid="034f1c2d" style:font-size-asian="11pt" style:font-style-asian="normal" style:font-size-complex="11pt" style:font-style-complex="normal"/>
    </style:style>
    <style:style style:name="P214"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5754b9" officeooo:paragraph-rsid="035754b9" style:font-size-asian="11pt" style:font-style-asian="normal" style:font-size-complex="11pt" style:font-style-complex="normal"/>
    </style:style>
    <style:style style:name="P215"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5f2dff" officeooo:paragraph-rsid="035f2dff" style:font-size-asian="11pt" style:font-style-asian="normal" style:font-size-complex="11pt" style:font-style-complex="normal"/>
    </style:style>
    <style:style style:name="P216"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641552" officeooo:paragraph-rsid="03641552" style:font-size-asian="11pt" style:font-style-asian="normal" style:font-size-complex="11pt" style:font-style-complex="normal"/>
    </style:style>
    <style:style style:name="P217"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69cdca" officeooo:paragraph-rsid="0369cdca" style:font-size-asian="11pt" style:font-style-asian="normal" style:font-size-complex="11pt" style:font-style-complex="normal"/>
    </style:style>
    <style:style style:name="P218"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6d05aa" officeooo:paragraph-rsid="036d05aa" style:font-size-asian="11pt" style:font-style-asian="normal" style:font-size-complex="11pt" style:font-style-complex="normal"/>
    </style:style>
    <style:style style:name="P219"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81f46e" officeooo:paragraph-rsid="0381f46e" style:font-size-asian="11pt" style:font-style-asian="normal" style:font-size-complex="11pt" style:font-style-complex="normal"/>
    </style:style>
    <style:style style:name="P220"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8f0701" officeooo:paragraph-rsid="038f0701" style:font-size-asian="11pt" style:font-style-asian="normal" style:font-size-complex="11pt" style:font-style-complex="normal"/>
    </style:style>
    <style:style style:name="P221"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390e4b0" officeooo:paragraph-rsid="0390e4b0" style:font-size-asian="11pt" style:font-style-asian="normal" style:font-size-complex="11pt" style:font-style-complex="normal"/>
    </style:style>
    <style:style style:name="P222"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918c0d" officeooo:paragraph-rsid="03918c0d" style:font-size-asian="11pt" style:font-style-asian="normal" style:font-size-complex="11pt" style:font-style-complex="normal"/>
    </style:style>
    <style:style style:name="P223"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3a5b019" officeooo:paragraph-rsid="03a5b019" style:font-size-asian="11pt" style:font-style-asian="normal" style:font-size-complex="11pt" style:font-style-complex="normal"/>
    </style:style>
    <style:style style:name="P224"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3a73c93" officeooo:paragraph-rsid="03a73c93" style:font-size-asian="11pt" style:font-style-asian="normal" style:font-size-complex="11pt" style:font-style-complex="normal"/>
    </style:style>
    <style:style style:name="P225"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3a9168a" officeooo:paragraph-rsid="03a9168a" style:font-size-asian="11pt" style:font-style-asian="normal" style:font-size-complex="11pt" style:font-style-complex="normal"/>
    </style:style>
    <style:style style:name="P226"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a9168a" officeooo:paragraph-rsid="03a9168a" style:font-size-asian="11pt" style:font-style-asian="normal" style:font-size-complex="11pt" style:font-style-complex="normal"/>
    </style:style>
    <style:style style:name="P227"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3b442b3" officeooo:paragraph-rsid="03b442b3" style:font-size-asian="11pt" style:font-style-asian="normal" style:font-size-complex="11pt" style:font-style-complex="normal"/>
    </style:style>
    <style:style style:name="P228"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b98f5e" officeooo:paragraph-rsid="03b98f5e" style:font-size-asian="11pt" style:font-style-asian="normal" style:font-size-complex="11pt" style:font-style-complex="normal"/>
    </style:style>
    <style:style style:name="P229"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bc03e7" officeooo:paragraph-rsid="03bc03e7" style:font-size-asian="11pt" style:font-style-asian="normal" style:font-size-complex="11pt" style:font-style-complex="normal"/>
    </style:style>
    <style:style style:name="P230"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bfd196" officeooo:paragraph-rsid="03bfd196" style:font-size-asian="11pt" style:font-style-asian="normal" style:font-size-complex="11pt" style:font-style-complex="normal"/>
    </style:style>
    <style:style style:name="P231"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c8c4c0" officeooo:paragraph-rsid="03c8c4c0" style:font-size-asian="11pt" style:font-style-asian="normal" style:font-size-complex="11pt" style:font-style-complex="normal"/>
    </style:style>
    <style:style style:name="P232"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cadf1f" officeooo:paragraph-rsid="03cadf1f" style:font-size-asian="11pt" style:font-style-asian="normal" style:font-size-complex="11pt" style:font-style-complex="normal"/>
    </style:style>
    <style:style style:name="P23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cd2596" officeooo:paragraph-rsid="03cd2596" style:font-size-asian="11pt" style:font-style-asian="normal" style:font-size-complex="11pt" style:font-style-complex="normal"/>
    </style:style>
    <style:style style:name="P234"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d14ffb" officeooo:paragraph-rsid="03d14ffb" style:font-size-asian="11pt" style:font-style-asian="normal" style:font-size-complex="11pt" style:font-style-complex="normal"/>
    </style:style>
    <style:style style:name="P235"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3dbc6dd" officeooo:paragraph-rsid="03dbc6dd" style:font-size-asian="11pt" style:font-style-asian="normal" style:font-size-complex="11pt" style:font-style-complex="normal"/>
    </style:style>
    <style:style style:name="P236"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dbc6dd" officeooo:paragraph-rsid="03dd8a5b" style:font-size-asian="11pt" style:font-style-asian="normal" style:font-size-complex="11pt" style:font-style-complex="normal"/>
    </style:style>
    <style:style style:name="P237"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2cc2ac2" officeooo:paragraph-rsid="03e3e21c" style:font-size-asian="11pt" style:font-style-asian="normal" style:font-size-complex="11pt" style:font-style-complex="normal"/>
    </style:style>
    <style:style style:name="P238"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2cc2ac2" officeooo:paragraph-rsid="02d5f701" style:font-size-asian="11pt" style:font-style-asian="normal" style:font-size-complex="11pt" style:font-style-complex="normal"/>
    </style:style>
    <style:style style:name="P239" style:family="paragraph" style:parent-style-name="Standard">
      <style:paragraph-properties fo:margin-top="0in" fo:margin-bottom="0in" style:contextual-spacing="false" fo:text-align="start" style:justify-single-word="false"/>
      <style:text-properties style:font-name="Georgia" fo:font-size="11pt" fo:font-style="normal" officeooo:rsid="02cc2ac2" officeooo:paragraph-rsid="02d5f701" style:font-size-asian="11pt" style:font-style-asian="normal" style:font-size-complex="11pt" style:font-style-complex="normal"/>
    </style:style>
    <style:style style:name="P240"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2cc2ac2" officeooo:paragraph-rsid="03e3e21c" style:font-size-asian="11pt" style:font-style-asian="normal" style:font-size-complex="11pt" style:font-style-complex="normal"/>
    </style:style>
    <style:style style:name="P241"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df3a5f" officeooo:paragraph-rsid="03df3a5f" style:font-size-asian="11pt" style:font-style-asian="normal" style:font-size-complex="11pt" style:font-style-complex="normal"/>
    </style:style>
    <style:style style:name="P242"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3e15dd5" officeooo:paragraph-rsid="03e15dd5" style:font-size-asian="11pt" style:font-style-asian="normal" style:font-size-complex="11pt" style:font-style-complex="normal"/>
    </style:style>
    <style:style style:name="P24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f392ce" officeooo:paragraph-rsid="03f392ce" style:font-size-asian="11pt" style:font-style-asian="normal" style:font-size-complex="11pt" style:font-style-complex="normal"/>
    </style:style>
    <style:style style:name="P244"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3f55909" officeooo:paragraph-rsid="03f55909" style:font-size-asian="11pt" style:font-style-asian="normal" style:font-size-complex="11pt" style:font-style-complex="normal"/>
    </style:style>
    <style:style style:name="P245"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017127" officeooo:paragraph-rsid="04017127" style:font-size-asian="11pt" style:font-style-asian="normal" style:font-size-complex="11pt" style:font-style-complex="normal"/>
    </style:style>
    <style:style style:name="P246"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4017127" officeooo:paragraph-rsid="04017127" style:font-size-asian="11pt" style:font-style-asian="normal" style:font-size-complex="11pt" style:font-style-complex="normal"/>
    </style:style>
    <style:style style:name="P247"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05fcc0" officeooo:paragraph-rsid="0405fcc0" style:font-size-asian="11pt" style:font-style-asian="normal" style:font-size-complex="11pt" style:font-style-complex="normal"/>
    </style:style>
    <style:style style:name="P248"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405fcc0" officeooo:paragraph-rsid="0405fcc0" style:font-size-asian="11pt" style:font-style-asian="normal" style:font-size-complex="11pt" style:font-style-complex="normal"/>
    </style:style>
    <style:style style:name="P249"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407b3b4" officeooo:paragraph-rsid="0407b3b4" style:font-size-asian="11pt" style:font-style-asian="normal" style:font-size-complex="11pt" style:font-style-complex="normal"/>
    </style:style>
    <style:style style:name="P250"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40a99b7" officeooo:paragraph-rsid="040a99b7" style:font-size-asian="11pt" style:font-style-asian="normal" style:font-size-complex="11pt" style:font-style-complex="normal"/>
    </style:style>
    <style:style style:name="P251"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0a99b7" officeooo:paragraph-rsid="040a99b7" style:font-size-asian="11pt" style:font-style-asian="normal" style:font-size-complex="11pt" style:font-style-complex="normal"/>
    </style:style>
    <style:style style:name="P252"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42988a9" officeooo:paragraph-rsid="042988a9" style:font-size-asian="11pt" style:font-style-asian="normal" style:font-size-complex="11pt" style:font-style-complex="normal"/>
    </style:style>
    <style:style style:name="P25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2988a9" officeooo:paragraph-rsid="042988a9" style:font-size-asian="11pt" style:font-style-asian="normal" style:font-size-complex="11pt" style:font-style-complex="normal"/>
    </style:style>
    <style:style style:name="P254"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29e40d" officeooo:paragraph-rsid="0429e40d" style:font-size-asian="11pt" style:font-style-asian="normal" style:font-size-complex="11pt" style:font-style-complex="normal"/>
    </style:style>
    <style:style style:name="P255"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2bde23" officeooo:paragraph-rsid="042bde23" style:font-size-asian="11pt" style:font-style-asian="normal" style:font-size-complex="11pt" style:font-style-complex="normal"/>
    </style:style>
    <style:style style:name="P256"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15affc" officeooo:paragraph-rsid="040a99b7" style:font-size-asian="11pt" style:font-style-asian="normal" style:font-size-complex="11pt" style:font-style-complex="normal"/>
    </style:style>
    <style:style style:name="P257"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1619c3" officeooo:paragraph-rsid="040a99b7" style:font-size-asian="11pt" style:font-style-asian="normal" style:font-size-complex="11pt" style:font-style-complex="normal"/>
    </style:style>
    <style:style style:name="P258"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17d186" officeooo:paragraph-rsid="0417d186" style:font-size-asian="11pt" style:font-style-asian="normal" style:font-size-complex="11pt" style:font-style-complex="normal"/>
    </style:style>
    <style:style style:name="P259"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2c2707" officeooo:paragraph-rsid="042c2707" style:font-size-asian="11pt" style:font-style-asian="normal" style:font-size-complex="11pt" style:font-style-complex="normal"/>
    </style:style>
    <style:style style:name="P260"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42c2707" officeooo:paragraph-rsid="042c2707" style:font-size-asian="11pt" style:font-style-asian="normal" style:font-size-complex="11pt" style:font-style-complex="normal"/>
    </style:style>
    <style:style style:name="P261"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2d8d97" officeooo:paragraph-rsid="042d8d97" style:font-size-asian="11pt" style:font-style-asian="normal" style:font-size-complex="11pt" style:font-style-complex="normal"/>
    </style:style>
    <style:style style:name="P262"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42d8d97" officeooo:paragraph-rsid="042d8d97" style:font-size-asian="11pt" style:font-style-asian="normal" style:font-size-complex="11pt" style:font-style-complex="normal"/>
    </style:style>
    <style:style style:name="P26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2ed6ff" officeooo:paragraph-rsid="042ed6ff" style:font-size-asian="11pt" style:font-style-asian="normal" style:font-size-complex="11pt" style:font-style-complex="normal"/>
    </style:style>
    <style:style style:name="P264"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42f5049" officeooo:paragraph-rsid="042f5049" style:font-size-asian="11pt" style:font-style-asian="normal" style:font-size-complex="11pt" style:font-style-complex="normal"/>
    </style:style>
    <style:style style:name="P265"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42ff707" officeooo:paragraph-rsid="042ff707" style:font-size-asian="11pt" style:font-style-asian="normal" style:font-size-complex="11pt" style:font-style-complex="normal"/>
    </style:style>
    <style:style style:name="P266"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2ff707" officeooo:paragraph-rsid="042ff707" style:font-size-asian="11pt" style:font-style-asian="normal" style:font-size-complex="11pt" style:font-style-complex="normal"/>
    </style:style>
    <style:style style:name="P267"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43071b9" officeooo:paragraph-rsid="043071b9" style:font-size-asian="11pt" style:font-style-asian="normal" style:font-size-complex="11pt" style:font-style-complex="normal"/>
    </style:style>
    <style:style style:name="P268"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4324ed0" officeooo:paragraph-rsid="04324ed0" style:font-size-asian="11pt" style:font-style-asian="normal" style:font-size-complex="11pt" style:font-style-complex="normal"/>
    </style:style>
    <style:style style:name="P269"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332726" officeooo:paragraph-rsid="04332726" style:font-size-asian="11pt" style:font-style-asian="normal" style:font-size-complex="11pt" style:font-style-complex="normal"/>
    </style:style>
    <style:style style:name="P270"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337d98" officeooo:paragraph-rsid="04337d98" style:font-size-asian="11pt" style:font-style-asian="normal" style:font-size-complex="11pt" style:font-style-complex="normal"/>
    </style:style>
    <style:style style:name="P271"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normal" officeooo:rsid="0433a853" officeooo:paragraph-rsid="0433a853" style:font-size-asian="11pt" style:font-style-asian="normal" style:font-size-complex="11pt" style:font-style-complex="normal"/>
    </style:style>
    <style:style style:name="P272"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33d024" officeooo:paragraph-rsid="0433d024" style:font-size-asian="11pt" style:font-style-asian="normal" style:font-size-complex="11pt" style:font-style-complex="normal"/>
    </style:style>
    <style:style style:name="P273"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434e814" officeooo:paragraph-rsid="0434e814" style:font-size-asian="11pt" style:font-style-asian="normal" style:font-size-complex="11pt" style:font-style-complex="normal"/>
    </style:style>
    <style:style style:name="P274"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34e814" officeooo:paragraph-rsid="0434e814" style:font-size-asian="11pt" style:font-style-asian="normal" style:font-size-complex="11pt" style:font-style-complex="normal"/>
    </style:style>
    <style:style style:name="P275"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355a8f" officeooo:paragraph-rsid="04355a8f" style:font-size-asian="11pt" style:font-style-asian="normal" style:font-size-complex="11pt" style:font-style-complex="normal"/>
    </style:style>
    <style:style style:name="P276"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371c70" officeooo:paragraph-rsid="04371c70" style:font-size-asian="11pt" style:font-style-asian="normal" style:font-size-complex="11pt" style:font-style-complex="normal"/>
    </style:style>
    <style:style style:name="P277"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3b7137" officeooo:paragraph-rsid="043b7137" style:font-size-asian="11pt" style:font-style-asian="normal" style:font-size-complex="11pt" style:font-style-complex="normal"/>
    </style:style>
    <style:style style:name="P278"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3c9966" officeooo:paragraph-rsid="043c9966" style:font-size-asian="11pt" style:font-style-asian="normal" style:font-size-complex="11pt" style:font-style-complex="normal"/>
    </style:style>
    <style:style style:name="P279"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43c9966" officeooo:paragraph-rsid="043c9966" style:font-size-asian="11pt" style:font-style-asian="normal" style:font-size-complex="11pt" style:font-style-complex="normal"/>
    </style:style>
    <style:style style:name="P280"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40b7f7" officeooo:paragraph-rsid="0440b7f7" style:font-size-asian="11pt" style:font-style-asian="normal" style:font-size-complex="11pt" style:font-style-complex="normal"/>
    </style:style>
    <style:style style:name="P281"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427a5d" officeooo:paragraph-rsid="04427a5d" style:font-size-asian="11pt" style:font-style-asian="normal" style:font-size-complex="11pt" style:font-style-complex="normal"/>
    </style:style>
    <style:style style:name="P282"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460853" officeooo:paragraph-rsid="04460853" style:font-size-asian="11pt" style:font-style-asian="normal" style:font-size-complex="11pt" style:font-style-complex="normal"/>
    </style:style>
    <style:style style:name="P28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731543" officeooo:paragraph-rsid="04731543" style:font-size-asian="11pt" style:font-style-asian="normal" style:font-size-complex="11pt" style:font-style-complex="normal"/>
    </style:style>
    <style:style style:name="P284"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7d4593" officeooo:paragraph-rsid="047d4593" style:font-size-asian="11pt" style:font-style-asian="normal" style:font-size-complex="11pt" style:font-style-complex="normal"/>
    </style:style>
    <style:style style:name="P285"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86c1f8" officeooo:paragraph-rsid="0486c1f8" style:font-size-asian="11pt" style:font-style-asian="normal" style:font-size-complex="11pt" style:font-style-complex="normal"/>
    </style:style>
    <style:style style:name="P286"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8777ba" officeooo:paragraph-rsid="048777ba" style:font-size-asian="11pt" style:font-style-asian="normal" style:font-size-complex="11pt" style:font-style-complex="normal"/>
    </style:style>
    <style:style style:name="P287"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4887805" officeooo:paragraph-rsid="04887805" style:font-size-asian="11pt" style:font-style-asian="normal" style:font-size-complex="11pt" style:font-style-complex="normal"/>
    </style:style>
    <style:style style:name="P288"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887805" officeooo:paragraph-rsid="04887805" style:font-size-asian="11pt" style:font-style-asian="normal" style:font-size-complex="11pt" style:font-style-complex="normal"/>
    </style:style>
    <style:style style:name="P289"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887805" officeooo:paragraph-rsid="04950f44" style:font-size-asian="11pt" style:font-style-asian="normal" style:font-size-complex="11pt" style:font-style-complex="normal"/>
    </style:style>
    <style:style style:name="P290"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a01dc2" officeooo:paragraph-rsid="04a01dc2" style:font-size-asian="11pt" style:font-style-asian="normal" style:font-size-complex="11pt" style:font-style-complex="normal"/>
    </style:style>
    <style:style style:name="P291"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a10df5" officeooo:paragraph-rsid="04a10df5" style:font-size-asian="11pt" style:font-style-asian="normal" style:font-size-complex="11pt" style:font-style-complex="normal"/>
    </style:style>
    <style:style style:name="P292"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normal" officeooo:rsid="04a2c11c" officeooo:paragraph-rsid="04a2c11c" style:font-size-asian="11pt" style:font-style-asian="normal" style:font-size-complex="11pt" style:font-style-complex="normal"/>
    </style:style>
    <style:style style:name="P29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a2c11c" officeooo:paragraph-rsid="04a2c11c" style:font-size-asian="11pt" style:font-style-asian="normal" style:font-size-complex="11pt" style:font-style-complex="normal"/>
    </style:style>
    <style:style style:name="P294"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a4aad0" officeooo:paragraph-rsid="04a4aad0" style:font-size-asian="11pt" style:font-style-asian="normal" style:font-size-complex="11pt" style:font-style-complex="normal"/>
    </style:style>
    <style:style style:name="P295"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949ef9" officeooo:paragraph-rsid="04950f44" style:font-size-asian="11pt" style:font-style-asian="normal" style:font-size-complex="11pt" style:font-style-complex="normal"/>
    </style:style>
    <style:style style:name="P296"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italic" officeooo:rsid="0160def9" officeooo:paragraph-rsid="0160def9" style:font-size-asian="9.60000038146973pt" style:font-style-asian="italic" style:font-size-complex="11pt" style:font-style-complex="italic"/>
    </style:style>
    <style:style style:name="P297"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italic" officeooo:rsid="028e220f" officeooo:paragraph-rsid="028e220f" style:font-size-asian="11pt" style:font-style-asian="italic" style:font-size-complex="11pt" style:font-style-complex="italic"/>
    </style:style>
    <style:style style:name="P298"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italic" officeooo:rsid="028e220f" officeooo:paragraph-rsid="028e220f" style:font-size-asian="11pt" style:font-style-asian="italic" style:font-size-complex="11pt" style:font-style-complex="italic"/>
    </style:style>
    <style:style style:name="P299" style:family="paragraph" style:parent-style-name="Standard">
      <style:paragraph-properties fo:margin-top="0in" fo:margin-bottom="0in" style:contextual-spacing="false" fo:text-align="end" style:justify-single-word="false">
        <style:tab-stops/>
      </style:paragraph-properties>
      <style:text-properties style:font-name="Georgia" fo:font-size="11pt" fo:font-style="italic" officeooo:rsid="02908ddf" officeooo:paragraph-rsid="02908ddf" style:font-size-asian="11pt" style:font-style-asian="italic" style:font-size-complex="11pt" style:font-style-complex="italic"/>
    </style:style>
    <style:style style:name="P300" style:family="paragraph" style:parent-style-name="Standard">
      <style:paragraph-properties fo:margin-top="0in" fo:margin-bottom="0in" style:contextual-spacing="false" fo:text-align="center" style:justify-single-word="false">
        <style:tab-stops/>
      </style:paragraph-properties>
      <style:text-properties style:font-name="Georgia" fo:font-size="11pt" fo:font-style="italic" officeooo:rsid="03e48e04" officeooo:paragraph-rsid="03e48e04" style:font-size-asian="11pt" style:font-style-asian="italic" style:font-size-complex="11pt" style:font-style-complex="italic"/>
    </style:style>
    <style:style style:name="P301"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italic" officeooo:rsid="047d4593" officeooo:paragraph-rsid="047d4593" style:font-size-asian="11pt" style:font-style-asian="italic" style:font-size-complex="11pt" style:font-style-complex="italic"/>
    </style:style>
    <style:style style:name="P302"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italic" officeooo:rsid="04887805" officeooo:paragraph-rsid="04887805" style:font-size-asian="11pt" style:font-style-asian="italic" style:font-size-complex="11pt" style:font-style-complex="italic"/>
    </style:style>
    <style:style style:name="P30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language="en" fo:country="US" fo:font-style="normal" officeooo:rsid="0057d60b" officeooo:paragraph-rsid="0456968d" style:font-size-asian="11pt" style:language-asian="en" style:country-asian="US" style:font-style-asian="normal" style:font-size-complex="11pt" style:language-complex="ar" style:country-complex="SA" style:font-style-complex="normal"/>
    </style:style>
    <style:style style:name="P304" style:family="paragraph" style:parent-style-name="Standard">
      <style:paragraph-properties fo:margin-top="0in" fo:margin-bottom="0in" style:contextual-spacing="false" fo:text-align="start" style:justify-single-word="false">
        <style:tab-stops/>
      </style:paragraph-properties>
      <style:text-properties style:font-name="Georgia" fo:font-size="11pt" fo:language="en" fo:country="US" fo:font-style="normal" officeooo:rsid="045b59dc" officeooo:paragraph-rsid="045b59dc" style:font-size-asian="11pt" style:language-asian="en" style:country-asian="US" style:font-style-asian="normal" style:font-size-complex="11pt" style:language-complex="ar" style:country-complex="SA" style:font-style-complex="normal"/>
    </style:style>
    <style:style style:name="P305" style:family="paragraph" style:parent-style-name="Standard">
      <style:paragraph-properties fo:margin-top="0in" fo:margin-bottom="0in" style:contextual-spacing="false" fo:text-align="start" style:justify-single-word="false">
        <style:tab-stops/>
      </style:paragraph-properties>
      <style:text-properties style:font-name="Georgia" fo:font-size="11pt" fo:language="en" fo:country="US" fo:font-style="normal" officeooo:rsid="0461d7fb" officeooo:paragraph-rsid="0461d7fb" style:font-size-asian="11pt" style:language-asian="en" style:country-asian="US" style:font-style-asian="normal" style:font-size-complex="11pt" style:language-complex="ar" style:country-complex="SA" style:font-style-complex="normal"/>
    </style:style>
    <style:style style:name="P306" style:family="paragraph" style:parent-style-name="Standard">
      <style:paragraph-properties fo:margin-top="0in" fo:margin-bottom="0in" style:contextual-spacing="false" fo:line-height="100%" fo:text-align="start" style:justify-single-word="false">
        <style:tab-stops/>
      </style:paragraph-properties>
      <style:text-properties style:font-name="Georgia" fo:font-size="11pt" fo:language="en" fo:country="US" fo:font-style="normal" officeooo:rsid="0470b857" officeooo:paragraph-rsid="0470b857" style:font-size-asian="11pt" style:language-asian="en" style:country-asian="US" style:font-style-asian="normal" style:font-size-complex="11pt" style:language-complex="ar" style:country-complex="SA" style:font-style-complex="normal"/>
    </style:style>
    <style:style style:name="P307" style:family="paragraph" style:parent-style-name="Standard">
      <style:paragraph-properties fo:margin-top="0in" fo:margin-bottom="0in" style:contextual-spacing="false" fo:line-height="100%" fo:text-align="start" style:justify-single-word="false">
        <style:tab-stops/>
      </style:paragraph-properties>
      <style:text-properties style:font-name="Georgia" fo:font-size="11pt" fo:language="en" fo:country="US" fo:font-style="normal" officeooo:rsid="0471a9b9" officeooo:paragraph-rsid="0471a9b9" style:font-size-asian="11pt" style:language-asian="en" style:country-asian="US" style:font-style-asian="normal" style:font-size-complex="11pt" style:language-complex="ar" style:country-complex="SA" style:font-style-complex="normal"/>
    </style:style>
    <style:style style:name="P308" style:family="paragraph" style:parent-style-name="Standard">
      <style:paragraph-properties fo:margin-top="0in" fo:margin-bottom="0in" style:contextual-spacing="false" fo:text-align="start" style:justify-single-word="false">
        <style:tab-stops/>
      </style:paragraph-properties>
      <style:text-properties style:font-name="Georgia" fo:font-size="8pt" fo:font-style="italic" officeooo:rsid="0160def9" officeooo:paragraph-rsid="0160def9" style:font-size-asian="8pt" style:font-style-asian="italic" style:font-size-complex="8pt" style:font-style-complex="italic"/>
    </style:style>
    <style:style style:name="P309" style:family="paragraph" style:parent-style-name="Standard">
      <style:paragraph-properties fo:margin-top="0in" fo:margin-bottom="0in" style:contextual-spacing="false" fo:text-align="center" style:justify-single-word="false">
        <style:tab-stops/>
      </style:paragraph-properties>
      <style:text-properties style:font-name="Georgia" fo:font-size="9pt" fo:font-style="italic" officeooo:rsid="037f4b92" officeooo:paragraph-rsid="037f4b92" style:font-size-asian="9pt" style:font-style-asian="italic" style:font-size-complex="9pt" style:font-style-complex="italic"/>
    </style:style>
    <style:style style:name="P310" style:family="paragraph" style:parent-style-name="Standard">
      <style:paragraph-properties fo:margin-top="0in" fo:margin-bottom="0in" style:contextual-spacing="false" fo:text-align="center" style:justify-single-word="false">
        <style:tab-stops/>
      </style:paragraph-properties>
      <style:text-properties style:font-name="Georgia" fo:font-size="9pt" fo:font-style="italic" officeooo:rsid="0381f46e" officeooo:paragraph-rsid="0381f46e" style:font-size-asian="9pt" style:font-style-asian="italic" style:font-size-complex="9pt" style:font-style-complex="italic"/>
    </style:style>
    <style:style style:name="P311" style:family="paragraph" style:parent-style-name="Standard">
      <style:paragraph-properties fo:margin-top="0in" fo:margin-bottom="0in" style:contextual-spacing="false" fo:text-align="center" style:justify-single-word="false">
        <style:tab-stops/>
      </style:paragraph-properties>
      <style:text-properties style:font-name="Georgia" fo:font-size="9pt" fo:font-style="italic" officeooo:rsid="038442b1" officeooo:paragraph-rsid="038442b1" style:font-size-asian="9pt" style:font-style-asian="italic" style:font-size-complex="9pt" style:font-style-complex="italic"/>
    </style:style>
    <style:style style:name="P312" style:family="paragraph" style:parent-style-name="Standard">
      <style:paragraph-properties fo:margin-top="0in" fo:margin-bottom="0in" style:contextual-spacing="false" fo:text-align="center" style:justify-single-word="false">
        <style:tab-stops/>
      </style:paragraph-properties>
      <style:text-properties style:font-name="Georgia" fo:font-size="9pt" fo:font-style="italic" officeooo:rsid="038442b1" officeooo:paragraph-rsid="038986e2" style:font-size-asian="9pt" style:font-style-asian="italic" style:font-size-complex="9pt" style:font-style-complex="italic"/>
    </style:style>
    <style:style style:name="P313" style:family="paragraph" style:parent-style-name="Standard">
      <style:paragraph-properties fo:margin-top="0in" fo:margin-bottom="0in" style:contextual-spacing="false" fo:text-align="center" style:justify-single-word="false">
        <style:tab-stops/>
      </style:paragraph-properties>
      <style:text-properties style:font-name="Georgia" fo:font-size="9pt" fo:font-style="italic" officeooo:rsid="03ae629a" officeooo:paragraph-rsid="03ae629a" style:font-size-asian="9pt" style:font-style-asian="italic" style:font-size-complex="9pt" style:font-style-complex="italic"/>
    </style:style>
    <style:style style:name="P314" style:family="paragraph" style:parent-style-name="Standard">
      <style:paragraph-properties fo:margin-top="0in" fo:margin-bottom="0in" style:contextual-spacing="false" fo:text-align="center" style:justify-single-word="false">
        <style:tab-stops/>
      </style:paragraph-properties>
      <style:text-properties style:font-name="Georgia" fo:font-size="9pt" fo:font-style="italic" officeooo:rsid="03bc03e7" officeooo:paragraph-rsid="03d14ffb" style:font-size-asian="9pt" style:font-style-asian="italic" style:font-size-complex="9pt" style:font-style-complex="italic"/>
    </style:style>
    <style:style style:name="P315" style:family="paragraph" style:parent-style-name="Standard">
      <style:paragraph-properties fo:margin-top="0in" fo:margin-bottom="0in" style:contextual-spacing="false" fo:text-align="center" style:justify-single-word="false">
        <style:tab-stops/>
      </style:paragraph-properties>
      <style:text-properties style:font-name="Georgia" fo:font-size="9pt" fo:font-style="italic" officeooo:rsid="03d14ffb" officeooo:paragraph-rsid="03d14ffb" style:font-size-asian="9pt" style:font-style-asian="italic" style:font-size-complex="9pt" style:font-style-complex="italic"/>
    </style:style>
    <style:style style:name="P316" style:family="paragraph" style:parent-style-name="Standard">
      <style:paragraph-properties fo:margin-top="0in" fo:margin-bottom="0in" style:contextual-spacing="false" fo:text-align="center" style:justify-single-word="false"/>
      <style:text-properties style:font-name="Georgia" officeooo:rsid="0008e3ca" officeooo:paragraph-rsid="0456968d"/>
    </style:style>
    <style:style style:name="P317" style:family="paragraph" style:parent-style-name="Standard">
      <style:paragraph-properties fo:margin-top="0in" fo:margin-bottom="0in" style:contextual-spacing="false" fo:text-align="start" style:justify-single-word="false"/>
      <style:text-properties style:font-name="Georgia" officeooo:rsid="0008e3ca" officeooo:paragraph-rsid="0456968d"/>
    </style:style>
    <style:style style:name="P318" style:family="paragraph" style:parent-style-name="Standard">
      <style:paragraph-properties fo:margin-top="0in" fo:margin-bottom="0in" style:contextual-spacing="false" fo:text-align="start" style:justify-single-word="false"/>
      <style:text-properties style:font-name="Georgia" officeooo:paragraph-rsid="0456968d"/>
    </style:style>
    <style:style style:name="P319" style:family="paragraph" style:parent-style-name="Standard">
      <style:paragraph-properties fo:margin-top="0in" fo:margin-bottom="0in" style:contextual-spacing="false" fo:text-align="start" style:justify-single-word="false"/>
      <style:text-properties style:font-name="Georgia" fo:language="en" fo:country="US" officeooo:rsid="003755ec" officeooo:paragraph-rsid="0456968d" style:language-asian="en" style:country-asian="US" style:language-complex="ar" style:country-complex="SA"/>
    </style:style>
    <style:style style:name="P320" style:family="paragraph" style:parent-style-name="Standard">
      <style:paragraph-properties fo:margin-top="0in" fo:margin-bottom="0in" style:contextual-spacing="false" fo:text-align="start" style:justify-single-word="false"/>
      <style:text-properties style:font-name="Georgia" fo:language="en" fo:country="US" officeooo:rsid="003bdac3" officeooo:paragraph-rsid="0456968d" style:language-asian="en" style:country-asian="US" style:language-complex="ar" style:country-complex="SA"/>
    </style:style>
    <style:style style:name="P321" style:family="paragraph" style:parent-style-name="Standard">
      <style:paragraph-properties fo:margin-top="0in" fo:margin-bottom="0in" style:contextual-spacing="false" fo:text-align="start" style:justify-single-word="false"/>
      <style:text-properties style:font-name="Georgia" fo:language="en" fo:country="US" officeooo:rsid="003ef1c4" officeooo:paragraph-rsid="0456968d" style:language-asian="en" style:country-asian="US" style:language-complex="ar" style:country-complex="SA"/>
    </style:style>
    <style:style style:name="P322" style:family="paragraph" style:parent-style-name="Standard">
      <style:paragraph-properties fo:margin-top="0in" fo:margin-bottom="0in" style:contextual-spacing="false" fo:text-align="start" style:justify-single-word="false"/>
      <style:text-properties style:font-name="Georgia" fo:language="en" fo:country="US" officeooo:rsid="00430979" officeooo:paragraph-rsid="0456968d" style:language-asian="en" style:country-asian="US" style:language-complex="ar" style:country-complex="SA"/>
    </style:style>
    <style:style style:name="P323" style:family="paragraph" style:parent-style-name="Standard">
      <style:paragraph-properties fo:margin-top="0in" fo:margin-bottom="0in" style:contextual-spacing="false" fo:text-align="start" style:justify-single-word="false"/>
      <style:text-properties style:font-name="Georgia" fo:language="en" fo:country="US" officeooo:rsid="00444259" officeooo:paragraph-rsid="0456968d" style:language-asian="en" style:country-asian="US" style:language-complex="ar" style:country-complex="SA"/>
    </style:style>
    <style:style style:name="P324" style:family="paragraph" style:parent-style-name="Standard">
      <style:paragraph-properties fo:margin-top="0in" fo:margin-bottom="0in" style:contextual-spacing="false" fo:text-align="start" style:justify-single-word="false"/>
      <style:text-properties style:font-name="Georgia" fo:language="en" fo:country="US" officeooo:rsid="00487ac9" officeooo:paragraph-rsid="0456968d" style:language-asian="en" style:country-asian="US" style:language-complex="ar" style:country-complex="SA"/>
    </style:style>
    <style:style style:name="P325" style:family="paragraph" style:parent-style-name="Standard">
      <style:paragraph-properties fo:margin-top="0in" fo:margin-bottom="0in" style:contextual-spacing="false" fo:text-align="start" style:justify-single-word="false"/>
      <style:text-properties style:font-name="Georgia" fo:language="en" fo:country="US" officeooo:rsid="0048dce4" officeooo:paragraph-rsid="0456968d" style:language-asian="en" style:country-asian="US" style:language-complex="ar" style:country-complex="SA"/>
    </style:style>
    <style:style style:name="P326" style:family="paragraph" style:parent-style-name="Standard">
      <style:paragraph-properties fo:margin-top="0in" fo:margin-bottom="0in" style:contextual-spacing="false" fo:text-align="start" style:justify-single-word="false"/>
      <style:text-properties style:font-name="Georgia" fo:language="en" fo:country="US" officeooo:rsid="004926e1" officeooo:paragraph-rsid="0456968d" style:language-asian="en" style:country-asian="US" style:language-complex="ar" style:country-complex="SA"/>
    </style:style>
    <style:style style:name="P327" style:family="paragraph" style:parent-style-name="Standard">
      <style:paragraph-properties fo:margin-top="0in" fo:margin-bottom="0in" style:contextual-spacing="false" fo:text-align="start" style:justify-single-word="false"/>
      <style:text-properties style:font-name="Georgia" fo:language="en" fo:country="US" officeooo:rsid="004bf2b8" officeooo:paragraph-rsid="0456968d" style:language-asian="en" style:country-asian="US" style:language-complex="ar" style:country-complex="SA"/>
    </style:style>
    <style:style style:name="P328" style:family="paragraph" style:parent-style-name="Standard">
      <style:paragraph-properties fo:margin-top="0in" fo:margin-bottom="0in" style:contextual-spacing="false" fo:text-align="start" style:justify-single-word="false"/>
      <style:text-properties style:font-name="Georgia" fo:language="en" fo:country="US" officeooo:rsid="004d7cc7" officeooo:paragraph-rsid="0456968d" style:language-asian="en" style:country-asian="US" style:language-complex="ar" style:country-complex="SA"/>
    </style:style>
    <style:style style:name="P329" style:family="paragraph" style:parent-style-name="Standard">
      <style:paragraph-properties fo:margin-top="0in" fo:margin-bottom="0in" style:contextual-spacing="false" fo:text-align="start" style:justify-single-word="false"/>
      <style:text-properties style:font-name="Georgia" fo:language="en" fo:country="US" officeooo:rsid="004f28b9" officeooo:paragraph-rsid="0456968d" style:language-asian="en" style:country-asian="US" style:language-complex="ar" style:country-complex="SA"/>
    </style:style>
    <style:style style:name="P330" style:family="paragraph" style:parent-style-name="Standard">
      <style:paragraph-properties fo:margin-top="0in" fo:margin-bottom="0in" style:contextual-spacing="false" fo:text-align="start" style:justify-single-word="false"/>
      <style:text-properties style:font-name="Georgia" fo:language="en" fo:country="US" officeooo:rsid="00526886" officeooo:paragraph-rsid="0456968d" style:language-asian="en" style:country-asian="US" style:language-complex="ar" style:country-complex="SA"/>
    </style:style>
    <style:style style:name="P331" style:family="paragraph" style:parent-style-name="Standard">
      <style:paragraph-properties fo:margin-top="0in" fo:margin-bottom="0in" style:contextual-spacing="false" fo:text-align="start" style:justify-single-word="false"/>
      <style:text-properties style:font-name="Georgia" fo:language="en" fo:country="US" officeooo:rsid="0056f275" officeooo:paragraph-rsid="0456968d" style:language-asian="en" style:country-asian="US" style:language-complex="ar" style:country-complex="SA"/>
    </style:style>
    <style:style style:name="P332" style:family="paragraph" style:parent-style-name="Standard">
      <style:paragraph-properties fo:margin-top="0in" fo:margin-bottom="0in" style:contextual-spacing="false" fo:text-align="start" style:justify-single-word="false"/>
      <style:text-properties style:font-name="Georgia" fo:language="en" fo:country="US" officeooo:rsid="0057d60b" officeooo:paragraph-rsid="0456968d" style:language-asian="en" style:country-asian="US" style:language-complex="ar" style:country-complex="SA"/>
    </style:style>
    <style:style style:name="P333" style:family="paragraph" style:parent-style-name="Standard">
      <style:paragraph-properties fo:margin-top="0in" fo:margin-bottom="0in" style:contextual-spacing="false" fo:text-align="center" style:justify-single-word="false"/>
      <style:text-properties style:font-name="Georgia" fo:font-size="20pt" fo:language="en" fo:country="US" officeooo:rsid="00430979" officeooo:paragraph-rsid="0456968d" style:font-size-asian="20pt" style:language-asian="en" style:country-asian="US" style:font-size-complex="20pt" style:language-complex="ar" style:country-complex="SA"/>
    </style:style>
    <style:style style:name="P334" style:family="paragraph" style:parent-style-name="Standard">
      <style:paragraph-properties fo:margin-top="0in" fo:margin-bottom="0in" style:contextual-spacing="false" fo:text-align="start" style:justify-single-word="false"/>
      <style:text-properties style:font-name="Georgia" officeooo:rsid="00430979" officeooo:paragraph-rsid="0456968d"/>
    </style:style>
    <style:style style:name="P335" style:family="paragraph" style:parent-style-name="Standard">
      <style:paragraph-properties fo:margin-top="0in" fo:margin-bottom="0in" style:contextual-spacing="false" fo:text-align="start" style:justify-single-word="false"/>
      <style:text-properties style:font-name="Georgia" officeooo:rsid="00444259" officeooo:paragraph-rsid="0456968d"/>
    </style:style>
    <style:style style:name="P336" style:family="paragraph" style:parent-style-name="Standard">
      <style:paragraph-properties fo:margin-top="0in" fo:margin-bottom="0in" style:contextual-spacing="false" fo:text-align="justify" style:justify-single-word="false"/>
      <style:text-properties style:font-name="Courier 10 Pitch" fo:font-style="normal" officeooo:rsid="00342421" officeooo:paragraph-rsid="00342421" style:font-style-asian="normal" style:font-style-complex="normal"/>
    </style:style>
    <style:style style:name="P337" style:family="paragraph" style:parent-style-name="Standard">
      <style:paragraph-properties fo:margin-top="0in" fo:margin-bottom="0in" style:contextual-spacing="false" fo:text-align="justify" style:justify-single-word="false"/>
      <style:text-properties style:font-name="Courier 10 Pitch" fo:font-style="normal" officeooo:rsid="00375a67" officeooo:paragraph-rsid="00375a67" style:font-style-asian="normal" style:font-style-complex="normal"/>
    </style:style>
    <style:style style:name="P338" style:family="paragraph" style:parent-style-name="Standard">
      <style:paragraph-properties fo:margin-top="0in" fo:margin-bottom="0in" style:contextual-spacing="false" fo:text-align="justify" style:justify-single-word="false">
        <style:tab-stops>
          <style:tab-stop style:position="1.3957in"/>
        </style:tab-stops>
      </style:paragraph-properties>
      <style:text-properties style:font-name="Courier 10 Pitch" fo:font-style="normal" officeooo:rsid="00389a6e" officeooo:paragraph-rsid="00389a6e" style:font-style-asian="normal" style:font-style-complex="normal"/>
    </style:style>
    <style:style style:name="P339" style:family="paragraph" style:parent-style-name="Standard">
      <style:paragraph-properties fo:margin-top="0in" fo:margin-bottom="0in" style:contextual-spacing="false" fo:text-align="justify" style:justify-single-word="false">
        <style:tab-stops/>
      </style:paragraph-properties>
      <style:text-properties style:font-name="Courier 10 Pitch" fo:font-style="normal" officeooo:rsid="00430dc0" officeooo:paragraph-rsid="00430dc0" style:font-style-asian="normal" style:font-style-complex="normal"/>
    </style:style>
    <style:style style:name="P340" style:family="paragraph" style:parent-style-name="Standard">
      <style:paragraph-properties fo:margin-top="0in" fo:margin-bottom="0in" style:contextual-spacing="false" fo:text-align="justify" style:justify-single-word="false">
        <style:tab-stops/>
      </style:paragraph-properties>
      <style:text-properties style:font-name="Courier 10 Pitch" fo:font-style="normal" officeooo:rsid="0046183c" officeooo:paragraph-rsid="0046183c" style:font-style-asian="normal" style:font-style-complex="normal"/>
    </style:style>
    <style:style style:name="P341" style:family="paragraph" style:parent-style-name="Standard">
      <style:paragraph-properties fo:margin-top="0in" fo:margin-bottom="0in" style:contextual-spacing="false" fo:text-align="justify" style:justify-single-word="false">
        <style:tab-stops/>
      </style:paragraph-properties>
      <style:text-properties style:font-name="Courier 10 Pitch" fo:font-style="normal" officeooo:rsid="004a4b81" officeooo:paragraph-rsid="004a4b81" style:font-style-asian="normal" style:font-style-complex="normal"/>
    </style:style>
    <style:style style:name="P342" style:family="paragraph" style:parent-style-name="Standard">
      <style:paragraph-properties fo:margin-top="0in" fo:margin-bottom="0in" style:contextual-spacing="false" fo:text-align="justify" style:justify-single-word="false">
        <style:tab-stops/>
      </style:paragraph-properties>
      <style:text-properties style:font-name="Courier 10 Pitch" fo:font-style="normal" officeooo:rsid="004e8d34" officeooo:paragraph-rsid="004e8d34" style:font-style-asian="normal" style:font-style-complex="normal"/>
    </style:style>
    <style:style style:name="P343" style:family="paragraph" style:parent-style-name="Standard">
      <style:paragraph-properties fo:margin-top="0in" fo:margin-bottom="0in" style:contextual-spacing="false" fo:text-align="justify" style:justify-single-word="false">
        <style:tab-stops/>
      </style:paragraph-properties>
      <style:text-properties style:font-name="Courier 10 Pitch" fo:font-style="normal" officeooo:rsid="005ef8d0" officeooo:paragraph-rsid="005ef8d0" style:font-style-asian="normal" style:font-style-complex="normal"/>
    </style:style>
    <style:style style:name="P344" style:family="paragraph" style:parent-style-name="Standard">
      <style:paragraph-properties fo:margin-top="0in" fo:margin-bottom="0in" style:contextual-spacing="false" fo:text-align="start" style:justify-single-word="false">
        <style:tab-stops/>
      </style:paragraph-properties>
      <style:text-properties style:font-name="Courier 10 Pitch" fo:font-style="normal" officeooo:rsid="00877f3d" officeooo:paragraph-rsid="00877f3d" style:font-style-asian="normal" style:font-style-complex="normal"/>
    </style:style>
    <style:style style:name="P345" style:family="paragraph" style:parent-style-name="Standard">
      <style:paragraph-properties fo:margin-top="0in" fo:margin-bottom="0in" style:contextual-spacing="false" fo:text-align="start" style:justify-single-word="false">
        <style:tab-stops/>
      </style:paragraph-properties>
      <style:text-properties style:font-name="Courier 10 Pitch" fo:font-style="normal" officeooo:rsid="0088ba6a" officeooo:paragraph-rsid="0088ba6a" style:font-style-asian="normal" style:font-style-complex="normal"/>
    </style:style>
    <style:style style:name="P346" style:family="paragraph" style:parent-style-name="Standard">
      <style:paragraph-properties fo:margin-top="0in" fo:margin-bottom="0in" style:contextual-spacing="false" fo:text-align="justify" style:justify-single-word="false"/>
      <style:text-properties style:font-name="Courier 10 Pitch" fo:font-style="normal" officeooo:rsid="002625b3" officeooo:paragraph-rsid="002625b3" style:font-style-asian="normal" style:font-style-complex="normal"/>
    </style:style>
    <style:style style:name="P347" style:family="paragraph" style:parent-style-name="Standard">
      <style:paragraph-properties fo:margin-top="0in" fo:margin-bottom="0in" style:contextual-spacing="false" fo:text-align="start" style:justify-single-word="false">
        <style:tab-stops/>
      </style:paragraph-properties>
      <style:text-properties style:font-name="Courier 10 Pitch" fo:font-style="normal" officeooo:rsid="009060a6" officeooo:paragraph-rsid="008f79e9" style:font-style-asian="normal" style:font-style-complex="normal"/>
    </style:style>
    <style:style style:name="P348" style:family="paragraph" style:parent-style-name="Standard">
      <style:paragraph-properties fo:margin-top="0in" fo:margin-bottom="0in" style:contextual-spacing="false" fo:text-align="start" style:justify-single-word="false">
        <style:tab-stops/>
      </style:paragraph-properties>
      <style:text-properties style:font-name="Courier 10 Pitch" fo:font-style="normal" officeooo:rsid="0096f42c" officeooo:paragraph-rsid="0096f42c" style:font-style-asian="normal" style:font-style-complex="normal"/>
    </style:style>
    <style:style style:name="P349" style:family="paragraph" style:parent-style-name="Standard">
      <style:paragraph-properties fo:margin-top="0in" fo:margin-bottom="0in" style:contextual-spacing="false" fo:text-align="start" style:justify-single-word="false">
        <style:tab-stops/>
      </style:paragraph-properties>
      <style:text-properties style:font-name="Courier 10 Pitch" fo:font-style="normal" officeooo:rsid="00b90a3d" officeooo:paragraph-rsid="00b90a3d" style:font-style-asian="normal" style:font-style-complex="normal"/>
    </style:style>
    <style:style style:name="P350" style:family="paragraph" style:parent-style-name="Standard">
      <style:paragraph-properties fo:margin-top="0in" fo:margin-bottom="0in" style:contextual-spacing="false" fo:text-align="start" style:justify-single-word="false">
        <style:tab-stops/>
      </style:paragraph-properties>
      <style:text-properties style:font-name="Courier 10 Pitch" fo:font-style="normal" officeooo:rsid="00db1a53" officeooo:paragraph-rsid="00db1a53" style:font-style-asian="normal" style:font-style-complex="normal"/>
    </style:style>
    <style:style style:name="P351" style:family="paragraph" style:parent-style-name="Standard">
      <style:paragraph-properties fo:margin-top="0in" fo:margin-bottom="0in" style:contextual-spacing="false" fo:text-align="justify" style:justify-single-word="false">
        <style:tab-stops/>
      </style:paragraph-properties>
      <style:text-properties style:font-name="Courier 10 Pitch" fo:font-style="normal" officeooo:rsid="00db1a53" officeooo:paragraph-rsid="00db1a53" style:font-style-asian="normal" style:font-style-complex="normal"/>
    </style:style>
    <style:style style:name="P352" style:family="paragraph" style:parent-style-name="Standard">
      <style:paragraph-properties fo:margin-top="0in" fo:margin-bottom="0in" style:contextual-spacing="false" fo:text-align="start" style:justify-single-word="false">
        <style:tab-stops/>
      </style:paragraph-properties>
      <style:text-properties style:font-name="Courier 10 Pitch" fo:font-size="9pt" fo:font-style="normal" officeooo:rsid="006b61a2" officeooo:paragraph-rsid="006b61a2" style:font-size-asian="9pt" style:font-style-asian="normal" style:font-size-complex="9pt" style:font-style-complex="normal"/>
    </style:style>
    <style:style style:name="P353" style:family="paragraph" style:parent-style-name="Standard">
      <style:paragraph-properties fo:margin-top="0in" fo:margin-bottom="0in" style:contextual-spacing="false" fo:text-align="start" style:justify-single-word="false">
        <style:tab-stops/>
      </style:paragraph-properties>
      <style:text-properties style:font-name="Courier 10 Pitch" fo:font-size="9pt" fo:font-style="normal" officeooo:rsid="03bc03e7" officeooo:paragraph-rsid="03bc03e7" style:font-size-asian="9pt" style:font-style-asian="normal" style:font-size-complex="9pt" style:font-style-complex="normal"/>
    </style:style>
    <style:style style:name="P354" style:family="paragraph" style:parent-style-name="Standard">
      <style:paragraph-properties fo:margin-top="0in" fo:margin-bottom="0in" style:contextual-spacing="false" fo:text-align="start" style:justify-single-word="false">
        <style:tab-stops/>
      </style:paragraph-properties>
      <style:text-properties style:font-name="Courier 10 Pitch" fo:font-size="9pt" fo:font-style="normal" officeooo:rsid="03b98f5e" officeooo:paragraph-rsid="03b98f5e" style:font-size-asian="9pt" style:font-style-asian="normal" style:font-size-complex="9pt" style:font-style-complex="normal"/>
    </style:style>
    <style:style style:name="P355" style:family="paragraph" style:parent-style-name="Standard">
      <style:paragraph-properties fo:margin-top="0in" fo:margin-bottom="0in" style:contextual-spacing="false" fo:text-align="end" style:justify-single-word="false"/>
      <style:text-properties style:font-name="Courier 10 Pitch" officeooo:rsid="001a6dd3" officeooo:paragraph-rsid="001a6dd3"/>
    </style:style>
    <style:style style:name="P356" style:family="paragraph" style:parent-style-name="Standard">
      <style:paragraph-properties fo:margin-top="0in" fo:margin-bottom="0in" style:contextual-spacing="false" fo:text-align="justify" style:justify-single-word="false"/>
      <style:text-properties style:font-name="Courier 10 Pitch" officeooo:rsid="001a6dd3" officeooo:paragraph-rsid="001a6dd3"/>
    </style:style>
    <style:style style:name="P357" style:family="paragraph" style:parent-style-name="Standard">
      <style:paragraph-properties fo:margin-top="0in" fo:margin-bottom="0in" style:contextual-spacing="false" fo:text-align="end" style:justify-single-word="false">
        <style:tab-stops/>
      </style:paragraph-properties>
      <style:text-properties style:font-name="Courier 10 Pitch" fo:font-size="11pt" fo:font-style="normal" officeooo:rsid="00f3dbeb" officeooo:paragraph-rsid="00f3dbeb" style:font-size-asian="9.60000038146973pt" style:font-style-asian="normal" style:font-size-complex="11pt" style:font-style-complex="normal"/>
    </style:style>
    <style:style style:name="P358" style:family="paragraph" style:parent-style-name="Standard">
      <style:paragraph-properties fo:margin-top="0in" fo:margin-bottom="0in" style:contextual-spacing="false" fo:text-align="end" style:justify-single-word="false">
        <style:tab-stops/>
      </style:paragraph-properties>
      <style:text-properties style:font-name="Courier 10 Pitch" fo:font-size="11pt" fo:font-style="normal" officeooo:rsid="00f6920d" officeooo:paragraph-rsid="00f6920d" style:font-size-asian="9.60000038146973pt" style:font-style-asian="normal" style:font-size-complex="11pt" style:font-style-complex="normal"/>
    </style:style>
    <style:style style:name="P359" style:family="paragraph" style:parent-style-name="Standard">
      <style:paragraph-properties fo:margin-top="0in" fo:margin-bottom="0in" style:contextual-spacing="false" fo:text-align="start" style:justify-single-word="false">
        <style:tab-stops/>
      </style:paragraph-properties>
      <style:text-properties style:font-name="Courier 10 Pitch" fo:font-size="11pt" fo:font-style="normal" officeooo:rsid="00f6920d" officeooo:paragraph-rsid="00f6920d" style:font-size-asian="9.60000038146973pt" style:font-style-asian="normal" style:font-size-complex="11pt" style:font-style-complex="normal"/>
    </style:style>
    <style:style style:name="P360" style:family="paragraph" style:parent-style-name="Standard">
      <style:paragraph-properties fo:margin-top="0in" fo:margin-bottom="0in" style:contextual-spacing="false" fo:text-align="start" style:justify-single-word="false">
        <style:tab-stops/>
      </style:paragraph-properties>
      <style:text-properties style:font-name="Courier 10 Pitch" fo:font-size="11pt" fo:font-style="normal" officeooo:rsid="00f6920d" officeooo:paragraph-rsid="01165999" style:font-size-asian="9.60000038146973pt" style:font-style-asian="normal" style:font-size-complex="11pt" style:font-style-complex="normal"/>
    </style:style>
    <style:style style:name="P361" style:family="paragraph" style:parent-style-name="Standard">
      <style:paragraph-properties fo:margin-top="0in" fo:margin-bottom="0in" style:contextual-spacing="false" fo:text-align="start" style:justify-single-word="false">
        <style:tab-stops/>
      </style:paragraph-properties>
      <style:text-properties style:font-name="Courier 10 Pitch" fo:font-size="11pt" fo:font-style="normal" officeooo:rsid="00f6920d" officeooo:paragraph-rsid="0117a741" style:font-size-asian="9.60000038146973pt" style:font-style-asian="normal" style:font-size-complex="11pt" style:font-style-complex="normal"/>
    </style:style>
    <style:style style:name="P362" style:family="paragraph" style:parent-style-name="Standard">
      <style:paragraph-properties fo:margin-top="0in" fo:margin-bottom="0in" style:contextual-spacing="false" fo:text-align="start" style:justify-single-word="false">
        <style:tab-stops/>
      </style:paragraph-properties>
      <style:text-properties style:font-name="Courier 10 Pitch" fo:font-size="11pt" fo:font-style="normal" officeooo:rsid="013290a8" officeooo:paragraph-rsid="013290a8" style:font-size-asian="9.60000038146973pt" style:font-style-asian="normal" style:font-size-complex="11pt" style:font-style-complex="normal"/>
    </style:style>
    <style:style style:name="P363" style:family="paragraph" style:parent-style-name="Standard">
      <style:paragraph-properties fo:margin-top="0in" fo:margin-bottom="0in" style:contextual-spacing="false" fo:text-align="end" style:justify-single-word="false">
        <style:tab-stops/>
      </style:paragraph-properties>
      <style:text-properties style:font-name="Courier 10 Pitch" fo:font-size="11pt" fo:font-style="normal" officeooo:rsid="013290a8" officeooo:paragraph-rsid="013290a8" style:font-size-asian="9.60000038146973pt" style:font-style-asian="normal" style:font-size-complex="11pt" style:font-style-complex="normal"/>
    </style:style>
    <style:style style:name="P364" style:family="paragraph" style:parent-style-name="Standard">
      <style:paragraph-properties fo:margin-top="0in" fo:margin-bottom="0in" style:contextual-spacing="false" fo:text-align="start" style:justify-single-word="false">
        <style:tab-stops/>
      </style:paragraph-properties>
      <style:text-properties style:font-name="Courier 10 Pitch" fo:font-size="11pt" fo:font-style="normal" officeooo:rsid="0140f784" officeooo:paragraph-rsid="0140f784" style:font-size-asian="9.60000038146973pt" style:font-style-asian="normal" style:font-size-complex="11pt" style:font-style-complex="normal"/>
    </style:style>
    <style:style style:name="P365" style:family="paragraph" style:parent-style-name="Standard">
      <style:paragraph-properties fo:margin-top="0in" fo:margin-bottom="0in" style:contextual-spacing="false" fo:text-align="end" style:justify-single-word="false">
        <style:tab-stops/>
      </style:paragraph-properties>
      <style:text-properties style:font-name="Courier 10 Pitch" fo:font-size="11pt" fo:font-style="normal" officeooo:rsid="0140f784" officeooo:paragraph-rsid="0140f784" style:font-size-asian="9.60000038146973pt" style:font-style-asian="normal" style:font-size-complex="11pt" style:font-style-complex="normal"/>
    </style:style>
    <style:style style:name="P366" style:family="paragraph" style:parent-style-name="Standard">
      <style:paragraph-properties fo:margin-top="0in" fo:margin-bottom="0in" style:contextual-spacing="false" fo:text-align="end" style:justify-single-word="false">
        <style:tab-stops/>
      </style:paragraph-properties>
      <style:text-properties style:font-name="Courier 10 Pitch" fo:font-size="11pt" fo:font-style="normal" officeooo:rsid="01576c73" officeooo:paragraph-rsid="01576c73" style:font-size-asian="9.60000038146973pt" style:font-style-asian="normal" style:font-size-complex="11pt" style:font-style-complex="normal"/>
    </style:style>
    <style:style style:name="P367" style:family="paragraph" style:parent-style-name="Standard">
      <style:paragraph-properties fo:margin-top="0in" fo:margin-bottom="0in" style:contextual-spacing="false" fo:text-align="justify" style:justify-single-word="false">
        <style:tab-stops/>
      </style:paragraph-properties>
      <style:text-properties style:font-name="Courier 10 Pitch" fo:font-size="11pt" fo:font-style="normal" officeooo:rsid="0170a918" officeooo:paragraph-rsid="0170a918" style:font-size-asian="9.60000038146973pt" style:font-style-asian="normal" style:font-size-complex="11pt" style:font-style-complex="normal"/>
    </style:style>
    <style:style style:name="P368" style:family="paragraph" style:parent-style-name="Standard">
      <style:paragraph-properties fo:margin-top="0in" fo:margin-bottom="0in" style:contextual-spacing="false" fo:text-align="justify" style:justify-single-word="false">
        <style:tab-stops/>
      </style:paragraph-properties>
      <style:text-properties style:font-name="Courier 10 Pitch" fo:font-size="11pt" fo:font-style="normal" officeooo:rsid="019e85de" officeooo:paragraph-rsid="019e85de" style:font-size-asian="9.60000038146973pt" style:font-style-asian="normal" style:font-size-complex="11pt" style:font-style-complex="normal"/>
    </style:style>
    <style:style style:name="P369" style:family="paragraph" style:parent-style-name="Standard">
      <style:paragraph-properties fo:margin-top="0in" fo:margin-bottom="0in" style:contextual-spacing="false" fo:text-align="justify" style:justify-single-word="false">
        <style:tab-stops/>
      </style:paragraph-properties>
      <style:text-properties style:font-name="Courier 10 Pitch" fo:font-size="11pt" fo:font-style="normal" officeooo:rsid="01a86b33" officeooo:paragraph-rsid="01a86b33" style:font-size-asian="9.60000038146973pt" style:font-style-asian="normal" style:font-size-complex="11pt" style:font-style-complex="normal"/>
    </style:style>
    <style:style style:name="P370" style:family="paragraph" style:parent-style-name="Standard">
      <style:paragraph-properties fo:margin-top="0in" fo:margin-bottom="0in" style:contextual-spacing="false" fo:text-align="justify" style:justify-single-word="false">
        <style:tab-stops/>
      </style:paragraph-properties>
      <style:text-properties style:font-name="Courier 10 Pitch" fo:font-size="11pt" fo:font-style="normal" officeooo:rsid="01fa241b" officeooo:paragraph-rsid="01fa241b" style:font-size-asian="9.60000038146973pt" style:font-style-asian="normal" style:font-size-complex="11pt" style:font-style-complex="normal"/>
    </style:style>
    <style:style style:name="P371" style:family="paragraph" style:parent-style-name="Standard">
      <style:paragraph-properties fo:margin-top="0in" fo:margin-bottom="0in" style:contextual-spacing="false" fo:text-align="center" style:justify-single-word="false">
        <style:tab-stops/>
      </style:paragraph-properties>
      <style:text-properties style:font-name="Courier 10 Pitch" fo:font-size="11pt" fo:font-style="normal" officeooo:rsid="0206ff12" officeooo:paragraph-rsid="0206ff12" style:font-size-asian="9.60000038146973pt" style:font-style-asian="normal" style:font-size-complex="11pt" style:font-style-complex="normal"/>
    </style:style>
    <style:style style:name="P372" style:family="paragraph" style:parent-style-name="Standard">
      <style:paragraph-properties fo:margin-top="0in" fo:margin-bottom="0in" style:contextual-spacing="false" fo:text-align="center" style:justify-single-word="false">
        <style:tab-stops/>
      </style:paragraph-properties>
      <style:text-properties style:font-name="Courier 10 Pitch" fo:font-size="11pt" fo:font-style="normal" officeooo:rsid="02073165" officeooo:paragraph-rsid="02073165" style:font-size-asian="9.60000038146973pt" style:font-style-asian="normal" style:font-size-complex="11pt" style:font-style-complex="normal"/>
    </style:style>
    <style:style style:name="P373" style:family="paragraph" style:parent-style-name="Standard">
      <style:paragraph-properties fo:margin-top="0in" fo:margin-bottom="0in" style:contextual-spacing="false" fo:text-align="center" style:justify-single-word="false">
        <style:tab-stops/>
      </style:paragraph-properties>
      <style:text-properties style:font-name="Courier 10 Pitch" fo:font-size="11pt" fo:font-style="normal" officeooo:rsid="02073165" officeooo:paragraph-rsid="020798ce" style:font-size-asian="9.60000038146973pt" style:font-style-asian="normal" style:font-size-complex="11pt" style:font-style-complex="normal"/>
    </style:style>
    <style:style style:name="P374" style:family="paragraph" style:parent-style-name="Standard">
      <style:paragraph-properties fo:margin-top="0in" fo:margin-bottom="0in" style:contextual-spacing="false" fo:text-align="center" style:justify-single-word="false">
        <style:tab-stops/>
      </style:paragraph-properties>
      <style:text-properties style:font-name="Courier 10 Pitch" fo:font-size="11pt" fo:font-style="normal" officeooo:rsid="02092a41" officeooo:paragraph-rsid="02092a41" style:font-size-asian="9.60000038146973pt" style:font-style-asian="normal" style:font-size-complex="11pt" style:font-style-complex="normal"/>
    </style:style>
    <style:style style:name="P375" style:family="paragraph" style:parent-style-name="Standard">
      <style:paragraph-properties fo:margin-top="0in" fo:margin-bottom="0in" style:contextual-spacing="false" fo:text-align="center" style:justify-single-word="false">
        <style:tab-stops/>
      </style:paragraph-properties>
      <style:text-properties style:font-name="Courier 10 Pitch" fo:font-size="11pt" fo:font-style="normal" officeooo:rsid="020a752a" officeooo:paragraph-rsid="020a752a" style:font-size-asian="9.60000038146973pt" style:font-style-asian="normal" style:font-size-complex="11pt" style:font-style-complex="normal"/>
    </style:style>
    <style:style style:name="P376" style:family="paragraph" style:parent-style-name="Standard">
      <style:paragraph-properties fo:margin-top="0in" fo:margin-bottom="0in" style:contextual-spacing="false" fo:text-align="center" style:justify-single-word="false">
        <style:tab-stops/>
      </style:paragraph-properties>
      <style:text-properties style:font-name="Courier 10 Pitch" fo:font-size="11pt" fo:font-style="normal" officeooo:rsid="020c6770" officeooo:paragraph-rsid="020c6770" style:font-size-asian="9.60000038146973pt" style:font-style-asian="normal" style:font-size-complex="11pt" style:font-style-complex="normal"/>
    </style:style>
    <style:style style:name="P377" style:family="paragraph" style:parent-style-name="Standard">
      <style:paragraph-properties fo:margin-top="0in" fo:margin-bottom="0in" style:contextual-spacing="false" fo:text-align="center" style:justify-single-word="false">
        <style:tab-stops/>
      </style:paragraph-properties>
      <style:text-properties style:font-name="Courier 10 Pitch" fo:font-size="11pt" fo:font-style="normal" officeooo:rsid="020fa5de" officeooo:paragraph-rsid="020fa5de" style:font-size-asian="9.60000038146973pt" style:font-style-asian="normal" style:font-size-complex="11pt" style:font-style-complex="normal"/>
    </style:style>
    <style:style style:name="P378" style:family="paragraph" style:parent-style-name="Standard">
      <style:paragraph-properties fo:margin-top="0in" fo:margin-bottom="0in" style:contextual-spacing="false" fo:text-align="center" style:justify-single-word="false">
        <style:tab-stops/>
      </style:paragraph-properties>
      <style:text-properties style:font-name="Courier 10 Pitch" fo:font-size="11pt" fo:font-style="normal" officeooo:rsid="020fd6b1" officeooo:paragraph-rsid="020fd6b1" style:font-size-asian="9.60000038146973pt" style:font-style-asian="normal" style:font-size-complex="11pt" style:font-style-complex="normal"/>
    </style:style>
    <style:style style:name="P379" style:family="paragraph" style:parent-style-name="Standard">
      <style:paragraph-properties fo:margin-top="0in" fo:margin-bottom="0in" style:contextual-spacing="false" fo:text-align="center" style:justify-single-word="false">
        <style:tab-stops/>
      </style:paragraph-properties>
      <style:text-properties style:font-name="Courier 10 Pitch" fo:font-size="11pt" fo:font-style="normal" officeooo:rsid="021195fe" officeooo:paragraph-rsid="021195fe" style:font-size-asian="9.60000038146973pt" style:font-style-asian="normal" style:font-size-complex="11pt" style:font-style-complex="normal"/>
    </style:style>
    <style:style style:name="P380" style:family="paragraph" style:parent-style-name="Standard">
      <style:paragraph-properties fo:margin-top="0in" fo:margin-bottom="0in" style:contextual-spacing="false" fo:text-align="justify" style:justify-single-word="false">
        <style:tab-stops/>
      </style:paragraph-properties>
      <style:text-properties style:font-name="Courier 10 Pitch" fo:font-size="11pt" fo:font-style="normal" officeooo:rsid="022210fe" officeooo:paragraph-rsid="022210fe" style:font-size-asian="9.60000038146973pt" style:font-style-asian="normal" style:font-size-complex="11pt" style:font-style-complex="normal"/>
    </style:style>
    <style:style style:name="P381" style:family="paragraph" style:parent-style-name="Standard">
      <style:paragraph-properties fo:margin-top="0in" fo:margin-bottom="0in" style:contextual-spacing="false" fo:text-align="justify" style:justify-single-word="false">
        <style:tab-stops/>
      </style:paragraph-properties>
      <style:text-properties style:font-name="Courier 10 Pitch" fo:font-size="11pt" fo:font-style="normal" officeooo:rsid="030a9cf5" officeooo:paragraph-rsid="030a9cf5" style:font-size-asian="9.60000038146973pt" style:font-style-asian="normal" style:font-size-complex="11pt" style:font-style-complex="normal"/>
    </style:style>
    <style:style style:name="P382" style:family="paragraph" style:parent-style-name="Standard">
      <style:paragraph-properties fo:margin-top="0in" fo:margin-bottom="0in" style:contextual-spacing="false" fo:text-align="end" style:justify-single-word="false">
        <style:tab-stops/>
      </style:paragraph-properties>
      <style:text-properties style:font-name="Courier 10 Pitch" fo:font-size="11pt" fo:font-style="normal" officeooo:rsid="031539a4" officeooo:paragraph-rsid="031539a4" style:font-size-asian="9.60000038146973pt" style:font-style-asian="normal" style:font-size-complex="11pt" style:font-style-complex="normal"/>
    </style:style>
    <style:style style:name="P383" style:family="paragraph" style:parent-style-name="Standard">
      <style:paragraph-properties fo:margin-top="0in" fo:margin-bottom="0in" style:contextual-spacing="false" fo:text-align="end" style:justify-single-word="false">
        <style:tab-stops/>
      </style:paragraph-properties>
      <style:text-properties style:font-name="Courier 10 Pitch" fo:font-size="11pt" fo:font-style="normal" officeooo:rsid="031352f2" officeooo:paragraph-rsid="031352f2" style:font-size-asian="9.60000038146973pt" style:font-style-asian="normal" style:font-size-complex="11pt" style:font-style-complex="normal"/>
    </style:style>
    <style:style style:name="P384" style:family="paragraph" style:parent-style-name="Standard">
      <style:paragraph-properties fo:margin-top="0in" fo:margin-bottom="0in" style:contextual-spacing="false" fo:text-align="justify" style:justify-single-word="false">
        <style:tab-stops/>
      </style:paragraph-properties>
      <style:text-properties style:font-name="Courier 10 Pitch" fo:font-size="11pt" fo:font-style="normal" officeooo:rsid="024abfcd" officeooo:paragraph-rsid="024abfcd" style:font-size-asian="11pt" style:font-style-asian="normal" style:font-size-complex="11pt" style:font-style-complex="normal"/>
    </style:style>
    <style:style style:name="P385" style:family="paragraph" style:parent-style-name="Standard">
      <style:paragraph-properties fo:margin-top="0in" fo:margin-bottom="0in" style:contextual-spacing="false" fo:text-align="center" style:justify-single-word="false">
        <style:tab-stops/>
      </style:paragraph-properties>
      <style:text-properties style:font-name="Courier 10 Pitch" fo:font-size="11pt" fo:font-style="normal" officeooo:rsid="0253ab48" officeooo:paragraph-rsid="0253ab48" style:font-size-asian="11pt" style:font-style-asian="normal" style:font-size-complex="11pt" style:font-style-complex="normal"/>
    </style:style>
    <style:style style:name="P386" style:family="paragraph" style:parent-style-name="Standard">
      <style:paragraph-properties fo:margin-top="0in" fo:margin-bottom="0in" style:contextual-spacing="false" fo:text-align="justify" style:justify-single-word="false">
        <style:tab-stops/>
      </style:paragraph-properties>
      <style:text-properties style:font-name="Courier 10 Pitch" fo:font-size="11pt" fo:font-style="normal" officeooo:rsid="02651486" officeooo:paragraph-rsid="02651486" style:font-size-asian="11pt" style:font-style-asian="normal" style:font-size-complex="11pt" style:font-style-complex="normal"/>
    </style:style>
    <style:style style:name="P387" style:family="paragraph" style:parent-style-name="Standard">
      <style:paragraph-properties fo:margin-top="0in" fo:margin-bottom="0in" style:contextual-spacing="false" fo:text-align="justify" style:justify-single-word="false">
        <style:tab-stops/>
      </style:paragraph-properties>
      <style:text-properties style:font-name="Courier 10 Pitch" fo:font-size="11pt" fo:font-style="normal" officeooo:rsid="02ab2f64" officeooo:paragraph-rsid="02ab2f64" style:font-size-asian="11pt" style:font-style-asian="normal" style:font-size-complex="11pt" style:font-style-complex="normal"/>
    </style:style>
    <style:style style:name="P388" style:family="paragraph" style:parent-style-name="Standard">
      <style:paragraph-properties fo:margin-top="0in" fo:margin-bottom="0in" style:contextual-spacing="false" fo:text-align="start" style:justify-single-word="false">
        <style:tab-stops/>
      </style:paragraph-properties>
      <style:text-properties style:font-name="Courier 10 Pitch" fo:font-size="11pt" fo:font-style="normal" officeooo:rsid="02dcad5b" officeooo:paragraph-rsid="02dcad5b" style:font-size-asian="11pt" style:font-style-asian="normal" style:font-size-complex="11pt" style:font-style-complex="normal"/>
    </style:style>
    <style:style style:name="P389" style:family="paragraph" style:parent-style-name="Standard">
      <style:paragraph-properties fo:margin-top="0in" fo:margin-bottom="0in" style:contextual-spacing="false" fo:text-align="start" style:justify-single-word="false">
        <style:tab-stops/>
      </style:paragraph-properties>
      <style:text-properties style:font-name="Courier 10 Pitch" fo:font-size="11pt" fo:font-style="normal" officeooo:rsid="02f99c3e" officeooo:paragraph-rsid="02f99c3e" style:font-size-asian="11pt" style:font-style-asian="normal" style:font-size-complex="11pt" style:font-style-complex="normal"/>
    </style:style>
    <style:style style:name="P390" style:family="paragraph" style:parent-style-name="Standard">
      <style:paragraph-properties fo:margin-top="0in" fo:margin-bottom="0in" style:contextual-spacing="false" fo:text-align="end" style:justify-single-word="false">
        <style:tab-stops/>
      </style:paragraph-properties>
      <style:text-properties style:font-name="Courier 10 Pitch" fo:font-size="11pt" fo:font-style="normal" officeooo:rsid="03035e62" officeooo:paragraph-rsid="03035e62" style:font-size-asian="11pt" style:font-style-asian="normal" style:font-size-complex="11pt" style:font-style-complex="normal"/>
    </style:style>
    <style:style style:name="P391" style:family="paragraph" style:parent-style-name="Standard">
      <style:paragraph-properties fo:margin-top="0in" fo:margin-bottom="0in" style:contextual-spacing="false" fo:text-align="start" style:justify-single-word="false">
        <style:tab-stops/>
      </style:paragraph-properties>
      <style:text-properties style:font-name="Courier 10 Pitch" fo:font-size="11pt" fo:font-style="normal" officeooo:rsid="03641552" officeooo:paragraph-rsid="03641552" style:font-size-asian="11pt" style:font-style-asian="normal" style:font-size-complex="11pt" style:font-style-complex="normal"/>
    </style:style>
    <style:style style:name="P392" style:family="paragraph" style:parent-style-name="Standard">
      <style:paragraph-properties fo:margin-top="0in" fo:margin-bottom="0in" style:contextual-spacing="false" fo:text-align="start" style:justify-single-word="false">
        <style:tab-stops/>
      </style:paragraph-properties>
      <style:text-properties style:font-name="Courier 10 Pitch" fo:font-size="11pt" fo:font-style="normal" officeooo:rsid="0369cdca" officeooo:paragraph-rsid="0369cdca" style:font-size-asian="11pt" style:font-style-asian="normal" style:font-size-complex="11pt" style:font-style-complex="normal"/>
    </style:style>
    <style:style style:name="P393" style:family="paragraph" style:parent-style-name="Standard">
      <style:paragraph-properties fo:margin-top="0in" fo:margin-bottom="0in" style:contextual-spacing="false" fo:text-align="start" style:justify-single-word="false">
        <style:tab-stops/>
      </style:paragraph-properties>
      <style:text-properties style:font-name="Courier 10 Pitch" fo:font-size="11pt" fo:font-style="normal" officeooo:rsid="040a99b7" officeooo:paragraph-rsid="040a99b7" style:font-size-asian="11pt" style:font-style-asian="normal" style:font-size-complex="11pt" style:font-style-complex="normal"/>
    </style:style>
    <style:style style:name="P394" style:family="paragraph" style:parent-style-name="Standard">
      <style:paragraph-properties fo:margin-top="0in" fo:margin-bottom="0in" style:contextual-spacing="false" fo:text-align="start" style:justify-single-word="false">
        <style:tab-stops/>
      </style:paragraph-properties>
      <style:text-properties style:font-name="Courier 10 Pitch" fo:font-size="11pt" fo:font-style="normal" officeooo:rsid="0415affc" officeooo:paragraph-rsid="040a99b7" style:font-size-asian="11pt" style:font-style-asian="normal" style:font-size-complex="11pt" style:font-style-complex="normal"/>
    </style:style>
    <style:style style:name="P395" style:family="paragraph" style:parent-style-name="Standard">
      <style:paragraph-properties fo:margin-top="0in" fo:margin-bottom="0in" style:contextual-spacing="false" fo:text-align="start" style:justify-single-word="false">
        <style:tab-stops/>
      </style:paragraph-properties>
      <style:text-properties style:font-name="Courier 10 Pitch" fo:font-size="11pt" fo:font-style="italic" officeooo:rsid="040a99b7" officeooo:paragraph-rsid="040a99b7" style:font-size-asian="11pt" style:font-style-asian="italic" style:font-size-complex="11pt" style:font-style-complex="italic"/>
    </style:style>
    <style:style style:name="P396" style:family="paragraph" style:parent-style-name="Standard">
      <style:paragraph-properties fo:margin-top="0in" fo:margin-bottom="0in" style:contextual-spacing="false" fo:text-align="justify" style:justify-single-word="false">
        <style:tab-stops/>
      </style:paragraph-properties>
      <style:text-properties style:font-name="Courier 10 Pitch" fo:font-size="11pt" fo:language="en" fo:country="US" fo:font-style="normal" officeooo:rsid="0461d7fb" officeooo:paragraph-rsid="0461d7fb" style:font-size-asian="11pt" style:language-asian="en" style:country-asian="US" style:font-style-asian="normal" style:font-size-complex="11pt" style:language-complex="ar" style:country-complex="SA" style:font-style-complex="normal"/>
    </style:style>
    <style:style style:name="P397" style:family="paragraph" style:parent-style-name="Standard">
      <style:paragraph-properties fo:margin-top="0in" fo:margin-bottom="0in" style:contextual-spacing="false" fo:line-height="100%" fo:text-align="justify" style:justify-single-word="false">
        <style:tab-stops/>
      </style:paragraph-properties>
      <style:text-properties style:font-name="Courier 10 Pitch" fo:font-size="11pt" fo:language="en" fo:country="US" fo:font-style="normal" officeooo:rsid="0461d7fb" officeooo:paragraph-rsid="0461d7fb" style:font-size-asian="11pt" style:language-asian="en" style:country-asian="US" style:font-style-asian="normal" style:font-size-complex="11pt" style:language-complex="ar" style:country-complex="SA" style:font-style-complex="normal"/>
    </style:style>
    <style:style style:name="P398"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03f7a69" officeooo:paragraph-rsid="003f7a69" style:font-size-asian="12pt" style:font-style-asian="normal" style:font-size-complex="12pt" style:font-style-complex="normal"/>
    </style:style>
    <style:style style:name="P399"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05b8def" officeooo:paragraph-rsid="005b8def" style:font-size-asian="12pt" style:font-style-asian="normal" style:font-size-complex="12pt" style:font-style-complex="normal"/>
    </style:style>
    <style:style style:name="P400"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05ff074" officeooo:paragraph-rsid="005ff074" style:font-size-asian="12pt" style:font-style-asian="normal" style:font-size-complex="12pt" style:font-style-complex="normal"/>
    </style:style>
    <style:style style:name="P401"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0699ad0" officeooo:paragraph-rsid="00699ad0" style:font-size-asian="12pt" style:font-style-asian="normal" style:font-size-complex="12pt" style:font-style-complex="normal"/>
    </style:style>
    <style:style style:name="P402"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0756592" officeooo:paragraph-rsid="00756592" style:font-size-asian="12pt" style:font-style-asian="normal" style:font-size-complex="12pt" style:font-style-complex="normal"/>
    </style:style>
    <style:style style:name="P403"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088ba6a" officeooo:paragraph-rsid="0088ba6a" style:font-size-asian="12pt" style:font-style-asian="normal" style:font-size-complex="12pt" style:font-style-complex="normal"/>
    </style:style>
    <style:style style:name="P404"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0a24e97" officeooo:paragraph-rsid="00a24e97" style:font-size-asian="12pt" style:font-style-asian="normal" style:font-size-complex="12pt" style:font-style-complex="normal"/>
    </style:style>
    <style:style style:name="P405"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1114a87" officeooo:paragraph-rsid="01114a87" style:font-size-asian="12pt" style:font-style-asian="normal" style:font-size-complex="12pt" style:font-style-complex="normal"/>
    </style:style>
    <style:style style:name="P406"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160af03" officeooo:paragraph-rsid="0160af03" style:font-size-asian="12pt" style:font-style-asian="normal" style:font-size-complex="12pt" style:font-style-complex="normal"/>
    </style:style>
    <style:style style:name="P407"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16954f5" officeooo:paragraph-rsid="016954f5" style:font-size-asian="12pt" style:font-style-asian="normal" style:font-size-complex="12pt" style:font-style-complex="normal"/>
    </style:style>
    <style:style style:name="P408"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18701d4" officeooo:paragraph-rsid="018701d4" style:font-size-asian="12pt" style:font-style-asian="normal" style:font-size-complex="12pt" style:font-style-complex="normal"/>
    </style:style>
    <style:style style:name="P409"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1b646fa" officeooo:paragraph-rsid="01b646fa" style:font-size-asian="12pt" style:font-style-asian="normal" style:font-size-complex="12pt" style:font-style-complex="normal"/>
    </style:style>
    <style:style style:name="P410"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25795ff" officeooo:paragraph-rsid="025795ff" style:font-size-asian="12pt" style:font-style-asian="normal" style:font-size-complex="12pt" style:font-style-complex="normal"/>
    </style:style>
    <style:style style:name="P411"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2a931f8" officeooo:paragraph-rsid="02a931f8" style:font-size-asian="12pt" style:font-style-asian="normal" style:font-size-complex="12pt" style:font-style-complex="normal"/>
    </style:style>
    <style:style style:name="P412"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2d2dc9f" officeooo:paragraph-rsid="02d2dc9f" style:font-size-asian="12pt" style:font-style-asian="normal" style:font-size-complex="12pt" style:font-style-complex="normal"/>
    </style:style>
    <style:style style:name="P413"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3dbc6dd" officeooo:paragraph-rsid="03dbc6dd" style:font-size-asian="12pt" style:font-style-asian="normal" style:font-size-complex="12pt" style:font-style-complex="normal"/>
    </style:style>
    <style:style style:name="P414" style:family="paragraph" style:parent-style-name="Standard">
      <style:paragraph-properties fo:margin-top="0in" fo:margin-bottom="0in" style:contextual-spacing="false" fo:text-align="center" style:justify-single-word="false">
        <style:tab-stops/>
      </style:paragraph-properties>
      <style:text-properties style:font-name="Arial" fo:font-size="12pt" fo:font-style="normal" officeooo:rsid="04a2c11c" officeooo:paragraph-rsid="04a2c11c" style:font-size-asian="12pt" style:font-style-asian="normal" style:font-size-complex="12pt" style:font-style-complex="normal"/>
    </style:style>
    <style:style style:name="P415" style:family="paragraph" style:parent-style-name="Standard">
      <style:paragraph-properties fo:margin-top="0in" fo:margin-bottom="0in" style:contextual-spacing="false" fo:text-align="center" style:justify-single-word="false"/>
      <style:text-properties style:font-name="Arial" fo:font-size="12pt" officeooo:rsid="045a96b4" officeooo:paragraph-rsid="045a96b4" style:font-size-asian="12pt" style:font-size-complex="12pt"/>
    </style:style>
    <style:style style:name="P416" style:family="paragraph" style:parent-style-name="Standard">
      <style:paragraph-properties fo:margin-top="0in" fo:margin-bottom="0in" style:contextual-spacing="false" fo:text-align="center" style:justify-single-word="false">
        <style:tab-stops/>
      </style:paragraph-properties>
      <style:text-properties style:font-name="Arial" fo:font-size="12pt" fo:language="en" fo:country="US" fo:font-style="normal" officeooo:rsid="045b59dc" officeooo:paragraph-rsid="045b59dc" style:font-size-asian="12pt" style:language-asian="en" style:country-asian="US" style:font-style-asian="normal" style:font-size-complex="12pt" style:language-complex="ar" style:country-complex="SA" style:font-style-complex="normal"/>
    </style:style>
    <style:style style:name="P417" style:family="paragraph" style:parent-style-name="Standard">
      <style:paragraph-properties fo:margin-top="0in" fo:margin-bottom="0in" style:contextual-spacing="false" fo:text-align="center" style:justify-single-word="false">
        <style:tab-stops/>
      </style:paragraph-properties>
      <style:text-properties style:font-name="Arial" fo:font-size="14pt" fo:font-style="normal" officeooo:rsid="0224f50b" officeooo:paragraph-rsid="0224f50b" style:font-size-asian="12.25pt" style:font-style-asian="normal" style:font-size-complex="14pt" style:font-style-complex="normal"/>
    </style:style>
    <style:style style:name="P418" style:family="paragraph" style:parent-style-name="Standard">
      <style:paragraph-properties fo:margin-top="0in" fo:margin-bottom="0in" style:contextual-spacing="false" fo:text-align="start" style:justify-single-word="false">
        <style:tab-stops/>
      </style:paragraph-properties>
      <style:text-properties style:font-name="Arial" fo:font-size="14pt" fo:font-style="normal" officeooo:rsid="0225671a" officeooo:paragraph-rsid="0225671a" style:font-size-asian="12.25pt" style:font-style-asian="normal" style:font-size-complex="14pt" style:font-style-complex="normal"/>
    </style:style>
    <style:style style:name="P419" style:family="paragraph" style:parent-style-name="Standard">
      <style:paragraph-properties fo:margin-top="0in" fo:margin-bottom="0in" style:contextual-spacing="false" fo:text-align="start" style:justify-single-word="false">
        <style:tab-stops/>
      </style:paragraph-properties>
      <style:text-properties style:font-name="Arial" fo:font-size="14pt" fo:font-style="normal" officeooo:rsid="02274f6f" officeooo:paragraph-rsid="02274f6f" style:font-size-asian="12.25pt" style:font-style-asian="normal" style:font-size-complex="14pt" style:font-style-complex="normal"/>
    </style:style>
    <style:style style:name="P420" style:family="paragraph" style:parent-style-name="Standard">
      <style:paragraph-properties fo:margin-top="0in" fo:margin-bottom="0in" style:contextual-spacing="false" fo:text-align="start" style:justify-single-word="false">
        <style:tab-stops/>
      </style:paragraph-properties>
      <style:text-properties style:font-name="Arial" fo:font-size="14pt" fo:font-style="normal" officeooo:rsid="0228b697" officeooo:paragraph-rsid="0228b697" style:font-size-asian="12.25pt" style:font-style-asian="normal" style:font-size-complex="14pt" style:font-style-complex="normal"/>
    </style:style>
    <style:style style:name="P421" style:family="paragraph" style:parent-style-name="Standard">
      <style:paragraph-properties fo:margin-top="0in" fo:margin-bottom="0in" style:contextual-spacing="false" fo:text-align="start" style:justify-single-word="false">
        <style:tab-stops/>
      </style:paragraph-properties>
      <style:text-properties style:font-name="Arial" fo:font-size="14pt" fo:font-style="normal" officeooo:rsid="022cc5e4" officeooo:paragraph-rsid="022cc5e4" style:font-size-asian="12.25pt" style:font-style-asian="normal" style:font-size-complex="14pt" style:font-style-complex="normal"/>
    </style:style>
    <style:style style:name="P422" style:family="paragraph" style:parent-style-name="Standard">
      <style:paragraph-properties fo:margin-top="0in" fo:margin-bottom="0in" style:contextual-spacing="false" fo:text-align="end" style:justify-single-word="false">
        <style:tab-stops/>
      </style:paragraph-properties>
      <style:text-properties style:font-name="Arial" fo:font-size="14pt" fo:font-style="normal" officeooo:rsid="0230babc" officeooo:paragraph-rsid="0230babc" style:font-size-asian="12.25pt" style:font-style-asian="normal" style:font-size-complex="14pt" style:font-style-complex="normal"/>
    </style:style>
    <style:style style:name="P423" style:family="paragraph" style:parent-style-name="Standard">
      <style:paragraph-properties fo:margin-top="0in" fo:margin-bottom="0in" style:contextual-spacing="false" fo:text-align="end" style:justify-single-word="false">
        <style:tab-stops/>
      </style:paragraph-properties>
      <style:text-properties style:font-name="Arial" fo:font-size="14pt" fo:font-style="normal" officeooo:rsid="0234251f" officeooo:paragraph-rsid="0234251f" style:font-size-asian="12.25pt" style:font-style-asian="normal" style:font-size-complex="14pt" style:font-style-complex="normal"/>
    </style:style>
    <style:style style:name="P424" style:family="paragraph" style:parent-style-name="Standard">
      <style:paragraph-properties fo:margin-top="0in" fo:margin-bottom="0in" style:contextual-spacing="false" fo:text-align="start" style:justify-single-word="false">
        <style:tab-stops/>
      </style:paragraph-properties>
      <style:text-properties style:font-name="Arial" fo:font-size="14pt" fo:font-style="normal" officeooo:rsid="0234251f" officeooo:paragraph-rsid="0234251f" style:font-size-asian="12.25pt" style:font-style-asian="normal" style:font-size-complex="14pt" style:font-style-complex="normal"/>
    </style:style>
    <style:style style:name="P425" style:family="paragraph" style:parent-style-name="Standard">
      <style:paragraph-properties fo:margin-top="0in" fo:margin-bottom="0in" style:contextual-spacing="false" fo:text-align="start" style:justify-single-word="false">
        <style:tab-stops/>
      </style:paragraph-properties>
      <style:text-properties style:font-name="Arial" fo:font-size="14pt" fo:font-style="normal" officeooo:rsid="0254f704" officeooo:paragraph-rsid="0254f704" style:font-size-asian="12.25pt" style:font-style-asian="normal" style:font-size-complex="14pt" style:font-style-complex="normal"/>
    </style:style>
    <style:style style:name="P426" style:family="paragraph" style:parent-style-name="Standard">
      <style:paragraph-properties fo:margin-top="0in" fo:margin-bottom="0in" style:contextual-spacing="false" fo:text-align="start" style:justify-single-word="false">
        <style:tab-stops/>
      </style:paragraph-properties>
      <style:text-properties style:font-name="Arial" fo:font-size="14pt" fo:font-style="normal" officeooo:rsid="0279fef2" officeooo:paragraph-rsid="0279fef2" style:font-size-asian="12.25pt" style:font-style-asian="normal" style:font-size-complex="14pt" style:font-style-complex="normal"/>
    </style:style>
    <style:style style:name="P427" style:family="paragraph" style:parent-style-name="Standard">
      <style:paragraph-properties fo:margin-top="0in" fo:margin-bottom="0in" style:contextual-spacing="false" fo:text-align="center" style:justify-single-word="false">
        <style:tab-stops/>
      </style:paragraph-properties>
      <style:text-properties style:font-name="Arial" fo:font-size="14pt" fo:font-style="normal" officeooo:rsid="03df3a5f" officeooo:paragraph-rsid="03df3a5f" style:font-size-asian="14pt" style:font-style-asian="normal" style:font-size-complex="14pt" style:font-style-complex="normal"/>
    </style:style>
    <style:style style:name="P428" style:family="paragraph" style:parent-style-name="Standard">
      <style:paragraph-properties fo:margin-top="0in" fo:margin-bottom="0in" style:contextual-spacing="false" fo:text-align="center" style:justify-single-word="false"/>
      <style:text-properties style:font-name="Arial" fo:font-size="14pt" officeooo:rsid="02cc2ac2" officeooo:paragraph-rsid="02d5f701" style:font-size-asian="14pt" style:font-size-complex="14pt"/>
    </style:style>
    <style:style style:name="P429" style:family="paragraph" style:parent-style-name="Standard">
      <style:paragraph-properties fo:margin-top="0in" fo:margin-bottom="0in" style:contextual-spacing="false" fo:text-align="start" style:justify-single-word="false">
        <style:tab-stops/>
      </style:paragraph-properties>
      <style:text-properties style:font-name="Arial" fo:font-size="11pt" fo:font-style="normal" officeooo:rsid="02f99c3e" officeooo:paragraph-rsid="02f99c3e" style:font-size-asian="11pt" style:font-style-asian="normal" style:font-size-complex="11pt" style:font-style-complex="normal"/>
    </style:style>
    <style:style style:name="P430" style:family="paragraph" style:parent-style-name="Standard">
      <style:paragraph-properties fo:margin-top="0in" fo:margin-bottom="0in" style:contextual-spacing="false" fo:line-height="100%" fo:text-align="center" style:justify-single-word="false">
        <style:tab-stops/>
      </style:paragraph-properties>
      <style:text-properties style:font-name="Arial" fo:font-size="11pt" fo:language="en" fo:country="US" fo:font-style="normal" officeooo:rsid="0470b857" officeooo:paragraph-rsid="0470b857" style:font-size-asian="11pt" style:language-asian="en" style:country-asian="US" style:font-style-asian="normal" style:font-size-complex="11pt" style:language-complex="ar" style:country-complex="SA" style:font-style-complex="normal"/>
    </style:style>
    <style:style style:name="P431"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normal" officeooo:rsid="020fd6b1" officeooo:paragraph-rsid="020fd6b1" style:font-size-asian="9.60000038146973pt" style:font-style-asian="normal" style:font-size-complex="11pt" style:font-style-complex="normal"/>
    </style:style>
    <style:style style:name="P432"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1195fe" officeooo:paragraph-rsid="021195fe" style:font-size-asian="9.60000038146973pt" style:font-style-asian="italic" style:font-size-complex="11pt" style:font-style-complex="italic"/>
    </style:style>
    <style:style style:name="P433"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11b516" officeooo:paragraph-rsid="021538c7" style:font-size-asian="9.60000038146973pt" style:font-style-asian="italic" style:font-size-complex="11pt" style:font-style-complex="italic"/>
    </style:style>
    <style:style style:name="P434"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0fd6b1" officeooo:paragraph-rsid="020fd6b1" style:font-size-asian="9.60000038146973pt" style:font-style-asian="italic" style:font-size-complex="11pt" style:font-style-complex="italic"/>
    </style:style>
    <style:style style:name="P435"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0ad221" officeooo:paragraph-rsid="020ad221" style:font-size-asian="9.60000038146973pt" style:font-style-asian="italic" style:font-size-complex="11pt" style:font-style-complex="italic"/>
    </style:style>
    <style:style style:name="P436"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1538c7" officeooo:paragraph-rsid="021538c7" style:font-size-asian="9.60000038146973pt" style:font-style-asian="italic" style:font-size-complex="11pt" style:font-style-complex="italic"/>
    </style:style>
    <style:style style:name="P437"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16d85c" officeooo:paragraph-rsid="0216d85c" style:font-size-asian="9.60000038146973pt" style:font-style-asian="italic" style:font-size-complex="11pt" style:font-style-complex="italic"/>
    </style:style>
    <style:style style:name="P438"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18b6eb" officeooo:paragraph-rsid="0218b6eb" style:font-size-asian="9.60000038146973pt" style:font-style-asian="italic" style:font-size-complex="11pt" style:font-style-complex="italic"/>
    </style:style>
    <style:style style:name="P439"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195ac7" officeooo:paragraph-rsid="02195ac7" style:font-size-asian="9.60000038146973pt" style:font-style-asian="italic" style:font-size-complex="11pt" style:font-style-complex="italic"/>
    </style:style>
    <style:style style:name="P440"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1ae251" officeooo:paragraph-rsid="021ae251" style:font-size-asian="9.60000038146973pt" style:font-style-asian="italic" style:font-size-complex="11pt" style:font-style-complex="italic"/>
    </style:style>
    <style:style style:name="P441"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1c5e3f" officeooo:paragraph-rsid="021c5e3f" style:font-size-asian="9.60000038146973pt" style:font-style-asian="italic" style:font-size-complex="11pt" style:font-style-complex="italic"/>
    </style:style>
    <style:style style:name="P442"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1cdaae" officeooo:paragraph-rsid="021cdaae" style:font-size-asian="9.60000038146973pt" style:font-style-asian="italic" style:font-size-complex="11pt" style:font-style-complex="italic"/>
    </style:style>
    <style:style style:name="P443"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1fd0f8" officeooo:paragraph-rsid="021fd0f8" style:font-size-asian="9.60000038146973pt" style:font-style-asian="italic" style:font-size-complex="11pt" style:font-style-complex="italic"/>
    </style:style>
    <style:style style:name="P444"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218fc7" officeooo:paragraph-rsid="02218fc7" style:font-size-asian="9.60000038146973pt" style:font-style-asian="italic" style:font-size-complex="11pt" style:font-style-complex="italic"/>
    </style:style>
    <style:style style:name="P445"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6d866c" officeooo:paragraph-rsid="026d866c" style:font-size-asian="11pt" style:font-style-asian="italic" style:font-size-complex="11pt" style:font-style-complex="italic"/>
    </style:style>
    <style:style style:name="P446"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708a74" officeooo:paragraph-rsid="02708a74" style:font-size-asian="11pt" style:font-style-asian="italic" style:font-size-complex="11pt" style:font-style-complex="italic"/>
    </style:style>
    <style:style style:name="P447"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72380a" officeooo:paragraph-rsid="0272380a" style:font-size-asian="11pt" style:font-style-asian="italic" style:font-size-complex="11pt" style:font-style-complex="italic"/>
    </style:style>
    <style:style style:name="P448"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73979d" officeooo:paragraph-rsid="0273979d" style:font-size-asian="11pt" style:font-style-asian="italic" style:font-size-complex="11pt" style:font-style-complex="italic"/>
    </style:style>
    <style:style style:name="P449"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744085" officeooo:paragraph-rsid="02744085" style:font-size-asian="11pt" style:font-style-asian="italic" style:font-size-complex="11pt" style:font-style-complex="italic"/>
    </style:style>
    <style:style style:name="P450" style:family="paragraph" style:parent-style-name="Standard">
      <style:paragraph-properties fo:margin-top="0in" fo:margin-bottom="0in" style:contextual-spacing="false" fo:text-align="justify" style:justify-single-word="false">
        <style:tab-stops/>
      </style:paragraph-properties>
      <style:text-properties style:font-name="Century Schoolbook L" fo:font-size="11pt" fo:font-style="italic" officeooo:rsid="0275370d" officeooo:paragraph-rsid="0275370d" style:font-size-asian="11pt" style:font-style-asian="italic" style:font-size-complex="11pt" style:font-style-complex="italic"/>
    </style:style>
    <style:style style:name="P451" style:family="paragraph" style:parent-style-name="Standard">
      <style:paragraph-properties fo:margin-top="0in" fo:margin-bottom="0in" style:contextual-spacing="false" fo:text-align="start" style:justify-single-word="false">
        <style:tab-stops/>
      </style:paragraph-properties>
      <style:text-properties style:font-name="Century Schoolbook L" fo:font-size="11pt" fo:font-style="italic" officeooo:rsid="02e53baa" officeooo:paragraph-rsid="02e53baa" style:font-size-asian="11pt" style:font-style-asian="italic" style:font-size-complex="11pt" style:font-style-complex="italic"/>
    </style:style>
    <style:style style:name="P452" style:family="paragraph" style:parent-style-name="Standard">
      <style:paragraph-properties fo:margin-top="0in" fo:margin-bottom="0in" style:contextual-spacing="false" fo:text-align="start" style:justify-single-word="false">
        <style:tab-stops/>
      </style:paragraph-properties>
      <style:text-properties style:font-name="Century Schoolbook L" fo:font-size="11pt" fo:font-style="italic" officeooo:rsid="02e8329b" officeooo:paragraph-rsid="02e8329b" style:font-size-asian="11pt" style:font-style-asian="italic" style:font-size-complex="11pt" style:font-style-complex="italic"/>
    </style:style>
    <style:style style:name="P453" style:family="paragraph" style:parent-style-name="Standard">
      <style:paragraph-properties fo:margin-top="0in" fo:margin-bottom="0in" style:contextual-spacing="false" fo:text-align="start" style:justify-single-word="false">
        <style:tab-stops/>
      </style:paragraph-properties>
      <style:text-properties style:font-name="Century Schoolbook L" fo:font-size="11pt" fo:font-style="italic" officeooo:rsid="02f4e538" officeooo:paragraph-rsid="02f4e538" style:font-size-asian="11pt" style:font-style-asian="italic" style:font-size-complex="11pt" style:font-style-complex="italic"/>
    </style:style>
    <style:style style:name="P454" style:family="paragraph" style:parent-style-name="Standard">
      <style:paragraph-properties fo:margin-top="0in" fo:margin-bottom="0in" style:contextual-spacing="false" fo:text-align="start" style:justify-single-word="false">
        <style:tab-stops/>
      </style:paragraph-properties>
      <style:text-properties style:font-name="Century Schoolbook L" fo:font-size="11pt" fo:font-style="italic" officeooo:rsid="02f62350" officeooo:paragraph-rsid="02f62350" style:font-size-asian="11pt" style:font-style-asian="italic" style:font-size-complex="11pt" style:font-style-complex="italic"/>
    </style:style>
    <style:style style:name="P455" style:family="paragraph" style:parent-style-name="Standard">
      <style:paragraph-properties fo:margin-top="0in" fo:margin-bottom="0in" style:contextual-spacing="false" fo:text-align="start" style:justify-single-word="false">
        <style:tab-stops/>
      </style:paragraph-properties>
      <style:text-properties style:font-name="Century Schoolbook L" fo:font-size="11pt" fo:font-style="italic" officeooo:rsid="02f703d7" officeooo:paragraph-rsid="02f703d7" style:font-size-asian="11pt" style:font-style-asian="italic" style:font-size-complex="11pt" style:font-style-complex="italic"/>
    </style:style>
    <style:style style:name="P456" style:family="paragraph" style:parent-style-name="Standard">
      <style:paragraph-properties fo:margin-top="0in" fo:margin-bottom="0in" style:contextual-spacing="false" fo:text-align="start" style:justify-single-word="false">
        <style:tab-stops/>
      </style:paragraph-properties>
      <style:text-properties style:font-name="Century Schoolbook L" fo:font-size="11pt" fo:font-style="italic" officeooo:rsid="02f8cd61" officeooo:paragraph-rsid="02f8cd61" style:font-size-asian="11pt" style:font-style-asian="italic" style:font-size-complex="11pt" style:font-style-complex="italic"/>
    </style:style>
    <style:style style:name="P457" style:family="paragraph" style:parent-style-name="Standard">
      <style:paragraph-properties fo:margin-top="0in" fo:margin-bottom="0in" style:contextual-spacing="false" fo:text-align="start" style:justify-single-word="false">
        <style:tab-stops/>
      </style:paragraph-properties>
      <style:text-properties style:font-name="Century Schoolbook L" fo:font-size="11pt" fo:font-style="italic" officeooo:rsid="03036fce" officeooo:paragraph-rsid="03036fce" style:font-size-asian="11pt" style:font-style-asian="italic" style:font-size-complex="11pt" style:font-style-complex="italic"/>
    </style:style>
    <style:style style:name="P458" style:family="paragraph" style:parent-style-name="Standard">
      <style:paragraph-properties fo:margin-top="0in" fo:margin-bottom="0in" style:contextual-spacing="false" fo:text-align="start" style:justify-single-word="false">
        <style:tab-stops/>
      </style:paragraph-properties>
      <style:text-properties style:font-name="Century Schoolbook L" fo:font-size="11pt" fo:font-style="italic" officeooo:rsid="03059bef" officeooo:paragraph-rsid="03059bef" style:font-size-asian="11pt" style:font-style-asian="italic" style:font-size-complex="11pt" style:font-style-complex="italic"/>
    </style:style>
    <style:style style:name="P459" style:family="paragraph" style:parent-style-name="Standard">
      <style:paragraph-properties fo:margin-top="0in" fo:margin-bottom="0in" style:contextual-spacing="false" fo:text-align="start" style:justify-single-word="false">
        <style:tab-stops/>
      </style:paragraph-properties>
      <style:text-properties style:font-name="Century Schoolbook L" fo:font-size="11pt" fo:font-style="italic" officeooo:rsid="040a99b7" officeooo:paragraph-rsid="040a99b7" style:font-size-asian="11pt" style:font-style-asian="italic" style:font-size-complex="11pt" style:font-style-complex="italic"/>
    </style:style>
    <style:style style:name="P460" style:family="paragraph" style:parent-style-name="Standard">
      <style:paragraph-properties fo:margin-top="0in" fo:margin-bottom="0in" style:contextual-spacing="false" fo:text-align="center" style:justify-single-word="false">
        <style:tab-stops/>
      </style:paragraph-properties>
      <style:text-properties style:font-name="Century Schoolbook L" fo:font-size="11pt" fo:font-style="italic" officeooo:rsid="0417d186" officeooo:paragraph-rsid="0417d186" style:font-size-asian="11pt" style:font-style-asian="italic" style:font-size-complex="11pt" style:font-style-complex="italic"/>
    </style:style>
    <style:style style:name="P461" style:family="paragraph" style:parent-style-name="Standard">
      <style:paragraph-properties fo:margin-top="0in" fo:margin-bottom="0in" style:contextual-spacing="false" fo:text-align="start" style:justify-single-word="false">
        <style:tab-stops/>
      </style:paragraph-properties>
      <style:text-properties style:font-name="Century Schoolbook L" fo:font-size="11pt" fo:font-style="italic" officeooo:rsid="0417d186" officeooo:paragraph-rsid="0417d186" style:font-size-asian="11pt" style:font-style-asian="italic" style:font-size-complex="11pt" style:font-style-complex="italic"/>
    </style:style>
    <style:style style:name="P462"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05b0769" officeooo:paragraph-rsid="005b0769" style:font-size-asian="14pt" style:font-style-asian="normal" style:font-size-complex="14pt" style:font-style-complex="normal"/>
    </style:style>
    <style:style style:name="P463"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04a4b81" officeooo:paragraph-rsid="004a4b81" style:font-size-asian="14pt" style:font-style-asian="normal" style:font-size-complex="14pt" style:font-style-complex="normal"/>
    </style:style>
    <style:style style:name="P464"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03f7a69" officeooo:paragraph-rsid="003f7a69" style:font-size-asian="14pt" style:font-style-asian="normal" style:font-size-complex="14pt" style:font-style-complex="normal"/>
    </style:style>
    <style:style style:name="P465"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05ef8d0" officeooo:paragraph-rsid="005ef8d0" style:font-size-asian="14pt" style:font-style-asian="normal" style:font-size-complex="14pt" style:font-style-complex="normal"/>
    </style:style>
    <style:style style:name="P466"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05ff074" officeooo:paragraph-rsid="005ff074" style:font-size-asian="14pt" style:font-style-asian="normal" style:font-size-complex="14pt" style:font-style-complex="normal"/>
    </style:style>
    <style:style style:name="P467"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0699ad0" officeooo:paragraph-rsid="00699ad0" style:font-size-asian="14pt" style:font-style-asian="normal" style:font-size-complex="14pt" style:font-style-complex="normal"/>
    </style:style>
    <style:style style:name="P468"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06b61a2" officeooo:paragraph-rsid="006b61a2" style:font-size-asian="14pt" style:font-style-asian="normal" style:font-size-complex="14pt" style:font-style-complex="normal"/>
    </style:style>
    <style:style style:name="P469"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0756592" officeooo:paragraph-rsid="00756592" style:font-size-asian="14pt" style:font-style-asian="normal" style:font-size-complex="14pt" style:font-style-complex="normal"/>
    </style:style>
    <style:style style:name="P470"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0815598" officeooo:paragraph-rsid="00815598" style:font-size-asian="14pt" style:font-style-asian="normal" style:font-size-complex="14pt" style:font-style-complex="normal"/>
    </style:style>
    <style:style style:name="P471"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088ba6a" officeooo:paragraph-rsid="0088ba6a" style:font-size-asian="14pt" style:font-style-asian="normal" style:font-size-complex="14pt" style:font-style-complex="normal"/>
    </style:style>
    <style:style style:name="P472"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096f42c" officeooo:paragraph-rsid="0096f42c" style:font-size-asian="14pt" style:font-style-asian="normal" style:font-size-complex="14pt" style:font-style-complex="normal"/>
    </style:style>
    <style:style style:name="P473"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0a24e97" officeooo:paragraph-rsid="00a24e97" style:font-size-asian="14pt" style:font-style-asian="normal" style:font-size-complex="14pt" style:font-style-complex="normal"/>
    </style:style>
    <style:style style:name="P474"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0aa5172" officeooo:paragraph-rsid="00ad2da1" style:font-size-asian="14pt" style:font-style-asian="normal" style:font-size-complex="14pt" style:font-style-complex="normal"/>
    </style:style>
    <style:style style:name="P475"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0d4d909" officeooo:paragraph-rsid="00d4d909" style:font-size-asian="14pt" style:font-style-asian="normal" style:font-size-complex="14pt" style:font-style-complex="normal"/>
    </style:style>
    <style:style style:name="P476"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0db1a53" officeooo:paragraph-rsid="00db1a53" style:font-size-asian="14pt" style:font-style-asian="normal" style:font-size-complex="14pt" style:font-style-complex="normal"/>
    </style:style>
    <style:style style:name="P477"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0efb853" officeooo:paragraph-rsid="00efb853" style:font-size-asian="14pt" style:font-style-asian="normal" style:font-size-complex="14pt" style:font-style-complex="normal"/>
    </style:style>
    <style:style style:name="P478"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14e35bd" officeooo:paragraph-rsid="014e35bd" style:font-size-asian="14pt" style:font-style-asian="normal" style:font-size-complex="14pt" style:font-style-complex="normal"/>
    </style:style>
    <style:style style:name="P479"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1576c73" officeooo:paragraph-rsid="01576c73" style:font-size-asian="14pt" style:font-style-asian="normal" style:font-size-complex="14pt" style:font-style-complex="normal"/>
    </style:style>
    <style:style style:name="P480"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15f57f4" officeooo:paragraph-rsid="015f57f4" style:font-size-asian="14pt" style:font-style-asian="normal" style:font-size-complex="14pt" style:font-style-complex="normal"/>
    </style:style>
    <style:style style:name="P481"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15f57f4" officeooo:paragraph-rsid="02d2dc9f" style:font-size-asian="14pt" style:font-style-asian="normal" style:font-size-complex="14pt" style:font-style-complex="normal"/>
    </style:style>
    <style:style style:name="P482"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18701d4" officeooo:paragraph-rsid="018701d4" style:font-size-asian="14pt" style:font-style-asian="normal" style:font-size-complex="14pt" style:font-style-complex="normal"/>
    </style:style>
    <style:style style:name="P483"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1a71828" officeooo:paragraph-rsid="01a71828" style:font-size-asian="14pt" style:font-style-asian="normal" style:font-size-complex="14pt" style:font-style-complex="normal"/>
    </style:style>
    <style:style style:name="P484"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1b646fa" officeooo:paragraph-rsid="01b646fa" style:font-size-asian="14pt" style:font-style-asian="normal" style:font-size-complex="14pt" style:font-style-complex="normal"/>
    </style:style>
    <style:style style:name="P485"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1c16a96" officeooo:paragraph-rsid="01c16a96" style:font-size-asian="14pt" style:font-style-asian="normal" style:font-size-complex="14pt" style:font-style-complex="normal"/>
    </style:style>
    <style:style style:name="P486"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1e01b50" officeooo:paragraph-rsid="01e01b50" style:font-size-asian="14pt" style:font-style-asian="normal" style:font-size-complex="14pt" style:font-style-complex="normal"/>
    </style:style>
    <style:style style:name="P487"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1ea2256" officeooo:paragraph-rsid="01ea2256" style:font-size-asian="14pt" style:font-style-asian="normal" style:font-size-complex="14pt" style:font-style-complex="normal"/>
    </style:style>
    <style:style style:name="P488"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1f5b231" officeooo:paragraph-rsid="01f5b231" style:font-size-asian="14pt" style:font-style-asian="normal" style:font-size-complex="14pt" style:font-style-complex="normal"/>
    </style:style>
    <style:style style:name="P489"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1c36013" officeooo:paragraph-rsid="01c36013" style:font-size-asian="14pt" style:font-style-asian="normal" style:font-size-complex="14pt" style:font-style-complex="normal"/>
    </style:style>
    <style:style style:name="P490"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1e2bc95" officeooo:paragraph-rsid="01e2bc95" style:font-size-asian="14pt" style:font-style-asian="normal" style:font-size-complex="14pt" style:font-style-complex="normal"/>
    </style:style>
    <style:style style:name="P491"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1fa241b" officeooo:paragraph-rsid="01fa241b" style:font-size-asian="14pt" style:font-style-asian="normal" style:font-size-complex="14pt" style:font-style-complex="normal"/>
    </style:style>
    <style:style style:name="P492"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02984b" officeooo:paragraph-rsid="0202984b" style:font-size-asian="14pt" style:font-style-asian="normal" style:font-size-complex="14pt" style:font-style-complex="normal"/>
    </style:style>
    <style:style style:name="P493"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06ff12" officeooo:paragraph-rsid="0206ff12" style:font-size-asian="14pt" style:font-style-asian="normal" style:font-size-complex="14pt" style:font-style-complex="normal"/>
    </style:style>
    <style:style style:name="P494"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1195fe" officeooo:paragraph-rsid="021195fe" style:font-size-asian="14pt" style:font-style-asian="normal" style:font-size-complex="14pt" style:font-style-complex="normal"/>
    </style:style>
    <style:style style:name="P495"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2210fe" officeooo:paragraph-rsid="022210fe" style:font-size-asian="14pt" style:font-style-asian="normal" style:font-size-complex="14pt" style:font-style-complex="normal"/>
    </style:style>
    <style:style style:name="P496"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2cc5e4" officeooo:paragraph-rsid="022cc5e4" style:font-size-asian="14pt" style:font-style-asian="normal" style:font-size-complex="14pt" style:font-style-complex="normal"/>
    </style:style>
    <style:style style:name="P497"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55f121" officeooo:paragraph-rsid="0255f121" style:font-size-asian="14pt" style:font-style-asian="normal" style:font-size-complex="14pt" style:font-style-complex="normal"/>
    </style:style>
    <style:style style:name="P498"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651486" officeooo:paragraph-rsid="02651486" style:font-size-asian="14pt" style:font-style-asian="normal" style:font-size-complex="14pt" style:font-style-complex="normal"/>
    </style:style>
    <style:style style:name="P499"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6ec1e9" officeooo:paragraph-rsid="026ec1e9" style:font-size-asian="14pt" style:font-style-asian="normal" style:font-size-complex="14pt" style:font-style-complex="normal"/>
    </style:style>
    <style:style style:name="P500"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75370d" officeooo:paragraph-rsid="0275370d" style:font-size-asian="14pt" style:font-style-asian="normal" style:font-size-complex="14pt" style:font-style-complex="normal"/>
    </style:style>
    <style:style style:name="P501"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7e82b8" officeooo:paragraph-rsid="027e82b8" style:font-size-asian="14pt" style:font-style-asian="normal" style:font-size-complex="14pt" style:font-style-complex="normal"/>
    </style:style>
    <style:style style:name="P502"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16954f5" officeooo:paragraph-rsid="016954f5" style:font-size-asian="14pt" style:font-style-asian="normal" style:font-size-complex="14pt" style:font-style-complex="normal"/>
    </style:style>
    <style:style style:name="P503"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8717b5" officeooo:paragraph-rsid="028717b5" style:font-size-asian="14pt" style:font-style-asian="normal" style:font-size-complex="14pt" style:font-style-complex="normal"/>
    </style:style>
    <style:style style:name="P504"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ab2f64" officeooo:paragraph-rsid="02ab2f64" style:font-size-asian="14pt" style:font-style-asian="normal" style:font-size-complex="14pt" style:font-style-complex="normal"/>
    </style:style>
    <style:style style:name="P505"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c0f513" officeooo:paragraph-rsid="02c0f513" style:font-size-asian="14pt" style:font-style-asian="normal" style:font-size-complex="14pt" style:font-style-complex="normal"/>
    </style:style>
    <style:style style:name="P506"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c9b5b7" officeooo:paragraph-rsid="02c9b5b7" style:font-size-asian="14pt" style:font-style-asian="normal" style:font-size-complex="14pt" style:font-style-complex="normal"/>
    </style:style>
    <style:style style:name="P507"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dcad5b" officeooo:paragraph-rsid="02dcad5b" style:font-size-asian="14pt" style:font-style-asian="normal" style:font-size-complex="14pt" style:font-style-complex="normal"/>
    </style:style>
    <style:style style:name="P508"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e47f1b" officeooo:paragraph-rsid="02e47f1b" style:font-size-asian="14pt" style:font-style-asian="normal" style:font-size-complex="14pt" style:font-style-complex="normal"/>
    </style:style>
    <style:style style:name="P509"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ea6b72" officeooo:paragraph-rsid="02ea6b72" style:font-size-asian="14pt" style:font-style-asian="normal" style:font-size-complex="14pt" style:font-style-complex="normal"/>
    </style:style>
    <style:style style:name="P510"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f4e538" officeooo:paragraph-rsid="02f4e538" style:font-size-asian="14pt" style:font-style-asian="normal" style:font-size-complex="14pt" style:font-style-complex="normal"/>
    </style:style>
    <style:style style:name="P511"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80d85d" officeooo:paragraph-rsid="0280d85d" style:font-size-asian="14pt" style:font-style-asian="normal" style:font-size-complex="14pt" style:font-style-complex="normal"/>
    </style:style>
    <style:style style:name="P512"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f99c3e" officeooo:paragraph-rsid="02f99c3e" style:font-size-asian="14pt" style:font-style-asian="normal" style:font-size-complex="14pt" style:font-style-complex="normal"/>
    </style:style>
    <style:style style:name="P513"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fd34bb" officeooo:paragraph-rsid="02fd34bb" style:font-size-asian="14pt" style:font-style-asian="normal" style:font-size-complex="14pt" style:font-style-complex="normal"/>
    </style:style>
    <style:style style:name="P514"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30a9cf5" officeooo:paragraph-rsid="030a9cf5" style:font-size-asian="14pt" style:font-style-asian="normal" style:font-size-complex="14pt" style:font-style-complex="normal"/>
    </style:style>
    <style:style style:name="P515"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31b834d" officeooo:paragraph-rsid="031b834d" style:font-size-asian="14pt" style:font-style-asian="normal" style:font-size-complex="14pt" style:font-style-complex="normal"/>
    </style:style>
    <style:style style:name="P516"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326c43f" officeooo:paragraph-rsid="0326c43f" style:font-size-asian="14pt" style:font-style-asian="normal" style:font-size-complex="14pt" style:font-style-complex="normal"/>
    </style:style>
    <style:style style:name="P517"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33290c2" officeooo:paragraph-rsid="033290c2" style:font-size-asian="14pt" style:font-style-asian="normal" style:font-size-complex="14pt" style:font-style-complex="normal"/>
    </style:style>
    <style:style style:name="P518"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34f1c2d" officeooo:paragraph-rsid="034f1c2d" style:font-size-asian="14pt" style:font-style-asian="normal" style:font-size-complex="14pt" style:font-style-complex="normal"/>
    </style:style>
    <style:style style:name="P519"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35f2dff" officeooo:paragraph-rsid="035f2dff" style:font-size-asian="14pt" style:font-style-asian="normal" style:font-size-complex="14pt" style:font-style-complex="normal"/>
    </style:style>
    <style:style style:name="P520"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3641552" officeooo:paragraph-rsid="03641552" style:font-size-asian="14pt" style:font-style-asian="normal" style:font-size-complex="14pt" style:font-style-complex="normal"/>
    </style:style>
    <style:style style:name="P521"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381f46e" officeooo:paragraph-rsid="0381f46e" style:font-size-asian="14pt" style:font-style-asian="normal" style:font-size-complex="14pt" style:font-style-complex="normal"/>
    </style:style>
    <style:style style:name="P522"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38f0701" officeooo:paragraph-rsid="038f0701" style:font-size-asian="14pt" style:font-style-asian="normal" style:font-size-complex="14pt" style:font-style-complex="normal"/>
    </style:style>
    <style:style style:name="P523"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3a9168a" officeooo:paragraph-rsid="03a9168a" style:font-size-asian="14pt" style:font-style-asian="normal" style:font-size-complex="14pt" style:font-style-complex="normal"/>
    </style:style>
    <style:style style:name="P524"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3df3a5f" officeooo:paragraph-rsid="03df3a5f" style:font-size-asian="14pt" style:font-style-asian="normal" style:font-size-complex="14pt" style:font-style-complex="normal"/>
    </style:style>
    <style:style style:name="P525"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3dbc6dd" officeooo:paragraph-rsid="03dbc6dd" style:font-size-asian="14pt" style:font-style-asian="normal" style:font-size-complex="14pt" style:font-style-complex="normal"/>
    </style:style>
    <style:style style:name="P526"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3cc0dbf" officeooo:paragraph-rsid="03c8c4c0" style:font-size-asian="14pt" style:font-style-asian="normal" style:font-size-complex="14pt" style:font-style-complex="normal"/>
    </style:style>
    <style:style style:name="P527"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3e15dd5" officeooo:paragraph-rsid="03e15dd5" style:font-size-asian="14pt" style:font-style-asian="normal" style:font-size-complex="14pt" style:font-style-complex="normal"/>
    </style:style>
    <style:style style:name="P528"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3f392ce" officeooo:paragraph-rsid="03f392ce" style:font-size-asian="14pt" style:font-style-asian="normal" style:font-size-complex="14pt" style:font-style-complex="normal"/>
    </style:style>
    <style:style style:name="P529"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3f55909" officeooo:paragraph-rsid="03f55909" style:font-size-asian="14pt" style:font-style-asian="normal" style:font-size-complex="14pt" style:font-style-complex="normal"/>
    </style:style>
    <style:style style:name="P530"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405fcc0" officeooo:paragraph-rsid="0405fcc0" style:font-size-asian="14pt" style:font-style-asian="normal" style:font-size-complex="14pt" style:font-style-complex="normal"/>
    </style:style>
    <style:style style:name="P531"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40a99b7" officeooo:paragraph-rsid="040a99b7" style:font-size-asian="14pt" style:font-style-asian="normal" style:font-size-complex="14pt" style:font-style-complex="normal"/>
    </style:style>
    <style:style style:name="P532"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42988a9" officeooo:paragraph-rsid="042988a9" style:font-size-asian="14pt" style:font-style-asian="normal" style:font-size-complex="14pt" style:font-style-complex="normal"/>
    </style:style>
    <style:style style:name="P533"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42c2707" officeooo:paragraph-rsid="042c2707" style:font-size-asian="14pt" style:font-style-asian="normal" style:font-size-complex="14pt" style:font-style-complex="normal"/>
    </style:style>
    <style:style style:name="P534"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4324ed0" officeooo:paragraph-rsid="04324ed0" style:font-size-asian="14pt" style:font-style-asian="normal" style:font-size-complex="14pt" style:font-style-complex="normal"/>
    </style:style>
    <style:style style:name="P535"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434e814" officeooo:paragraph-rsid="0434e814" style:font-size-asian="14pt" style:font-style-asian="normal" style:font-size-complex="14pt" style:font-style-complex="normal"/>
    </style:style>
    <style:style style:name="P536"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4460853" officeooo:paragraph-rsid="04460853" style:font-size-asian="14pt" style:font-style-asian="normal" style:font-size-complex="14pt" style:font-style-complex="normal"/>
    </style:style>
    <style:style style:name="P537"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4731543" officeooo:paragraph-rsid="04731543" style:font-size-asian="14pt" style:font-style-asian="normal" style:font-size-complex="14pt" style:font-style-complex="normal"/>
    </style:style>
    <style:style style:name="P538"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486c1f8" officeooo:paragraph-rsid="0486c1f8" style:font-size-asian="14pt" style:font-style-asian="normal" style:font-size-complex="14pt" style:font-style-complex="normal"/>
    </style:style>
    <style:style style:name="P539"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4887805" officeooo:paragraph-rsid="04887805" style:font-size-asian="14pt" style:font-style-asian="normal" style:font-size-complex="14pt" style:font-style-complex="normal"/>
    </style:style>
    <style:style style:name="P540"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4a01dc2" officeooo:paragraph-rsid="04a01dc2" style:font-size-asian="14pt" style:font-style-asian="normal" style:font-size-complex="14pt" style:font-style-complex="normal"/>
    </style:style>
    <style:style style:name="P541"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4a10df5" officeooo:paragraph-rsid="04a10df5" style:font-size-asian="14pt" style:font-style-asian="normal" style:font-size-complex="14pt" style:font-style-complex="normal"/>
    </style:style>
    <style:style style:name="P542"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4a2c11c" officeooo:paragraph-rsid="04a2c11c" style:font-size-asian="14pt" style:font-style-asian="normal" style:font-size-complex="14pt" style:font-style-complex="normal"/>
    </style:style>
    <style:style style:name="P543"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4a4aad0" officeooo:paragraph-rsid="04a4aad0" style:font-size-asian="14pt" style:font-style-asian="normal" style:font-size-complex="14pt" style:font-style-complex="normal"/>
    </style:style>
    <style:style style:name="P544"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224f50b" officeooo:paragraph-rsid="0224f50b" style:font-size-asian="12.25pt" style:font-style-asian="normal" style:font-size-complex="14pt" style:font-style-complex="normal"/>
    </style:style>
    <style:style style:name="P545" style:family="paragraph" style:parent-style-name="Standard">
      <style:paragraph-properties fo:margin-top="0in" fo:margin-bottom="0in" style:contextual-spacing="false" fo:text-align="center" style:justify-single-word="false" fo:break-before="page"/>
      <style:text-properties style:font-name="Arial" fo:font-size="14pt" officeooo:rsid="00575683" officeooo:paragraph-rsid="00575683" style:font-size-asian="14pt" style:font-size-complex="14pt"/>
    </style:style>
    <style:style style:name="P546"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italic" officeooo:rsid="0417d186" officeooo:paragraph-rsid="0417d186" style:font-size-asian="14pt" style:font-style-asian="italic" style:font-size-complex="14pt" style:font-style-complex="italic"/>
    </style:style>
    <style:style style:name="P547"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language="en" fo:country="US" fo:font-style="normal" officeooo:rsid="045b59dc" officeooo:paragraph-rsid="045b59dc" style:font-size-asian="14pt" style:language-asian="en" style:country-asian="US" style:font-style-asian="normal" style:font-size-complex="14pt" style:language-complex="ar" style:country-complex="SA" style:font-style-complex="normal"/>
    </style:style>
    <style:style style:name="P548"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language="en" fo:country="US" fo:font-style="normal" officeooo:rsid="0461d7fb" officeooo:paragraph-rsid="0461d7fb" style:font-size-asian="14pt" style:language-asian="en" style:country-asian="US" style:font-style-asian="normal" style:font-size-complex="14pt" style:language-complex="ar" style:country-complex="SA" style:font-style-complex="normal"/>
    </style:style>
    <style:style style:name="P549" style:family="paragraph" style:parent-style-name="Standard">
      <style:paragraph-properties fo:margin-top="0in" fo:margin-bottom="0in" style:contextual-spacing="false" fo:line-height="100%" fo:text-align="center" style:justify-single-word="false" fo:break-before="page">
        <style:tab-stops/>
      </style:paragraph-properties>
      <style:text-properties style:font-name="Arial" fo:font-size="14pt" fo:language="en" fo:country="US" fo:font-style="normal" officeooo:rsid="0470b857" officeooo:paragraph-rsid="0470b857" style:font-size-asian="14pt" style:language-asian="en" style:country-asian="US" style:font-style-asian="normal" style:font-size-complex="14pt" style:language-complex="ar" style:country-complex="SA" style:font-style-complex="normal"/>
    </style:style>
    <style:style style:name="P550" style:family="paragraph" style:parent-style-name="Standard">
      <style:paragraph-properties fo:margin-top="0in" fo:margin-bottom="0in" style:contextual-spacing="false" fo:line-height="100%" fo:text-align="center" style:justify-single-word="false" fo:break-before="page">
        <style:tab-stops/>
      </style:paragraph-properties>
      <style:text-properties style:font-name="Arial" fo:font-size="14pt" fo:language="en" fo:country="US" fo:font-style="normal" officeooo:rsid="0471a9b9" officeooo:paragraph-rsid="0471a9b9" style:font-size-asian="14pt" style:language-asian="en" style:country-asian="US" style:font-style-asian="normal" style:font-size-complex="14pt" style:language-complex="ar" style:country-complex="SA" style:font-style-complex="normal"/>
    </style:style>
    <style:style style:name="P551" style:family="paragraph" style:parent-style-name="Standard">
      <style:paragraph-properties fo:margin-top="0in" fo:margin-bottom="0in" style:contextual-spacing="false" fo:text-align="center" style:justify-single-word="false" fo:break-before="page">
        <style:tab-stops>
          <style:tab-stop style:position="1.3957in"/>
        </style:tab-stops>
      </style:paragraph-properties>
      <style:text-properties style:font-name="Helvetica1" fo:font-size="14pt" fo:font-style="normal" officeooo:rsid="003c6a7d" officeooo:paragraph-rsid="003c6a7d" style:font-size-asian="14pt" style:font-style-asian="normal" style:font-size-complex="14pt" style:font-style-complex="normal"/>
    </style:style>
    <style:style style:name="P552" style:family="paragraph" style:parent-style-name="Standard">
      <style:paragraph-properties fo:margin-top="0in" fo:margin-bottom="0in" style:contextual-spacing="false" fo:text-align="start" style:justify-single-word="false" fo:break-before="page">
        <style:tab-stops/>
      </style:paragraph-properties>
      <style:text-properties style:font-name="Courier 10 Pitch" fo:font-style="normal" officeooo:rsid="009060a6" officeooo:paragraph-rsid="008f79e9" style:font-style-asian="normal" style:font-style-complex="normal"/>
    </style:style>
    <style:style style:name="P553" style:family="paragraph" style:parent-style-name="Standard">
      <style:paragraph-properties fo:margin-top="0in" fo:margin-bottom="0in" style:contextual-spacing="false" fo:text-align="end" style:justify-single-word="false" fo:break-before="page">
        <style:tab-stops/>
      </style:paragraph-properties>
      <style:text-properties style:font-name="Courier 10 Pitch" fo:font-size="11pt" fo:font-style="normal" officeooo:rsid="0252fee0" officeooo:paragraph-rsid="0252fee0" style:font-size-asian="11pt" style:font-style-asian="normal" style:font-size-complex="11pt" style:font-style-complex="normal"/>
    </style:style>
    <style:style style:name="P554" style:family="paragraph" style:parent-style-name="Standard">
      <style:paragraph-properties fo:margin-top="0in" fo:margin-bottom="0in" style:contextual-spacing="false" fo:text-align="start" style:justify-single-word="false" fo:break-before="page">
        <style:tab-stops/>
      </style:paragraph-properties>
      <style:text-properties style:font-name="Georgia" fo:font-size="11pt" fo:font-style="normal" officeooo:rsid="0148115e" officeooo:paragraph-rsid="0148115e" style:font-size-asian="9.60000038146973pt" style:font-style-asian="normal" style:font-size-complex="11pt" style:font-style-complex="normal"/>
    </style:style>
    <style:style style:name="P555" style:family="paragraph" style:parent-style-name="Standard">
      <style:paragraph-properties fo:margin-top="0in" fo:margin-bottom="0in" style:contextual-spacing="false" fo:text-align="center" style:justify-single-word="false" fo:break-before="page">
        <style:tab-stops/>
      </style:paragraph-properties>
      <style:text-properties style:font-name="Georgia" fo:font-size="11pt" fo:font-style="normal" officeooo:rsid="0148115e" officeooo:paragraph-rsid="0148115e" style:font-size-asian="9.60000038146973pt" style:font-style-asian="normal" style:font-size-complex="11pt" style:font-style-complex="normal"/>
    </style:style>
    <style:style style:name="P556" style:family="paragraph" style:parent-style-name="Standard">
      <style:paragraph-properties fo:margin-top="0in" fo:margin-bottom="0in" style:contextual-spacing="false" fo:text-align="center" style:justify-single-word="false" fo:break-before="page">
        <style:tab-stops/>
      </style:paragraph-properties>
      <style:text-properties style:font-name="Georgia" fo:font-size="11pt" fo:font-style="normal" officeooo:rsid="016d3291" officeooo:paragraph-rsid="016d3291" style:font-size-asian="9.60000038146973pt" style:font-style-asian="normal" style:font-size-complex="11pt" style:font-style-complex="normal"/>
    </style:style>
    <style:style style:name="P557" style:family="paragraph" style:parent-style-name="Standard">
      <style:paragraph-properties fo:margin-top="0in" fo:margin-bottom="0in" style:contextual-spacing="false" fo:text-align="start" style:justify-single-word="false" fo:break-before="page">
        <style:tab-stops/>
      </style:paragraph-properties>
      <style:text-properties style:font-name="Georgia" fo:font-size="11pt" fo:font-style="normal" officeooo:rsid="0285b148" officeooo:paragraph-rsid="0285b148" style:font-size-asian="9.60000038146973pt" style:font-style-asian="normal" style:font-size-complex="11pt" style:font-style-complex="normal"/>
    </style:style>
    <style:style style:name="P558" style:family="paragraph" style:parent-style-name="Standard">
      <style:paragraph-properties fo:margin-top="0in" fo:margin-bottom="0in" style:contextual-spacing="false" fo:text-align="start" style:justify-single-word="false" fo:break-before="page">
        <style:tab-stops/>
      </style:paragraph-properties>
      <style:text-properties style:font-name="Georgia" fo:font-size="11pt" fo:font-style="normal" officeooo:rsid="02274f6f" officeooo:paragraph-rsid="02274f6f" style:font-size-asian="11pt" style:font-style-asian="normal" style:font-size-complex="11pt" style:font-style-complex="normal"/>
    </style:style>
    <style:style style:name="P559" style:family="paragraph" style:parent-style-name="Standard">
      <style:paragraph-properties fo:margin-top="0in" fo:margin-bottom="0in" style:contextual-spacing="false" fo:text-align="end" style:justify-single-word="false" fo:break-before="page">
        <style:tab-stops/>
      </style:paragraph-properties>
      <style:text-properties style:font-name="Georgia" fo:font-size="11pt" fo:font-style="normal" officeooo:rsid="023d26db" officeooo:paragraph-rsid="023d26db" style:font-size-asian="11pt" style:font-style-asian="normal" style:font-size-complex="11pt" style:font-style-complex="normal"/>
    </style:style>
    <style:style style:name="P560" style:family="paragraph" style:parent-style-name="Standard">
      <style:paragraph-properties fo:margin-top="0in" fo:margin-bottom="0in" style:contextual-spacing="false" fo:text-align="end" style:justify-single-word="false" fo:break-before="page">
        <style:tab-stops/>
      </style:paragraph-properties>
      <style:text-properties style:font-name="Georgia" fo:font-size="11pt" fo:font-style="normal" officeooo:rsid="02469016" officeooo:paragraph-rsid="02469016" style:font-size-asian="11pt" style:font-style-asian="normal" style:font-size-complex="11pt" style:font-style-complex="normal"/>
    </style:style>
    <style:style style:name="P561" style:family="paragraph" style:parent-style-name="Standard">
      <style:paragraph-properties fo:margin-top="0in" fo:margin-bottom="0in" style:contextual-spacing="false" fo:text-align="start" style:justify-single-word="false" fo:break-before="page">
        <style:tab-stops/>
      </style:paragraph-properties>
      <style:text-properties style:font-name="Georgia" fo:font-size="11pt" fo:font-style="normal" officeooo:rsid="0228b697" officeooo:paragraph-rsid="0228b697" style:font-size-asian="11pt" style:font-style-asian="normal" style:font-size-complex="11pt" style:font-style-complex="normal"/>
    </style:style>
    <style:style style:name="P562" style:family="paragraph" style:parent-style-name="Standard">
      <style:paragraph-properties fo:margin-top="0in" fo:margin-bottom="0in" style:contextual-spacing="false" fo:text-align="start" style:justify-single-word="false" fo:break-before="page">
        <style:tab-stops/>
      </style:paragraph-properties>
      <style:text-properties style:font-name="Georgia" fo:font-size="11pt" fo:font-style="normal" officeooo:rsid="0279fef2" officeooo:paragraph-rsid="0279fef2" style:font-size-asian="11pt" style:font-style-asian="normal" style:font-size-complex="11pt" style:font-style-complex="normal"/>
    </style:style>
    <style:style style:name="P563" style:family="paragraph" style:parent-style-name="Body">
      <style:paragraph-properties fo:margin-top="0in" fo:margin-bottom="0in" style:contextual-spacing="false" fo:text-align="end" style:justify-single-word="false"/>
      <style:text-properties style:font-name="Georgia1" fo:language="de" fo:country="DE" officeooo:rsid="001a6dd3" officeooo:paragraph-rsid="01c499d2" style:font-name-complex="Georgia1"/>
    </style:style>
    <style:style style:name="P564" style:family="paragraph" style:parent-style-name="Body">
      <style:paragraph-properties fo:text-align="center" style:justify-single-word="false"/>
      <style:text-properties style:font-name="Georgia1" officeooo:paragraph-rsid="01c499d2" style:font-name-asian="Georgia1" style:font-name-complex="Georgia1"/>
    </style:style>
    <style:style style:name="P565" style:family="paragraph" style:parent-style-name="Body">
      <style:paragraph-properties fo:text-align="start" style:justify-single-word="false"/>
      <style:text-properties style:font-name="Georgia1" officeooo:paragraph-rsid="01c499d2" style:font-name-asian="Georgia1" style:font-name-complex="Georgia1"/>
    </style:style>
    <style:style style:name="P566" style:family="paragraph" style:parent-style-name="Body">
      <style:paragraph-properties fo:text-align="start" style:justify-single-word="false"/>
      <style:text-properties officeooo:paragraph-rsid="01c499d2"/>
    </style:style>
    <style:style style:name="P567" style:family="paragraph" style:parent-style-name="Body">
      <style:paragraph-properties fo:text-align="center" style:justify-single-word="false"/>
      <style:text-properties style:font-name="Arial" fo:font-size="14pt" fo:language="en" fo:country="US" officeooo:paragraph-rsid="01c499d2" style:font-size-asian="14pt" style:font-name-complex="Georgia1" style:font-size-complex="14pt"/>
    </style:style>
    <style:style style:name="P568" style:family="paragraph" style:parent-style-name="Body">
      <style:paragraph-properties fo:text-align="center" style:justify-single-word="false" fo:break-before="page"/>
      <style:text-properties style:font-name="Arial" fo:font-size="14pt" fo:language="en" fo:country="US" officeooo:paragraph-rsid="01c499d2" style:font-size-asian="14pt" style:font-name-complex="Georgia1" style:font-size-complex="14pt"/>
    </style:style>
    <style:style style:name="P569" style:family="paragraph" style:parent-style-name="Body">
      <style:paragraph-properties fo:text-align="center" style:justify-single-word="false" fo:break-before="page"/>
      <style:text-properties style:font-name="Arial" fo:font-size="14pt" fo:language="en" fo:country="US" officeooo:rsid="04a605b4" officeooo:paragraph-rsid="04a605b4" style:font-size-asian="14pt" style:font-name-complex="Georgia1" style:font-size-complex="14pt"/>
    </style:style>
    <style:style style:name="P570" style:family="paragraph" style:parent-style-name="Standard" style:master-page-name="Standard">
      <style:paragraph-properties fo:margin-top="0in" fo:margin-bottom="0in" style:contextual-spacing="false" fo:text-align="center" style:justify-single-word="false" style:page-number="auto"/>
      <style:text-properties style:font-name="Arial" fo:font-size="14pt" officeooo:rsid="005b0769" officeooo:paragraph-rsid="005b0769" style:font-size-asian="14pt" style:font-size-complex="14pt"/>
    </style:style>
    <style:style style:name="P571" style:family="paragraph" style:parent-style-name="Standard" style:master-page-name="Standard">
      <style:paragraph-properties fo:margin-top="0in" fo:margin-bottom="0in" style:contextual-spacing="false" fo:text-align="center" style:justify-single-word="false" style:page-number="auto" fo:break-before="page"/>
      <style:text-properties style:font-name="Arial" fo:font-size="14pt" officeooo:rsid="0456968d" officeooo:paragraph-rsid="0456968d" style:font-size-asian="14pt" style:font-size-complex="14pt"/>
    </style:style>
    <style:style style:name="P572"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a4aad0" officeooo:paragraph-rsid="04a4aad0" style:font-size-asian="11pt" style:font-style-asian="normal" style:font-size-complex="11pt" style:font-style-complex="normal"/>
    </style:style>
    <style:style style:name="P573" style:family="paragraph" style:parent-style-name="Standard">
      <style:paragraph-properties fo:margin-top="0in" fo:margin-bottom="0in" style:contextual-spacing="false" fo:text-align="start" style:justify-single-word="false">
        <style:tab-stops/>
      </style:paragraph-properties>
      <style:text-properties style:font-name="Georgia" fo:font-size="11pt" fo:font-style="normal" officeooo:rsid="04a8058c" officeooo:paragraph-rsid="04a8058c" style:font-size-asian="11pt" style:font-style-asian="normal" style:font-size-complex="11pt" style:font-style-complex="normal"/>
    </style:style>
    <style:style style:name="P574" style:family="paragraph" style:parent-style-name="Standard">
      <style:paragraph-properties fo:margin-top="0in" fo:margin-bottom="0in" style:contextual-spacing="false" fo:text-align="center" style:justify-single-word="false" fo:break-before="page">
        <style:tab-stops/>
      </style:paragraph-properties>
      <style:text-properties style:font-name="Arial" fo:font-size="14pt" fo:font-style="normal" officeooo:rsid="04a8058c" officeooo:paragraph-rsid="04a8058c" style:font-size-asian="14pt" style:font-style-asian="normal" style:font-size-complex="14pt" style:font-style-complex="normal"/>
    </style:style>
    <style:style style:name="T1" style:family="text">
      <style:text-properties officeooo:rsid="0008b9ec"/>
    </style:style>
    <style:style style:name="T2" style:family="text">
      <style:text-properties officeooo:rsid="00090ae8"/>
    </style:style>
    <style:style style:name="T3" style:family="text">
      <style:text-properties officeooo:rsid="000ae1c3"/>
    </style:style>
    <style:style style:name="T4" style:family="text">
      <style:text-properties fo:font-style="italic" style:font-style-asian="italic" style:font-style-complex="italic"/>
    </style:style>
    <style:style style:name="T5" style:family="text">
      <style:text-properties fo:font-style="italic" officeooo:rsid="00241076" style:font-style-asian="italic" style:font-style-complex="italic"/>
    </style:style>
    <style:style style:name="T6" style:family="text">
      <style:text-properties fo:font-style="italic" officeooo:rsid="00401eb8" style:font-style-asian="italic" style:font-style-complex="italic"/>
    </style:style>
    <style:style style:name="T7" style:family="text">
      <style:text-properties fo:font-style="italic" officeooo:rsid="00471d65" style:font-style-asian="italic" style:font-style-complex="italic"/>
    </style:style>
    <style:style style:name="T8" style:family="text">
      <style:text-properties fo:font-style="italic" officeooo:rsid="0048fe66" style:font-style-asian="italic" style:font-style-complex="italic"/>
    </style:style>
    <style:style style:name="T9" style:family="text">
      <style:text-properties fo:font-style="italic" officeooo:rsid="004d6df2" style:font-style-asian="italic" style:font-style-complex="italic"/>
    </style:style>
    <style:style style:name="T10" style:family="text">
      <style:text-properties fo:font-style="italic" officeooo:rsid="0053c798" style:font-style-asian="italic" style:font-style-complex="italic"/>
    </style:style>
    <style:style style:name="T11" style:family="text">
      <style:text-properties fo:font-style="italic" officeooo:rsid="00628c32" style:font-style-asian="italic" style:font-style-complex="italic"/>
    </style:style>
    <style:style style:name="T12" style:family="text">
      <style:text-properties fo:font-style="italic" officeooo:rsid="006553b2" style:font-style-asian="italic" style:font-style-complex="italic"/>
    </style:style>
    <style:style style:name="T13" style:family="text">
      <style:text-properties fo:font-style="italic" officeooo:rsid="0079d083" style:font-style-asian="italic" style:font-style-complex="italic"/>
    </style:style>
    <style:style style:name="T14" style:family="text">
      <style:text-properties fo:font-style="italic" officeooo:rsid="008c297e" style:font-style-asian="italic" style:font-style-complex="italic"/>
    </style:style>
    <style:style style:name="T15" style:family="text">
      <style:text-properties fo:font-style="italic" officeooo:rsid="00a36ae7" style:font-style-asian="italic" style:font-style-complex="italic"/>
    </style:style>
    <style:style style:name="T16" style:family="text">
      <style:text-properties fo:font-style="italic" officeooo:rsid="00e1f349" style:font-style-asian="italic" style:font-style-complex="italic"/>
    </style:style>
    <style:style style:name="T17" style:family="text">
      <style:text-properties fo:font-style="italic" officeooo:rsid="00f6920d" style:font-style-asian="italic" style:font-style-complex="italic"/>
    </style:style>
    <style:style style:name="T18" style:family="text">
      <style:text-properties fo:font-style="italic" officeooo:rsid="0143514b" style:font-style-asian="italic" style:font-style-complex="italic"/>
    </style:style>
    <style:style style:name="T19" style:family="text">
      <style:text-properties fo:font-style="italic" officeooo:rsid="0150896e" style:font-style-asian="italic" style:font-style-complex="italic"/>
    </style:style>
    <style:style style:name="T20" style:family="text">
      <style:text-properties fo:font-style="italic" officeooo:rsid="01533001" style:font-style-asian="italic" style:font-style-complex="italic"/>
    </style:style>
    <style:style style:name="T21" style:family="text">
      <style:text-properties fo:font-style="italic" officeooo:rsid="016992f1" style:font-style-asian="italic" style:font-style-complex="italic"/>
    </style:style>
    <style:style style:name="T22" style:family="text">
      <style:text-properties fo:font-style="italic" officeooo:rsid="01754caf" style:font-style-asian="italic" style:font-style-complex="italic"/>
    </style:style>
    <style:style style:name="T23" style:family="text">
      <style:text-properties fo:font-style="italic" officeooo:rsid="017d228c" style:font-style-asian="italic" style:font-style-complex="italic"/>
    </style:style>
    <style:style style:name="T24" style:family="text">
      <style:text-properties fo:font-style="italic" officeooo:rsid="0193f597" style:font-style-asian="italic" style:font-style-complex="italic"/>
    </style:style>
    <style:style style:name="T25" style:family="text">
      <style:text-properties fo:font-style="italic" officeooo:rsid="01958dcd" style:font-style-asian="italic" style:font-style-complex="italic"/>
    </style:style>
    <style:style style:name="T26" style:family="text">
      <style:text-properties fo:font-style="italic" officeooo:rsid="0196a4bb" style:font-style-asian="italic" style:font-style-complex="italic"/>
    </style:style>
    <style:style style:name="T27" style:family="text">
      <style:text-properties fo:font-style="italic" officeooo:rsid="01a5f23e" style:font-style-asian="italic" style:font-style-complex="italic"/>
    </style:style>
    <style:style style:name="T28" style:family="text">
      <style:text-properties fo:font-style="italic" officeooo:rsid="01fba72d" style:font-style-asian="italic" style:font-style-complex="italic"/>
    </style:style>
    <style:style style:name="T29" style:family="text">
      <style:text-properties fo:font-style="italic" officeooo:rsid="0200c509" style:font-style-asian="italic" style:font-style-complex="italic"/>
    </style:style>
    <style:style style:name="T30" style:family="text">
      <style:text-properties fo:font-style="italic" officeooo:rsid="020508e8" style:font-style-asian="italic" style:font-style-complex="italic"/>
    </style:style>
    <style:style style:name="T31" style:family="text">
      <style:text-properties fo:font-style="italic" officeooo:rsid="0256ad41" style:font-style-asian="italic" style:font-style-complex="italic"/>
    </style:style>
    <style:style style:name="T32" style:family="text">
      <style:text-properties fo:font-style="italic" officeooo:rsid="025f69fc" style:font-style-asian="italic" style:font-style-complex="italic"/>
    </style:style>
    <style:style style:name="T33" style:family="text">
      <style:text-properties fo:font-style="italic" officeooo:rsid="02601fc4" style:font-style-asian="italic" style:font-style-complex="italic"/>
    </style:style>
    <style:style style:name="T34" style:family="text">
      <style:text-properties fo:font-style="italic" officeooo:rsid="02627ae0" style:font-style-asian="italic" style:font-style-complex="italic"/>
    </style:style>
    <style:style style:name="T35" style:family="text">
      <style:text-properties fo:font-style="italic" officeooo:rsid="02686cb7" style:font-style-asian="italic" style:font-style-complex="italic"/>
    </style:style>
    <style:style style:name="T36" style:family="text">
      <style:text-properties fo:font-style="italic" officeooo:rsid="029b74bf" style:font-style-asian="italic" style:font-style-complex="italic"/>
    </style:style>
    <style:style style:name="T37" style:family="text">
      <style:text-properties fo:font-style="italic" officeooo:rsid="02a57003" style:font-style-asian="italic" style:font-style-complex="italic"/>
    </style:style>
    <style:style style:name="T38" style:family="text">
      <style:text-properties fo:font-style="italic" officeooo:rsid="02b9d05a" style:font-style-asian="italic" style:font-style-complex="italic"/>
    </style:style>
    <style:style style:name="T39" style:family="text">
      <style:text-properties fo:font-style="italic" officeooo:rsid="02cb52ff" style:font-style-asian="italic" style:font-style-complex="italic"/>
    </style:style>
    <style:style style:name="T40" style:family="text">
      <style:text-properties fo:font-style="italic" officeooo:rsid="02db14fe" style:font-style-asian="italic" style:font-style-complex="italic"/>
    </style:style>
    <style:style style:name="T41" style:family="text">
      <style:text-properties fo:font-style="italic" officeooo:rsid="03947c05" style:font-style-asian="italic" style:font-style-complex="italic"/>
    </style:style>
    <style:style style:name="T42" style:family="text">
      <style:text-properties fo:font-style="italic" officeooo:rsid="03b1ae5e" style:font-style-asian="italic" style:font-style-complex="italic"/>
    </style:style>
    <style:style style:name="T43" style:family="text">
      <style:text-properties fo:font-style="italic" officeooo:rsid="04931804" style:font-style-asian="italic" style:font-style-complex="italic"/>
    </style:style>
    <style:style style:name="T44" style:family="text">
      <style:text-properties fo:font-style="italic" fo:font-weight="normal"/>
    </style:style>
    <style:style style:name="T45" style:family="text">
      <style:text-properties fo:font-style="normal" style:font-style-asian="normal" style:font-style-complex="normal"/>
    </style:style>
    <style:style style:name="T46" style:family="text">
      <style:text-properties fo:font-style="normal" officeooo:rsid="0013ecfb" style:font-style-asian="normal" style:font-style-complex="normal"/>
    </style:style>
    <style:style style:name="T47" style:family="text">
      <style:text-properties fo:font-style="normal" officeooo:rsid="0415affc" style:font-style-asian="normal" style:font-style-complex="normal"/>
    </style:style>
    <style:style style:name="T48" style:family="text">
      <style:text-properties fo:font-style="normal" officeooo:rsid="041619c3" style:font-style-asian="normal" style:font-style-complex="normal"/>
    </style:style>
    <style:style style:name="T49" style:family="text">
      <style:text-properties fo:font-style="normal" officeooo:rsid="0417861e" style:font-style-asian="normal" style:font-style-complex="normal"/>
    </style:style>
    <style:style style:name="T50" style:family="text">
      <style:text-properties officeooo:rsid="001880f0"/>
    </style:style>
    <style:style style:name="T51" style:family="text">
      <style:text-properties officeooo:rsid="002067ff"/>
    </style:style>
    <style:style style:name="T52" style:family="text">
      <style:text-properties officeooo:rsid="0020b71a"/>
    </style:style>
    <style:style style:name="T53" style:family="text">
      <style:text-properties officeooo:rsid="002227a8"/>
    </style:style>
    <style:style style:name="T54" style:family="text">
      <style:text-properties officeooo:rsid="00241076"/>
    </style:style>
    <style:style style:name="T55" style:family="text">
      <style:text-properties officeooo:rsid="002625b3"/>
    </style:style>
    <style:style style:name="T56" style:family="text">
      <style:text-properties officeooo:rsid="0028004a"/>
    </style:style>
    <style:style style:name="T57" style:family="text">
      <style:text-properties officeooo:rsid="0029f2c3"/>
    </style:style>
    <style:style style:name="T58" style:family="text">
      <style:text-properties officeooo:rsid="002bee33"/>
    </style:style>
    <style:style style:name="T59" style:family="text">
      <style:text-properties officeooo:rsid="0034af3e"/>
    </style:style>
    <style:style style:name="T60" style:family="text">
      <style:text-properties officeooo:rsid="003865d9"/>
    </style:style>
    <style:style style:name="T61" style:family="text">
      <style:text-properties officeooo:rsid="0038e576"/>
    </style:style>
    <style:style style:name="T62" style:family="text">
      <style:text-properties officeooo:rsid="003e5641"/>
    </style:style>
    <style:style style:name="T63" style:family="text">
      <style:text-properties officeooo:rsid="003f7a69"/>
    </style:style>
    <style:style style:name="T64" style:family="text">
      <style:text-properties officeooo:rsid="00401eb8"/>
    </style:style>
    <style:style style:name="T65" style:family="text">
      <style:text-properties officeooo:rsid="00431c32"/>
    </style:style>
    <style:style style:name="T66" style:family="text">
      <style:text-properties officeooo:rsid="00471d65"/>
    </style:style>
    <style:style style:name="T67" style:family="text">
      <style:text-properties officeooo:rsid="0048fe66"/>
    </style:style>
    <style:style style:name="T68" style:family="text">
      <style:text-properties officeooo:rsid="004bc5e2"/>
    </style:style>
    <style:style style:name="T69" style:family="text">
      <style:text-properties officeooo:rsid="004d6df2"/>
    </style:style>
    <style:style style:name="T70" style:family="text">
      <style:text-properties officeooo:rsid="004f7aa4"/>
    </style:style>
    <style:style style:name="T71" style:family="text">
      <style:text-properties officeooo:rsid="00503b37"/>
    </style:style>
    <style:style style:name="T72" style:family="text">
      <style:text-properties officeooo:rsid="0051dc9e"/>
    </style:style>
    <style:style style:name="T73" style:family="text">
      <style:text-properties officeooo:rsid="0052b0c7"/>
    </style:style>
    <style:style style:name="T74" style:family="text">
      <style:text-properties officeooo:rsid="0053c798"/>
    </style:style>
    <style:style style:name="T75" style:family="text">
      <style:text-properties officeooo:rsid="005a06d0"/>
    </style:style>
    <style:style style:name="T76" style:family="text">
      <style:text-properties officeooo:rsid="005b0769"/>
    </style:style>
    <style:style style:name="T77" style:family="text">
      <style:text-properties officeooo:rsid="005d0079"/>
    </style:style>
    <style:style style:name="T78" style:family="text">
      <style:text-properties officeooo:rsid="005e9c8e"/>
    </style:style>
    <style:style style:name="T79" style:family="text">
      <style:text-properties officeooo:rsid="005ef8d0"/>
    </style:style>
    <style:style style:name="T80" style:family="text">
      <style:text-properties officeooo:rsid="0060a2ad"/>
    </style:style>
    <style:style style:name="T81" style:family="text">
      <style:text-properties officeooo:rsid="00622656"/>
    </style:style>
    <style:style style:name="T82" style:family="text">
      <style:text-properties officeooo:rsid="00628c32"/>
    </style:style>
    <style:style style:name="T83" style:family="text">
      <style:text-properties officeooo:rsid="006553b2"/>
    </style:style>
    <style:style style:name="T84" style:family="text">
      <style:text-properties style:font-name="Courier 10 Pitch"/>
    </style:style>
    <style:style style:name="T85" style:family="text">
      <style:text-properties style:font-name="Courier 10 Pitch" officeooo:rsid="00ba29dc"/>
    </style:style>
    <style:style style:name="T86" style:family="text">
      <style:text-properties style:font-name="Courier 10 Pitch" officeooo:rsid="00bcd69f"/>
    </style:style>
    <style:style style:name="T87" style:family="text">
      <style:text-properties style:font-name="Courier 10 Pitch" officeooo:rsid="00c0953a"/>
    </style:style>
    <style:style style:name="T88" style:family="text">
      <style:text-properties style:font-name="Courier 10 Pitch" officeooo:rsid="00c2562c"/>
    </style:style>
    <style:style style:name="T89" style:family="text">
      <style:text-properties style:font-name="Courier 10 Pitch" officeooo:rsid="00c2d518"/>
    </style:style>
    <style:style style:name="T90" style:family="text">
      <style:text-properties style:font-name="Courier 10 Pitch" officeooo:rsid="00c3f0bc"/>
    </style:style>
    <style:style style:name="T91" style:family="text">
      <style:text-properties style:font-name="Courier 10 Pitch" officeooo:rsid="00c3fa27"/>
    </style:style>
    <style:style style:name="T92" style:family="text">
      <style:text-properties style:font-name="Courier 10 Pitch" officeooo:rsid="00c4480c"/>
    </style:style>
    <style:style style:name="T93" style:family="text">
      <style:text-properties style:font-name="Courier 10 Pitch" officeooo:rsid="00c4ffc1"/>
    </style:style>
    <style:style style:name="T94" style:family="text">
      <style:text-properties style:font-name="Courier 10 Pitch" officeooo:rsid="00c6bf75"/>
    </style:style>
    <style:style style:name="T95" style:family="text">
      <style:text-properties style:font-name="Courier 10 Pitch" officeooo:rsid="00c80dde"/>
    </style:style>
    <style:style style:name="T96" style:family="text">
      <style:text-properties style:font-name="Courier 10 Pitch" officeooo:rsid="00c9afb1"/>
    </style:style>
    <style:style style:name="T97" style:family="text">
      <style:text-properties style:font-name="Courier 10 Pitch" officeooo:rsid="00ca6e07"/>
    </style:style>
    <style:style style:name="T98" style:family="text">
      <style:text-properties style:font-name="Courier 10 Pitch" officeooo:rsid="00cb33cd"/>
    </style:style>
    <style:style style:name="T99" style:family="text">
      <style:text-properties style:font-name="Courier 10 Pitch" officeooo:rsid="00cb75fd"/>
    </style:style>
    <style:style style:name="T100" style:family="text">
      <style:text-properties style:font-name="Courier 10 Pitch" officeooo:rsid="00cd6bcb"/>
    </style:style>
    <style:style style:name="T101" style:family="text">
      <style:text-properties style:font-name="Courier 10 Pitch" officeooo:rsid="00cfe739"/>
    </style:style>
    <style:style style:name="T102" style:family="text">
      <style:text-properties style:font-name="Courier 10 Pitch" officeooo:rsid="00d0f461"/>
    </style:style>
    <style:style style:name="T103" style:family="text">
      <style:text-properties style:font-name="Courier 10 Pitch" officeooo:rsid="00d173a9"/>
    </style:style>
    <style:style style:name="T104" style:family="text">
      <style:text-properties style:font-name="Courier 10 Pitch" officeooo:rsid="02afc36b"/>
    </style:style>
    <style:style style:name="T105" style:family="text">
      <style:text-properties officeooo:rsid="0068cf8e"/>
    </style:style>
    <style:style style:name="T106" style:family="text">
      <style:text-properties officeooo:rsid="006edcf1"/>
    </style:style>
    <style:style style:name="T107" style:family="text">
      <style:text-properties officeooo:rsid="00727346"/>
    </style:style>
    <style:style style:name="T108" style:family="text">
      <style:text-properties officeooo:rsid="0075d203"/>
    </style:style>
    <style:style style:name="T109" style:family="text">
      <style:text-properties officeooo:rsid="0079d083"/>
    </style:style>
    <style:style style:name="T110" style:family="text">
      <style:text-properties officeooo:rsid="007c4b0c"/>
    </style:style>
    <style:style style:name="T111" style:family="text">
      <style:text-properties officeooo:rsid="007e8153"/>
    </style:style>
    <style:style style:name="T112" style:family="text">
      <style:text-properties officeooo:rsid="0080074c"/>
    </style:style>
    <style:style style:name="T113" style:family="text">
      <style:text-properties officeooo:rsid="00895cea"/>
    </style:style>
    <style:style style:name="T114" style:family="text">
      <style:text-properties officeooo:rsid="008c297e"/>
    </style:style>
    <style:style style:name="T115" style:family="text">
      <style:text-properties officeooo:rsid="008ce988"/>
    </style:style>
    <style:style style:name="T116" style:family="text">
      <style:text-properties officeooo:rsid="008deb32"/>
    </style:style>
    <style:style style:name="T117" style:family="text">
      <style:text-properties officeooo:rsid="0091cf85"/>
    </style:style>
    <style:style style:name="T118" style:family="text">
      <style:text-properties officeooo:rsid="00938d07"/>
    </style:style>
    <style:style style:name="T119" style:family="text">
      <style:text-properties officeooo:rsid="009423b1"/>
    </style:style>
    <style:style style:name="T120" style:family="text">
      <style:text-properties officeooo:rsid="009572f6"/>
    </style:style>
    <style:style style:name="T121" style:family="text">
      <style:text-properties officeooo:rsid="00990d4a"/>
    </style:style>
    <style:style style:name="T122" style:family="text">
      <style:text-properties officeooo:rsid="009b1623"/>
    </style:style>
    <style:style style:name="T123" style:family="text">
      <style:text-properties officeooo:rsid="009d013c"/>
    </style:style>
    <style:style style:name="T124" style:family="text">
      <style:text-properties officeooo:rsid="00a36ae7"/>
    </style:style>
    <style:style style:name="T125" style:family="text">
      <style:text-properties officeooo:rsid="00a569e4"/>
    </style:style>
    <style:style style:name="T126" style:family="text">
      <style:text-properties officeooo:rsid="00a64e00"/>
    </style:style>
    <style:style style:name="T127" style:family="text">
      <style:text-properties officeooo:rsid="00c06f9a"/>
    </style:style>
    <style:style style:name="T128" style:family="text">
      <style:text-properties officeooo:rsid="00d1f790"/>
    </style:style>
    <style:style style:name="T129" style:family="text">
      <style:text-properties officeooo:rsid="00d6c259"/>
    </style:style>
    <style:style style:name="T130" style:family="text">
      <style:text-properties officeooo:rsid="00dcdca8"/>
    </style:style>
    <style:style style:name="T131" style:family="text">
      <style:text-properties officeooo:rsid="00dd6e98"/>
    </style:style>
    <style:style style:name="T132" style:family="text">
      <style:text-properties officeooo:rsid="00de1504"/>
    </style:style>
    <style:style style:name="T133" style:family="text">
      <style:text-properties officeooo:rsid="00df994b"/>
    </style:style>
    <style:style style:name="T134" style:family="text">
      <style:text-properties officeooo:rsid="00e0a317"/>
    </style:style>
    <style:style style:name="T135" style:family="text">
      <style:text-properties officeooo:rsid="00e1f349"/>
    </style:style>
    <style:style style:name="T136" style:family="text">
      <style:text-properties officeooo:rsid="00e30c93"/>
    </style:style>
    <style:style style:name="T137" style:family="text">
      <style:text-properties officeooo:rsid="00e40973"/>
    </style:style>
    <style:style style:name="T138" style:family="text">
      <style:text-properties officeooo:rsid="00e5e769"/>
    </style:style>
    <style:style style:name="T139" style:family="text">
      <style:text-properties officeooo:rsid="00e8ba01"/>
    </style:style>
    <style:style style:name="T140" style:family="text">
      <style:text-properties officeooo:rsid="00e8e3b0"/>
    </style:style>
    <style:style style:name="T141" style:family="text">
      <style:text-properties officeooo:rsid="00ed369f"/>
    </style:style>
    <style:style style:name="T142" style:family="text">
      <style:text-properties officeooo:rsid="00f137dd"/>
    </style:style>
    <style:style style:name="T143" style:family="text">
      <style:text-properties officeooo:rsid="00f2e243"/>
    </style:style>
    <style:style style:name="T144" style:family="text">
      <style:text-properties officeooo:rsid="00f44bac"/>
    </style:style>
    <style:style style:name="T145" style:family="text">
      <style:text-properties officeooo:rsid="00f55f54"/>
    </style:style>
    <style:style style:name="T146" style:family="text">
      <style:text-properties officeooo:rsid="00f6920d"/>
    </style:style>
    <style:style style:name="T147" style:family="text">
      <style:text-properties style:font-name="Georgia"/>
    </style:style>
    <style:style style:name="T148" style:family="text">
      <style:text-properties style:font-name="Georgia" officeooo:rsid="00f8040c"/>
    </style:style>
    <style:style style:name="T149" style:family="text">
      <style:text-properties style:font-name="Georgia" officeooo:rsid="00f825d7"/>
    </style:style>
    <style:style style:name="T150" style:family="text">
      <style:text-properties style:font-name="Georgia" officeooo:rsid="00f98afe"/>
    </style:style>
    <style:style style:name="T151" style:family="text">
      <style:text-properties style:font-name="Georgia" officeooo:rsid="00fa81bd"/>
    </style:style>
    <style:style style:name="T152" style:family="text">
      <style:text-properties style:font-name="Georgia" officeooo:rsid="00fc02b6"/>
    </style:style>
    <style:style style:name="T153" style:family="text">
      <style:text-properties style:font-name="Georgia" officeooo:rsid="00fc231f"/>
    </style:style>
    <style:style style:name="T154" style:family="text">
      <style:text-properties style:font-name="Georgia" officeooo:rsid="00fc71d8"/>
    </style:style>
    <style:style style:name="T155" style:family="text">
      <style:text-properties style:font-name="Georgia" officeooo:rsid="00fdd73d"/>
    </style:style>
    <style:style style:name="T156" style:family="text">
      <style:text-properties style:font-name="Georgia" officeooo:rsid="00ff59b8"/>
    </style:style>
    <style:style style:name="T157" style:family="text">
      <style:text-properties style:font-name="Georgia" officeooo:rsid="010094ce"/>
    </style:style>
    <style:style style:name="T158" style:family="text">
      <style:text-properties style:font-name="Georgia" officeooo:rsid="0100e0a1"/>
    </style:style>
    <style:style style:name="T159" style:family="text">
      <style:text-properties style:font-name="Georgia" officeooo:rsid="01023f26"/>
    </style:style>
    <style:style style:name="T160" style:family="text">
      <style:text-properties style:font-name="Georgia" officeooo:rsid="010356fd"/>
    </style:style>
    <style:style style:name="T161" style:family="text">
      <style:text-properties style:font-name="Georgia" officeooo:rsid="010459db"/>
    </style:style>
    <style:style style:name="T162" style:family="text">
      <style:text-properties style:font-name="Georgia" officeooo:rsid="010782c0"/>
    </style:style>
    <style:style style:name="T163" style:family="text">
      <style:text-properties style:font-name="Georgia" officeooo:rsid="01088332"/>
    </style:style>
    <style:style style:name="T164" style:family="text">
      <style:text-properties style:font-name="Georgia" officeooo:rsid="01092096"/>
    </style:style>
    <style:style style:name="T165" style:family="text">
      <style:text-properties style:font-name="Georgia" officeooo:rsid="0109a783"/>
    </style:style>
    <style:style style:name="T166" style:family="text">
      <style:text-properties style:font-name="Georgia" officeooo:rsid="010a6ad3"/>
    </style:style>
    <style:style style:name="T167" style:family="text">
      <style:text-properties style:font-name="Georgia" officeooo:rsid="010b206c"/>
    </style:style>
    <style:style style:name="T168" style:family="text">
      <style:text-properties style:font-name="Georgia" officeooo:rsid="010c92f0"/>
    </style:style>
    <style:style style:name="T169" style:family="text">
      <style:text-properties style:font-name="Georgia" officeooo:rsid="010e02d3"/>
    </style:style>
    <style:style style:name="T170" style:family="text">
      <style:text-properties style:font-name="Georgia" officeooo:rsid="010fab1c"/>
    </style:style>
    <style:style style:name="T171" style:family="text">
      <style:text-properties style:font-name="Georgia" officeooo:rsid="0112bec3"/>
    </style:style>
    <style:style style:name="T172" style:family="text">
      <style:text-properties style:font-name="Georgia" officeooo:rsid="0113e782"/>
    </style:style>
    <style:style style:name="T173" style:family="text">
      <style:text-properties style:font-name="Georgia" officeooo:rsid="01157a3a"/>
    </style:style>
    <style:style style:name="T174" style:family="text">
      <style:text-properties style:font-name="Georgia" officeooo:rsid="0118a78f"/>
    </style:style>
    <style:style style:name="T175" style:family="text">
      <style:text-properties style:font-name="Georgia" fo:font-style="italic" style:font-style-asian="italic" style:font-style-complex="italic"/>
    </style:style>
    <style:style style:name="T176" style:family="text">
      <style:text-properties style:font-name="Georgia" fo:font-style="italic" officeooo:rsid="0118a78f" style:font-style-asian="italic" style:font-style-complex="italic"/>
    </style:style>
    <style:style style:name="T177" style:family="text">
      <style:text-properties style:font-name="Georgia" fo:font-style="italic" officeooo:rsid="011cc5c0" style:font-style-asian="italic" style:font-style-complex="italic"/>
    </style:style>
    <style:style style:name="T178" style:family="text">
      <style:text-properties style:font-name="Georgia" fo:font-style="italic" officeooo:rsid="011f427a" style:font-style-asian="italic" style:font-style-complex="italic"/>
    </style:style>
    <style:style style:name="T179" style:family="text">
      <style:text-properties style:font-name="Georgia" fo:font-style="italic" officeooo:rsid="01265f9e" style:font-style-asian="italic" style:font-style-complex="italic"/>
    </style:style>
    <style:style style:name="T180" style:family="text">
      <style:text-properties style:font-name="Georgia" fo:font-style="italic" officeooo:rsid="013b7a7d" style:font-style-asian="italic" style:font-style-complex="italic"/>
    </style:style>
    <style:style style:name="T181" style:family="text">
      <style:text-properties style:font-name="Georgia" officeooo:rsid="0118dc26"/>
    </style:style>
    <style:style style:name="T182" style:family="text">
      <style:text-properties style:font-name="Georgia" officeooo:rsid="011a84f0"/>
    </style:style>
    <style:style style:name="T183" style:family="text">
      <style:text-properties style:font-name="Georgia" officeooo:rsid="011c797f"/>
    </style:style>
    <style:style style:name="T184" style:family="text">
      <style:text-properties style:font-name="Georgia" officeooo:rsid="011cc5c0"/>
    </style:style>
    <style:style style:name="T185" style:family="text">
      <style:text-properties style:font-name="Georgia" officeooo:rsid="011e43bc"/>
    </style:style>
    <style:style style:name="T186" style:family="text">
      <style:text-properties style:font-name="Georgia" officeooo:rsid="011f427a"/>
    </style:style>
    <style:style style:name="T187" style:family="text">
      <style:text-properties style:font-name="Georgia" officeooo:rsid="0120ae74"/>
    </style:style>
    <style:style style:name="T188" style:family="text">
      <style:text-properties style:font-name="Georgia" officeooo:rsid="0121598d"/>
    </style:style>
    <style:style style:name="T189" style:family="text">
      <style:text-properties style:font-name="Georgia" officeooo:rsid="01225762"/>
    </style:style>
    <style:style style:name="T190" style:family="text">
      <style:text-properties style:font-name="Georgia" officeooo:rsid="01242475"/>
    </style:style>
    <style:style style:name="T191" style:family="text">
      <style:text-properties style:font-name="Georgia" officeooo:rsid="01248159"/>
    </style:style>
    <style:style style:name="T192" style:family="text">
      <style:text-properties style:font-name="Georgia" officeooo:rsid="0124af23"/>
    </style:style>
    <style:style style:name="T193" style:family="text">
      <style:text-properties style:font-name="Georgia" officeooo:rsid="01258f15"/>
    </style:style>
    <style:style style:name="T194" style:family="text">
      <style:text-properties style:font-name="Georgia" officeooo:rsid="0125a309"/>
    </style:style>
    <style:style style:name="T195" style:family="text">
      <style:text-properties style:font-name="Georgia" officeooo:rsid="01265f9e"/>
    </style:style>
    <style:style style:name="T196" style:family="text">
      <style:text-properties style:font-name="Georgia" officeooo:rsid="01268199"/>
    </style:style>
    <style:style style:name="T197" style:family="text">
      <style:text-properties style:font-name="Georgia" officeooo:rsid="0126d634"/>
    </style:style>
    <style:style style:name="T198" style:family="text">
      <style:text-properties style:font-name="Georgia" officeooo:rsid="01272f60"/>
    </style:style>
    <style:style style:name="T199" style:family="text">
      <style:text-properties style:font-name="Georgia" officeooo:rsid="0128b098"/>
    </style:style>
    <style:style style:name="T200" style:family="text">
      <style:text-properties style:font-name="Georgia" officeooo:rsid="012a2198"/>
    </style:style>
    <style:style style:name="T201" style:family="text">
      <style:text-properties style:font-name="Georgia" officeooo:rsid="012aa5d1"/>
    </style:style>
    <style:style style:name="T202" style:family="text">
      <style:text-properties style:font-name="Georgia" officeooo:rsid="012c2ef8"/>
    </style:style>
    <style:style style:name="T203" style:family="text">
      <style:text-properties style:font-name="Georgia" officeooo:rsid="012d95f6"/>
    </style:style>
    <style:style style:name="T204" style:family="text">
      <style:text-properties style:font-name="Georgia" officeooo:rsid="012e35ab"/>
    </style:style>
    <style:style style:name="T205" style:family="text">
      <style:text-properties style:font-name="Georgia" officeooo:rsid="012e54ec"/>
    </style:style>
    <style:style style:name="T206" style:family="text">
      <style:text-properties style:font-name="Georgia" officeooo:rsid="012f04e0"/>
    </style:style>
    <style:style style:name="T207" style:family="text">
      <style:text-properties style:font-name="Georgia" officeooo:rsid="01300ff8"/>
    </style:style>
    <style:style style:name="T208" style:family="text">
      <style:text-properties style:font-name="Georgia" officeooo:rsid="01310957"/>
    </style:style>
    <style:style style:name="T209" style:family="text">
      <style:text-properties style:font-name="Georgia" officeooo:rsid="0132ef55"/>
    </style:style>
    <style:style style:name="T210" style:family="text">
      <style:text-properties style:font-name="Georgia" officeooo:rsid="01354bcf"/>
    </style:style>
    <style:style style:name="T211" style:family="text">
      <style:text-properties style:font-name="Georgia" officeooo:rsid="01362753"/>
    </style:style>
    <style:style style:name="T212" style:family="text">
      <style:text-properties style:font-name="Georgia" officeooo:rsid="01373317"/>
    </style:style>
    <style:style style:name="T213" style:family="text">
      <style:text-properties style:font-name="Georgia" fo:font-size="9pt" fo:font-weight="bold" officeooo:rsid="01373317" style:font-size-asian="9pt" style:font-weight-asian="bold" style:font-size-complex="9pt" style:font-weight-complex="bold"/>
    </style:style>
    <style:style style:name="T214" style:family="text">
      <style:text-properties style:font-name="Georgia" officeooo:rsid="013af4b9"/>
    </style:style>
    <style:style style:name="T215" style:family="text">
      <style:text-properties style:font-name="Georgia" officeooo:rsid="013b7a7d"/>
    </style:style>
    <style:style style:name="T216" style:family="text">
      <style:text-properties style:font-name="Georgia" officeooo:rsid="013ffbbd"/>
    </style:style>
    <style:style style:name="T217" style:family="text">
      <style:text-properties style:font-name="Georgia" officeooo:rsid="0140f784"/>
    </style:style>
    <style:style style:name="T218" style:family="text">
      <style:text-properties style:font-name="Georgia" fo:font-size="11pt" style:font-size-asian="9.60000038146973pt" style:font-size-complex="11pt"/>
    </style:style>
    <style:style style:name="T219" style:family="text">
      <style:text-properties style:font-name="Georgia" fo:font-size="11pt" officeooo:rsid="022577c0" style:font-size-asian="9.60000038146973pt" style:font-size-complex="11pt"/>
    </style:style>
    <style:style style:name="T220" style:family="text">
      <style:text-properties style:font-name="Georgia" fo:font-size="11pt" officeooo:rsid="022e5c70" style:font-size-asian="9.60000038146973pt" style:font-size-complex="11pt"/>
    </style:style>
    <style:style style:name="T221" style:family="text">
      <style:text-properties style:font-name="Georgia" fo:font-size="11pt" officeooo:rsid="022fecb4" style:font-size-asian="9.60000038146973pt" style:font-size-complex="11pt"/>
    </style:style>
    <style:style style:name="T222" style:family="text">
      <style:text-properties style:font-name="Georgia" fo:font-size="11pt" officeooo:rsid="0230babc" style:font-size-asian="9.60000038146973pt" style:font-size-complex="11pt"/>
    </style:style>
    <style:style style:name="T223" style:family="text">
      <style:text-properties style:font-name="Georgia" fo:font-size="11pt" officeooo:rsid="0237d77a" style:font-size-asian="9.60000038146973pt" style:font-size-complex="11pt"/>
    </style:style>
    <style:style style:name="T224" style:family="text">
      <style:text-properties style:font-name="Georgia" fo:font-size="11pt" officeooo:rsid="02397351" style:font-size-asian="9.60000038146973pt" style:font-size-complex="11pt"/>
    </style:style>
    <style:style style:name="T225" style:family="text">
      <style:text-properties style:font-name="Georgia" fo:font-size="11pt" officeooo:rsid="023aad95" style:font-size-asian="9.60000038146973pt" style:font-size-complex="11pt"/>
    </style:style>
    <style:style style:name="T226" style:family="text">
      <style:text-properties style:font-name="Georgia" fo:font-size="11pt" officeooo:rsid="023abf5e" style:font-size-asian="9.60000038146973pt" style:font-size-complex="11pt"/>
    </style:style>
    <style:style style:name="T227" style:family="text">
      <style:text-properties style:font-name="Georgia" fo:font-size="11pt" style:font-size-asian="11pt" style:font-size-complex="11pt"/>
    </style:style>
    <style:style style:name="T228" style:family="text">
      <style:text-properties style:font-name="Georgia" fo:font-style="normal" style:font-style-asian="normal" style:font-style-complex="normal"/>
    </style:style>
    <style:style style:name="T229" style:family="text">
      <style:text-properties style:font-name="Georgia" fo:font-style="normal" officeooo:rsid="0415affc" style:font-style-asian="normal" style:font-style-complex="normal"/>
    </style:style>
    <style:style style:name="T230" style:family="text">
      <style:text-properties style:font-name="Georgia" fo:font-style="normal" officeooo:rsid="041619c3" style:font-style-asian="normal" style:font-style-complex="normal"/>
    </style:style>
    <style:style style:name="T231" style:family="text">
      <style:text-properties style:font-name="Georgia" fo:font-style="normal" officeooo:rsid="0417861e" style:font-style-asian="normal" style:font-style-complex="normal"/>
    </style:style>
    <style:style style:name="T232" style:family="text">
      <style:text-properties style:font-name="Georgia" fo:font-style="normal" officeooo:rsid="0417e24c" style:font-style-asian="normal" style:font-style-complex="normal"/>
    </style:style>
    <style:style style:name="T233" style:family="text">
      <style:text-properties style:font-name="Georgia" fo:font-style="normal" officeooo:rsid="041946c1" style:font-style-asian="normal" style:font-style-complex="normal"/>
    </style:style>
    <style:style style:name="T234" style:family="text">
      <style:text-properties style:font-name="Georgia" fo:font-style="normal" officeooo:rsid="0419fc8c" style:font-style-asian="normal" style:font-style-complex="normal"/>
    </style:style>
    <style:style style:name="T235" style:family="text">
      <style:text-properties style:font-name="Georgia" fo:font-style="normal" officeooo:rsid="041a8d74" style:font-style-asian="normal" style:font-style-complex="normal"/>
    </style:style>
    <style:style style:name="T236" style:family="text">
      <style:text-properties style:font-name="Georgia" fo:font-style="normal" officeooo:rsid="041c8c5b" style:font-style-asian="normal" style:font-style-complex="normal"/>
    </style:style>
    <style:style style:name="T237" style:family="text">
      <style:text-properties style:font-name="Georgia" fo:font-style="normal" officeooo:rsid="041e579b" style:font-style-asian="normal" style:font-style-complex="normal"/>
    </style:style>
    <style:style style:name="T238" style:family="text">
      <style:text-properties style:font-name="Georgia" fo:font-style="normal" officeooo:rsid="041eba53" style:font-style-asian="normal" style:font-style-complex="normal"/>
    </style:style>
    <style:style style:name="T239" style:family="text">
      <style:text-properties style:font-name="Georgia" fo:font-style="normal" officeooo:rsid="041f09e9" style:font-style-asian="normal" style:font-style-complex="normal"/>
    </style:style>
    <style:style style:name="T240" style:family="text">
      <style:text-properties style:font-name="Georgia" fo:font-style="normal" officeooo:rsid="04207e02" style:font-style-asian="normal" style:font-style-complex="normal"/>
    </style:style>
    <style:style style:name="T241" style:family="text">
      <style:text-properties style:font-name="Georgia" fo:font-style="normal" officeooo:rsid="042144dc" style:font-style-asian="normal" style:font-style-complex="normal"/>
    </style:style>
    <style:style style:name="T242" style:family="text">
      <style:text-properties style:font-name="Georgia" fo:font-style="normal" officeooo:rsid="042195ee" style:font-style-asian="normal" style:font-style-complex="normal"/>
    </style:style>
    <style:style style:name="T243" style:family="text">
      <style:text-properties style:font-name="Georgia" fo:font-style="normal" officeooo:rsid="0422e897" style:font-style-asian="normal" style:font-style-complex="normal"/>
    </style:style>
    <style:style style:name="T244" style:family="text">
      <style:text-properties style:font-name="Georgia" fo:font-style="normal" officeooo:rsid="04233d7c" style:font-style-asian="normal" style:font-style-complex="normal"/>
    </style:style>
    <style:style style:name="T245" style:family="text">
      <style:text-properties style:font-name="Georgia" fo:font-style="normal" officeooo:rsid="04241527" style:font-style-asian="normal" style:font-style-complex="normal"/>
    </style:style>
    <style:style style:name="T246" style:family="text">
      <style:text-properties style:font-name="Georgia" fo:font-style="normal" officeooo:rsid="04243caf" style:font-style-asian="normal" style:font-style-complex="normal"/>
    </style:style>
    <style:style style:name="T247" style:family="text">
      <style:text-properties style:font-name="Georgia" fo:font-style="normal" officeooo:rsid="0425035b" style:font-style-asian="normal" style:font-style-complex="normal"/>
    </style:style>
    <style:style style:name="T248" style:family="text">
      <style:text-properties style:font-name="Georgia" fo:font-style="normal" officeooo:rsid="0426f181" style:font-style-asian="normal" style:font-style-complex="normal"/>
    </style:style>
    <style:style style:name="T249" style:family="text">
      <style:text-properties style:font-name="Georgia" fo:font-style="normal" officeooo:rsid="042829fb" style:font-style-asian="normal" style:font-style-complex="normal"/>
    </style:style>
    <style:style style:name="T250" style:family="text">
      <style:text-properties style:font-name="Georgia" fo:font-style="normal" officeooo:rsid="04294159" style:font-style-asian="normal" style:font-style-complex="normal"/>
    </style:style>
    <style:style style:name="T251" style:family="text">
      <style:text-properties officeooo:rsid="01310957"/>
    </style:style>
    <style:style style:name="T252" style:family="text">
      <style:text-properties officeooo:rsid="0143514b"/>
    </style:style>
    <style:style style:name="T253" style:family="text">
      <style:text-properties officeooo:rsid="01443cd4"/>
    </style:style>
    <style:style style:name="T254" style:family="text">
      <style:text-properties officeooo:rsid="014c8e9b"/>
    </style:style>
    <style:style style:name="T255" style:family="text">
      <style:text-properties officeooo:rsid="014f1fe0"/>
    </style:style>
    <style:style style:name="T256" style:family="text">
      <style:text-properties officeooo:rsid="014fbbde"/>
    </style:style>
    <style:style style:name="T257" style:family="text">
      <style:text-properties officeooo:rsid="0150896e"/>
    </style:style>
    <style:style style:name="T258" style:family="text">
      <style:text-properties officeooo:rsid="0151e46d"/>
    </style:style>
    <style:style style:name="T259" style:family="text">
      <style:text-properties officeooo:rsid="01533001"/>
    </style:style>
    <style:style style:name="T260" style:family="text">
      <style:text-properties officeooo:rsid="01581b1f"/>
    </style:style>
    <style:style style:name="T261" style:family="text">
      <style:text-properties officeooo:rsid="015a0937"/>
    </style:style>
    <style:style style:name="T262" style:family="text">
      <style:text-properties officeooo:rsid="015d05c0"/>
    </style:style>
    <style:style style:name="T263" style:family="text">
      <style:text-properties officeooo:rsid="015e3b0e"/>
    </style:style>
    <style:style style:name="T264" style:family="text">
      <style:text-properties officeooo:rsid="0168d742"/>
    </style:style>
    <style:style style:name="T265" style:family="text">
      <style:text-properties style:text-underline-style="solid" style:text-underline-width="auto" style:text-underline-color="font-color"/>
    </style:style>
    <style:style style:name="T266" style:family="text">
      <style:text-properties officeooo:rsid="01754caf"/>
    </style:style>
    <style:style style:name="T267" style:family="text">
      <style:text-properties officeooo:rsid="01768616"/>
    </style:style>
    <style:style style:name="T268" style:family="text">
      <style:text-properties officeooo:rsid="017880cd"/>
    </style:style>
    <style:style style:name="T269" style:family="text">
      <style:text-properties officeooo:rsid="017b5269"/>
    </style:style>
    <style:style style:name="T270" style:family="text">
      <style:text-properties officeooo:rsid="017c46ef"/>
    </style:style>
    <style:style style:name="T271" style:family="text">
      <style:text-properties officeooo:rsid="017cc472"/>
    </style:style>
    <style:style style:name="T272" style:family="text">
      <style:text-properties officeooo:rsid="017d228c"/>
    </style:style>
    <style:style style:name="T273" style:family="text">
      <style:text-properties officeooo:rsid="017e11e4"/>
    </style:style>
    <style:style style:name="T274" style:family="text">
      <style:text-properties officeooo:rsid="01816c5c"/>
    </style:style>
    <style:style style:name="T275" style:family="text">
      <style:text-properties officeooo:rsid="0184a75a"/>
    </style:style>
    <style:style style:name="T276" style:family="text">
      <style:text-properties officeooo:rsid="0188bc0b"/>
    </style:style>
    <style:style style:name="T277" style:family="text">
      <style:text-properties officeooo:rsid="0189ae10"/>
    </style:style>
    <style:style style:name="T278" style:family="text">
      <style:text-properties officeooo:rsid="018a6c02"/>
    </style:style>
    <style:style style:name="T279" style:family="text">
      <style:text-properties officeooo:rsid="018b11a4"/>
    </style:style>
    <style:style style:name="T280" style:family="text">
      <style:text-properties officeooo:rsid="018bf660"/>
    </style:style>
    <style:style style:name="T281" style:family="text">
      <style:text-properties officeooo:rsid="018d067e"/>
    </style:style>
    <style:style style:name="T282" style:family="text">
      <style:text-properties officeooo:rsid="018e2ecd"/>
    </style:style>
    <style:style style:name="T283" style:family="text">
      <style:text-properties officeooo:rsid="018e3b48"/>
    </style:style>
    <style:style style:name="T284" style:family="text">
      <style:text-properties officeooo:rsid="018e74d1"/>
    </style:style>
    <style:style style:name="T285" style:family="text">
      <style:text-properties officeooo:rsid="018f85a4"/>
    </style:style>
    <style:style style:name="T286" style:family="text">
      <style:text-properties officeooo:rsid="01911525"/>
    </style:style>
    <style:style style:name="T287" style:family="text">
      <style:text-properties officeooo:rsid="01926277"/>
    </style:style>
    <style:style style:name="T288" style:family="text">
      <style:text-properties officeooo:rsid="0193bf0d"/>
    </style:style>
    <style:style style:name="T289" style:family="text">
      <style:text-properties officeooo:rsid="0193f597"/>
    </style:style>
    <style:style style:name="T290" style:family="text">
      <style:text-properties officeooo:rsid="01958dcd"/>
    </style:style>
    <style:style style:name="T291" style:family="text">
      <style:text-properties officeooo:rsid="0196a4bb"/>
    </style:style>
    <style:style style:name="T292" style:family="text">
      <style:text-properties officeooo:rsid="0196ed33"/>
    </style:style>
    <style:style style:name="T293" style:family="text">
      <style:text-properties officeooo:rsid="01970c2c"/>
    </style:style>
    <style:style style:name="T294" style:family="text">
      <style:text-properties officeooo:rsid="01983b38"/>
    </style:style>
    <style:style style:name="T295" style:family="text">
      <style:text-properties officeooo:rsid="019a9475"/>
    </style:style>
    <style:style style:name="T296" style:family="text">
      <style:text-properties officeooo:rsid="019bfd47"/>
    </style:style>
    <style:style style:name="T297" style:family="text">
      <style:text-properties officeooo:rsid="019c44f9"/>
    </style:style>
    <style:style style:name="T298" style:family="text">
      <style:text-properties officeooo:rsid="019c8f89"/>
    </style:style>
    <style:style style:name="T299" style:family="text">
      <style:text-properties officeooo:rsid="019ee9a4"/>
    </style:style>
    <style:style style:name="T300" style:family="text">
      <style:text-properties officeooo:rsid="01a4957b"/>
    </style:style>
    <style:style style:name="T301" style:family="text">
      <style:text-properties officeooo:rsid="01a5f23e"/>
    </style:style>
    <style:style style:name="T302" style:family="text">
      <style:text-properties officeooo:rsid="01abe898"/>
    </style:style>
    <style:style style:name="T303" style:family="text">
      <style:text-properties officeooo:rsid="01ae549e"/>
    </style:style>
    <style:style style:name="T304" style:family="text">
      <style:text-properties officeooo:rsid="01b24647"/>
    </style:style>
    <style:style style:name="T305" style:family="text">
      <style:text-properties officeooo:rsid="01b4499b"/>
    </style:style>
    <style:style style:name="T306" style:family="text">
      <style:text-properties officeooo:rsid="01b81018"/>
    </style:style>
    <style:style style:name="T307" style:family="text">
      <style:text-properties officeooo:rsid="01b9f99a"/>
    </style:style>
    <style:style style:name="T308" style:family="text">
      <style:text-properties officeooo:rsid="01bc1909"/>
    </style:style>
    <style:style style:name="T309" style:family="text">
      <style:text-properties officeooo:rsid="01beb398"/>
    </style:style>
    <style:style style:name="T310" style:family="text">
      <style:text-properties officeooo:rsid="01c021a6"/>
    </style:style>
    <style:style style:name="T311" style:family="text">
      <style:text-properties style:font-name="Georgia1" fo:language="en" fo:country="US" style:font-name-asian="Georgia1" style:font-name-complex="Georgia1"/>
    </style:style>
    <style:style style:name="T312" style:family="text">
      <style:text-properties style:font-name="Georgia1" fo:language="en" fo:country="US" style:font-name-complex="Georgia1"/>
    </style:style>
    <style:style style:name="T313" style:family="text">
      <style:text-properties style:font-name="Georgia1" fo:language="en" fo:country="US" fo:font-style="italic" style:font-style-asian="italic" style:font-name-complex="Georgia1" style:font-style-complex="italic"/>
    </style:style>
    <style:style style:name="T314" style:family="text">
      <style:text-properties style:font-name="Georgia1" style:font-name-complex="Georgia1"/>
    </style:style>
    <style:style style:name="T315" style:family="text">
      <style:text-properties fo:language="en" fo:country="US"/>
    </style:style>
    <style:style style:name="T316" style:family="text">
      <style:text-properties fo:language="en" fo:country="US" style:language-asian="en" style:country-asian="US" style:language-complex="ar" style:country-complex="SA"/>
    </style:style>
    <style:style style:name="T317" style:family="text">
      <style:text-properties fo:language="en" fo:country="US" officeooo:rsid="001f0736" style:language-asian="en" style:country-asian="US" style:language-complex="ar" style:country-complex="SA"/>
    </style:style>
    <style:style style:name="T318" style:family="text">
      <style:text-properties fo:language="en" fo:country="US" officeooo:rsid="001f4970" style:language-asian="en" style:country-asian="US" style:language-complex="ar" style:country-complex="SA"/>
    </style:style>
    <style:style style:name="T319" style:family="text">
      <style:text-properties fo:language="en" fo:country="US" officeooo:rsid="0022c5b4" style:language-asian="en" style:country-asian="US" style:language-complex="ar" style:country-complex="SA"/>
    </style:style>
    <style:style style:name="T320" style:family="text">
      <style:text-properties fo:language="en" fo:country="US" officeooo:rsid="0023a915" style:language-asian="en" style:country-asian="US" style:language-complex="ar" style:country-complex="SA"/>
    </style:style>
    <style:style style:name="T321" style:family="text">
      <style:text-properties fo:language="en" fo:country="US" officeooo:rsid="0023b28f" style:language-asian="en" style:country-asian="US" style:language-complex="ar" style:country-complex="SA"/>
    </style:style>
    <style:style style:name="T322" style:family="text">
      <style:text-properties fo:language="en" fo:country="US" officeooo:rsid="00240aed" style:language-asian="en" style:country-asian="US" style:language-complex="ar" style:country-complex="SA"/>
    </style:style>
    <style:style style:name="T323" style:family="text">
      <style:text-properties fo:language="en" fo:country="US" officeooo:rsid="00258f51" style:language-asian="en" style:country-asian="US" style:language-complex="ar" style:country-complex="SA"/>
    </style:style>
    <style:style style:name="T324" style:family="text">
      <style:text-properties fo:language="en" fo:country="US" officeooo:rsid="0025e4f0" style:language-asian="en" style:country-asian="US" style:language-complex="ar" style:country-complex="SA"/>
    </style:style>
    <style:style style:name="T325" style:family="text">
      <style:text-properties fo:language="en" fo:country="US" officeooo:rsid="0026707b" style:language-asian="en" style:country-asian="US" style:language-complex="ar" style:country-complex="SA"/>
    </style:style>
    <style:style style:name="T326" style:family="text">
      <style:text-properties fo:language="en" fo:country="US" officeooo:rsid="00284bd7" style:language-asian="en" style:country-asian="US" style:language-complex="ar" style:country-complex="SA"/>
    </style:style>
    <style:style style:name="T327" style:family="text">
      <style:text-properties fo:language="en" fo:country="US" officeooo:rsid="002a93df" style:language-asian="en" style:country-asian="US" style:language-complex="ar" style:country-complex="SA"/>
    </style:style>
    <style:style style:name="T328" style:family="text">
      <style:text-properties fo:language="en" fo:country="US" officeooo:rsid="002aa7fb" style:language-asian="en" style:country-asian="US" style:language-complex="ar" style:country-complex="SA"/>
    </style:style>
    <style:style style:name="T329" style:family="text">
      <style:text-properties fo:language="en" fo:country="US" officeooo:rsid="002bf5ef" style:language-asian="en" style:country-asian="US" style:language-complex="ar" style:country-complex="SA"/>
    </style:style>
    <style:style style:name="T330" style:family="text">
      <style:text-properties fo:language="en" fo:country="US" officeooo:rsid="002c33c4" style:language-asian="en" style:country-asian="US" style:language-complex="ar" style:country-complex="SA"/>
    </style:style>
    <style:style style:name="T331" style:family="text">
      <style:text-properties fo:language="en" fo:country="US" officeooo:rsid="002d59ba" style:language-asian="en" style:country-asian="US" style:language-complex="ar" style:country-complex="SA"/>
    </style:style>
    <style:style style:name="T332" style:family="text">
      <style:text-properties fo:language="en" fo:country="US" officeooo:rsid="002e1c2e" style:language-asian="en" style:country-asian="US" style:language-complex="ar" style:country-complex="SA"/>
    </style:style>
    <style:style style:name="T333" style:family="text">
      <style:text-properties fo:language="en" fo:country="US" officeooo:rsid="002f5814" style:language-asian="en" style:country-asian="US" style:language-complex="ar" style:country-complex="SA"/>
    </style:style>
    <style:style style:name="T334" style:family="text">
      <style:text-properties fo:language="en" fo:country="US" officeooo:rsid="002fb51e" style:language-asian="en" style:country-asian="US" style:language-complex="ar" style:country-complex="SA"/>
    </style:style>
    <style:style style:name="T335" style:family="text">
      <style:text-properties fo:language="en" fo:country="US" officeooo:rsid="0030b36c" style:language-asian="en" style:country-asian="US" style:language-complex="ar" style:country-complex="SA"/>
    </style:style>
    <style:style style:name="T336" style:family="text">
      <style:text-properties fo:language="en" fo:country="US" officeooo:rsid="00320744" style:language-asian="en" style:country-asian="US" style:language-complex="ar" style:country-complex="SA"/>
    </style:style>
    <style:style style:name="T337" style:family="text">
      <style:text-properties fo:language="en" fo:country="US" officeooo:rsid="0033da34" style:language-asian="en" style:country-asian="US" style:language-complex="ar" style:country-complex="SA"/>
    </style:style>
    <style:style style:name="T338" style:family="text">
      <style:text-properties fo:language="en" fo:country="US" officeooo:rsid="0034f41e" style:language-asian="en" style:country-asian="US" style:language-complex="ar" style:country-complex="SA"/>
    </style:style>
    <style:style style:name="T339" style:family="text">
      <style:text-properties fo:language="en" fo:country="US" officeooo:rsid="00364b96" style:language-asian="en" style:country-asian="US" style:language-complex="ar" style:country-complex="SA"/>
    </style:style>
    <style:style style:name="T340" style:family="text">
      <style:text-properties fo:language="en" fo:country="US" officeooo:rsid="003755ec" style:language-asian="en" style:country-asian="US" style:language-complex="ar" style:country-complex="SA"/>
    </style:style>
    <style:style style:name="T341" style:family="text">
      <style:text-properties fo:language="en" fo:country="US" officeooo:rsid="00384f01" style:language-asian="en" style:country-asian="US" style:language-complex="ar" style:country-complex="SA"/>
    </style:style>
    <style:style style:name="T342" style:family="text">
      <style:text-properties fo:language="en" fo:country="US" officeooo:rsid="00389a91" style:language-asian="en" style:country-asian="US" style:language-complex="ar" style:country-complex="SA"/>
    </style:style>
    <style:style style:name="T343" style:family="text">
      <style:text-properties fo:language="en" fo:country="US" officeooo:rsid="0039b5b4" style:language-asian="en" style:country-asian="US" style:language-complex="ar" style:country-complex="SA"/>
    </style:style>
    <style:style style:name="T344" style:family="text">
      <style:text-properties fo:language="en" fo:country="US" officeooo:rsid="003a3f50" style:language-asian="en" style:country-asian="US" style:language-complex="ar" style:country-complex="SA"/>
    </style:style>
    <style:style style:name="T345" style:family="text">
      <style:text-properties fo:language="en" fo:country="US" officeooo:rsid="003bdac3" style:language-asian="en" style:country-asian="US" style:language-complex="ar" style:country-complex="SA"/>
    </style:style>
    <style:style style:name="T346" style:family="text">
      <style:text-properties fo:language="en" fo:country="US" officeooo:rsid="003d6df3" style:language-asian="en" style:country-asian="US" style:language-complex="ar" style:country-complex="SA"/>
    </style:style>
    <style:style style:name="T347" style:family="text">
      <style:text-properties fo:language="en" fo:country="US" officeooo:rsid="003ef1c4" style:language-asian="en" style:country-asian="US" style:language-complex="ar" style:country-complex="SA"/>
    </style:style>
    <style:style style:name="T348" style:family="text">
      <style:text-properties fo:language="en" fo:country="US" officeooo:rsid="003f78d5" style:language-asian="en" style:country-asian="US" style:language-complex="ar" style:country-complex="SA"/>
    </style:style>
    <style:style style:name="T349" style:family="text">
      <style:text-properties fo:language="en" fo:country="US" officeooo:rsid="003f91ed" style:language-asian="en" style:country-asian="US" style:language-complex="ar" style:country-complex="SA"/>
    </style:style>
    <style:style style:name="T350" style:family="text">
      <style:text-properties fo:language="en" fo:country="US" officeooo:rsid="004138f4" style:language-asian="en" style:country-asian="US" style:language-complex="ar" style:country-complex="SA"/>
    </style:style>
    <style:style style:name="T351" style:family="text">
      <style:text-properties fo:language="en" fo:country="US" officeooo:rsid="0041f46f" style:language-asian="en" style:country-asian="US" style:language-complex="ar" style:country-complex="SA"/>
    </style:style>
    <style:style style:name="T352" style:family="text">
      <style:text-properties fo:language="en" fo:country="US" officeooo:rsid="0042dabc" style:language-asian="en" style:country-asian="US" style:language-complex="ar" style:country-complex="SA"/>
    </style:style>
    <style:style style:name="T353" style:family="text">
      <style:text-properties fo:language="en" fo:country="US" officeooo:rsid="00430979" style:language-asian="en" style:country-asian="US" style:language-complex="ar" style:country-complex="SA"/>
    </style:style>
    <style:style style:name="T354" style:family="text">
      <style:text-properties fo:language="en" fo:country="US" officeooo:rsid="00444259" style:language-asian="en" style:country-asian="US" style:language-complex="ar" style:country-complex="SA"/>
    </style:style>
    <style:style style:name="T355" style:family="text">
      <style:text-properties fo:language="en" fo:country="US" officeooo:rsid="00450e1e" style:language-asian="en" style:country-asian="US" style:language-complex="ar" style:country-complex="SA"/>
    </style:style>
    <style:style style:name="T356" style:family="text">
      <style:text-properties fo:language="en" fo:country="US" officeooo:rsid="0045456d" style:language-asian="en" style:country-asian="US" style:language-complex="ar" style:country-complex="SA"/>
    </style:style>
    <style:style style:name="T357" style:family="text">
      <style:text-properties fo:language="en" fo:country="US" officeooo:rsid="0045e899" style:language-asian="en" style:country-asian="US" style:language-complex="ar" style:country-complex="SA"/>
    </style:style>
    <style:style style:name="T358" style:family="text">
      <style:text-properties fo:language="en" fo:country="US" officeooo:rsid="0046f362" style:language-asian="en" style:country-asian="US" style:language-complex="ar" style:country-complex="SA"/>
    </style:style>
    <style:style style:name="T359" style:family="text">
      <style:text-properties fo:language="en" fo:country="US" officeooo:rsid="0047c28d" style:language-asian="en" style:country-asian="US" style:language-complex="ar" style:country-complex="SA"/>
    </style:style>
    <style:style style:name="T360" style:family="text">
      <style:text-properties fo:language="en" fo:country="US" officeooo:rsid="00487ac9" style:language-asian="en" style:country-asian="US" style:language-complex="ar" style:country-complex="SA"/>
    </style:style>
    <style:style style:name="T361" style:family="text">
      <style:text-properties fo:language="en" fo:country="US" officeooo:rsid="0048dce4" style:language-asian="en" style:country-asian="US" style:language-complex="ar" style:country-complex="SA"/>
    </style:style>
    <style:style style:name="T362" style:family="text">
      <style:text-properties fo:language="en" fo:country="US" officeooo:rsid="004926e1" style:language-asian="en" style:country-asian="US" style:language-complex="ar" style:country-complex="SA"/>
    </style:style>
    <style:style style:name="T363" style:family="text">
      <style:text-properties fo:language="en" fo:country="US" officeooo:rsid="004a590a" style:language-asian="en" style:country-asian="US" style:language-complex="ar" style:country-complex="SA"/>
    </style:style>
    <style:style style:name="T364" style:family="text">
      <style:text-properties fo:language="en" fo:country="US" officeooo:rsid="004ba9a6" style:language-asian="en" style:country-asian="US" style:language-complex="ar" style:country-complex="SA"/>
    </style:style>
    <style:style style:name="T365" style:family="text">
      <style:text-properties fo:language="en" fo:country="US" officeooo:rsid="004bf2b8" style:language-asian="en" style:country-asian="US" style:language-complex="ar" style:country-complex="SA"/>
    </style:style>
    <style:style style:name="T366" style:family="text">
      <style:text-properties fo:language="en" fo:country="US" officeooo:rsid="004d7cc7" style:language-asian="en" style:country-asian="US" style:language-complex="ar" style:country-complex="SA"/>
    </style:style>
    <style:style style:name="T367" style:family="text">
      <style:text-properties fo:language="en" fo:country="US" officeooo:rsid="004f28b9" style:language-asian="en" style:country-asian="US" style:language-complex="ar" style:country-complex="SA"/>
    </style:style>
    <style:style style:name="T368" style:family="text">
      <style:text-properties fo:language="en" fo:country="US" officeooo:rsid="0051067a" style:language-asian="en" style:country-asian="US" style:language-complex="ar" style:country-complex="SA"/>
    </style:style>
    <style:style style:name="T369" style:family="text">
      <style:text-properties fo:language="en" fo:country="US" officeooo:rsid="00526886" style:language-asian="en" style:country-asian="US" style:language-complex="ar" style:country-complex="SA"/>
    </style:style>
    <style:style style:name="T370" style:family="text">
      <style:text-properties fo:language="en" fo:country="US" officeooo:rsid="0052d81f" style:language-asian="en" style:country-asian="US" style:language-complex="ar" style:country-complex="SA"/>
    </style:style>
    <style:style style:name="T371" style:family="text">
      <style:text-properties fo:language="en" fo:country="US" officeooo:rsid="0054a0b3" style:language-asian="en" style:country-asian="US" style:language-complex="ar" style:country-complex="SA"/>
    </style:style>
    <style:style style:name="T372" style:family="text">
      <style:text-properties fo:language="en" fo:country="US" officeooo:rsid="00554fd2" style:language-asian="en" style:country-asian="US" style:language-complex="ar" style:country-complex="SA"/>
    </style:style>
    <style:style style:name="T373" style:family="text">
      <style:text-properties fo:language="en" fo:country="US" officeooo:rsid="00559ff7" style:language-asian="en" style:country-asian="US" style:language-complex="ar" style:country-complex="SA"/>
    </style:style>
    <style:style style:name="T374" style:family="text">
      <style:text-properties fo:language="en" fo:country="US" officeooo:rsid="0056f275" style:language-asian="en" style:country-asian="US" style:language-complex="ar" style:country-complex="SA"/>
    </style:style>
    <style:style style:name="T375" style:family="text">
      <style:text-properties fo:language="en" fo:country="US" officeooo:rsid="0057d60b" style:language-asian="en" style:country-asian="US" style:language-complex="ar" style:country-complex="SA"/>
    </style:style>
    <style:style style:name="T376" style:family="text">
      <style:text-properties fo:language="en" fo:country="US" officeooo:rsid="04882829" style:language-asian="en" style:country-asian="US" style:language-complex="ar" style:country-complex="SA"/>
    </style:style>
    <style:style style:name="T377" style:family="text">
      <style:text-properties officeooo:rsid="01e48fe6"/>
    </style:style>
    <style:style style:name="T378" style:family="text">
      <style:text-properties officeooo:rsid="01e4ea70"/>
    </style:style>
    <style:style style:name="T379" style:family="text">
      <style:text-properties officeooo:rsid="01e57069"/>
    </style:style>
    <style:style style:name="T380" style:family="text">
      <style:text-properties officeooo:rsid="01e6631f"/>
    </style:style>
    <style:style style:name="T381" style:family="text">
      <style:text-properties officeooo:rsid="01e7ff49"/>
    </style:style>
    <style:style style:name="T382" style:family="text">
      <style:text-properties officeooo:rsid="01e87a23"/>
    </style:style>
    <style:style style:name="T383" style:family="text">
      <style:text-properties officeooo:rsid="01ec19ee"/>
    </style:style>
    <style:style style:name="T384" style:family="text">
      <style:text-properties officeooo:rsid="01f0e22e"/>
    </style:style>
    <style:style style:name="T385" style:family="text">
      <style:text-properties officeooo:rsid="01f2cb08"/>
    </style:style>
    <style:style style:name="T386" style:family="text">
      <style:text-properties officeooo:rsid="01f48199"/>
    </style:style>
    <style:style style:name="T387" style:family="text">
      <style:text-properties officeooo:rsid="01fba72d"/>
    </style:style>
    <style:style style:name="T388" style:family="text">
      <style:text-properties officeooo:rsid="01fcab67"/>
    </style:style>
    <style:style style:name="T389" style:family="text">
      <style:text-properties officeooo:rsid="01fd8499"/>
    </style:style>
    <style:style style:name="T390" style:family="text">
      <style:text-properties officeooo:rsid="01fe504d"/>
    </style:style>
    <style:style style:name="T391" style:family="text">
      <style:text-properties officeooo:rsid="01fed817"/>
    </style:style>
    <style:style style:name="T392" style:family="text">
      <style:text-properties officeooo:rsid="0200c509"/>
    </style:style>
    <style:style style:name="T393" style:family="text">
      <style:text-properties officeooo:rsid="020114c3"/>
    </style:style>
    <style:style style:name="T394" style:family="text">
      <style:text-properties officeooo:rsid="02043d7d"/>
    </style:style>
    <style:style style:name="T395" style:family="text">
      <style:text-properties officeooo:rsid="020508e8"/>
    </style:style>
    <style:style style:name="T396" style:family="text">
      <style:text-properties officeooo:rsid="020c6770"/>
    </style:style>
    <style:style style:name="T397" style:family="text">
      <style:text-properties officeooo:rsid="0211b516"/>
    </style:style>
    <style:style style:name="T398" style:family="text">
      <style:text-properties officeooo:rsid="0218b6eb"/>
    </style:style>
    <style:style style:name="T399" style:family="text">
      <style:text-properties officeooo:rsid="0222667a"/>
    </style:style>
    <style:style style:name="T400" style:family="text">
      <style:text-properties officeooo:rsid="0223ab34"/>
    </style:style>
    <style:style style:name="T401" style:family="text">
      <style:text-properties officeooo:rsid="022467b8"/>
    </style:style>
    <style:style style:name="T402" style:family="text">
      <style:text-properties officeooo:rsid="022af4c8"/>
    </style:style>
    <style:style style:name="T403" style:family="text">
      <style:text-properties officeooo:rsid="0236a2bb"/>
    </style:style>
    <style:style style:name="T404" style:family="text">
      <style:text-properties officeooo:rsid="023e003b"/>
    </style:style>
    <style:style style:name="T405" style:family="text">
      <style:text-properties officeooo:rsid="0241f329"/>
    </style:style>
    <style:style style:name="T406" style:family="text">
      <style:text-properties officeooo:rsid="02433d02"/>
    </style:style>
    <style:style style:name="T407" style:family="text">
      <style:text-properties officeooo:rsid="024538b9"/>
    </style:style>
    <style:style style:name="T408" style:family="text">
      <style:text-properties officeooo:rsid="02461011"/>
    </style:style>
    <style:style style:name="T409" style:family="text">
      <style:text-properties officeooo:rsid="024835ad"/>
    </style:style>
    <style:style style:name="T410" style:family="text">
      <style:text-properties officeooo:rsid="02495423"/>
    </style:style>
    <style:style style:name="T411" style:family="text">
      <style:text-properties officeooo:rsid="024ae633"/>
    </style:style>
    <style:style style:name="T412" style:family="text">
      <style:text-properties officeooo:rsid="024cd7c3"/>
    </style:style>
    <style:style style:name="T413" style:family="text">
      <style:text-properties officeooo:rsid="024e1367"/>
    </style:style>
    <style:style style:name="T414" style:family="text">
      <style:text-properties officeooo:rsid="024fd002"/>
    </style:style>
    <style:style style:name="T415" style:family="text">
      <style:text-properties officeooo:rsid="025685e2"/>
    </style:style>
    <style:style style:name="T416" style:family="text">
      <style:text-properties officeooo:rsid="0256ad41"/>
    </style:style>
    <style:style style:name="T417" style:family="text">
      <style:text-properties officeooo:rsid="0257a81c"/>
    </style:style>
    <style:style style:name="T418" style:family="text">
      <style:text-properties officeooo:rsid="0258cd21"/>
    </style:style>
    <style:style style:name="T419" style:family="text">
      <style:text-properties officeooo:rsid="025dc7b7"/>
    </style:style>
    <style:style style:name="T420" style:family="text">
      <style:text-properties officeooo:rsid="025f69fc"/>
    </style:style>
    <style:style style:name="T421" style:family="text">
      <style:text-properties officeooo:rsid="02601fc4"/>
    </style:style>
    <style:style style:name="T422" style:family="text">
      <style:text-properties officeooo:rsid="02622485"/>
    </style:style>
    <style:style style:name="T423" style:family="text">
      <style:text-properties officeooo:rsid="02627ae0"/>
    </style:style>
    <style:style style:name="T424" style:family="text">
      <style:text-properties officeooo:rsid="026370b9"/>
    </style:style>
    <style:style style:name="T425" style:family="text">
      <style:text-properties officeooo:rsid="0266eef1"/>
    </style:style>
    <style:style style:name="T426" style:family="text">
      <style:text-properties officeooo:rsid="02686cb7"/>
    </style:style>
    <style:style style:name="T427" style:family="text">
      <style:text-properties officeooo:rsid="0268f712"/>
    </style:style>
    <style:style style:name="T428" style:family="text">
      <style:text-properties officeooo:rsid="0269a7fa"/>
    </style:style>
    <style:style style:name="T429" style:family="text">
      <style:text-properties officeooo:rsid="026a5118"/>
    </style:style>
    <style:style style:name="T430" style:family="text">
      <style:text-properties officeooo:rsid="026ba50f"/>
    </style:style>
    <style:style style:name="T431" style:family="text">
      <style:text-properties officeooo:rsid="0272380a"/>
    </style:style>
    <style:style style:name="T432" style:family="text">
      <style:text-properties officeooo:rsid="02729a15"/>
    </style:style>
    <style:style style:name="T433" style:family="text">
      <style:text-properties officeooo:rsid="0274c1a5"/>
    </style:style>
    <style:style style:name="T434" style:family="text">
      <style:text-properties officeooo:rsid="027687a7"/>
    </style:style>
    <style:style style:name="T435" style:family="text">
      <style:text-properties officeooo:rsid="0276c49f"/>
    </style:style>
    <style:style style:name="T436" style:family="text">
      <style:text-properties officeooo:rsid="02780c76"/>
    </style:style>
    <style:style style:name="T437" style:family="text">
      <style:text-properties officeooo:rsid="027af492"/>
    </style:style>
    <style:style style:name="T438" style:family="text">
      <style:text-properties officeooo:rsid="027ef408"/>
    </style:style>
    <style:style style:name="T439" style:family="text">
      <style:text-properties officeooo:rsid="028275e9"/>
    </style:style>
    <style:style style:name="T440" style:family="text">
      <style:text-properties officeooo:rsid="0282dc1d"/>
    </style:style>
    <style:style style:name="T441" style:family="text">
      <style:text-properties officeooo:rsid="0283ee29"/>
    </style:style>
    <style:style style:name="T442" style:family="text">
      <style:text-properties officeooo:rsid="0288b989"/>
    </style:style>
    <style:style style:name="T443" style:family="text">
      <style:text-properties officeooo:rsid="028b3930"/>
    </style:style>
    <style:style style:name="T444" style:family="text">
      <style:text-properties officeooo:rsid="028c31fd"/>
    </style:style>
    <style:style style:name="T445" style:family="text">
      <style:text-properties officeooo:rsid="028fe557"/>
    </style:style>
    <style:style style:name="T446" style:family="text">
      <style:text-properties officeooo:rsid="0292c578"/>
    </style:style>
    <style:style style:name="T447" style:family="text">
      <style:text-properties officeooo:rsid="0295d3eb"/>
    </style:style>
    <style:style style:name="T448" style:family="text">
      <style:text-properties officeooo:rsid="029782da"/>
    </style:style>
    <style:style style:name="T449" style:family="text">
      <style:text-properties officeooo:rsid="0299e6ff"/>
    </style:style>
    <style:style style:name="T450" style:family="text">
      <style:text-properties officeooo:rsid="029b74bf"/>
    </style:style>
    <style:style style:name="T451" style:family="text">
      <style:text-properties officeooo:rsid="029ec2cd"/>
    </style:style>
    <style:style style:name="T452" style:family="text">
      <style:text-properties officeooo:rsid="02a20981"/>
    </style:style>
    <style:style style:name="T453" style:family="text">
      <style:text-properties officeooo:rsid="02a3f97e"/>
    </style:style>
    <style:style style:name="T454" style:family="text">
      <style:text-properties officeooo:rsid="02a56a0c"/>
    </style:style>
    <style:style style:name="T455" style:family="text">
      <style:text-properties officeooo:rsid="02a57003"/>
    </style:style>
    <style:style style:name="T456" style:family="text">
      <style:text-properties officeooo:rsid="02a747af"/>
    </style:style>
    <style:style style:name="T457" style:family="text">
      <style:text-properties officeooo:rsid="02a7f640"/>
    </style:style>
    <style:style style:name="T458" style:family="text">
      <style:text-properties officeooo:rsid="02ad0315"/>
    </style:style>
    <style:style style:name="T459" style:family="text">
      <style:text-properties officeooo:rsid="02adb9ad"/>
    </style:style>
    <style:style style:name="T460" style:family="text">
      <style:text-properties officeooo:rsid="02afc36b"/>
    </style:style>
    <style:style style:name="T461" style:family="text">
      <style:text-properties officeooo:rsid="02b1b4ce"/>
    </style:style>
    <style:style style:name="T462" style:family="text">
      <style:text-properties officeooo:rsid="02b4cd35"/>
    </style:style>
    <style:style style:name="T463" style:family="text">
      <style:text-properties officeooo:rsid="02b790d8"/>
    </style:style>
    <style:style style:name="T464" style:family="text">
      <style:text-properties officeooo:rsid="02b9d05a"/>
    </style:style>
    <style:style style:name="T465" style:family="text">
      <style:text-properties officeooo:rsid="02bada57"/>
    </style:style>
    <style:style style:name="T466" style:family="text">
      <style:text-properties officeooo:rsid="02bb96db"/>
    </style:style>
    <style:style style:name="T467" style:family="text">
      <style:text-properties officeooo:rsid="02bbce37"/>
    </style:style>
    <style:style style:name="T468" style:family="text">
      <style:text-properties officeooo:rsid="02bbd777"/>
    </style:style>
    <style:style style:name="T469" style:family="text">
      <style:text-properties officeooo:rsid="02bd7041"/>
    </style:style>
    <style:style style:name="T470" style:family="text">
      <style:text-properties officeooo:rsid="02bf6105"/>
    </style:style>
    <style:style style:name="T471" style:family="text">
      <style:text-properties officeooo:rsid="02c07f59"/>
    </style:style>
    <style:style style:name="T472" style:family="text">
      <style:text-properties officeooo:rsid="02c21901"/>
    </style:style>
    <style:style style:name="T473" style:family="text">
      <style:text-properties officeooo:rsid="02c3ed23"/>
    </style:style>
    <style:style style:name="T474" style:family="text">
      <style:text-properties officeooo:rsid="02c859b2"/>
    </style:style>
    <style:style style:name="T475" style:family="text">
      <style:text-properties officeooo:rsid="02cb52ff"/>
    </style:style>
    <style:style style:name="T476" style:family="text">
      <style:text-properties officeooo:rsid="02cdedfe"/>
    </style:style>
    <style:style style:name="T477" style:family="text">
      <style:text-properties officeooo:rsid="02ce4ea9"/>
    </style:style>
    <style:style style:name="T478" style:family="text">
      <style:text-properties officeooo:rsid="02cfd90f"/>
    </style:style>
    <style:style style:name="T479" style:family="text">
      <style:text-properties officeooo:rsid="02d0d4ca"/>
    </style:style>
    <style:style style:name="T480" style:family="text">
      <style:text-properties officeooo:rsid="02d1193f"/>
    </style:style>
    <style:style style:name="T481" style:family="text">
      <style:text-properties officeooo:rsid="02d268f6"/>
    </style:style>
    <style:style style:name="T482" style:family="text">
      <style:text-properties officeooo:rsid="02d3c305"/>
    </style:style>
    <style:style style:name="T483" style:family="text">
      <style:text-properties officeooo:rsid="02d7c0bb"/>
    </style:style>
    <style:style style:name="T484" style:family="text">
      <style:text-properties officeooo:rsid="02db14fe"/>
    </style:style>
    <style:style style:name="T485" style:family="text">
      <style:text-properties officeooo:rsid="02dd865a"/>
    </style:style>
    <style:style style:name="T486" style:family="text">
      <style:text-properties officeooo:rsid="02de8e4e"/>
    </style:style>
    <style:style style:name="T487" style:family="text">
      <style:text-properties officeooo:rsid="02dfa175"/>
    </style:style>
    <style:style style:name="T488" style:family="text">
      <style:text-properties officeooo:rsid="02dfd85b"/>
    </style:style>
    <style:style style:name="T489" style:family="text">
      <style:text-properties officeooo:rsid="02e0b2af"/>
    </style:style>
    <style:style style:name="T490" style:family="text">
      <style:text-properties officeooo:rsid="02e17e90"/>
    </style:style>
    <style:style style:name="T491" style:family="text">
      <style:text-properties officeooo:rsid="02e1f600"/>
    </style:style>
    <style:style style:name="T492" style:family="text">
      <style:text-properties officeooo:rsid="02e2dded"/>
    </style:style>
    <style:style style:name="T493" style:family="text">
      <style:text-properties officeooo:rsid="02e6462f"/>
    </style:style>
    <style:style style:name="T494" style:family="text">
      <style:text-properties officeooo:rsid="02e9561a"/>
    </style:style>
    <style:style style:name="T495" style:family="text">
      <style:text-properties officeooo:rsid="02eaae18"/>
    </style:style>
    <style:style style:name="T496" style:family="text">
      <style:text-properties officeooo:rsid="02eb9ba2"/>
    </style:style>
    <style:style style:name="T497" style:family="text">
      <style:text-properties officeooo:rsid="02ed83c9"/>
    </style:style>
    <style:style style:name="T498" style:family="text">
      <style:text-properties officeooo:rsid="02ef6810"/>
    </style:style>
    <style:style style:name="T499" style:family="text">
      <style:text-properties officeooo:rsid="02f17a44"/>
    </style:style>
    <style:style style:name="T500" style:family="text">
      <style:text-properties officeooo:rsid="02f30a5f"/>
    </style:style>
    <style:style style:name="T501" style:family="text">
      <style:text-properties officeooo:rsid="02f3bcc5"/>
    </style:style>
    <style:style style:name="T502" style:family="text">
      <style:text-properties officeooo:rsid="02f62350"/>
    </style:style>
    <style:style style:name="T503" style:family="text">
      <style:text-properties officeooo:rsid="02f6b2e5"/>
    </style:style>
    <style:style style:name="T504" style:family="text">
      <style:text-properties officeooo:rsid="02face61"/>
    </style:style>
    <style:style style:name="T505" style:family="text">
      <style:text-properties officeooo:rsid="02fbf21f"/>
    </style:style>
    <style:style style:name="T506" style:family="text">
      <style:text-properties officeooo:rsid="02ff2781"/>
    </style:style>
    <style:style style:name="T507" style:family="text">
      <style:text-properties officeooo:rsid="030110ef"/>
    </style:style>
    <style:style style:name="T508" style:family="text">
      <style:text-properties officeooo:rsid="0302a527"/>
    </style:style>
    <style:style style:name="T509" style:family="text">
      <style:text-properties officeooo:rsid="03035e62"/>
    </style:style>
    <style:style style:name="T510" style:family="text">
      <style:text-properties officeooo:rsid="03047d9d"/>
    </style:style>
    <style:style style:name="T511" style:family="text">
      <style:text-properties officeooo:rsid="0308ad5a"/>
    </style:style>
    <style:style style:name="T512" style:family="text">
      <style:text-properties officeooo:rsid="030b1591"/>
    </style:style>
    <style:style style:name="T513" style:family="text">
      <style:text-properties officeooo:rsid="030b8d9d"/>
    </style:style>
    <style:style style:name="T514" style:family="text">
      <style:text-properties officeooo:rsid="030c6910"/>
    </style:style>
    <style:style style:name="T515" style:family="text">
      <style:text-properties officeooo:rsid="030e3ad7"/>
    </style:style>
    <style:style style:name="T516" style:family="text">
      <style:text-properties officeooo:rsid="030f401e"/>
    </style:style>
    <style:style style:name="T517" style:family="text">
      <style:text-properties officeooo:rsid="0311a256"/>
    </style:style>
    <style:style style:name="T518" style:family="text">
      <style:text-properties officeooo:rsid="031352f2"/>
    </style:style>
    <style:style style:name="T519" style:family="text">
      <style:text-properties officeooo:rsid="031888b4"/>
    </style:style>
    <style:style style:name="T520" style:family="text">
      <style:text-properties officeooo:rsid="031a56ac"/>
    </style:style>
    <style:style style:name="T521" style:family="text">
      <style:text-properties officeooo:rsid="031adf98"/>
    </style:style>
    <style:style style:name="T522" style:family="text">
      <style:text-properties officeooo:rsid="031cd398"/>
    </style:style>
    <style:style style:name="T523" style:family="text">
      <style:text-properties officeooo:rsid="031ea950"/>
    </style:style>
    <style:style style:name="T524" style:family="text">
      <style:text-properties officeooo:rsid="031f22b0"/>
    </style:style>
    <style:style style:name="T525" style:family="text">
      <style:text-properties officeooo:rsid="0320570e"/>
    </style:style>
    <style:style style:name="T526" style:family="text">
      <style:text-properties officeooo:rsid="032228b8"/>
    </style:style>
    <style:style style:name="T527" style:family="text">
      <style:text-properties officeooo:rsid="0322c7c7"/>
    </style:style>
    <style:style style:name="T528" style:family="text">
      <style:text-properties officeooo:rsid="03237266"/>
    </style:style>
    <style:style style:name="T529" style:family="text">
      <style:text-properties officeooo:rsid="0325cfd2"/>
    </style:style>
    <style:style style:name="T530" style:family="text">
      <style:text-properties officeooo:rsid="0327b56c"/>
    </style:style>
    <style:style style:name="T531" style:family="text">
      <style:text-properties officeooo:rsid="03299c42"/>
    </style:style>
    <style:style style:name="T532" style:family="text">
      <style:text-properties officeooo:rsid="032aac4a"/>
    </style:style>
    <style:style style:name="T533" style:family="text">
      <style:text-properties officeooo:rsid="032b292d"/>
    </style:style>
    <style:style style:name="T534" style:family="text">
      <style:text-properties officeooo:rsid="032ec982"/>
    </style:style>
    <style:style style:name="T535" style:family="text">
      <style:text-properties officeooo:rsid="03305750"/>
    </style:style>
    <style:style style:name="T536" style:family="text">
      <style:text-properties officeooo:rsid="0331b7f6"/>
    </style:style>
    <style:style style:name="T537" style:family="text">
      <style:text-properties officeooo:rsid="03345dcd"/>
    </style:style>
    <style:style style:name="T538" style:family="text">
      <style:text-properties officeooo:rsid="0334df5b"/>
    </style:style>
    <style:style style:name="T539" style:family="text">
      <style:text-properties officeooo:rsid="033630a4"/>
    </style:style>
    <style:style style:name="T540" style:family="text">
      <style:text-properties officeooo:rsid="03373a48"/>
    </style:style>
    <style:style style:name="T541" style:family="text">
      <style:text-properties officeooo:rsid="03379d90"/>
    </style:style>
    <style:style style:name="T542" style:family="text">
      <style:text-properties officeooo:rsid="0339815d"/>
    </style:style>
    <style:style style:name="T543" style:family="text">
      <style:text-properties officeooo:rsid="033a66da"/>
    </style:style>
    <style:style style:name="T544" style:family="text">
      <style:text-properties officeooo:rsid="033a92c7"/>
    </style:style>
    <style:style style:name="T545" style:family="text">
      <style:text-properties officeooo:rsid="033c892e"/>
    </style:style>
    <style:style style:name="T546" style:family="text">
      <style:text-properties officeooo:rsid="033cc4dd"/>
    </style:style>
    <style:style style:name="T547" style:family="text">
      <style:text-properties officeooo:rsid="033d8c15"/>
    </style:style>
    <style:style style:name="T548" style:family="text">
      <style:text-properties officeooo:rsid="033f476e"/>
    </style:style>
    <style:style style:name="T549" style:family="text">
      <style:text-properties officeooo:rsid="033f4bc8"/>
    </style:style>
    <style:style style:name="T550" style:family="text">
      <style:text-properties officeooo:rsid="03401a6a"/>
    </style:style>
    <style:style style:name="T551" style:family="text">
      <style:text-properties officeooo:rsid="0340fa5f"/>
    </style:style>
    <style:style style:name="T552" style:family="text">
      <style:text-properties officeooo:rsid="03422992"/>
    </style:style>
    <style:style style:name="T553" style:family="text">
      <style:text-properties fo:font-size="9pt" fo:font-weight="bold" officeooo:rsid="0340fa5f" style:font-size-asian="9pt" style:font-weight-asian="bold" style:font-size-complex="9pt" style:font-weight-complex="bold"/>
    </style:style>
    <style:style style:name="T554" style:family="text">
      <style:text-properties officeooo:rsid="0345da6f"/>
    </style:style>
    <style:style style:name="T555" style:family="text">
      <style:text-properties officeooo:rsid="0346ec41"/>
    </style:style>
    <style:style style:name="T556" style:family="text">
      <style:text-properties officeooo:rsid="0347dacc"/>
    </style:style>
    <style:style style:name="T557" style:family="text">
      <style:text-properties officeooo:rsid="03491d14"/>
    </style:style>
    <style:style style:name="T558" style:family="text">
      <style:text-properties officeooo:rsid="034a4cfd"/>
    </style:style>
    <style:style style:name="T559" style:family="text">
      <style:text-properties officeooo:rsid="034b83e1"/>
    </style:style>
    <style:style style:name="T560" style:family="text">
      <style:text-properties officeooo:rsid="034ebfee"/>
    </style:style>
    <style:style style:name="T561" style:family="text">
      <style:text-properties officeooo:rsid="034f8dae"/>
    </style:style>
    <style:style style:name="T562" style:family="text">
      <style:text-properties officeooo:rsid="035152ad"/>
    </style:style>
    <style:style style:name="T563" style:family="text">
      <style:text-properties officeooo:rsid="03540f4b"/>
    </style:style>
    <style:style style:name="T564" style:family="text">
      <style:text-properties officeooo:rsid="03553486"/>
    </style:style>
    <style:style style:name="T565" style:family="text">
      <style:text-properties officeooo:rsid="035ad071"/>
    </style:style>
    <style:style style:name="T566" style:family="text">
      <style:text-properties officeooo:rsid="035e4f27"/>
    </style:style>
    <style:style style:name="T567" style:family="text">
      <style:text-properties officeooo:rsid="03606d70"/>
    </style:style>
    <style:style style:name="T568" style:family="text">
      <style:text-properties officeooo:rsid="0365eba0"/>
    </style:style>
    <style:style style:name="T569" style:family="text">
      <style:text-properties officeooo:rsid="0366e48d"/>
    </style:style>
    <style:style style:name="T570" style:family="text">
      <style:text-properties officeooo:rsid="03686ebc"/>
    </style:style>
    <style:style style:name="T571" style:family="text">
      <style:text-properties officeooo:rsid="0369cdca"/>
    </style:style>
    <style:style style:name="T572" style:family="text">
      <style:text-properties officeooo:rsid="036bf077"/>
    </style:style>
    <style:style style:name="T573" style:family="text">
      <style:text-properties officeooo:rsid="036d05aa"/>
    </style:style>
    <style:style style:name="T574" style:family="text">
      <style:text-properties officeooo:rsid="036d52df"/>
    </style:style>
    <style:style style:name="T575" style:family="text">
      <style:text-properties officeooo:rsid="036ee2f0"/>
    </style:style>
    <style:style style:name="T576" style:family="text">
      <style:text-properties officeooo:rsid="036efc04"/>
    </style:style>
    <style:style style:name="T577" style:family="text">
      <style:text-properties officeooo:rsid="0371955f"/>
    </style:style>
    <style:style style:name="T578" style:family="text">
      <style:text-properties officeooo:rsid="0374b642"/>
    </style:style>
    <style:style style:name="T579" style:family="text">
      <style:text-properties officeooo:rsid="03768bc9"/>
    </style:style>
    <style:style style:name="T580" style:family="text">
      <style:text-properties officeooo:rsid="0379d2d0"/>
    </style:style>
    <style:style style:name="T581" style:family="text">
      <style:text-properties officeooo:rsid="037aec00"/>
    </style:style>
    <style:style style:name="T582" style:family="text">
      <style:text-properties officeooo:rsid="037b4f79"/>
    </style:style>
    <style:style style:name="T583" style:family="text">
      <style:text-properties officeooo:rsid="037c927f"/>
    </style:style>
    <style:style style:name="T584" style:family="text">
      <style:text-properties officeooo:rsid="037ea593"/>
    </style:style>
    <style:style style:name="T585" style:family="text">
      <style:text-properties officeooo:rsid="037f4fa4"/>
    </style:style>
    <style:style style:name="T586" style:family="text">
      <style:text-properties officeooo:rsid="037f76cd"/>
    </style:style>
    <style:style style:name="T587" style:family="text">
      <style:text-properties officeooo:rsid="038406e0"/>
    </style:style>
    <style:style style:name="T588" style:family="text">
      <style:text-properties officeooo:rsid="0385c0df"/>
    </style:style>
    <style:style style:name="T589" style:family="text">
      <style:text-properties officeooo:rsid="03893923"/>
    </style:style>
    <style:style style:name="T590" style:family="text">
      <style:text-properties officeooo:rsid="038b2f0d"/>
    </style:style>
    <style:style style:name="T591" style:family="text">
      <style:text-properties officeooo:rsid="038c98db"/>
    </style:style>
    <style:style style:name="T592" style:family="text">
      <style:text-properties officeooo:rsid="038f177c"/>
    </style:style>
    <style:style style:name="T593" style:family="text">
      <style:text-properties officeooo:rsid="0390e4b0"/>
    </style:style>
    <style:style style:name="T594" style:family="text">
      <style:text-properties officeooo:rsid="039222db"/>
    </style:style>
    <style:style style:name="T595" style:family="text">
      <style:text-properties officeooo:rsid="0393ec14"/>
    </style:style>
    <style:style style:name="T596" style:family="text">
      <style:text-properties officeooo:rsid="03940785"/>
    </style:style>
    <style:style style:name="T597" style:family="text">
      <style:text-properties officeooo:rsid="03947c05"/>
    </style:style>
    <style:style style:name="T598" style:family="text">
      <style:text-properties officeooo:rsid="0394ec65"/>
    </style:style>
    <style:style style:name="T599" style:family="text">
      <style:text-properties officeooo:rsid="0396c652"/>
    </style:style>
    <style:style style:name="T600" style:family="text">
      <style:text-properties officeooo:rsid="0396ec4f"/>
    </style:style>
    <style:style style:name="T601" style:family="text">
      <style:text-properties officeooo:rsid="03975b24"/>
    </style:style>
    <style:style style:name="T602" style:family="text">
      <style:text-properties officeooo:rsid="03993458"/>
    </style:style>
    <style:style style:name="T603" style:family="text">
      <style:text-properties officeooo:rsid="039b1941"/>
    </style:style>
    <style:style style:name="T604" style:family="text">
      <style:text-properties officeooo:rsid="039f133b"/>
    </style:style>
    <style:style style:name="T605" style:family="text">
      <style:text-properties officeooo:rsid="03a2e07e"/>
    </style:style>
    <style:style style:name="T606" style:family="text">
      <style:text-properties officeooo:rsid="03a4ca47"/>
    </style:style>
    <style:style style:name="T607" style:family="text">
      <style:text-properties officeooo:rsid="03aa8284"/>
    </style:style>
    <style:style style:name="T608" style:family="text">
      <style:text-properties officeooo:rsid="03aed51f"/>
    </style:style>
    <style:style style:name="T609" style:family="text">
      <style:text-properties officeooo:rsid="03b0e8aa"/>
    </style:style>
    <style:style style:name="T610" style:family="text">
      <style:text-properties officeooo:rsid="03b1ae5e"/>
    </style:style>
    <style:style style:name="T611" style:family="text">
      <style:text-properties officeooo:rsid="03b22b11"/>
    </style:style>
    <style:style style:name="T612" style:family="text">
      <style:text-properties officeooo:rsid="03b442b3"/>
    </style:style>
    <style:style style:name="T613" style:family="text">
      <style:text-properties officeooo:rsid="03ba5d85"/>
    </style:style>
    <style:style style:name="T614" style:family="text">
      <style:text-properties officeooo:rsid="03bb3fbb"/>
    </style:style>
    <style:style style:name="T615" style:family="text">
      <style:text-properties officeooo:rsid="03bc03e7"/>
    </style:style>
    <style:style style:name="T616" style:family="text">
      <style:text-properties officeooo:rsid="03bccef7"/>
    </style:style>
    <style:style style:name="T617" style:family="text">
      <style:text-properties officeooo:rsid="03bfd196"/>
    </style:style>
    <style:style style:name="T618" style:family="text">
      <style:text-properties officeooo:rsid="03c340e6"/>
    </style:style>
    <style:style style:name="T619" style:family="text">
      <style:text-properties officeooo:rsid="03c3b362"/>
    </style:style>
    <style:style style:name="T620" style:family="text">
      <style:text-properties officeooo:rsid="03c6b444"/>
    </style:style>
    <style:style style:name="T621" style:family="text">
      <style:text-properties officeooo:rsid="03ce1072"/>
    </style:style>
    <style:style style:name="T622" style:family="text">
      <style:text-properties officeooo:rsid="03ce1d5b"/>
    </style:style>
    <style:style style:name="T623" style:family="text">
      <style:text-properties officeooo:rsid="03cf81b6"/>
    </style:style>
    <style:style style:name="T624" style:family="text">
      <style:text-properties officeooo:rsid="03d14ffb"/>
    </style:style>
    <style:style style:name="T625" style:family="text">
      <style:text-properties officeooo:rsid="03d319a0"/>
    </style:style>
    <style:style style:name="T626" style:family="text">
      <style:text-properties officeooo:rsid="03d43d5b"/>
    </style:style>
    <style:style style:name="T627" style:family="text">
      <style:text-properties officeooo:rsid="03d71d78"/>
    </style:style>
    <style:style style:name="T628" style:family="text">
      <style:text-properties officeooo:rsid="03db9e9e"/>
    </style:style>
    <style:style style:name="T629" style:family="text">
      <style:text-properties officeooo:rsid="03dba884"/>
    </style:style>
    <style:style style:name="T630" style:family="text">
      <style:text-properties officeooo:rsid="03e48e04"/>
    </style:style>
    <style:style style:name="T631" style:family="text">
      <style:text-properties officeooo:rsid="03e70f83"/>
    </style:style>
    <style:style style:name="T632" style:family="text">
      <style:text-properties officeooo:rsid="03e8aae8"/>
    </style:style>
    <style:style style:name="T633" style:family="text">
      <style:text-properties officeooo:rsid="03eabcff"/>
    </style:style>
    <style:style style:name="T634" style:family="text">
      <style:text-properties officeooo:rsid="03ed9562"/>
    </style:style>
    <style:style style:name="T635" style:family="text">
      <style:text-properties officeooo:rsid="03efb51a"/>
    </style:style>
    <style:style style:name="T636" style:family="text">
      <style:text-properties officeooo:rsid="03f1100d"/>
    </style:style>
    <style:style style:name="T637" style:family="text">
      <style:text-properties officeooo:rsid="03f2ff3a"/>
    </style:style>
    <style:style style:name="T638" style:family="text">
      <style:text-properties officeooo:rsid="03f41ce8"/>
    </style:style>
    <style:style style:name="T639" style:family="text">
      <style:text-properties officeooo:rsid="03f52a53"/>
    </style:style>
    <style:style style:name="T640" style:family="text">
      <style:text-properties officeooo:rsid="03f6e49d"/>
    </style:style>
    <style:style style:name="T641" style:family="text">
      <style:text-properties officeooo:rsid="03f8bc14"/>
    </style:style>
    <style:style style:name="T642" style:family="text">
      <style:text-properties officeooo:rsid="03f97d53"/>
    </style:style>
    <style:style style:name="T643" style:family="text">
      <style:text-properties officeooo:rsid="03faf14c"/>
    </style:style>
    <style:style style:name="T644" style:family="text">
      <style:text-properties officeooo:rsid="03fc1bb1"/>
    </style:style>
    <style:style style:name="T645" style:family="text">
      <style:text-properties officeooo:rsid="03fd2087"/>
    </style:style>
    <style:style style:name="T646" style:family="text">
      <style:text-properties officeooo:rsid="03fe7571"/>
    </style:style>
    <style:style style:name="T647" style:family="text">
      <style:text-properties officeooo:rsid="03ff0b08"/>
    </style:style>
    <style:style style:name="T648" style:family="text">
      <style:text-properties officeooo:rsid="040097eb"/>
    </style:style>
    <style:style style:name="T649" style:family="text">
      <style:text-properties officeooo:rsid="04033f21"/>
    </style:style>
    <style:style style:name="T650" style:family="text">
      <style:text-properties officeooo:rsid="040ad58e"/>
    </style:style>
    <style:style style:name="T651" style:family="text">
      <style:text-properties officeooo:rsid="040dd850"/>
    </style:style>
    <style:style style:name="T652" style:family="text">
      <style:text-properties officeooo:rsid="040dea9d"/>
    </style:style>
    <style:style style:name="T653" style:family="text">
      <style:text-properties officeooo:rsid="04127dbe"/>
    </style:style>
    <style:style style:name="T654" style:family="text">
      <style:text-properties officeooo:rsid="04129690"/>
    </style:style>
    <style:style style:name="T655" style:family="text">
      <style:text-properties officeooo:rsid="04147983"/>
    </style:style>
    <style:style style:name="T656" style:family="text">
      <style:text-properties officeooo:rsid="0438d575"/>
    </style:style>
    <style:style style:name="T657" style:family="text">
      <style:text-properties officeooo:rsid="043972ca"/>
    </style:style>
    <style:style style:name="T658" style:family="text">
      <style:text-properties officeooo:rsid="04399142"/>
    </style:style>
    <style:style style:name="T659" style:family="text">
      <style:text-properties officeooo:rsid="043c9966"/>
    </style:style>
    <style:style style:name="T660" style:family="text">
      <style:text-properties officeooo:rsid="043e53f6"/>
    </style:style>
    <style:style style:name="T661" style:family="text">
      <style:text-properties officeooo:rsid="043fe574"/>
    </style:style>
    <style:style style:name="T662" style:family="text">
      <style:text-properties officeooo:rsid="044043a5"/>
    </style:style>
    <style:style style:name="T663" style:family="text">
      <style:text-properties officeooo:rsid="0440b7f7"/>
    </style:style>
    <style:style style:name="T664" style:family="text">
      <style:text-properties officeooo:rsid="04476d64"/>
    </style:style>
    <style:style style:name="T665" style:family="text">
      <style:text-properties officeooo:rsid="04489eae"/>
    </style:style>
    <style:style style:name="T666" style:family="text">
      <style:text-properties officeooo:rsid="0448fb31"/>
    </style:style>
    <style:style style:name="T667" style:family="text">
      <style:text-properties officeooo:rsid="044b3146"/>
    </style:style>
    <style:style style:name="T668" style:family="text">
      <style:text-properties officeooo:rsid="044cbc37"/>
    </style:style>
    <style:style style:name="T669" style:family="text">
      <style:text-properties officeooo:rsid="044ec075"/>
    </style:style>
    <style:style style:name="T670" style:family="text">
      <style:text-properties officeooo:rsid="0453e248"/>
    </style:style>
    <style:style style:name="T671" style:family="text">
      <style:text-properties officeooo:rsid="0455c062"/>
    </style:style>
    <style:style style:name="T672" style:family="text">
      <style:text-properties officeooo:rsid="000a5acf"/>
    </style:style>
    <style:style style:name="T673" style:family="text">
      <style:text-properties officeooo:rsid="000b9f01"/>
    </style:style>
    <style:style style:name="T674" style:family="text">
      <style:text-properties officeooo:rsid="000bc11a"/>
    </style:style>
    <style:style style:name="T675" style:family="text">
      <style:text-properties officeooo:rsid="000ddd90"/>
    </style:style>
    <style:style style:name="T676" style:family="text">
      <style:text-properties officeooo:rsid="000ec30b"/>
    </style:style>
    <style:style style:name="T677" style:family="text">
      <style:text-properties officeooo:rsid="001233a6"/>
    </style:style>
    <style:style style:name="T678" style:family="text">
      <style:text-properties officeooo:rsid="0013bf8a"/>
    </style:style>
    <style:style style:name="T679" style:family="text">
      <style:text-properties officeooo:rsid="001476c4"/>
    </style:style>
    <style:style style:name="T680" style:family="text">
      <style:text-properties officeooo:rsid="001560a8"/>
    </style:style>
    <style:style style:name="T681" style:family="text">
      <style:text-properties officeooo:rsid="0016fb63"/>
    </style:style>
    <style:style style:name="T682" style:family="text">
      <style:text-properties officeooo:rsid="0017cc82"/>
    </style:style>
    <style:style style:name="T683" style:family="text">
      <style:text-properties officeooo:rsid="0019da02"/>
    </style:style>
    <style:style style:name="T684" style:family="text">
      <style:text-properties officeooo:rsid="001bf3f9"/>
    </style:style>
    <style:style style:name="T685" style:family="text">
      <style:text-properties officeooo:rsid="001d4bec"/>
    </style:style>
    <style:style style:name="T686" style:family="text">
      <style:text-properties officeooo:rsid="001f0736"/>
    </style:style>
    <style:style style:name="T687" style:family="text">
      <style:text-properties officeooo:rsid="045a3c23"/>
    </style:style>
    <style:style style:name="T688" style:family="text">
      <style:text-properties officeooo:rsid="045ba9c3"/>
    </style:style>
    <style:style style:name="T689" style:family="text">
      <style:text-properties officeooo:rsid="045d6dd6"/>
    </style:style>
    <style:style style:name="T690" style:family="text">
      <style:text-properties officeooo:rsid="045e8c84"/>
    </style:style>
    <style:style style:name="T691" style:family="text">
      <style:text-properties officeooo:rsid="045f424e"/>
    </style:style>
    <style:style style:name="T692" style:family="text">
      <style:text-properties officeooo:rsid="0460afc2"/>
    </style:style>
    <style:style style:name="T693" style:family="text">
      <style:text-properties officeooo:rsid="0461b340"/>
    </style:style>
    <style:style style:name="T694" style:family="text">
      <style:text-properties officeooo:rsid="0463a0d3"/>
    </style:style>
    <style:style style:name="T695" style:family="text">
      <style:text-properties officeooo:rsid="0465cf24"/>
    </style:style>
    <style:style style:name="T696" style:family="text">
      <style:text-properties officeooo:rsid="04666656"/>
    </style:style>
    <style:style style:name="T697" style:family="text">
      <style:text-properties officeooo:rsid="04674150"/>
    </style:style>
    <style:style style:name="T698" style:family="text">
      <style:text-properties officeooo:rsid="04678f01"/>
    </style:style>
    <style:style style:name="T699" style:family="text">
      <style:text-properties officeooo:rsid="04689cb2"/>
    </style:style>
    <style:style style:name="T700" style:family="text">
      <style:text-properties officeooo:rsid="046a558f"/>
    </style:style>
    <style:style style:name="T701" style:family="text">
      <style:text-properties officeooo:rsid="046a9abf"/>
    </style:style>
    <style:style style:name="T702" style:family="text">
      <style:text-properties officeooo:rsid="046f4db9"/>
    </style:style>
    <style:style style:name="T703" style:family="text">
      <style:text-properties officeooo:rsid="0473819b"/>
    </style:style>
    <style:style style:name="T704" style:family="text">
      <style:text-properties officeooo:rsid="0473cf9d"/>
    </style:style>
    <style:style style:name="T705" style:family="text">
      <style:text-properties officeooo:rsid="0475019a"/>
    </style:style>
    <style:style style:name="T706" style:family="text">
      <style:text-properties officeooo:rsid="047603bc"/>
    </style:style>
    <style:style style:name="T707" style:family="text">
      <style:text-properties officeooo:rsid="047747f5"/>
    </style:style>
    <style:style style:name="T708" style:family="text">
      <style:text-properties officeooo:rsid="0479321e"/>
    </style:style>
    <style:style style:name="T709" style:family="text">
      <style:text-properties officeooo:rsid="047a273b"/>
    </style:style>
    <style:style style:name="T710" style:family="text">
      <style:text-properties officeooo:rsid="047e1afe"/>
    </style:style>
    <style:style style:name="T711" style:family="text">
      <style:text-properties officeooo:rsid="0480d069"/>
    </style:style>
    <style:style style:name="T712" style:family="text">
      <style:text-properties officeooo:rsid="048245e7"/>
    </style:style>
    <style:style style:name="T713" style:family="text">
      <style:text-properties officeooo:rsid="0483a94c"/>
    </style:style>
    <style:style style:name="T714" style:family="text">
      <style:text-properties officeooo:rsid="04866311"/>
    </style:style>
    <style:style style:name="T715" style:family="text">
      <style:text-properties officeooo:rsid="0488f558"/>
    </style:style>
    <style:style style:name="T716" style:family="text">
      <style:text-properties officeooo:rsid="048aa626"/>
    </style:style>
    <style:style style:name="T717" style:family="text">
      <style:text-properties officeooo:rsid="048dd297"/>
    </style:style>
    <style:style style:name="T718" style:family="text">
      <style:text-properties officeooo:rsid="0490c153"/>
    </style:style>
    <style:style style:name="T719" style:family="text">
      <style:text-properties officeooo:rsid="04926dcd"/>
    </style:style>
    <style:style style:name="T720" style:family="text">
      <style:text-properties officeooo:rsid="04931804"/>
    </style:style>
    <style:style style:name="T721" style:family="text">
      <style:text-properties officeooo:rsid="04949ef9"/>
    </style:style>
    <style:style style:name="T722" style:family="text">
      <style:text-properties officeooo:rsid="0496f075"/>
    </style:style>
    <style:style style:name="T723" style:family="text">
      <style:text-properties officeooo:rsid="0498d765"/>
    </style:style>
    <style:style style:name="T724" style:family="text">
      <style:text-properties officeooo:rsid="049bac3c"/>
    </style:style>
    <style:style style:name="T725" style:family="text">
      <style:text-properties officeooo:rsid="049d6fce"/>
    </style:style>
    <style:style style:name="T726" style:family="text">
      <style:text-properties officeooo:rsid="049f1d0a"/>
    </style:style>
    <style:style style:name="T727" style:family="text">
      <style:text-properties officeooo:rsid="04a90321"/>
    </style:style>
    <style:style style:name="T728" style:family="text">
      <style:text-properties officeooo:rsid="04ab5bfb"/>
    </style:style>
    <style:style style:name="T729" style:family="text">
      <style:text-properties officeooo:rsid="04ac28e9"/>
    </style:style>
    <style:style style:name="T730" style:family="text">
      <style:text-properties officeooo:rsid="04af003d"/>
    </style:style>
    <style:style style:name="T731" style:family="text">
      <style:text-properties officeooo:rsid="04b0df9d"/>
    </style:style>
    <style:style style:name="T732" style:family="text">
      <style:text-properties officeooo:rsid="04b246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0">Introduction</text:p>
      <text:p text:style-name="P356"/>
      <text:p text:style-name="P356"><text:s text:c="5"/>What exactly is this? Well in order to describe to you what goes on in the mind of a person like me, it would take years of explaining to do so. I highly doubt we have years of explaining to go over and through, so I will give you the short version.</text:p>
      <text:p text:style-name="P356"><text:s text:c="5"/>This is a story of life. A story not refined as one would expect, but you have picked it up and you have decided to read it. So I will give you that much as an advanced warning. Do not say that I didn't warn you, for this introduction will alone serve as your only and final warning.</text:p>
      <text:p text:style-name="P356"><text:s text:c="5"/>If you do not wish to see what is beyond these pages? That is fine. You may turn back now and not regret your decision to even embark on such a wondrous adventure.</text:p>
      <text:p text:style-name="P356"><text:s text:c="5"/>However. If you so choose to see what all goes on in the mind of a person such as myself? I invite you to do so. Enjoy your time here and take all you can from it...if there is such a thing to be taken from such an adventure. I do not know. I am but the story teller.</text:p>
      <text:p text:style-name="P356"><text:s text:c="5"/><text:span text:style-name="T76">Some of this story comes from my mind, other parts could very well be made up. It is all an experiment. An </text:span><text:soft-page-break/><text:span text:style-name="T76">experiment of something I've not done before...well not in such a context. Things made up mixed in with the truth. It is all but a wide experiment. You do not have to take my word for it of course. You shall see soon enough in time what it is all about.</text:span></text:p>
      <text:p text:style-name="P356"><text:s text:c="5"/><text:span text:style-name="T76">I'd like to say I came up with this idea all by myself. But that simply isn't the case. It comes from many different kinds of books where their styles come together in a mash up of thought and word. If I could add sound to this, you better believe it I would. But at present, I don't believe that is a possibility. I prefer to keep things simple.</text:span></text:p>
      <text:p text:style-name="P356"><text:s text:c="5"/><text:span text:style-name="T76">There are things I will simply not go into because of a personal nature. But you should grasp quite an eye opener into the person you are reading about.</text:span></text:p>
      <text:p text:style-name="P356"><text:s text:c="5"/><text:span text:style-name="T424">Perhaps you should bear in mind that not everything written in this book is real or even took place or happened. Some things I allowed my mind to come up with as I wrote to allow them some sort of freedom.</text:span></text:p>
      <text:p text:style-name="P356"><text:s text:c="5"/><text:span text:style-name="T424">It is but a simple thought. A thought upon which everything else is built. A thought that allows the human mind to soar and soar it does. It has a place, a purpose. Everything in this </text:span><text:soft-page-break/><text:span text:style-name="T424">book has a purpose. For the majority that purpose is up to me. That is okay. I can live with such a notion. But beyond that...well beyond that could be madness or it could be truth. Fact is an amusing word if you think about it. Such a noble invention a word such as fact. Something to be true. Something to hold true to and hold onto.</text:span></text:p>
      <text:p text:style-name="P356"><text:s text:c="5"/><text:span text:style-name="T76">But I will leave that thought up to you, dear reader, if you will accept it as fact or fiction. Either way, it doesn't matter to me.</text:span></text:p>
      <text:p text:style-name="P356"><text:s text:c="5"/><text:span text:style-name="T511">You'll find yourself locked within the mind of three people. They all will introduce themselves at the proper time and choosing. So do not worry about who they are at the moment. For now, simply enjoy the story.</text:span></text:p>
      <text:p text:style-name="P356"/>
      <text:p text:style-name="P355">In the dark</text:p>
      <text:p text:style-name="P355">Kyle Eggleston</text:p>
      <text:p text:style-name="P355"><text:span text:style-name="T76">May </text:span>2015</text:p>
      <text:p text:style-name="P569">The Penguin In Me</text:p>
      <text:p text:style-name="P567">The Odd Beginning</text:p>
      <text:p text:style-name="P564"/>
      <text:p text:style-name="P566"><text:span text:style-name="T311"><text:s text:c="5"/></text:span><text:span text:style-name="T312">I was born in a town known as Fresno California, that is in the county of Fresno. Early life wasn</text:span><text:span text:style-name="T315">’</text:span><text:span text:style-name="T312">t that easy of a thing. From the get go I had problems. Medical problems if you will, being born at the end of July with having an October due date</text:span><text:span text:style-name="T315">… </text:span><text:span text:style-name="T312">well you can imagine where it would lead to.</text:span></text:p>
      <text:p text:style-name="P566"><text:span text:style-name="T311"><text:s text:c="5"/></text:span><text:span text:style-name="T312">2 lbs and 10 ounces was my eventual weight at the hospital. The doctors had every right to be concerned over me. Here I was an early baby, premature as it were. They tried stopping me from entering this world so early, but well I suppose I was quite anxious to get down here.</text:span></text:p>
      <text:p text:style-name="P566"><text:span text:style-name="T311"><text:s text:c="5"/></text:span><text:span text:style-name="T312">Anxious and anxiety, such interesting words to describe how I ended up here. I</text:span><text:span text:style-name="T315">’</text:span><text:span text:style-name="T312">ve been known to have anxiety here and there over the course of my life</text:span><text:span text:style-name="T315">… </text:span><text:span text:style-name="T312">but I suppose we</text:span><text:span text:style-name="T315">’</text:span><text:span text:style-name="T312">re getting ahead of ourselves now aren</text:span><text:span text:style-name="T315">’</text:span><text:span text:style-name="T312">t we? Yes, that</text:span><text:span text:style-name="T315">’</text:span><text:span text:style-name="T312">s what I thought.</text:span></text:p>
      <text:p text:style-name="P566"><text:span text:style-name="T311"><text:s text:c="5"/></text:span><text:span text:style-name="T312">I </text:span><text:span text:style-name="T313">should</text:span><text:span text:style-name="T312"> spare you the details about my infancy</text:span><text:span text:style-name="T315">…</text:span><text:span text:style-name="T312">but what would the fun in that be? No, it all must be told from whatever I can remember. To remember such things, I</text:span><text:span text:style-name="T315">’</text:span><text:span text:style-name="T312">d say it</text:span><text:span text:style-name="T315">’</text:span><text:span text:style-name="T312">s a blessing and a curse. Personally I</text:span><text:span text:style-name="T315">’</text:span><text:span text:style-name="T312">m glad I don</text:span><text:span text:style-name="T315">’</text:span><text:span text:style-name="T312">t remember the details at all. I only know what I have been told by my parents. They were there</text:span><text:span text:style-name="T315">… </text:span><text:span text:style-name="T312">I was, well I was there but I was too tiny to remember anything. I doubt anyone remembers things from the moment they were born. Now that would be an interesting thing.</text:span></text:p>
      <text:p text:style-name="P566"><text:span text:style-name="T311"><text:s text:c="5"/></text:span><text:span text:style-name="T312">But no, this life came as it always did. I was born on the last day of July in the year 1979. Missing the entire seventies scene. I don</text:span><text:span text:style-name="T315">’</text:span><text:span text:style-name="T312">t mind that, I</text:span><text:span text:style-name="T315">’</text:span><text:span text:style-name="T312">ve seen pictures</text:span><text:span text:style-name="T315">… </text:span><text:span text:style-name="T312">so trust me when I say I </text:span><text:span text:style-name="T313">really</text:span><text:span text:style-name="T312"> don</text:span><text:span text:style-name="T315">’</text:span><text:span text:style-name="T312">t mind that at all!</text:span></text:p>
      <text:p text:style-name="P566"><text:span text:style-name="T311"><text:s text:c="5"/></text:span><text:span text:style-name="T312">Being almost three months early</text:span><text:span text:style-name="T315">…</text:span><text:span text:style-name="T312">the doctors rushed me quickly into the NICU where they hooked </text:span><text:soft-page-break/><text:span text:style-name="T312">me up to machines to ensure that I would make it</text:span><text:span text:style-name="T315">…</text:span><text:span text:style-name="T312">hopefully. Yeah they </text:span><text:span text:style-name="T313">hoped</text:span><text:span text:style-name="T312"> I would make it.</text:span></text:p>
      <text:p text:style-name="P566"><text:span text:style-name="T311"><text:s text:c="5"/></text:span><text:span text:style-name="T312">See? Even at a young age I was giving my parents a run for their money. That wasn</text:span><text:span text:style-name="T315">’</text:span><text:span text:style-name="T312">t very nice of me to do now was it? No, didn</text:span><text:span text:style-name="T315">’</text:span><text:span text:style-name="T312">t think so.</text:span></text:p>
      <text:p text:style-name="P566"><text:span text:style-name="T311"><text:s text:c="5"/></text:span><text:span text:style-name="T312">It didn</text:span><text:span text:style-name="T315">’</text:span><text:span text:style-name="T312">t take long for them to start their</text:span><text:span text:style-name="T315">…</text:span><text:span text:style-name="T312">experiments on me. I call them experiments because what else am I to call them?</text:span></text:p>
      <text:p text:style-name="P566"><text:span text:style-name="T311"><text:s text:c="5"/></text:span><text:span text:style-name="T312">I quit breathing on them for a while. They had to hook me up to a machine to help me breathe. I figure my lungs didn</text:span><text:span text:style-name="T315">’</text:span><text:span text:style-name="T312">t quite know what to do yet.</text:span></text:p>
      <text:p text:style-name="P566"><text:span text:style-name="T311"><text:s text:c="5"/></text:span><text:span text:style-name="T312">I also had a double hernia which they operated on. The scars are of course still there. I</text:span><text:span text:style-name="T315">’</text:span><text:span text:style-name="T312">m told the doctor thought it unnecessary to circumcise me, but my mother insisted. She figured hey they were already down there to begin with, why not?</text:span></text:p>
      <text:p text:style-name="P566"><text:span text:style-name="T311"><text:s text:c="5"/></text:span><text:span text:style-name="T312">The bad part about this all</text:span><text:span text:style-name="T315">…</text:span><text:span text:style-name="T312">I don</text:span><text:span text:style-name="T315">’</text:span><text:span text:style-name="T312">t know which order events happened first. I only know details.</text:span></text:p>
      <text:p text:style-name="P566"><text:span text:style-name="T311"><text:s text:c="5"/></text:span><text:span text:style-name="T312">They would prick my feet with a pin every once in a while to make sure I was still alive. Guess that makes sense, baby cries, yep he</text:span><text:span text:style-name="T315">’</text:span><text:span text:style-name="T312">s alive. Way to go team!</text:span></text:p>
      <text:p text:style-name="P566"><text:span text:style-name="T311"><text:s text:c="5"/></text:span><text:span text:style-name="T312">I imagine the spinal taps weren</text:span><text:span text:style-name="T315">’</text:span><text:span text:style-name="T312">t all that fun at all. There were numerous of those done</text:span><text:span text:style-name="T315">…</text:span><text:span text:style-name="T312">I really don</text:span><text:span text:style-name="T315">’</text:span><text:span text:style-name="T312">t want to ever remember that.</text:span></text:p>
      <text:p text:style-name="P566"><text:span text:style-name="T311"><text:s text:c="5"/></text:span><text:span text:style-name="T312">I understand they even gave me a full blood transfusion. Guess my own blood wasn</text:span><text:span text:style-name="T315">’</text:span><text:span text:style-name="T312">t good enough? I don</text:span><text:span text:style-name="T315">’</text:span><text:span text:style-name="T312">t know. Probably something toxic.</text:span></text:p>
      <text:p text:style-name="P566"><text:span text:style-name="T311"><text:s text:c="5"/></text:span><text:span text:style-name="T312">I</text:span><text:span text:style-name="T315">’</text:span><text:span text:style-name="T312">m sure the nurses hated me at one point or another. To keep me from peeing on them, they put a balloon over my penis. Darn nurses. Maybe I was the one who was ticked off at them? Who knows.</text:span></text:p>
      <text:p text:style-name="P566"><text:span text:style-name="T311"><text:s text:c="5"/></text:span><text:span text:style-name="T312">I had internal bleeding in my eyes, which they fixed with laser surgery. Can you even imagine that? Laser surgery back then! With the advancement of technology these days, I</text:span><text:span text:style-name="T315">’</text:span><text:span text:style-name="T312">m sure they were on cutting edge kind of surgery. I</text:span><text:span text:style-name="T315">’</text:span><text:span text:style-name="T312">m also very happy they had </text:span><text:soft-page-break/><text:span text:style-name="T312">such abilities back then. I would be blind now if they didn</text:span><text:span text:style-name="T315">’</text:span><text:span text:style-name="T312">t, so thank heavens for that!</text:span></text:p>
      <text:p text:style-name="P566"><text:span text:style-name="T311"><text:s text:c="5"/></text:span><text:span text:style-name="T312">I</text:span><text:span text:style-name="T315">’</text:span><text:span text:style-name="T312">m told by my parents that I had quite a fever one night. They threw me in some ice water to shock my system</text:span><text:span text:style-name="T315">…</text:span><text:span text:style-name="T312">or something. I might have this event wrong. But I do know they didn</text:span><text:span text:style-name="T315">’</text:span><text:span text:style-name="T312">t tell my parents till the next morning of what they had done. Good doctors act.</text:span></text:p>
      <text:p text:style-name="P566"><text:span text:style-name="T311"><text:s text:c="5"/></text:span><text:span text:style-name="T312">There is a picture my mom has of me</text:span><text:span text:style-name="T315">…</text:span><text:span text:style-name="T312">I think she has it. It</text:span><text:span text:style-name="T315">’</text:span><text:span text:style-name="T312">s of me in the hospital. I</text:span><text:span text:style-name="T315">’</text:span><text:span text:style-name="T312">m hooked up to machines. Tubes going left and right. The doctors said that it might be the only picture she could get of me. How sad is that? Oh here</text:span><text:span text:style-name="T315">’</text:span><text:span text:style-name="T312">s your baby, he might die. Treasure him while you can. Yeah, that</text:span><text:span text:style-name="T315">’</text:span><text:span text:style-name="T312">s kinda wrong and mean if you ask me.</text:span></text:p>
      <text:p text:style-name="P566"><text:span text:style-name="T311"><text:s text:c="5"/></text:span><text:span text:style-name="T312">Or maybe they were simply stating the truth. Instead of sugar coating it. I mean how else do you tell someone their newborn will probably die?</text:span></text:p>
      <text:p text:style-name="P566"><text:span text:style-name="T311"><text:s text:c="5"/></text:span><text:span text:style-name="T312">After a few months in the hospital I could go home. I imagine my parents were excited for that. I haven</text:span><text:span text:style-name="T315">’</text:span><text:span text:style-name="T312">t the faintest idea of what my brother thought. Well except for one slight insight.</text:span></text:p>
      <text:p text:style-name="P566"><text:span text:style-name="T311"><text:s text:c="5"/></text:span><text:span text:style-name="T312">One day he went up to my mom and asked </text:span><text:span text:style-name="T315">“</text:span><text:span text:style-name="T312">Mama, how long is this baby gonna be with us?</text:span><text:span text:style-name="T315">”</text:span></text:p>
      <text:p text:style-name="P566"><text:span text:style-name="T311"><text:s text:c="5"/></text:span><text:span text:style-name="T312">Poor kid, my mother had to explain to him that I was his brother and I would be with them forever.</text:span></text:p>
      <text:p text:style-name="P566"><text:span text:style-name="T311"><text:s text:c="5"/></text:span><text:span text:style-name="T312">I don</text:span><text:span text:style-name="T315">’</text:span><text:span text:style-name="T312">t think he liked that thought much. Oh well. You live and learn.</text:span></text:p>
      <text:p text:style-name="P566"><text:span text:style-name="T311"><text:s text:c="5"/></text:span><text:span text:style-name="T312">My mom tells me I was so excited the first time I got my brother</text:span><text:span text:style-name="T315">’</text:span><text:span text:style-name="T312">s attention. I was able to say his name, well part of his name. RyRy counts right? I was hoping so. Guess I couldn</text:span><text:span text:style-name="T315">’</text:span><text:span text:style-name="T312">t stop saying it for a while heh. That</text:span><text:span text:style-name="T315">’</text:span><text:span text:style-name="T312">ll teach him to pinch me.</text:span></text:p>
      <text:p text:style-name="P566"><text:span text:style-name="T311"><text:s text:c="5"/></text:span><text:span text:style-name="T312">Or so I</text:span><text:span text:style-name="T315">’</text:span><text:span text:style-name="T312">m told of course. Some friends were visiting my parents. They saw my brother pinch me and let my parents know. Oops</text:span><text:span text:style-name="T315">… </text:span><text:span text:style-name="T312">well I couldn</text:span><text:span text:style-name="T315">’</text:span><text:span text:style-name="T312">t tell them now could I?</text:span></text:p>
      <text:p text:style-name="P566"><text:soft-page-break/><text:span text:style-name="T311"><text:s text:c="5"/></text:span><text:span text:style-name="T312">I wonder at times what it was like before this mortal stage of life. We</text:span><text:span text:style-name="T315">’</text:span><text:span text:style-name="T312">re taught that we lived with Heavenly Parents with all of our brothers and sisters in a spiritual form. I imagine my Father in Heaven giving me a hug before I left his presence.</text:span></text:p>
      <text:p text:style-name="P566"><text:span text:style-name="T311"><text:s text:c="5"/></text:span><text:span text:style-name="T312">Hopefully I was told what I was getting into. I wonder if they told me about the problems I would face down here. The anxiety, a trial as my mom puts it, or the other things that go on.</text:span></text:p>
      <text:p text:style-name="P566"><text:span text:style-name="T311"><text:s text:c="5"/></text:span><text:span text:style-name="T312">I hope I was told. Even though I would forget everything.</text:span></text:p>
      <text:p text:style-name="P568">The Early Years</text:p>
      <text:p text:style-name="P565"/>
      <text:p text:style-name="P566"><text:span text:style-name="T311"><text:s text:c="5"/></text:span><text:span text:style-name="T312">At a young age of</text:span><text:span text:style-name="T315">… </text:span><text:span text:style-name="T312">oh probably eighteen months. Maybe I was two. I don</text:span><text:span text:style-name="T315">’</text:span><text:span text:style-name="T312">t know. I wanted a glass of orange juice in an actual glass glass. You know the type. They</text:span><text:span text:style-name="T315">’</text:span><text:span text:style-name="T312">re made out of glass. I didn</text:span><text:span text:style-name="T315">’</text:span><text:span text:style-name="T312">t want my sippy cup, or whatever I was drinking in those days. Something plastic and unable to break easily if dropped.</text:span></text:p>
      <text:p text:style-name="P566"><text:span text:style-name="T311"><text:s text:c="5"/></text:span><text:span text:style-name="T312">You can see where this is going can</text:span><text:span text:style-name="T315">’</text:span><text:span text:style-name="T312">t you.</text:span></text:p>
      <text:p text:style-name="P566"><text:span text:style-name="T311"><text:s text:c="5"/></text:span><text:span text:style-name="T312">So my mom, bless her soul, who was probably getting tired of me whining gave me a glass.</text:span></text:p>
      <text:p text:style-name="P566"><text:span text:style-name="T311"><text:s text:c="5"/></text:span><text:span text:style-name="T312">I took a step, and yes I tripped over the leg of the highchair. The glass went flying and I landed on it.</text:span></text:p>
      <text:p text:style-name="P566"><text:span text:style-name="T311"><text:s text:c="5"/></text:span><text:span text:style-name="T312">Oh I cut my head good. Blood was coming down my face. I was screaming at the top of my lungs. How much it hurt!</text:span></text:p>
      <text:p text:style-name="P566"><text:span text:style-name="T311"><text:s text:c="5"/></text:span><text:span text:style-name="T312">Mom rushed me to the hospital. The doctor came in the room and he asked if my mom beat me. I stopped crying long enough to say </text:span><text:span text:style-name="T315">“</text:span><text:span text:style-name="T312">YES!</text:span><text:span text:style-name="T315">” </text:span><text:span text:style-name="T312">My mother</text:span><text:span text:style-name="T315">’</text:span><text:span text:style-name="T312">s face went white as a sheet, the doctor started laughing. Of course my mother didn</text:span><text:span text:style-name="T315">’</text:span><text:span text:style-name="T312">t beat me</text:span><text:span text:style-name="T315">…</text:span><text:span text:style-name="T312">I don</text:span><text:span text:style-name="T315">’</text:span><text:span text:style-name="T312">t know why I even said that. But they patched me up, gave me stitches and sent us on our way.</text:span></text:p>
      <text:p text:style-name="P566"><text:span text:style-name="T311"><text:s text:c="5"/></text:span><text:span text:style-name="T312">I still have a scar where that glass had shattered. I like to look at it from time to time.</text:span></text:p>
      <text:p text:style-name="P566"><text:span text:style-name="T311"><text:s text:c="5"/></text:span><text:span text:style-name="T312">Another story I</text:span><text:span text:style-name="T315">’</text:span><text:span text:style-name="T312">m told that happened</text:span><text:span text:style-name="T315">… </text:span><text:span text:style-name="T312">I was standing at a window. The screen was flimsy I guess, </text:span><text:span text:style-name="T315">‘</text:span><text:span text:style-name="T312">cause I went right out the window. My mother rushed to my side making sure I was okay. I was.</text:span></text:p>
      <text:p text:style-name="P566"><text:span text:style-name="T311"><text:s text:c="5"/></text:span><text:span text:style-name="T312">Funny how memories go. My brother thought we were living in a two story house. Yeah</text:span><text:span text:style-name="T315">…</text:span><text:span text:style-name="T312">it wasn</text:span><text:span text:style-name="T315">’</text:span><text:span text:style-name="T312">t a two story house. Like I said, there were many things that I wasn</text:span><text:span text:style-name="T315">’</text:span><text:span text:style-name="T312">t fully aware about until much later in life. Or at least until I could remember them now without having help from family.</text:span></text:p>
      <text:p text:style-name="P566"><text:soft-page-break/><text:span text:style-name="T311"><text:s text:c="5"/></text:span><text:span text:style-name="T312">Later on in life, I managed to lock myself in a bathroom. I thought it was all fun and games until I wanted to come out. Then I got worried and frightened. My mother, really bless her soul, she tried talking me through it all and getting me to unlock the door. I couldn</text:span><text:span text:style-name="T315">’</text:span><text:span text:style-name="T312">t figure it out.</text:span></text:p>
      <text:p text:style-name="P566"><text:span text:style-name="T311"><text:s text:c="5"/></text:span><text:span text:style-name="T312">Then I got scared.</text:span></text:p>
      <text:p text:style-name="P566"><text:span text:style-name="T311"><text:s text:c="5"/></text:span><text:span text:style-name="T312">The fire department was called to come take the door off the hinges. Why they were called? Haven</text:span><text:span text:style-name="T315">’</text:span><text:span text:style-name="T312">t a clue.</text:span></text:p>
      <text:p text:style-name="P566"><text:span text:style-name="T311"><text:s text:c="5"/></text:span><text:span text:style-name="T312">Sure enough, they took the door off the hinges. One of the firemen looked at me and said </text:span><text:span text:style-name="T315">“</text:span><text:span text:style-name="T312">Not so funny now is it?</text:span><text:span text:style-name="T315">”</text:span></text:p>
      <text:p text:style-name="P566"><text:span text:style-name="T311"><text:s text:c="5"/></text:span><text:span text:style-name="T312">My brother thought it was cool. Not everyday does a fire truck show up at the house!</text:span></text:p>
      <text:p text:style-name="P566"><text:span text:style-name="T311"><text:s text:c="5"/></text:span><text:span text:style-name="T312">From time to time I wonder what kind of stress I put on my poor parents. You live and learn I suppose</text:span><text:span text:style-name="T315">…</text:span><text:span text:style-name="T312">but still I wouldn</text:span><text:span text:style-name="T315">’</text:span><text:span text:style-name="T312">t mind taking away some of that heartache.</text:span></text:p>
      <text:p text:style-name="P568">My Best Friend</text:p>
      <text:p text:style-name="P564"/>
      <text:p text:style-name="P566"><text:span text:style-name="T311"><text:s text:c="5"/></text:span><text:span text:style-name="T312">My first friend</text:span><text:span text:style-name="T315">’</text:span><text:span text:style-name="T312">s name was Lisa Moore. We lived on a dead end street. Lisa lived a few houses down from me.</text:span></text:p>
      <text:p text:style-name="P566"><text:span text:style-name="T311"><text:s text:c="5"/></text:span><text:span text:style-name="T312">We would do everything together, well it seemed like we did everything together. I was always at her house etc. She would play with her Barbie dolls</text:span><text:span text:style-name="T315">…</text:span><text:span text:style-name="T312">I don</text:span><text:span text:style-name="T315">’</text:span><text:span text:style-name="T312">t remember what I would do. I vaguely remember a toy guitar</text:span><text:span text:style-name="T315">… </text:span><text:span text:style-name="T312">I think it was blue?</text:span></text:p>
      <text:p text:style-name="P566"><text:span text:style-name="T311"><text:s text:c="5"/></text:span><text:span text:style-name="T312">She was my best friend. That</text:span><text:span text:style-name="T315">’</text:span><text:span text:style-name="T312">s all that mattered.</text:span></text:p>
      <text:p text:style-name="P566"><text:span text:style-name="T311"><text:s text:c="5"/></text:span><text:span text:style-name="T312">One day Lisa</text:span><text:span text:style-name="T315">’</text:span><text:span text:style-name="T312">s Grandfather was visiting them. I was told to stay away. Well being a kid, I kept asking if I could go visit my best friend.</text:span></text:p>
      <text:p text:style-name="P566"><text:span text:style-name="T311"><text:s text:c="5"/></text:span><text:span text:style-name="T312">My mom kept telling me no. I insisted to be let out to see her. She gave in, probably to make me stop being annoying, and off I went.</text:span></text:p>
      <text:p text:style-name="P566"><text:span text:style-name="T311"><text:s text:c="5"/></text:span><text:span text:style-name="T312">Knocking on the door, Lisa</text:span><text:span text:style-name="T315">’</text:span><text:span text:style-name="T312">s mother answered. She was mad that I was there. Taking me by the shoulders she shook me hard.</text:span></text:p>
      <text:p text:style-name="P566"><text:span text:style-name="T311"><text:s text:c="5"/></text:span><text:span text:style-name="T312">She said in no uncertain terms that Lisa was visiting with family and I wasn</text:span><text:span text:style-name="T315">’</text:span><text:span text:style-name="T312">t to be around! She told me to go home. I walked home crying. Feels like it was yesterday.</text:span></text:p>
      <text:p text:style-name="P566"><text:span text:style-name="T311"><text:s text:c="5"/></text:span><text:span text:style-name="T312">Feels like I can</text:span><text:span text:style-name="T315">’</text:span><text:span text:style-name="T312">t seem to let that go for some odd reason. I don</text:span><text:span text:style-name="T315">’</text:span><text:span text:style-name="T312">t know why that is.</text:span></text:p>
      <text:p text:style-name="P566"><text:span text:style-name="T311"><text:s text:c="5"/></text:span><text:span text:style-name="T312">After I moved from that house on that street, I didn</text:span><text:span text:style-name="T315">’</text:span><text:span text:style-name="T312">t meet up with my friend until a few years later when we were in Junior High together. I moved shortly after that. Guess that wasn</text:span><text:span text:style-name="T315">’</text:span><text:span text:style-name="T312">t a friendship that was meant to last. I often wonder what happened to her and what she</text:span><text:span text:style-name="T315">’</text:span><text:span text:style-name="T312">s doing now.</text:span></text:p>
      <text:p text:style-name="P568">Low Blood Sugar</text:p>
      <text:p text:style-name="P565"/>
      <text:p text:style-name="P566"><text:span text:style-name="T311"><text:s text:c="5"/></text:span><text:span text:style-name="T312">One incident in life that doesn</text:span><text:span text:style-name="T315">’</text:span><text:span text:style-name="T312">t seem to ever want to go happened when I was very little. Maybe three years old? I don</text:span><text:span text:style-name="T315">’</text:span><text:span text:style-name="T312">t know. I was old enough to talk and grasp what was going on in my life.</text:span></text:p>
      <text:p text:style-name="P566"><text:span text:style-name="T311"><text:s text:c="5"/></text:span><text:span text:style-name="T312">My mom</text:span><text:span text:style-name="T315">’</text:span><text:span text:style-name="T312">s diabetic. She was having a low blood sugar one day, and me being</text:span><text:span text:style-name="T315">… </text:span><text:span text:style-name="T312">well me, I was getting on her nerves. Typical of a three year old wouldn</text:span><text:span text:style-name="T315">’</text:span><text:span text:style-name="T312">t you think?</text:span></text:p>
      <text:p text:style-name="P566"><text:span text:style-name="T311"><text:s text:c="5"/></text:span><text:span text:style-name="T312">Well apparently mom had enough of it and she got out a suitcase and started packing.</text:span></text:p>
      <text:p text:style-name="P566"><text:span text:style-name="T311"><text:s text:c="5"/></text:span><text:span text:style-name="T312">I remember trying to take the clothes out of the suitcase and put them back in the drawer from where she got them from. My little hands and legs couldn</text:span><text:span text:style-name="T315">’</text:span><text:span text:style-name="T312">t keep up with her.</text:span></text:p>
      <text:p text:style-name="P566"><text:span text:style-name="T311"><text:s text:c="5"/></text:span><text:span text:style-name="T312">This is not a pleasant memory.</text:span></text:p>
      <text:p text:style-name="P566"><text:span text:style-name="T311"><text:s text:c="5"/></text:span><text:span text:style-name="T312">No matter how hard I tired, I couldn</text:span><text:span text:style-name="T315">’</text:span><text:span text:style-name="T312">t keep up with her.</text:span></text:p>
      <text:p text:style-name="P566"><text:span text:style-name="T311"><text:s text:c="5"/></text:span><text:span text:style-name="T312">Mom came to her senses finally and stopped what she was doing. She realized she was having a low blood sugar. Taking me in her arms she promised she wouldn</text:span><text:span text:style-name="T315">’</text:span><text:span text:style-name="T312">t ever leave.</text:span></text:p>
      <text:p text:style-name="P566"><text:span text:style-name="T311"><text:s text:c="5"/></text:span><text:span text:style-name="T312">I hate that memory.</text:span></text:p>
      <text:p text:style-name="P566"><text:span text:style-name="T311"><text:s text:c="5"/></text:span><text:span text:style-name="T312">She knows I remember it. I know she knows. We don</text:span><text:span text:style-name="T315">’</text:span><text:span text:style-name="T312">t talk about it. It</text:span><text:span text:style-name="T315">’</text:span><text:span text:style-name="T312">s too painful to talk about.</text:span></text:p>
      <text:p text:style-name="P568">More Young Life</text:p>
      <text:p text:style-name="P564"/>
      <text:p text:style-name="P566"><text:span text:style-name="T311"><text:s text:c="5"/></text:span><text:span text:style-name="T312">I was held back in third grade. My parents did the right thing to switch schools so I could repeat the year without my friends around me.</text:span></text:p>
      <text:p text:style-name="P566"><text:span text:style-name="T311"><text:s text:c="5"/></text:span><text:span text:style-name="T312">I ran across one of them while playing at a playground. My friend, she was now in fourth grade and I was in third. She insisted that she knew me. I told her to go away, that I didn</text:span><text:span text:style-name="T315">’</text:span><text:span text:style-name="T312">t know her. I was embarrassed from being held back a year.</text:span></text:p>
      <text:p text:style-name="P566"><text:span text:style-name="T311"><text:s text:c="5"/></text:span><text:span text:style-name="T312">It was the best thing that could ever have happened to me. I, of course, didn</text:span><text:span text:style-name="T315">’</text:span><text:span text:style-name="T312">t understand it at the time. The understanding would come years later.</text:span></text:p>
      <text:p text:style-name="P566"><text:span text:style-name="T311"><text:s text:c="5"/></text:span><text:span text:style-name="T312">One summer evening I was running outside without socks or shoes on. That</text:span><text:span text:style-name="T315">’</text:span><text:span text:style-name="T312">s when I stepped on a wood chip. It punctured my foot and found its way inside. I couldn</text:span><text:span text:style-name="T315">’</text:span><text:span text:style-name="T312">t walk on my foot the next morning without pain. The foreign object had managed to get me for sure.</text:span></text:p>
      <text:p text:style-name="P566"><text:span text:style-name="T311"><text:s text:c="5"/></text:span><text:span text:style-name="T312">So they did a surgery on my foot. I remember laying there. The doctor asked my parents if they wanted something to drink. Personally I wanted a root beer, but they didn</text:span><text:span text:style-name="T315">’</text:span><text:span text:style-name="T312">t ask me if I wanted anything.</text:span></text:p>
      <text:p text:style-name="P566"><text:span text:style-name="T311"><text:s text:c="5"/></text:span><text:span text:style-name="T312">Mom held my hand through the procedure. She told me I could scream and cry as loud as I wanted to, but I had to keep my foot still.</text:span></text:p>
      <text:p text:style-name="P566"><text:span text:style-name="T311"><text:s text:c="5"/></text:span><text:span text:style-name="T312">After the doctor was done with the procedure, he asked if I wanted to keep the wood chip as a souvenir. I told him no.</text:span></text:p>
      <text:p text:style-name="P566"><text:span text:style-name="T311"><text:s text:c="5"/></text:span><text:span text:style-name="T312">I</text:span><text:span text:style-name="T315">’</text:span><text:span text:style-name="T312">ve been lucky in life. Haven</text:span><text:span text:style-name="T315">’</text:span><text:span text:style-name="T312">t had any broken bones at all. It</text:span><text:span text:style-name="T315">’</text:span><text:span text:style-name="T312">s a good thing.</text:span></text:p>
      <text:p text:style-name="P566"><text:span text:style-name="T311"><text:s text:c="5"/></text:span><text:span text:style-name="T312">I miss that house. It was a ranch style house. One floor. A large swimming pool in the back. A mother in law apartment type of setup well without the kitchen.</text:span></text:p>
      <text:p text:style-name="P566"><text:span text:style-name="T311"><text:s text:c="5"/></text:span><text:span text:style-name="T312">I</text:span><text:span text:style-name="T315">’</text:span><text:span text:style-name="T312">m told by my parents that I was the one who told my brother Santa wasn</text:span><text:span text:style-name="T315">’</text:span><text:span text:style-name="T312">t real. I explained to him that </text:span><text:soft-page-break/><text:span text:style-name="T312">it was just mom and dad who put the gifts under the tree and that there wasn</text:span><text:span text:style-name="T315">’</text:span><text:span text:style-name="T312">t a man known as Santa.</text:span></text:p>
      <text:p text:style-name="P566"><text:span text:style-name="T311"><text:s text:c="5"/></text:span><text:span text:style-name="T312">Guess I threw my brother off track with that one</text:span><text:span text:style-name="T315">…</text:span><text:span text:style-name="T312">my parents told me if I didn</text:span><text:span text:style-name="T315">’</text:span><text:span text:style-name="T312">t believe in Santa, I wouldn</text:span><text:span text:style-name="T315">’</text:span><text:span text:style-name="T312">t get presents. So I pretended to believe. Funny how that is. I think I was three at the time, my brother was five.</text:span></text:p>
      <text:p text:style-name="P566"><text:span text:style-name="T311"><text:s text:c="5"/></text:span><text:span text:style-name="T312">It</text:span><text:span text:style-name="T315">’</text:span><text:span text:style-name="T312">s okay to believe in Santa</text:span><text:span text:style-name="T315">…</text:span><text:span text:style-name="T312">even if it is a creepy thing to think about some stranger coming into your house at night while you</text:span><text:span text:style-name="T315">’</text:span><text:span text:style-name="T312">re asleep.</text:span></text:p>
      <text:p text:style-name="P568">The Move</text:p>
      <text:p text:style-name="P565"/>
      <text:p text:style-name="P566"><text:span text:style-name="T311"><text:s text:c="5"/></text:span><text:span text:style-name="T312">My parents decided to move from California to Utah when I was twelve years old. The high school I would be going to was a mess. It wasn</text:span><text:span text:style-name="T315">’</text:span><text:span text:style-name="T312">t the best place to raise kids.</text:span></text:p>
      <text:p text:style-name="P566"><text:span text:style-name="T311"><text:s text:c="5"/></text:span><text:span text:style-name="T312">So we packed up everything. The two cats and the bird also made the journey. Mom drugged the cats so they would sleep on the drive. Poor things looked so lost and confused.</text:span></text:p>
      <text:p text:style-name="P566"><text:span text:style-name="T311"><text:s text:c="5"/></text:span><text:span text:style-name="T312">It was snowing when we moved. They closed some section of freeway barely after we passed through it.</text:span></text:p>
      <text:p text:style-name="P566"><text:span text:style-name="T311"><text:s text:c="5"/></text:span><text:span text:style-name="T312">Utah was weird at first glance. In California I was in junior high in the sixth grade. In Utah, sixth grade put me right back in elementary school. I didn</text:span><text:span text:style-name="T315">’</text:span><text:span text:style-name="T312">t hate it, but I didn</text:span><text:span text:style-name="T315">’</text:span><text:span text:style-name="T312">t really enjoy it.</text:span></text:p>
      <text:p text:style-name="P566"><text:span text:style-name="T311"><text:s text:c="5"/></text:span><text:span text:style-name="T312">I think that</text:span><text:span text:style-name="T315">’</text:span><text:span text:style-name="T312">s when my grades began to suffer. I can</text:span><text:span text:style-name="T315">’</text:span><text:span text:style-name="T312">t be certain though. After the move my GPA wouldn</text:span><text:span text:style-name="T315">’</text:span><text:span text:style-name="T312">t ever go above a 3.0 again.</text:span></text:p>
      <text:p text:style-name="P566"><text:span text:style-name="T311"><text:s text:c="5"/></text:span><text:span text:style-name="T312">B</text:span><text:span text:style-name="T315">’</text:span><text:span text:style-name="T312">s C</text:span><text:span text:style-name="T315">’</text:span><text:span text:style-name="T312">s and D</text:span><text:span text:style-name="T315">’</text:span><text:span text:style-name="T312">s is all I would manage to get on report cards. This would last until my senior year in high school.</text:span></text:p>
      <text:p text:style-name="P566"><text:span text:style-name="T311"><text:s text:c="5"/></text:span><text:span text:style-name="T312">My friends had changed from elementary school to junior high. I still remember my one friend, I think he took the biggest change of them all.</text:span></text:p>
      <text:p text:style-name="P566"><text:span text:style-name="T311"><text:s text:c="5"/></text:span><text:span text:style-name="T312">I wanted to be like those who had changed. So I started swearing. It was the cool thing to do. Nasty habit, wish I never had picked that up.</text:span></text:p>
      <text:p text:style-name="P566"><text:span text:style-name="T311"><text:s text:c="5"/></text:span><text:span text:style-name="T312">My one friend asked me about my beliefs once. I chuckled as I told him. He was sure to think I was crazy. We didn</text:span><text:span text:style-name="T315">’</text:span><text:span text:style-name="T312">t speak of it again after that.</text:span></text:p>
      <text:p text:style-name="P566"><text:span text:style-name="T311"><text:s text:c="5"/></text:span><text:span text:style-name="T312">I don</text:span><text:span text:style-name="T315">’</text:span><text:span text:style-name="T312">t know whatever happened to him.</text:span></text:p>
      <text:p text:style-name="P566"><text:span text:style-name="T311"><text:s text:c="5"/></text:span><text:span text:style-name="T312">I wouldn</text:span><text:span text:style-name="T315">’</text:span><text:span text:style-name="T312">t have a steady stream of friends again until high school, again my senior year had a lot to do with my social life. Talk about interesting.</text:span></text:p>
      <text:p text:style-name="P566"><text:span text:style-name="T311"><text:s text:c="5"/></text:span><text:span text:style-name="T312">During that senior year, I made some of the best friends I could ever ask for. My social life was thriving. It all started when I overheard a group of </text:span><text:soft-page-break/><text:span text:style-name="T312">people talking about </text:span><text:span text:style-name="T313">Star Trek</text:span><text:span text:style-name="T312">, and the friendships formed from there.</text:span></text:p>
      <text:p text:style-name="P566"><text:span text:style-name="T311"><text:s text:c="5"/></text:span><text:span text:style-name="T312">I had an english teacher my senior year that managed to reach out to me somehow. Before that year in high school I was the quiet one in class. I didn't really want to participate due to fear of looking stupid. I didn't realize the other students in the class were learning it all for the first time just like I was.</text:span></text:p>
      <text:p text:style-name="P566"><text:span text:style-name="T311"><text:s text:c="5"/></text:span><text:span text:style-name="T312">Because of this teacher I participated more and became an active learner in class. I also learned to enjoy and love writing. I began writing short stories mostly fan fiction. It slowly grew into creations of my own ideas.</text:span></text:p>
      <text:p text:style-name="P566"><text:span text:style-name="T311"><text:s text:c="5"/></text:span><text:span text:style-name="T312">I went on a mission for The Church Of Jesus Christ Of Latter-Day Saints in 1998. It lasted for two years and I came home in the year 2000. I served in central Florida. Most missionaries will tell you it's the best two years of their life. To me it was another two years.</text:span></text:p>
      <text:p text:style-name="P566"><text:span text:style-name="T311"><text:s text:c="5"/></text:span><text:span text:style-name="T312">When I got back from my mission I went to school to learn computer programming. I learned basic, Visual Basic, C++, and Java. By far Java is most favorite programming language.</text:span></text:p>
      <text:p text:style-name="P566"><text:span text:style-name="T311"><text:s text:c="5"/></text:span><text:span text:style-name="T312">Everyone remembers where they were on September 11th, 2001. I woke up that morning and got ready to go to school. The news was reporting what they thought at the time. A small airplane had crashed into one of the World Trade Centers.</text:span></text:p>
      <text:p text:style-name="P566"><text:span text:style-name="T311"><text:s text:c="5"/></text:span><text:span text:style-name="T312">Then the second plane came. It wasn't a small airplane as first thought but an actual jetliner.</text:span></text:p>
      <text:p text:style-name="P566"><text:span text:style-name="T311"><text:s text:c="5"/></text:span><text:span text:style-name="T312">I went to school. It was the only thing on anyone's mind. Everyone was talking about it. They set up a television and we all watched as the towers fell.</text:span></text:p>
      <text:p text:style-name="P566"><text:span text:style-name="T311"><text:s text:c="5"/></text:span><text:span text:style-name="T312">I don't think anyone really was able to focus on their work that day. Such a terrible tragedy.</text:span></text:p>
      <text:p text:style-name="P566"><text:span text:style-name="T311"><text:s text:c="5"/></text:span><text:span text:style-name="T312">I had several dreams after that all focusing on the towers. I did my best to forget the events and move on with life. It wasn't a time to allow a few evil men to crush my happiness.</text:span></text:p>
      <text:p text:style-name="P566"><text:soft-page-break/><text:span text:style-name="T311"><text:s text:c="5"/></text:span><text:span text:style-name="T312">Life moved on as it always does. Career options came and went and came again.</text:span></text:p>
      <text:p text:style-name="P566"><text:span text:style-name="T311"><text:s text:c="5"/></text:span><text:span text:style-name="T312">I met my wife in 2007, around August. I was getting out of a weird relationship and she was getting out of a bad marriage. We clicked right off the bat.</text:span></text:p>
      <text:p text:style-name="P566"><text:span text:style-name="T311"><text:s text:c="5"/></text:span><text:span text:style-name="T312">We met at Denny</text:span><text:span text:style-name="T315">’</text:span><text:span text:style-name="T312">s, she had just gotten off work. It must have been midnight. She worked late nights.</text:span></text:p>
      <text:p text:style-name="P566"><text:span text:style-name="T311"><text:s text:c="5"/></text:span><text:span text:style-name="T312">I couldn</text:span><text:span text:style-name="T315">’</text:span><text:span text:style-name="T312">t help but stare into her eyes. Beauty was sitting before me, I had to know all about her. We talked as we ate, she kept checking my ring finger making sure I wasn</text:span><text:span text:style-name="T315">’</text:span><text:span text:style-name="T312">t married. Perhaps it was just too good to be true? I don</text:span><text:span text:style-name="T315">’</text:span><text:span text:style-name="T312">t know.</text:span></text:p>
      <text:p text:style-name="P566"><text:span text:style-name="T311"><text:s text:c="5"/></text:span><text:span text:style-name="T312">We continued talking on the phone for days, hours at a time. She was usually at work while we talked. Jane worked graves.</text:span></text:p>
      <text:p text:style-name="P566"><text:span text:style-name="T311"><text:s text:c="5"/></text:span><text:span text:style-name="T312">A month passed, her divorce was cleared by the judge. He said she was a </text:span><text:span text:style-name="T315">“</text:span><text:span text:style-name="T312">free little bird</text:span><text:span text:style-name="T315">” </text:span><text:span text:style-name="T312">and she could date people. She moved in shortly after.</text:span></text:p>
      <text:p text:style-name="P566"><text:span text:style-name="T311"><text:s text:c="5"/></text:span><text:span text:style-name="T312">We went on a cruise in October. Having professed our love for each other already, I proposed and she accepted. I</text:span><text:span text:style-name="T315">’</text:span><text:span text:style-name="T312">m not sure if she accepted because we were in the middle of international waters on a cruise</text:span><text:span text:style-name="T315">… </text:span><text:span text:style-name="T312">and she was afraid I</text:span><text:span text:style-name="T315">’</text:span><text:span text:style-name="T312">d throw her overboard or leave her in Mexico if she said no</text:span><text:span text:style-name="T315">…</text:span><text:span text:style-name="T312">or if she really wanted to marry me. (She</text:span><text:span text:style-name="T315">’</text:span><text:span text:style-name="T312">s said that she wanted to marry me.)</text:span></text:p>
      <text:p text:style-name="P566"><text:span text:style-name="T311"><text:s text:c="5"/></text:span><text:span text:style-name="T312">We were married on April 18th, 2008 in the Manti Utah Temple. I had found the love of my life.</text:span></text:p>
      <text:p text:style-name="P566"><text:span text:style-name="T311"><text:s text:c="5"/></text:span><text:span text:style-name="T312">I began writing books in 2012. Well published my first book in 2012. It had been a story in the making. An idea I started in 2003 and finally finishing it in 2012. So I figured why not self publish? Best idea I ever made. Since that time, I</text:span><text:span text:style-name="T315">’</text:span><text:span text:style-name="T312">ve written six more books and published two journals.</text:span></text:p>
      <text:p text:style-name="P566"><text:span text:style-name="T311"><text:s text:c="5"/></text:span><text:span text:style-name="T312">It</text:span><text:span text:style-name="T315">’</text:span><text:span text:style-name="T312">s now 2015 and I</text:span><text:span text:style-name="T315">’</text:span><text:span text:style-name="T312">m still just enjoying life the good times and the bad together. What else can a person wish for.</text:span></text:p>
      <text:p text:style-name="P568">Mingle</text:p>
      <text:p text:style-name="P564"/>
      <text:p text:style-name="P566"><text:span text:style-name="T311"><text:s text:c="5"/></text:span><text:span text:style-name="T312">In 2005, I joined a dating site. My parents thought it was a bad idea, the aunt thought it was a good idea. I had mixed feelings on the thought myself. Whatever came out of it came out of it. I was more interested in making friends than actually dating anyone. Well, that</text:span><text:span text:style-name="T315">’</text:span><text:span text:style-name="T312">s what I thought at least.</text:span></text:p>
      <text:p text:style-name="P566"><text:span text:style-name="T311"><text:s text:c="5"/></text:span><text:span text:style-name="T312">The night after I signed up for the site, I had a dream that something not great was going to happen. I deactivated my account the next day.</text:span></text:p>
      <text:p text:style-name="P566"><text:span text:style-name="T311"><text:s text:c="5"/></text:span><text:span text:style-name="T312">I told some friends about the dream, and they said it was nothing that I should go ahead and keep the account. So I logged back in and updated my profile.</text:span></text:p>
      <text:p text:style-name="P566"><text:span text:style-name="T311"><text:s text:c="5"/></text:span><text:span text:style-name="T312">Over the course of the next two years I made friends here and there. Went to some activities, and just had fun. Even dated a little on the site. It was a fun experience.</text:span></text:p>
      <text:p text:style-name="P566"><text:span text:style-name="T311"><text:s text:c="5"/></text:span><text:span text:style-name="T312">Had a crush on a woman in Idaho for a good year. Fought with my feelings over her a lot. We decided to meet. I traveled to her house where I would stay. That was my first mistake.</text:span></text:p>
      <text:p text:style-name="P566"><text:span text:style-name="T311"><text:s text:c="5"/></text:span><text:span text:style-name="T312">The first night we went out to dinner with a group of her friends. It was fun. I don</text:span><text:span text:style-name="T315">’</text:span><text:span text:style-name="T312">t remember the place we went to though. Then we went to a movie afterwards. I thought I was in love. Looking back now? No, it was only lust.</text:span></text:p>
      <text:p text:style-name="P566"><text:span text:style-name="T311"><text:s text:c="5"/></text:span><text:span text:style-name="T312">The next day she showed me around Boise. I was even considering moving there for a brief moment of time. We had plans on going dancing that night, but her friends fell through. We decided to get drunk instead. I think that was the second mistake.</text:span></text:p>
      <text:p text:style-name="P566"><text:span text:style-name="T311"><text:s text:c="5"/></text:span><text:span text:style-name="T312">Well one thing led to another and after eight screwdrivers we got comfy. You know how people, when they get drunk</text:span><text:span text:style-name="T315">…</text:span><text:span text:style-name="T312">how sometimes they don</text:span><text:span text:style-name="T315">’</text:span><text:span text:style-name="T312">t remember anything that happened? Well that didn</text:span><text:span text:style-name="T315">’</text:span><text:span text:style-name="T312">t happen to me. I remember everything to this day.</text:span></text:p>
      <text:p text:style-name="P566"><text:span text:style-name="T311"><text:s text:c="5"/></text:span><text:span text:style-name="T312">We started watching a movie. Hands started wandering. I went down on her and proceeded to eat </text:span><text:soft-page-break/><text:span text:style-name="T312">her out. After a few minutes she said </text:span><text:span text:style-name="T315">“</text:span><text:span text:style-name="T312">Maybe we should stop.</text:span><text:span text:style-name="T315">” </text:span><text:span text:style-name="T312">So we did.</text:span></text:p>
      <text:p text:style-name="P566"><text:span text:style-name="T311"><text:s text:c="5"/></text:span><text:span text:style-name="T312">She went to the bathroom and I sat down on the stairs. Coming out of the bathroom she looked at me and asked what was wrong. I indicated I had just ruined a friendship. She said I hadn</text:span><text:span text:style-name="T315">’</text:span><text:span text:style-name="T312">t and started kissing me.</text:span></text:p>
      <text:p text:style-name="P566"><text:span text:style-name="T311"><text:s text:c="5"/></text:span><text:span text:style-name="T312">She suggested I go get in my PJs and said we could still cuddle on the couch.</text:span></text:p>
      <text:p text:style-name="P566"><text:span text:style-name="T311"><text:s text:c="5"/></text:span><text:span text:style-name="T312">A few minutes later we were cuddling again on the couch. We started making out. Mind you this was the first time I had ever kissed a woman, and one thing led to another and we had sex. It was my first time. I remember being excited and well all of the other feelings that come from such an experience.</text:span></text:p>
      <text:p text:style-name="P566"><text:span text:style-name="T311"><text:s text:c="5"/></text:span><text:span text:style-name="T312">The thing that hurt the most was after we were finished, and she was falling asleep</text:span><text:span text:style-name="T315">…</text:span><text:span text:style-name="T312">she said she was sorry for using me. That hit like a blow I didn</text:span><text:span text:style-name="T315">’</text:span><text:span text:style-name="T312">t expect.</text:span></text:p>
      <text:p text:style-name="P566"><text:span text:style-name="T311"><text:s text:c="5"/></text:span><text:span text:style-name="T312">The next morning was rather awkward. She remembered some of the night but not all. I told her what had happened. We went and ate breakfast, and she said we shouldn</text:span><text:span text:style-name="T315">’</text:span><text:span text:style-name="T312">t talk for a while. I left Idaho and went home.</text:span></text:p>
      <text:p text:style-name="P566"><text:span text:style-name="T311"><text:s text:c="5"/></text:span><text:span text:style-name="T312">To be honest I</text:span><text:span text:style-name="T315">’</text:span><text:span text:style-name="T312">m rather ashamed of it. We</text:span><text:span text:style-name="T315">’</text:span><text:span text:style-name="T312">ve talked since that time, she</text:span><text:span text:style-name="T315">’</text:span><text:span text:style-name="T312">s apologized for using me over and over again. I don</text:span><text:span text:style-name="T315">’</text:span><text:span text:style-name="T312">t know if she ever really did use me or not. Thought we were both consenting adults and just got too carried away.</text:span></text:p>
      <text:p text:style-name="P566"><text:span text:style-name="T311"><text:s text:c="5"/></text:span><text:span text:style-name="T312">In some ways I miss her still. I</text:span><text:span text:style-name="T315">’</text:span><text:span text:style-name="T312">ve been learning to simply let go of that. It</text:span><text:span text:style-name="T315">’</text:span><text:span text:style-name="T312">s better not to keep in contact for sure, there</text:span><text:span text:style-name="T315">’</text:span><text:span text:style-name="T312">s no reason for it.</text:span></text:p>
      <text:p text:style-name="P566"><text:span text:style-name="T311"><text:s text:c="5"/></text:span><text:span text:style-name="T312">Looking back, had I listened to my initial dream that something bad would happen</text:span><text:span text:style-name="T315">…</text:span><text:span text:style-name="T312">I should have stopped it all before it had a chance to begin. Yes, that would have been the proper course of action.</text:span></text:p>
      <text:p text:style-name="P566"><text:span text:style-name="T311"><text:s text:c="5"/></text:span><text:span text:style-name="T312">Of course with any other experience, it had its learning points. Painful learning points. I</text:span><text:span text:style-name="T315">’</text:span><text:span text:style-name="T312">m really </text:span><text:soft-page-break/><text:span text:style-name="T312">not sure if I would change that part of history given the chance.</text:span></text:p>
      <text:p text:style-name="P566"><text:span text:style-name="T311"><text:s text:c="5"/></text:span><text:span text:style-name="T312">They say that once something is part of you, if you go back and remove it, you</text:span><text:span text:style-name="T315">’</text:span><text:span text:style-name="T312">ve lost something about yourself. It changes the person you</text:span><text:span text:style-name="T315">’</text:span><text:span text:style-name="T312">ve become today. Am I a better person because of that incident? I</text:span><text:span text:style-name="T315">’</text:span><text:span text:style-name="T312">m not sure.</text:span></text:p>
      <text:p text:style-name="P566"><text:span text:style-name="T311"><text:s text:c="5"/></text:span><text:span text:style-name="T312">After I returned home, the dreams began. I would dream that things were okay between us and there was nothing to worry about. I</text:span><text:span text:style-name="T315">’</text:span><text:span text:style-name="T312">d wake up in the middle of the night with my heart pounding. Every once in a while I'll still have a dream here and there, but not to the extent they use to be.</text:span></text:p>
      <text:p text:style-name="P566"><text:span text:style-name="T311"><text:s text:c="5"/></text:span><text:span text:style-name="T312">In the end I wanted a relationship with her, she did not. It hurts to think about it still. My mind is past it, but my heart still tries to hold onto something that just wasn</text:span><text:span text:style-name="T315">’</text:span><text:span text:style-name="T312">t real.</text:span></text:p>
      <text:p text:style-name="P566"><text:span text:style-name="T311"><text:s text:c="5"/></text:span><text:span text:style-name="T312">Another friend I met on Mingle, well we never really met in person. Still haven</text:span><text:span text:style-name="T315">’</text:span><text:span text:style-name="T312">t actually. We</text:span><text:span text:style-name="T315">’</text:span><text:span text:style-name="T312">ve talked on the phone and texted and that</text:span><text:span text:style-name="T315">’</text:span><text:span text:style-name="T312">s about it.</text:span></text:p>
      <text:p text:style-name="P566"><text:span text:style-name="T311"><text:s text:c="5"/></text:span><text:span text:style-name="T312">I was falling for her a bit, well until I found out she was getting married. That was the end of that. I had to put any and all feelings I had for away not to be heard from again.</text:span></text:p>
      <text:p text:style-name="P566"><text:span text:style-name="T311"><text:s text:c="5"/></text:span><text:span text:style-name="T312">We kept in touch for a few years, and then she kinda disappeared. I would find out a few years later she was trying to save her marriage so she stopped talking with friends of the opposite sex. It made sense. I didn</text:span><text:span text:style-name="T315">’</text:span><text:span text:style-name="T312">t mind.</text:span></text:p>
      <text:p text:style-name="P566"><text:span text:style-name="T311"><text:s text:c="5"/></text:span><text:span text:style-name="T312">Well then her marriage went down hill and she got divorced. I was having some issues with my marriage as well. We started talking again. We were there for each other during the difficult times in life.</text:span></text:p>
      <text:p text:style-name="P566"><text:span text:style-name="T311"><text:s text:c="5"/></text:span><text:span text:style-name="T312">As the story goes, we got a little too close. Still never having met, we talked in ways that only lovers or married couples should. You could say it was a moment of weakness. Texts were exchanged as well as pictures, videos, voice mails.</text:span></text:p>
      <text:p text:style-name="P566"><text:soft-page-break/><text:span text:style-name="T311"><text:s text:c="5"/></text:span><text:span text:style-name="T312">I look back thinking, what in the hell was I thinking? Why did I do such things? It wasn</text:span><text:span text:style-name="T315">’</text:span><text:span text:style-name="T312">t right. None of it was right.</text:span></text:p>
      <text:p text:style-name="P566"><text:span text:style-name="T311"><text:s text:c="5"/></text:span><text:span text:style-name="T312">My wife and I started seeing a therapist. I thought the therapist was helpful, I don</text:span><text:span text:style-name="T315">’</text:span><text:span text:style-name="T312">t think my wife thought the same. She got us talking, that much was sure</text:span><text:span text:style-name="T315">…</text:span><text:span text:style-name="T312">there</text:span><text:span text:style-name="T315">’</text:span><text:span text:style-name="T312">s still too much pain to describe it all in full detail though. Hurts too much.</text:span></text:p>
      <text:p text:style-name="P566"><text:span text:style-name="T311"><text:s text:c="5"/></text:span><text:span text:style-name="T312">Well things got better with my wife and I was ready to drop the friend to show my wife I was committed 100% in our relationship. My wife told me I needed to have friends of the opposite sex. I explained everything that happened, and she still wouldn</text:span><text:span text:style-name="T315">’</text:span><text:span text:style-name="T312">t let me let my friend go.</text:span></text:p>
      <text:p text:style-name="P566"><text:span text:style-name="T311"><text:s text:c="5"/></text:span><text:span text:style-name="T312">We still talk just about every day, but have toned things way back. We</text:span><text:span text:style-name="T315">’</text:span><text:span text:style-name="T312">re friends and that</text:span><text:span text:style-name="T315">’</text:span><text:span text:style-name="T312">s it.</text:span></text:p>
      <text:p text:style-name="P566"><text:span text:style-name="T311"><text:s text:c="5"/></text:span><text:span text:style-name="T312">Sometimes the emotional connection comes back from time to time, but I have to keep my guard up. There</text:span><text:span text:style-name="T315">’</text:span><text:span text:style-name="T312">s no point in ruining my marriage over it.</text:span></text:p>
      <text:p text:style-name="P566"><text:span text:style-name="T311"><text:s text:c="5"/></text:span><text:span text:style-name="T312">Letting people know how you feel is a risky thing to do. You never know how they will act to it. To say it</text:span><text:span text:style-name="T315">’</text:span><text:span text:style-name="T312">s complicated, well that</text:span><text:span text:style-name="T315">’</text:span><text:span text:style-name="T312">s an understatement.</text:span></text:p>
      <text:p text:style-name="P566"><text:span text:style-name="T311"><text:s text:c="5"/></text:span><text:span text:style-name="T312">So for the most part, since it would do nothing anyway, I keep my mouth shut and let it all just slide by. Ten to one, the feelings aren</text:span><text:span text:style-name="T315">’</text:span><text:span text:style-name="T312">t real. They</text:span><text:span text:style-name="T315">’</text:span><text:span text:style-name="T312">re just made up lust full of nothing.</text:span></text:p>
      <text:p text:style-name="P566"><text:span text:style-name="T311"><text:s text:c="5"/></text:span><text:span text:style-name="T312">Once a person learns to build walls, they become good at it. My walls aren</text:span><text:span text:style-name="T315">’</text:span><text:span text:style-name="T312">t fully effective 100% of the time, but they work for what they need to do. As long as I can keep those up, they don</text:span><text:span text:style-name="T315">’</text:span><text:span text:style-name="T312">t have the ability of letting others in. The walls do their trick.</text:span></text:p>
      <text:p text:style-name="P566"><text:span text:style-name="T311"><text:s text:c="5"/></text:span><text:span text:style-name="T312">Sometimes I wonder if it was all a dream. If someday I</text:span><text:span text:style-name="T315">’</text:span><text:span text:style-name="T312">ll wake up to realize none of it happened. I doubt that will ever be the case, but a person can wish</text:span><text:span text:style-name="T315">…</text:span><text:span text:style-name="T312">can</text:span><text:span text:style-name="T315">’</text:span><text:span text:style-name="T312">t they?</text:span></text:p>
      <text:p text:style-name="P568">The Penguin</text:p>
      <text:p text:style-name="P565"/>
      <text:p text:style-name="P566"><text:span text:style-name="T311"><text:s text:c="5"/></text:span><text:span text:style-name="T312">So you, dear reader, are probably wondering why I titled this work </text:span><text:span text:style-name="T315">“</text:span><text:span text:style-name="T312">The Penguin In Me</text:span><text:span text:style-name="T315">”</text:span><text:span text:style-name="T312">. It</text:span><text:span text:style-name="T315">’</text:span><text:span text:style-name="T312">s quite simple actually.</text:span></text:p>
      <text:p text:style-name="P566"><text:span text:style-name="T311"><text:s text:c="5"/></text:span><text:span text:style-name="T312">Penguin</text:span><text:span text:style-name="T315">’</text:span><text:span text:style-name="T312">s don</text:span><text:span text:style-name="T315">’</text:span><text:span text:style-name="T312">t feel human emotions. They feel penguin emotions. Since I am a human</text:span><text:span text:style-name="T315">…</text:span><text:span text:style-name="T312">well as far as I know (I might just be a penguin, you never know these days), since I am a human, I am forced to feel human emotions.</text:span></text:p>
      <text:p text:style-name="P566"><text:span text:style-name="T311"><text:s text:c="5"/></text:span><text:span text:style-name="T312">If I can pretend that I am a penguin, I don</text:span><text:span text:style-name="T315">’</text:span><text:span text:style-name="T312">t have to feel the human emotions that humans feel. Well not until I</text:span><text:span text:style-name="T315">’</text:span><text:span text:style-name="T312">m ready to feel them. Emotions hurt like hell. They have a way of ripping your heart out piece by piece.</text:span></text:p>
      <text:p text:style-name="P566"><text:span text:style-name="T311"><text:s text:c="5"/></text:span><text:span text:style-name="T312">So that</text:span><text:span text:style-name="T315">’</text:span><text:span text:style-name="T312">s all there is to being The Penguin. Well to me at least. That</text:span><text:span text:style-name="T315">’</text:span><text:span text:style-name="T312">s what it</text:span><text:span text:style-name="T315">’</text:span><text:span text:style-name="T312">s all about.</text:span></text:p>
      <text:p text:style-name="P566"><text:span text:style-name="T311"><text:s text:c="5"/></text:span><text:span text:style-name="T312">Well not to mention penguin</text:span><text:span text:style-name="T315">’</text:span><text:span text:style-name="T312">s are pretty neat. They</text:span><text:span text:style-name="T315">’</text:span><text:span text:style-name="T312">re always wearing a tux! Okay there are other reasons penguin</text:span><text:span text:style-name="T315">’</text:span><text:span text:style-name="T312">s are nifty. They mate for life. When they find that one special other penguin, they kick a rock over to it letting the other penguin know they</text:span><text:span text:style-name="T315">’</text:span><text:span text:style-name="T312">re interested. It</text:span><text:span text:style-name="T315">’</text:span><text:span text:style-name="T312">s not just any rock though, they search far and wide for the smoothest pebble out of the bunch. It</text:span><text:span text:style-name="T315">’</text:span><text:span text:style-name="T312">s </text:span><text:span text:style-name="T313">that</text:span><text:span text:style-name="T312"> special to them! Who would have thought penguins would do such things.</text:span></text:p>
      <text:p text:style-name="P568">Life</text:p>
      <text:p text:style-name="P565"/>
      <text:p text:style-name="P566"><text:span text:style-name="T311"><text:s text:c="5"/></text:span><text:span text:style-name="T312">I consider my life to be an open book as it were. If people ask questions they get answers. There</text:span><text:span text:style-name="T315">’</text:span><text:span text:style-name="T312">s no shame in that. I</text:span><text:span text:style-name="T315">’</text:span><text:span text:style-name="T312">m, for the most part, comfortable in my skin. That</text:span><text:span text:style-name="T315">’</text:span><text:span text:style-name="T312">s a good thing in my opinion. If a person can</text:span><text:span text:style-name="T315">’</text:span><text:span text:style-name="T312">t be comfortable in their own skin, how will they react when something goes down?</text:span></text:p>
      <text:p text:style-name="P566"><text:span text:style-name="T311"><text:s text:c="5"/></text:span><text:span text:style-name="T312">Sometimes living such a life produces anxiety. There</text:span><text:span text:style-name="T315">’</text:span><text:span text:style-name="T312">s always that sinking feeling that people don</text:span><text:span text:style-name="T315">’</text:span><text:span text:style-name="T312">t accept you and all of that other shit. Getting past all of those negative thoughts is key.</text:span></text:p>
      <text:p text:style-name="P566"><text:span text:style-name="T311"><text:s text:c="5"/></text:span><text:span text:style-name="T312">An interesting part about this whole life thing and with the anxiety are ways to overcome the anxiety part of life and being able to function without it. Unfortunately, anxiety is part of my life</text:span><text:span text:style-name="T315">…</text:span><text:span text:style-name="T312">I</text:span><text:span text:style-name="T315">’</text:span><text:span text:style-name="T312">ve been on medication for it since 2003. I</text:span><text:span text:style-name="T315">’</text:span><text:span text:style-name="T312">ll probably be on that medication for the rest of my life. I</text:span><text:span text:style-name="T315">’</text:span><text:span text:style-name="T312">ve tried going off of it before and it didn</text:span><text:span text:style-name="T315">’</text:span><text:span text:style-name="T312">t do anything to help. It just made the anxiety worse.</text:span></text:p>
      <text:p text:style-name="P566"><text:span text:style-name="T311"><text:s text:c="5"/></text:span><text:span text:style-name="T312">So I have to find other outlets to get rid of the anxiety. Some, though affective, aren</text:span><text:span text:style-name="T315">’</text:span><text:span text:style-name="T312">t really an option. So I</text:span><text:span text:style-name="T315">’</text:span><text:span text:style-name="T312">ll table those for now. I</text:span><text:span text:style-name="T315">’</text:span><text:span text:style-name="T312">ve found that writing has been a helpful and beneficial way of getting rid of a panic attack. Being able to write has helped me focus on other things than the anxiety at hand. Sometimes it produces something interesting to read that later flushes out into a full on story. Other times? Not so much. The writing is just there and doesn</text:span><text:span text:style-name="T315">’</text:span><text:span text:style-name="T312">t really make much sense. It</text:span><text:span text:style-name="T315">’</text:span><text:span text:style-name="T312">s just whatever was going through my mind at the time.</text:span></text:p>
      <text:p text:style-name="P566"><text:span text:style-name="T311"><text:s text:c="5"/></text:span><text:span text:style-name="T312">But the important part of it all? It works. Now I</text:span><text:span text:style-name="T315">’</text:span><text:span text:style-name="T312">m not saying it would work for everyone out there. It works for me. Writing whatever comes into your mind can be interesting of course. It</text:span><text:span text:style-name="T315">’</text:span><text:span text:style-name="T312">s not always what you expect or want to read later</text:span><text:span text:style-name="T315">…</text:span><text:span text:style-name="T312">come to think of it, I haven</text:span><text:span text:style-name="T315">’</text:span><text:span text:style-name="T312">t really ever gone back and fully read what I was typing at the time of a panic attack. I</text:span><text:span text:style-name="T315">’</text:span><text:span text:style-name="T312">ve </text:span><text:soft-page-break/><text:span text:style-name="T312">skimmed it sure, but haven</text:span><text:span text:style-name="T315">’</text:span><text:span text:style-name="T312">t really gone back and read it. I should probably do that. It would be fascinating.</text:span></text:p>
      <text:p text:style-name="P566"><text:span text:style-name="T311"><text:s text:c="5"/></text:span><text:span text:style-name="T312">Not sure I would like what I would read though</text:span><text:span text:style-name="T315">…</text:span><text:span text:style-name="T312">the mind has a tendency to be harsh on a person. Probably down right mean at times. It</text:span><text:span text:style-name="T315">’</text:span><text:span text:style-name="T312">s just how the mind likes to play things out.</text:span></text:p>
      <text:p text:style-name="P568">The Baby</text:p>
      <text:p text:style-name="P565"/>
      <text:p text:style-name="P566"><text:span text:style-name="T311"><text:s text:c="5"/></text:span><text:span text:style-name="T312">I don</text:span><text:span text:style-name="T315">’</text:span><text:span text:style-name="T312">t suppose there</text:span><text:span text:style-name="T315">’</text:span><text:span text:style-name="T312">s ever a good time to write about the things that rip into you like no other.</text:span></text:p>
      <text:p text:style-name="P566"><text:span text:style-name="T311"><text:s text:c="5"/></text:span><text:span text:style-name="T312">I was a father of a baby from about May to September of 2013. We had other foster kids before, but they went back to their dad. We picked him up from the hospital from the NIC-U. Such a cute little boy he was.</text:span></text:p>
      <text:p text:style-name="P566"><text:span text:style-name="T311"><text:s text:c="5"/></text:span><text:span text:style-name="T312">He came home with a heart monitor that we watched closely. When that sucker would beep we</text:span><text:span text:style-name="T315">’</text:span><text:span text:style-name="T312">d have to check things out. Most of the time it didn</text:span><text:span text:style-name="T315">’</text:span><text:span text:style-name="T312">t beep during the day. Mostly just at night.</text:span></text:p>
      <text:p text:style-name="P566"><text:span text:style-name="T311"><text:s text:c="5"/></text:span><text:span text:style-name="T312">After about a month or so, they took the heart monitor back and the baby was good to go.</text:span></text:p>
      <text:p text:style-name="P566"><text:span text:style-name="T311"><text:s text:c="5"/></text:span><text:span text:style-name="T312">I remember walking into his bedroom in the morning to get him up. When he started smiling when I leaned over the crib, that was something else. He had a cute little laugh.</text:span></text:p>
      <text:p text:style-name="P566"><text:span text:style-name="T311"><text:s text:c="5"/></text:span><text:span text:style-name="T312">During the time</text:span><text:span text:style-name="T315">…</text:span><text:span text:style-name="T312">we were having marital problems</text:span><text:span text:style-name="T315">…</text:span><text:span text:style-name="T312">DCFS saw fit to remove the baby from our home. That was one of the more difficult decisions I had to make, but it needed to be done.</text:span></text:p>
      <text:p text:style-name="P566"><text:span text:style-name="T311"><text:s text:c="5"/></text:span><text:span text:style-name="T312">I was a father. I had a baby boy.</text:span></text:p>
      <text:p text:style-name="P566"><text:span text:style-name="T311"><text:s text:c="5"/></text:span><text:span text:style-name="T312">I don't want to talk about this anymore.</text:span></text:p>
      <text:p text:style-name="P568">Happy Moments</text:p>
      <text:p text:style-name="P565"/>
      <text:p text:style-name="P566"><text:span text:style-name="T311"><text:s text:c="5"/></text:span><text:span text:style-name="T312">There are happy moments in my life. I just realized I</text:span><text:span text:style-name="T315">’</text:span><text:span text:style-name="T312">ve been focusing on the more</text:span><text:span text:style-name="T315">…</text:span><text:span text:style-name="T312">unpleasant ones. So here</text:span><text:span text:style-name="T315">’</text:span><text:span text:style-name="T312">s a list:</text:span></text:p>
      <text:p text:style-name="P566"><text:span text:style-name="T311"><text:s text:c="5"/></text:span><text:span text:style-name="T312">Being a dad for the first time.</text:span></text:p>
      <text:p text:style-name="P566"><text:span text:style-name="T311"><text:s text:c="5"/></text:span><text:span text:style-name="T312">Graduating High School and seeing what the real world was like.</text:span></text:p>
      <text:p text:style-name="P566"><text:span text:style-name="T311"><text:s text:c="5"/></text:span><text:span text:style-name="T312">My mission.</text:span></text:p>
      <text:p text:style-name="P566"><text:span text:style-name="T311"><text:s text:c="5"/></text:span><text:span text:style-name="T312">Learning how to program.</text:span></text:p>
      <text:p text:style-name="P566"><text:span text:style-name="T311"><text:s text:c="5"/></text:span><text:span text:style-name="T312">Finding out how much I enjoy writing and working on it to be something unique to me.</text:span></text:p>
      <text:p text:style-name="P566"><text:span text:style-name="T311"><text:s text:c="5"/></text:span><text:span text:style-name="T312">Getting a career.</text:span></text:p>
      <text:p text:style-name="P566"><text:span text:style-name="T311"><text:s text:c="5"/></text:span><text:span text:style-name="T312">Seeing my parents move to a better place for health reasons.</text:span></text:p>
      <text:p text:style-name="P566"><text:span text:style-name="T311"><text:s text:c="5"/></text:span><text:span text:style-name="T312">Forming new friendships.</text:span></text:p>
      <text:p text:style-name="P568">The Ocean</text:p>
      <text:p text:style-name="P565"/>
      <text:p text:style-name="P566"><text:span text:style-name="T311"><text:s text:c="5"/></text:span><text:span text:style-name="T312">Life is like an ocean. The water tells the tale of a person's existence.</text:span></text:p>
      <text:p text:style-name="P566"><text:span text:style-name="T311"><text:s text:c="5"/></text:span><text:span text:style-name="T312">Everyone begins on the shoreline. This is where their journey starts. They stand on the shore watching as their parents are out wading in the water. When the time comes, the individual is led into the water little by little a small piece at a time.</text:span></text:p>
      <text:p text:style-name="P566"><text:span text:style-name="T311"><text:s text:c="5"/></text:span><text:span text:style-name="T312">Eventually a young man or young woman emerges. They leave the beach and begin to swim in the ocean. At first a person stays close to the shoreline. Some find the deep end quickly while others take a more cautious approach</text:span><text:span text:style-name="T314">.</text:span></text:p>
      <text:p text:style-name="P566"><text:span text:style-name="T311"><text:s text:c="5"/></text:span><text:span text:style-name="T312">Some learn to swim from the experience of others while the rest learn from gaining experience by trial and error.</text:span></text:p>
      <text:p text:style-name="P566"><text:span text:style-name="T311"><text:s text:c="5"/></text:span><text:span text:style-name="T312">Sharks swim the ocean looking for bait. Something to sink their teeth into. They would rather steal from a person instead of learning for themselves.</text:span></text:p>
      <text:p text:style-name="P566"><text:span text:style-name="T311"><text:s text:c="5"/></text:span><text:span text:style-name="T312">My life has been an interesting trip on the sea of life. There have been times when the waves have tossed me to and fro without concern for anything. Some waves have been easy to navigate while others have been a little more difficult.</text:span></text:p>
      <text:p text:style-name="P566"><text:span text:style-name="T311"><text:s text:c="5"/></text:span><text:span text:style-name="T312">Through it all there has been buoys in the water leading me through treacherous water to safety. I have not always followed the buoy markers and have swam among the sharks.</text:span></text:p>
      <text:p text:style-name="P566"><text:span text:style-name="T311"><text:s text:c="5"/></text:span><text:span text:style-name="T312">Oh they took a nibble here and a nibble there allowing me to heal before continuing on. By the time I stopped ignoring the warnings it was almost too late. Luckily the sharks lost interest in me and went on to hunt for something a bit less boring. I was grateful when the sharks left yet saddened at the same time.</text:span></text:p>
      <text:p text:style-name="P566"><text:span text:style-name="T311"><text:s text:c="5"/></text:span><text:span text:style-name="T312">You see they fascinated me. Here were creatures swimming in deadly waters. Some had scars or </text:span><text:soft-page-break/><text:span text:style-name="T312">wounds they got from experience. The buoy was so far away and the sharks were so close. They made me feel ashamed for wanting to stay among the safer water where the water was mapped and known.</text:span></text:p>
      <text:p text:style-name="P566"><text:span text:style-name="T311"><text:s text:c="5"/></text:span><text:span text:style-name="T312">Before I realized it I was deep in with the sharks. I didn't know where to turn. Instead of tearing me apart, they left me to drown. I suppose it was a way of getting back at the weak.</text:span></text:p>
      <text:p text:style-name="P566"><text:span text:style-name="T311"><text:s text:c="5"/></text:span><text:span text:style-name="T312">So I started to swim towards the safety of the buoy. By that time it was almost out of sight. I swam and swam fighting the waves as they came upon me. The waves were trying to push me back to the water I had become accustomed to with the sharks.</text:span></text:p>
      <text:p text:style-name="P566"><text:span text:style-name="T311"><text:s text:c="5"/></text:span><text:span text:style-name="T312">There were times, I must admit, when it seemed easier to just let go of the drive and determination. It felt easier to allow the waves carry me to certain destruction. Each time my head went under the water I fought to see the goal. The buoy beckoned me to keep fighting against the current.</text:span></text:p>
      <text:p text:style-name="P566"><text:span text:style-name="T311"><text:s text:c="5"/></text:span><text:span text:style-name="T312">When the waves died down that's when I swam the hardest. I swam great distances on those days further then when the waves were crashing down on me. At that moment when I began to think I could do it all by myself and started looking for other places to swim besides the buoy, the storms would come. Great powerful storms causing the waves to start up again. I found myself deep in prayer to an unseen power to help guide me to the buoy. I kept swimming.</text:span></text:p>
      <text:p text:style-name="P566"><text:span text:style-name="T311"><text:s text:c="5"/></text:span><text:span text:style-name="T312">There were times when I felt I could no longer swim to keep my goal. No matter how hard I tried, I just was sitting still. Treading water trying to stay afloat and keeping my head above water. I hung on looking day by day for calmer water. It was difficult on days when my mind kept telling me to simply give up.</text:span></text:p>
      <text:p text:style-name="P566"><text:span text:style-name="T311"><text:s text:c="5"/></text:span><text:span text:style-name="T312">I admit it would have been easier to do that. I had the means, all I had to do was stop trying. The waters current would eventually take me under, down to a watery grave.</text:span></text:p>
      <text:p text:style-name="P566"><text:soft-page-break/><text:span text:style-name="T311"><text:s text:c="5"/></text:span><text:span text:style-name="T312">It would have been easier but it wouldn't have been worth it. Deep down I'm a fighter. Have been since the day I was born. One has to have a strong will to battle the waves of day to day life.</text:span></text:p>
      <text:p text:style-name="P566"><text:span text:style-name="T311"><text:s text:c="5"/></text:span><text:span text:style-name="T312">So instead of giving up and going to that watery grave I kept pressing on. It was a while before I made it to the buoy. Felt like years to be honest. But I made it.</text:span></text:p>
      <text:p text:style-name="P566"><text:span text:style-name="T311"><text:s text:c="5"/></text:span><text:span text:style-name="T312">My journey was far from over. Yes I made it to the buoy. I could have found a nearby island and stayed there. Perhaps I would have been content for a while. But having been in the ocean for this long I came to an interesting realization.</text:span></text:p>
      <text:p text:style-name="P566"><text:span text:style-name="T311"><text:s text:c="5"/></text:span><text:span text:style-name="T312">You see, the ocean is vast. There are many places to explore and discover. So I looked for the next buoy and the next one after that. I keep looking for my buoys</text:span><text:span text:style-name="T314"> to swim to.</text:span></text:p>
      <text:p text:style-name="P566"><text:span text:style-name="T311"><text:s text:c="5"/></text:span><text:span text:style-name="T312">Each buoy adds to my experience. Each buoy adds to my life's existence. With each buoy I grow and learn. Some days there are no buoys to swim to so I make my own. I forge my own path through the great ocean that is my life.</text:span></text:p>
      <text:p text:style-name="P566"><text:span text:style-name="T311"><text:s text:c="5"/></text:span><text:span text:style-name="T312">I am my own ship in a vast array of ships. Each one going its own direction and speed. Sure it would be easy to stay in port or on the beach where it's safe.</text:span></text:p>
      <text:p text:style-name="P566"><text:span text:style-name="T311"><text:s text:c="5"/></text:span><text:span text:style-name="T312">That's not what I'm here for. No. I'm here to live a life that's full. A life that is made to explore and experience the sea.</text:span></text:p>
      <text:p text:style-name="P566"><text:span text:style-name="T311"><text:s text:c="5"/></text:span><text:span text:style-name="T312">My life is my ocean.</text:span></text:p>
      <text:p text:style-name="P566"><text:span text:style-name="T311"><text:s text:c="5"/></text:span><text:span text:style-name="T312">No one can take that away from me.</text:span></text:p>
      <text:p text:style-name="P565"/>
      <text:p text:style-name="P563">Mon August 5, 2013</text:p>
      <text:p text:style-name="P545">The Anxiety</text:p>
      <text:p text:style-name="P74"/>
      <text:p text:style-name="P74">Nothing </text:p>
      <text:p text:style-name="P74"><text:tab/>in </text:p>
      <text:p text:style-name="P74"><text:tab/><text:tab/>this </text:p>
      <text:p text:style-name="P74"><text:tab/><text:tab/><text:tab/>life </text:p>
      <text:p text:style-name="P74"><text:tab/><text:tab/><text:tab/><text:tab/>made </text:p>
      <text:p text:style-name="P74"><text:tab/><text:tab/><text:tab/><text:tab/><text:tab/>sense. </text:p>
      <text:p text:style-name="P74"/>
      <text:p text:style-name="P74"><text:s text:c="5"/>I was determined to make that a reality, not just a possibility. Something tangible upon which I was able to take and grab hold of.</text:p>
      <text:p text:style-name="P74"><text:s text:c="5"/>So what was I to do?</text:p>
      <text:p text:style-name="P74"/>
      <text:p text:style-name="P74"><text:tab/>If</text:p>
      <text:p text:style-name="P74"><text:tab/><text:tab/>nothing</text:p>
      <text:p text:style-name="P74"><text:tab/><text:tab/><text:tab/><text:tab/>made</text:p>
      <text:p text:style-name="P74"><text:tab/><text:tab/><text:tab/><text:tab/><text:tab/><text:tab/>sense</text:p>
      <text:p text:style-name="P74"><text:tab/><text:tab/><text:tab/><text:tab/><text:tab/><text:tab/>then</text:p>
      <text:p text:style-name="P74"><text:tab/><text:tab/><text:tab/><text:tab/>what</text:p>
      <text:p text:style-name="P74"><text:tab/><text:tab/>was</text:p>
      <text:p text:style-name="P74"><text:tab/>the point?</text:p>
      <text:p text:style-name="P74"/>
      <text:p text:style-name="P74"><text:s text:c="5"/>Something wasn't meant to block me from it all. It was only there to make changes. Changes that I wish I could make myself, but needed others to actually have that change be made.</text:p>
      <text:p text:style-name="P74"/>
      <text:p text:style-name="P74"><text:tab/>So</text:p>
      <text:p text:style-name="P74"><text:tab/><text:tab/>I</text:p>
      <text:p text:style-name="P74"><text:tab/><text:tab/><text:tab/>went</text:p>
      <text:p text:style-name="P74"/>
      <text:p text:style-name="P74"><text:s text:c="5"/>Yes, I went to the place of doom. Such a violent most terrible shocking place ever imagined. I called it <text:soft-page-break/>the place of doom, that was my own wording of course. But there was some kind of magic there. Something I hadn't seen before. It wasn't wondrous or wonderful, but it was there and I would keep it alive.</text:p>
      <text:p text:style-name="P74"/>
      <text:p text:style-name="P74"><text:tab/><text:span text:style-name="T1">Someone</text:span></text:p>
      <text:p text:style-name="P74"><text:tab/><text:tab/><text:span text:style-name="T1">had</text:span></text:p>
      <text:p text:style-name="P74"><text:tab/><text:tab/><text:tab/><text:span text:style-name="T1">to</text:span></text:p>
      <text:p text:style-name="P74"><text:tab/><text:tab/><text:tab/><text:tab/><text:span text:style-name="T1">be</text:span></text:p>
      <text:p text:style-name="P74"><text:tab/><text:tab/><text:tab/><text:tab/><text:tab/><text:span text:style-name="T1">the one</text:span></text:p>
      <text:p text:style-name="P74"><text:tab/><text:tab/><text:tab/><text:tab/><text:tab/><text:span text:style-name="T1">to take</text:span></text:p>
      <text:p text:style-name="P74"><text:tab/><text:tab/><text:tab/><text:tab/><text:tab/><text:span text:style-name="T1">charge.</text:span></text:p>
      <text:p text:style-name="P74"/>
      <text:p text:style-name="P86"><text:s text:c="5"/>No one else was interested in such an ordeal. They didn't care, they didn't want to care. Who would care about things that didn't include them or even matter to them in the first place. <text:span text:style-name="T2">That was the fate which I had to take with myself. Possibly to my grave. If not there, then another place.</text:span></text:p>
      <text:p text:style-name="P86"/>
      <text:p text:style-name="P84">Death</text:p>
      <text:p text:style-name="P84"><text:tab/>isn't</text:p>
      <text:p text:style-name="P84"><text:tab/><text:tab/>the</text:p>
      <text:p text:style-name="P84"><text:tab/><text:tab/><text:tab/>only thing</text:p>
      <text:p text:style-name="P84"><text:tab/><text:tab/><text:tab/><text:tab/><text:tab/>permanent.</text:p>
      <text:p text:style-name="P84"/>
      <text:p text:style-name="P84"><text:s text:c="5"/>There were times when something would be made known. Perhaps it was meant to be, or it could have been something not quite normal.</text:p>
      <text:p text:style-name="P84"><text:s text:c="5"/>Whatever the case, it was real and I had to deal with it. All of it. Long before anything else could get in my way. There would be grief, strife, all sorts of issues to be dealt with.</text:p>
      <text:p text:style-name="P84"/>
      <text:p text:style-name="P84"><text:soft-page-break/><text:tab/>I could handle it.... couldn't I?</text:p>
      <text:p text:style-name="P84"/>
      <text:p text:style-name="P84"><text:s text:c="5"/>Kept telling myself I could handle whatever it was that came my way. Well that's before the alcohol would set in. When that would take over, my body didn't care about anything. It all would end up in a place long destroyed by a monster. The monster of all monsters.</text:p>
      <text:p text:style-name="P84"/>
      <text:p text:style-name="P85">Fear</text:p>
      <text:p text:style-name="P84"/>
      <text:p text:style-name="P84"><text:s text:c="5"/>Now, I'm not saying that fear was something everyone had to deal with on a daily basis. But when you mix anxiety with alcohol? Be on the look out. You just never know what will end up happening or taking place.</text:p>
      <text:p text:style-name="P84"/>
      <text:p text:style-name="P84">Such</text:p>
      <text:p text:style-name="P84"><text:tab/>a</text:p>
      <text:p text:style-name="P84"><text:tab/><text:tab/>sad</text:p>
      <text:p text:style-name="P84"><text:tab/><text:tab/><text:tab/>case</text:p>
      <text:p text:style-name="P84"><text:tab/><text:tab/><text:tab/>of</text:p>
      <text:p text:style-name="P84"><text:tab/><text:tab/><text:tab/>events</text:p>
      <text:p text:style-name="P84"><text:tab/><text:tab/>that</text:p>
      <text:p text:style-name="P84"><text:tab/>managed</text:p>
      <text:p text:style-name="P84"><text:tab/>to</text:p>
      <text:p text:style-name="P84"><text:tab/>find</text:p>
      <text:p text:style-name="P84"><text:tab/>me</text:p>
      <text:p text:style-name="P84"><text:tab/>alone</text:p>
      <text:p text:style-name="P84"><text:tab/><text:tab/>vulnerable<text:tab/><text:tab/>ready</text:p>
      <text:p text:style-name="P84"><text:tab/><text:tab/><text:tab/><text:tab/><text:tab/>and</text:p>
      <text:p text:style-name="P84"><text:tab/><text:tab/><text:tab/><text:tab/><text:tab/>waiting</text:p>
      <text:p text:style-name="P84"><text:tab/><text:tab/><text:tab/><text:tab/><text:tab/>for</text:p>
      <text:p text:style-name="P84"><text:tab/><text:tab/><text:tab/><text:tab/><text:tab/>something.</text:p>
      <text:p text:style-name="P84"/>
      <text:p text:style-name="P84"><text:soft-page-break/><text:s text:c="5"/>I'd like to say it wasn't my fault. But oh how it was my fault. 100% my fault. It was the monster that drove me deep into the depression that I would find. The only release would be found through other medication.</text:p>
      <text:p text:style-name="P84"/>
      <text:p text:style-name="P84">Medication <text:tab/><text:tab/>is the evil</text:p>
      <text:p text:style-name="P84"><text:tab/><text:tab/><text:tab/>doctors use against you.</text:p>
      <text:p text:style-name="P84"/>
      <text:p text:style-name="P84"><text:s text:c="5"/>You never know what will happen. The doctor prescribed it for anxiety. <text:span text:style-name="T3">I wonder if it was meant for depression as well. What was it the doctor knew that I didn't? There goes my thoughts jumping to the chase again. We'll see what happens.</text:span></text:p>
      <text:p text:style-name="P83"><text:s text:c="5"/>I for one didn't need a doctor telling me what I could and couldn't do. It wasn't my decision to be his little plaything. Naturally that probably wasn't the case, but my mind didn't care. The <text:span text:style-name="T44">Xanax</text:span> would relax me to the point of not caring and that was good enough.</text:p>
      <text:p text:style-name="P82"><text:s text:c="5"/>Mixed with the <text:span text:style-name="T44">Paxil</text:span>, which the doctor managed to up the dosage for me....oh yeah I was flying. Well not as you would expect. It's not a hallucination type of thing. It's just a really relaxed feeling. A good feeling. With enough caffeine, I can avoid falling asleep at my desk as I work too.</text:p>
      <text:p text:style-name="P82"/>
      <text:p text:style-name="P81">I</text:p>
      <text:p text:style-name="P81"><text:tab/>wouldn't</text:p>
      <text:p text:style-name="P81"><text:tab/><text:tab/>consider</text:p>
      <text:p text:style-name="P81"><text:tab/><text:tab/><text:tab/><text:span text:style-name="T44">Paxil</text:span> a monster</text:p>
      <text:p text:style-name="P81"><text:tab/><text:tab/><text:tab/><text:tab/>as it</text:p>
      <text:p text:style-name="P81"><text:tab/><text:tab/><text:tab/><text:tab/><text:tab/>helps</text:p>
      <text:p text:style-name="P81"><text:tab/><text:tab/><text:tab/><text:tab/><text:tab/>my</text:p>
      <text:p text:style-name="P81"><text:tab/><text:tab/><text:tab/><text:tab/><text:tab/>anxiety</text:p>
      <text:p text:style-name="P81"><text:soft-page-break/></text:p>
      <text:p text:style-name="P81"><text:s text:c="5"/>I wonder though at times, if my anxiety is crippling. If I weren't on the <text:span text:style-name="T44">Paxil</text:span>, would it still be a terrible thing to deal with? There's still anxiety in my system from time to time, but does the <text:span text:style-name="T44">Paxil</text:span> actually <text:span text:style-name="T4">do</text:span><text:span text:style-name="T45"> anything for me?</text:span></text:p>
      <text:p text:style-name="P81"/>
      <text:p text:style-name="P32">I</text:p>
      <text:p text:style-name="P32"><text:tab/>just</text:p>
      <text:p text:style-name="P32"><text:tab/><text:tab/>have</text:p>
      <text:p text:style-name="P32"><text:tab/><text:tab/><text:tab/>to</text:p>
      <text:p text:style-name="P32"><text:tab/><text:tab/><text:tab/><text:tab/>wonder!</text:p>
      <text:p text:style-name="P81"/>
      <text:p text:style-name="P80"><text:span text:style-name="T45"><text:s text:c="5"/>The doctor, naturally, doesn't want me to get addicted to the </text:span><text:span text:style-name="T4">Xanax</text:span><text:span text:style-name="T45">. Well that just seems to happen. Not addicted addicted mind you, but well it is what it is. It's a typical use to get used to and get accustomed back to everything else that should be. So there's that.</text:span></text:p>
      <text:p text:style-name="P80"/>
      <text:p text:style-name="P31">Nothing</text:p>
      <text:p text:style-name="P31"><text:tab/>else</text:p>
      <text:p text:style-name="P31"><text:tab/><text:tab/>will</text:p>
      <text:p text:style-name="P31"><text:tab/><text:tab/><text:tab/>make</text:p>
      <text:p text:style-name="P31"><text:tab/><text:tab/><text:tab/><text:tab/>sense</text:p>
      <text:p text:style-name="P31"><text:tab/><text:tab/><text:tab/><text:tab/><text:tab/>to</text:p>
      <text:p text:style-name="P31"><text:tab/><text:tab/><text:tab/><text:tab/><text:tab/><text:tab/>me</text:p>
      <text:p text:style-name="P31"><text:tab/><text:tab/><text:tab/>and</text:p>
      <text:p text:style-name="P31"><text:tab/><text:tab/><text:tab/>I'm</text:p>
      <text:p text:style-name="P31"><text:tab/><text:tab/><text:tab/>okay</text:p>
      <text:p text:style-name="P31"><text:tab/><text:tab/><text:tab/>with</text:p>
      <text:p text:style-name="P31"><text:tab/><text:tab/><text:tab/>that.</text:p>
      <text:p text:style-name="P80"/>
      <text:p text:style-name="P31">I think.</text:p>
      <text:p text:style-name="P80"/>
      <text:p text:style-name="P79"><text:soft-page-break/><text:span text:style-name="T45"><text:s text:c="5"/>People have been known to die from overdosing on </text:span><text:span text:style-name="T4">Xanax</text:span><text:span text:style-name="T45">. I've yet to even go over my prescribed dosage. Which is good. For a while I was cutting the pills in half because of how it made me feel. Eventually I got use to it and here I am today.</text:span></text:p>
      <text:p text:style-name="P79"/>
      <text:p text:style-name="P30">Perhaps</text:p>
      <text:p text:style-name="P30"><text:tab/>I</text:p>
      <text:p text:style-name="P30"><text:tab/>shouldn't have</text:p>
      <text:p text:style-name="P30"><text:tab/>gotten</text:p>
      <text:p text:style-name="P30"><text:tab/><text:tab/>so use</text:p>
      <text:p text:style-name="P78"><text:span text:style-name="T45"><text:tab/><text:tab/>to the </text:span><text:span text:style-name="T46">medication</text:span></text:p>
      <text:p text:style-name="P30"><text:tab/><text:tab/><text:tab/>but what else</text:p>
      <text:p text:style-name="P30"><text:tab/><text:tab/><text:tab/>was I to do?</text:p>
      <text:p text:style-name="P78"><text:tab/>Exactly.</text:p>
      <text:p text:style-name="P78"/>
      <text:p text:style-name="P77"><text:s text:c="5"/>So what exactly goes on during a panic attack? Such a good question. There are several things that can happen to a person. For me, my mind ends up racing. Something fierce. The world might explode and end in that instant. But well it hasn't …. at least <text:span text:style-name="T4">not yet</text:span><text:span text:style-name="T45">. Right. Right. Like the world will end like that. Could be interesting, I won't lie.</text:span></text:p>
      <text:p text:style-name="P76"><text:span text:style-name="T45"><text:s text:c="5"/>Having often thought of the world ending...it comes to no surprise even to myself, that I find it an interesting topic. Where will I be when the world finally comes to a close. Will I still be living? Will I be dead? There are so many different worldly views on the point of death. Some would believe it is only a resting period. That you are asleep. Others believe you have a spirit and it goes out of your body in an effort to reconnect with some spiritual world beyond the grave. Yet others would have you believe there is no death. It is a lie made up by people who would have you think this life ends. Whatever the case or </text:span><text:soft-page-break/><text:span text:style-name="T45">reason, it is what it is and there's nothing that can be said to stop the belief in such a thing.</text:span></text:p>
      <text:p text:style-name="P76"/>
      <text:p text:style-name="P29">If I</text:p>
      <text:p text:style-name="P29">am to</text:p>
      <text:p text:style-name="P29">believe in</text:p>
      <text:p text:style-name="P29">something as</text:p>
      <text:p text:style-name="P29">a whole, wouldn't</text:p>
      <text:p text:style-name="P29">it be better if I could</text:p>
      <text:p text:style-name="P29">actually see it for all it's</text:p>
      <text:p text:style-name="P29">worth?</text:p>
      <text:p text:style-name="P29">Perhaps</text:p>
      <text:p text:style-name="P29">it needs to be</text:p>
      <text:p text:style-name="P29">understood by others</text:p>
      <text:p text:style-name="P29">first before I am able to</text:p>
      <text:p text:style-name="P29">even begin to grasp</text:p>
      <text:p text:style-name="P29">an understanding.</text:p>
      <text:p text:style-name="P75"/>
      <text:p text:style-name="P28"><text:s text:c="5"/>But I shouldn't have to take another person's word for something that is to happen or take over, should I? Seems like rubbish at the time of thought traveling from my ears to my brain.</text:p>
      <text:p text:style-name="P28"/>
      <text:p text:style-name="P27">Reminds me</text:p>
      <text:p text:style-name="P27">of a children's story</text:p>
      <text:p text:style-name="P27">of a girl who fell down</text:p>
      <text:p text:style-name="P27">a rabbit hole...I think she fell</text:p>
      <text:p text:style-name="P27">who is to know exactly what happened</text:p>
      <text:p text:style-name="P27">to that little girl. So innocent. But she managed</text:p>
      <text:p text:style-name="P27">to find out things I bet she wasn't looking for in the</text:p>
      <text:p text:style-name="P27">first place.</text:p>
      <text:p text:style-name="P26"/>
      <text:p text:style-name="P26"><text:s text:c="5"/>Oh well. Doesn't matter now. It is but a story. A dream to be told to children in an effort to put them to bed at night. No, I do not care for such things. It is <text:soft-page-break/>but a tale told by idiots and charmers to lie and give way to <text:span text:style-name="T50">deceit</text:span>. I will not have any part of it. Until I feel the need to purchase the book for myself, at which point in time I shall see exactly what it is about instead of what was made into a film.</text:p>
      <text:p text:style-name="P25"><text:s text:c="5"/>But I am not here to explain to you what goes on in such movies. No, I am here to simply understand myself.</text:p>
      <text:p text:style-name="P25"/>
      <text:p text:style-name="P24">Ah</text:p>
      <text:p text:style-name="P24"><text:tab/>to understand</text:p>
      <text:p text:style-name="P24"><text:tab/><text:tab/>a person</text:p>
      <text:p text:style-name="P24"><text:tab/><text:tab/><text:tab/>an individual</text:p>
      <text:p text:style-name="P24"><text:tab/><text:tab/><text:tab/><text:tab/>you must first</text:p>
      <text:p text:style-name="P24"><text:tab/><text:tab/><text:tab/><text:tab/><text:tab/>walk</text:p>
      <text:p text:style-name="P24"><text:tab/><text:tab/><text:tab/><text:tab/><text:tab/>in</text:p>
      <text:p text:style-name="P24"><text:tab/><text:tab/><text:tab/><text:tab/><text:tab/>their</text:p>
      <text:p text:style-name="P24"><text:tab/><text:tab/><text:tab/><text:tab/><text:tab/>shoes.</text:p>
      <text:p text:style-name="P24"/>
      <text:p text:style-name="P24"><text:s text:c="5"/>A footprint can say so much about an individual. How hard they walk, how the balls of their feet work. Which foot is dominant.</text:p>
      <text:p text:style-name="P24"><text:s text:c="5"/>Anxiety doesn't care about such things. <text:span text:style-name="T51">Anxiety and panic attacks only care about making you ill. Taking that chemical balance in your mind and tossing it too and fro like a ship at sea. I would prefer not to have such a...disease about me. But what can you do about such a thing?</text:span></text:p>
      <text:p text:style-name="P24"><text:s text:c="5"/><text:span text:style-name="T52">If this life is meant to be hell and pure torture then let it be. I would rather have no part of it and would rather keep to myself. Unfortunately money needs to be indeed made and life must continue on somehow.</text:span></text:p>
      <text:p text:style-name="P24"/>
      <text:p text:style-name="P23">So I Shall Live.</text:p>
      <text:p text:style-name="P22"/>
      <text:p text:style-name="P22"><text:soft-page-break/><text:s text:c="5"/><text:span text:style-name="T53">There is a gal who walks by a window. She sees nothing but her goal. The trash she must empty. One can only wonder what goes on in her mind. Is she happy? Does she care about the trash she is about to throw away? Is she only doing a job?</text:span></text:p>
      <text:p text:style-name="P22"/>
      <text:p text:style-name="P21">Why</text:p>
      <text:p text:style-name="P21"><text:tab/>does</text:p>
      <text:p text:style-name="P21"><text:tab/><text:tab/>any</text:p>
      <text:p text:style-name="P21"><text:tab/><text:tab/><text:tab/>of</text:p>
      <text:p text:style-name="P21"><text:tab/><text:tab/><text:tab/><text:tab/>that</text:p>
      <text:p text:style-name="P21"><text:tab/><text:tab/><text:tab/><text:tab/><text:tab/>matter?</text:p>
      <text:p text:style-name="P21"/>
      <text:p text:style-name="P21"><text:s text:c="5"/>Ask the anxiety ridden brain why something like that would even cross ones mind. Doesn't quite make sense does it? No, I didn't think so. <text:span text:style-name="T54">And yet here I am thinking and wondering about that </text:span><text:span text:style-name="T5">exact</text:span><text:span text:style-name="T54"> question.</text:span></text:p>
      <text:p text:style-name="P21"><text:s text:c="5"/><text:span text:style-name="T55">A person can be half a world away and I wonder about what they are doing. I do not even know these people, but I worry about their circumstances. Are they happy? Do they have food? Are they rich? Are they poor?</text:span></text:p>
      <text:p text:style-name="P21"/>
      <text:p text:style-name="P20">You could say</text:p>
      <text:p text:style-name="P20"><text:tab/>I wonder</text:p>
      <text:p text:style-name="P20"><text:tab/><text:tab/>about their</text:p>
      <text:p text:style-name="P20"><text:tab/><text:tab/><text:tab/>wellbeing</text:p>
      <text:p text:style-name="P20"><text:tab/><text:tab/><text:tab/><text:tab/>a waste of time?</text:p>
      <text:p text:style-name="P20"><text:tab/><text:tab/><text:tab/>Perhaps.</text:p>
      <text:p text:style-name="P20"/>
      <text:p text:style-name="P20"><text:s text:c="5"/>To preoccupy my mind with such drivel...doesn't make sense to me. It is but a battle fought within my mind. A place never to be seen by the outside world. Someplace deep within my subconscious that doesn't wish to see the light of day. When it is attacked by <text:soft-page-break/>certain drugs, the mind goes to sleep. The awful panic and stress quiets down a bit. Nothing else seems to matter but the important things in life. Yes all of those important things that take up a person's waking manner and space. Something you are glad to see about, something you are pleased to understand.</text:p>
      <text:p text:style-name="P346"><text:s text:c="5"/>Understanding is but a notion placed within the mind of someone by someone who wishes to make their point. It is but a fallacy in this life. Something you wouldn't wish upon your worst enemy.</text:p>
      <text:p text:style-name="P20"><text:s text:c="5"/>Oh well, what of it. <text:span text:style-name="T56">Does a person really understand that which is to be grasped as something important or unique? Or do they simply say they understand in an effort to make the person requiring the understanding to go away?</text:span></text:p>
      <text:p text:style-name="P20"><text:s text:c="5"/><text:span text:style-name="T56">There can be so much noise in a person's mind. So much annoying noise that you don't know what to do about it every waking moment of your life. You wish you could make it stop. Make it have an end to it all...but that doesn't always work out the way you planned it to.</text:span></text:p>
      <text:p text:style-name="P20"><text:s text:c="5"/><text:span text:style-name="T57">An end to it all. How beautiful a statement and thought that would be.</text:span></text:p>
      <text:p text:style-name="P346"><text:s text:c="5"/><text:span text:style-name="T57">You've already thought about ending it all haven't you. That's what got you screwed up in the first place. Don't go back there...unless you're willing to finish the job.</text:span></text:p>
      <text:p text:style-name="P20"><text:s text:c="5"/><text:span text:style-name="T57">Ah there is that mind thinking again. Such a wonderful thing to remind me of the things I hold most dear and that which I could lose in the process.</text:span></text:p>
      <text:p text:style-name="P20"><text:soft-page-break/><text:s text:c="5"/><text:span text:style-name="T58">The knife felt inviting once. But only once. See, that's where I think the depression seems to come in from time to difficult time. It didn't start out that way...at least I don't think it started out that way. Who's really to know what it's all about. I suppose that's why the medications keep me in check.</text:span></text:p>
      <text:p text:style-name="P20"/>
      <text:p text:style-name="P19">Medication</text:p>
      <text:p text:style-name="P19"><text:tab/>they say it's to help</text:p>
      <text:p text:style-name="P19"><text:tab/><text:tab/>something to keep you sane</text:p>
      <text:p text:style-name="P19"><text:tab/><text:tab/>but in the end</text:p>
      <text:p text:style-name="P19"><text:tab/><text:tab/>isn't it all just a game?</text:p>
      <text:p text:style-name="P19"><text:tab/><text:tab/>Something</text:p>
      <text:p text:style-name="P19"><text:tab/><text:tab/><text:tab/>to make you wonder</text:p>
      <text:p text:style-name="P19"><text:tab/><text:tab/><text:tab/>what the hell is going on</text:p>
      <text:p text:style-name="P19"><text:tab/><text:tab/><text:tab/>in your life?</text:p>
      <text:p text:style-name="P19"><text:tab/>Yeah, something like that.</text:p>
      <text:p text:style-name="P18">But I take the <text:span text:style-name="T4">evil</text:span> meds because</text:p>
      <text:p text:style-name="P18"><text:tab/>it's an easy thing to do</text:p>
      <text:p text:style-name="P18"><text:tab/>doesn't take a minute</text:p>
      <text:p text:style-name="P18"><text:tab/>to wash it down the well.</text:p>
      <text:p text:style-name="P18"><text:tab/><text:tab/>Something out there</text:p>
      <text:p text:style-name="P18"><text:tab/><text:tab/>beyond the desert</text:p>
      <text:p text:style-name="P18"><text:tab/><text:tab/>a place in my mind</text:p>
      <text:p text:style-name="P18"><text:tab/><text:tab/>to keep me partially</text:p>
      <text:p text:style-name="P18"><text:tab/><text:tab/>if only for a moment</text:p>
      <text:p text:style-name="P18"><text:tab/><text:tab/>sane.</text:p>
      <text:p text:style-name="P1">Oh well, doesn't matter what happens</text:p>
      <text:p text:style-name="P1"><text:tab/>as long as I'm able</text:p>
      <text:p text:style-name="P1"><text:tab/>to keep my head</text:p>
      <text:p text:style-name="P1"><text:tab/>floating above water</text:p>
      <text:p text:style-name="P1"><text:tab/>when the storm comes in</text:p>
      <text:p text:style-name="P1"><text:tab/>and the tide is crazy.</text:p>
      <text:p text:style-name="P1"/>
      <text:p text:style-name="P2"><text:soft-page-break/><text:s text:c="5"/>But that's just me. I am after all the one who this book is focused on right? I mean there doesn't seem to be anyone else out there who's willing to take a step forward and see what it's all about. Something to do with the mind has a way of scaring people.</text:p>
      <text:p text:style-name="P336"><text:s text:c="5"/>You just think you're important. Do you know how many people suffer from depression and anxiety in this world? Think about it. There are billions of people in this world! You aren't the only one!</text:p>
      <text:p text:style-name="P2"><text:s text:c="5"/>Silence! I wasn't saying that. That wasn't my intention at all! There are so many things that can be learned about anxiety and panic attacks etc. The doctors just have to figure it all out, that's all I'm trying to say.</text:p>
      <text:p text:style-name="P2"><text:s text:c="5"/>The medications given to a person at a time is just to see how well they react to such things! If they react well, the doctor keeps them on the medicine. If they don't? They wing them off it, and try a different medicine. It's not rocket science. Well coming up with a plan might be rocket science. It's science for sure! But it's the best they can do at a given time in life! That's all there is to it!</text:p>
      <text:p text:style-name="P2"><text:s text:c="5"/>Gah! Why do you have to be so negative towards yourself the whole time? Doesn't make sense! <text:span text:style-name="T59">Don't even bother apologizing to me. You and I both know it won't amount to a hill of beans!</text:span></text:p>
      <text:p text:style-name="P2"/>
      <text:p text:style-name="P3">The child</text:p>
      <text:p text:style-name="P3"><text:tab/>in me tends</text:p>
      <text:p text:style-name="P3"><text:tab/><text:tab/>to want to believe</text:p>
      <text:p text:style-name="P3"><text:tab/><text:tab/><text:tab/>everything it wants can</text:p>
      <text:p text:style-name="P3"><text:tab/><text:tab/><text:tab/><text:tab/>be real</text:p>
      <text:p text:style-name="P3"><text:soft-page-break/><text:tab/>that isn't</text:p>
      <text:p text:style-name="P3"><text:tab/><text:tab/>always the case</text:p>
      <text:p text:style-name="P3"><text:tab/><text:tab/><text:tab/>mind you</text:p>
      <text:p text:style-name="P3"><text:tab/>no matter</text:p>
      <text:p text:style-name="P3"><text:tab/><text:tab/>how much</text:p>
      <text:p text:style-name="P3"><text:tab/><text:tab/><text:tab/>you try</text:p>
      <text:p text:style-name="P3"><text:tab/>there isn't</text:p>
      <text:p text:style-name="P3"><text:tab/><text:tab/>a way</text:p>
      <text:p text:style-name="P3"><text:tab/><text:tab/><text:tab/>to make it happen</text:p>
      <text:p text:style-name="P3"><text:tab/>I wish there</text:p>
      <text:p text:style-name="P3"><text:tab/><text:tab/>was</text:p>
      <text:p text:style-name="P3"><text:tab/><text:tab/><text:tab/>a way...</text:p>
      <text:p text:style-name="P3"><text:tab/>But that</text:p>
      <text:p text:style-name="P3"><text:tab/><text:tab/>will never</text:p>
      <text:p text:style-name="P3"><text:tab/><text:tab/><text:tab/>be the case.</text:p>
      <text:p text:style-name="P3"><text:tab/>A shame</text:p>
      <text:p text:style-name="P3"><text:tab/><text:tab/>really</text:p>
      <text:p text:style-name="P3"><text:tab/><text:tab/><text:tab/>a sad shame.</text:p>
      <text:p text:style-name="P3"/>
      <text:p text:style-name="P4">Can you even</text:p>
      <text:p text:style-name="P4"><text:tab/><text:tab/><text:tab/><text:tab/>grasp</text:p>
      <text:p text:style-name="P4">everything that's</text:p>
      <text:p text:style-name="P4"><text:tab/><text:tab/><text:tab/><text:tab/>going on?</text:p>
      <text:p text:style-name="P4">Do you</text:p>
      <text:p text:style-name="P4"><text:tab/><text:tab/><text:tab/><text:tab/>understand</text:p>
      <text:p text:style-name="P4">the metaphors</text:p>
      <text:p text:style-name="P4"><text:tab/><text:tab/><text:tab/><text:tab/>rolling in?</text:p>
      <text:p text:style-name="P4">Something tells me</text:p>
      <text:p text:style-name="P4"><text:tab/><text:tab/><text:tab/><text:tab/>you don't</text:p>
      <text:p text:style-name="P4">even</text:p>
      <text:p text:style-name="P4"><text:tab/><text:tab/><text:tab/><text:tab/>care.</text:p>
      <text:p text:style-name="P4"/>
      <text:p text:style-name="P4"><text:s text:c="5"/>What a shame that is for you not to even care about the things that are going on in your own life. I'd like to think the medication has finally gotten s <text:soft-page-break/>hold on you. That it's made a way possible for you to grasp everything you need to be grasping. But I don't think that's the case at all.</text:p>
      <text:p text:style-name="P337"><text:s text:c="5"/>Who's to say that isn't the case?</text:p>
      <text:p text:style-name="P4"><text:s text:c="5"/>Oh you know it's not the case. You're unwilling to accept the challenges that come with your own life. It very well could be the <text:span text:style-name="T4">Xanax</text:span> talking right now. Not caring about whatever there is not to care about. It's all there out before you. You know the truth of the matter. It will never go away. The medication only suppresses it for a moment or two.</text:p>
      <text:p text:style-name="P4"><text:s text:c="5"/>It will never be fully 100% fixed. A chemical imbalance is what the doctor called it. That's all it is, a brain disease. I wonder what led to it. No one else in my family has such a disease...that I know of. <text:span text:style-name="T60">Am I unique in that regard...well when it comes to my family? I don't know.</text:span></text:p>
      <text:p text:style-name="P338"><text:s text:c="5"/>Do you even care at this point? It's your life, why bother with whatever other people are thinking about you?</text:p>
      <text:p text:style-name="P5"><text:s text:c="5"/>You do have a good point there. <text:span text:style-name="T61">But...why are you interrupting my thought process? I mean honestly. Should you be here at this moment? I'm not sure you should be.</text:span></text:p>
      <text:p text:style-name="P338"><text:s text:c="5"/><text:span text:style-name="T61">Uh, I'm your brain. Where do you expect me to be right at this moment? I'm kinda locked inside your head. No where to go. I'm just here.</text:span></text:p>
      <text:p text:style-name="P5"><text:s text:c="5"/><text:span text:style-name="T61">Oh...well maybe you have a good point there as well. I need to have you in order to think.</text:span></text:p>
      <text:p text:style-name="P6"><text:s text:c="5"/>Or is it over thinking? That's an interesting twist on it all. Thinking and over thinking. Something you don't expect to occur mostly because your mind <text:soft-page-break/>seems to be in control for 99.9% of your life. You are able to choose what you want to think about. It can be a good thing...but when you just can't seem to put the correct words into your mind. Well that's a different issue all together...isn't it? I would think so.</text:p>
      <text:p text:style-name="P551">Everyone has a demon</text:p>
      <text:p text:style-name="P7"/>
      <text:p text:style-name="P7">A monster deep inside</text:p>
      <text:p text:style-name="P8"><text:tab/>Something they don't want to show</text:p>
      <text:p text:style-name="P8"><text:tab/><text:tab/>the other people around them</text:p>
      <text:p text:style-name="P8"><text:tab/><text:tab/><text:tab/>a shameful thing to hide</text:p>
      <text:p text:style-name="P8"/>
      <text:p text:style-name="P8">Yes,</text:p>
      <text:p text:style-name="P8">it's a shame</text:p>
      <text:p text:style-name="P8">to have to hide</text:p>
      <text:p text:style-name="P8">not that I wanted to</text:p>
      <text:p text:style-name="P8">it's something quite</text:p>
      <text:p text:style-name="P8">sad and annoying</text:p>
      <text:p text:style-name="P8">perhaps a time</text:p>
      <text:p text:style-name="P8">when everything</text:p>
      <text:p text:style-name="P8">would be over</text:p>
      <text:p text:style-name="P8">oh life</text:p>
      <text:p text:style-name="P8">how you managed</text:p>
      <text:p text:style-name="P8">to enter just at the wrong point</text:p>
      <text:p text:style-name="P8">something I wasn't</text:p>
      <text:p text:style-name="P8">prepared to explain</text:p>
      <text:p text:style-name="P8">to anyone else.</text:p>
      <text:p text:style-name="P8"/>
      <text:p text:style-name="P8">You saw <text:span text:style-name="T62">me</text:span></text:p>
      <text:p text:style-name="P8">and came</text:p>
      <text:p text:style-name="P8">into an innocent</text:p>
      <text:p text:style-name="P8">mind a place</text:p>
      <text:p text:style-name="P8">beyond comfort</text:p>
      <text:p text:style-name="P8">something to destroy.</text:p>
      <text:p text:style-name="P8">A place to expand</text:p>
      <text:p text:style-name="P8">upon. You most</text:p>
      <text:p text:style-name="P8">terrible monster.</text:p>
      <text:p text:style-name="P8">I wish you would</text:p>
      <text:p text:style-name="P8">leave me now.</text:p>
      <text:p text:style-name="P464">Social Anxiety</text:p>
      <text:p text:style-name="P398">Is Real</text:p>
      <text:p text:style-name="P8"/>
      <text:p text:style-name="P8"><text:s text:c="5"/><text:span text:style-name="T63">Sometimes I do things just to get out of a social engagement. Faking an illness comes to mind a lot. One time I said I had a sore throat just to get out of going to a water park. Why didn't I just say I didn't want to go? That will always amaze me beyond no reason whatsoever.</text:span></text:p>
      <text:p text:style-name="P8"><text:s text:c="5"/><text:span text:style-name="T64">Parents took me to the hospital and checked things out. It came back as not being strep. I didn't end up going to the water park after all. Still can't remember </text:span><text:span text:style-name="T6">how</text:span><text:span text:style-name="T64"> I managed to get out of it. Didn't think of how it cost my folks money just for me to be seen for something I didn't have. Well then...that brings up all sorts of new thoughts and nightmares.</text:span></text:p>
      <text:p text:style-name="P8"/>
      <text:p text:style-name="P9">Don't fret</text:p>
      <text:p text:style-name="P9"><text:tab/>the small things</text:p>
      <text:p text:style-name="P9"><text:tab/>you'll regret them later</text:p>
      <text:p text:style-name="P9"><text:tab/>and later again</text:p>
      <text:p text:style-name="P9"><text:tab/>all over again</text:p>
      <text:p text:style-name="P9"/>
      <text:p text:style-name="P9">Simple</text:p>
      <text:p text:style-name="P9"><text:tab/>is better</text:p>
      <text:p text:style-name="P9"><text:tab/>a better option</text:p>
      <text:p text:style-name="P9"><text:tab/>for a better chance</text:p>
      <text:p text:style-name="P9"><text:tab/>of getting ahead</text:p>
      <text:p text:style-name="P9"/>
      <text:p text:style-name="P9">Easier</text:p>
      <text:p text:style-name="P9"><text:tab/>said than done</text:p>
      <text:p text:style-name="P9"><text:tab/>there are things</text:p>
      <text:p text:style-name="P9"><text:tab/>that don't seem</text:p>
      <text:p text:style-name="P9"><text:tab/>to matter anymore</text:p>
      <text:p text:style-name="P9"><text:soft-page-break/></text:p>
      <text:p text:style-name="P10">So what will you do</text:p>
      <text:p text:style-name="P10">when the man comes around</text:p>
      <text:p text:style-name="P10">looking to even the score</text:p>
      <text:p text:style-name="P10">with your mind which you've abandoned.</text:p>
      <text:p text:style-name="P10"/>
      <text:p text:style-name="P10">Something will always</text:p>
      <text:p text:style-name="P10">find a simple way</text:p>
      <text:p text:style-name="P10">to get ahead of you</text:p>
      <text:p text:style-name="P10">long before your day is over.</text:p>
      <text:p text:style-name="P10"/>
      <text:p text:style-name="P10">Look to your right</text:p>
      <text:p text:style-name="P10">look to your left</text:p>
      <text:p text:style-name="P10">be sure to check</text:p>
      <text:p text:style-name="P10">behind the kitchen.</text:p>
      <text:p text:style-name="P10"/>
      <text:p text:style-name="P10">They hide everywhere</text:p>
      <text:p text:style-name="P10">nowhere to be seen</text:p>
      <text:p text:style-name="P10">always looking out</text:p>
      <text:p text:style-name="P10">for you as a person.</text:p>
      <text:p text:style-name="P10"/>
      <text:p text:style-name="P10">Be safe with all</text:p>
      <text:p text:style-name="P10">you can do</text:p>
      <text:p text:style-name="P10">before they</text:p>
      <text:p text:style-name="P10">come knocking at your door.</text:p>
      <text:p text:style-name="P10"/>
      <text:p text:style-name="P10"><text:s text:c="5"/>Now I'm not one to be a superstitious fool. Well maybe fool is too harsh a word. No one is really ever a fool...unless they actually are a fool and in that case they should keep quiet and don't worry about anything.</text:p>
      <text:p text:style-name="P10"><text:s text:c="5"/><text:span text:style-name="T65">Did I mention that's easier said than done most days? It would seem that all I ever do is worry. It comes so naturally to me that there's nothing else to be done about it. When I worry, I worry. End of </text:span><text:soft-page-break/><text:span text:style-name="T65">story. Well not the end all of all stories, but it is an end if you think about it. Worrying does nothing for a person. Their mind can contemplate all they want and the worry will get to them long before they have contemplated everything else that is out there. If worry has you in a bind? Try and stop it.</text:span></text:p>
      <text:p text:style-name="P339"><text:s text:c="5"/><text:span text:style-name="T65">You do realize you're worrying as you write this right? Just an observation. Nothing to panic over. Carry on.</text:span></text:p>
      <text:p text:style-name="P10"><text:s text:c="5"/><text:span text:style-name="T65">Gee thanks. That's all I needed to hear. Not everything causes stress, thank goodness, there are actually some things I've been able to overcome and accept. I suppose it just takes time. Time for things to calm down and find a good sequence where nothing else will matter. Everything will end. Eventually things will cease to be. I can handle that. Even if my brain isn't ready to think in such terms...I am.</text:span></text:p>
      <text:p text:style-name="P10"/>
      <text:p text:style-name="P11">Can you keep a secret?</text:p>
      <text:p text:style-name="P11"><text:tab/>What if I told you a lie?</text:p>
      <text:p text:style-name="P11"><text:tab/><text:tab/>Would you trust me then?</text:p>
      <text:p text:style-name="P11"><text:tab/><text:tab/><text:tab/>Or would you want to die?</text:p>
      <text:p text:style-name="P11"/>
      <text:p text:style-name="P11">It's an easy thing</text:p>
      <text:p text:style-name="P11"><text:tab/>to matter</text:p>
      <text:p text:style-name="P11"><text:tab/><text:tab/>of all the world</text:p>
      <text:p text:style-name="P11"><text:tab/><text:tab/><text:tab/>is ripe.</text:p>
      <text:p text:style-name="P11"/>
      <text:p text:style-name="P11">An imagination</text:p>
      <text:p text:style-name="P11"><text:tab/>enters you</text:p>
      <text:p text:style-name="P11"><text:tab/><text:tab/>with every thought</text:p>
      <text:p text:style-name="P11"><text:tab/><text:tab/><text:tab/>that comes to mind.</text:p>
      <text:p text:style-name="P11"/>
      <text:p text:style-name="P11"><text:soft-page-break/><text:s text:c="5"/><text:span text:style-name="T66">So keep your fantasy moving, along that beaten path. You'll never know what's going on long before it's gone. Something deep inside will cause you to rethink your past. Your future lies ahead of you long into the future it will go. Something to ponder and reflect on later. Your future will be there. You will find it. It will find you.</text:span></text:p>
      <text:p text:style-name="P340"><text:s text:c="5"/><text:span text:style-name="T66">Oh such comforting advice. Too bad you don't believe it yourself. I know you better than you know yourself. You should see how ridiculous you look writing this book. If you'll ever get to the end of it that is. You just never know what will happen. You could lost it in a fire. Accidentally delete it all. You just simply never know what will happen.</text:span></text:p>
      <text:p text:style-name="P11"><text:s text:c="5"/><text:span text:style-name="T66">Maybe that's true. Maybe it's a lie. But as long as I'm breathing my book will live on inside my heart. No one can take </text:span><text:span text:style-name="T7">that</text:span><text:span text:style-name="T66"> away from me! No one, not even you!</text:span></text:p>
      <text:p text:style-name="P340"><text:s text:c="5"/><text:span text:style-name="T67">Oh I could toss you into a coma. What would happen to your book then? Would you still have the ability to have it in your heart as you claim? Your brain would be taking a nap and you, well you wouldn't be moving around. How would you deal with </text:span><text:span text:style-name="T8">that?</text:span></text:p>
      <text:p text:style-name="P13"><text:s text:c="5"/>You wouldn't dare! You couldn't do that! You need me as much as I need you. We're a team, you and I, a wonderful team! Full of promise. Something to hold onto. Something to keep each other company on cold winter nights!</text:p>
      <text:p text:style-name="P11"/>
      <text:p text:style-name="P12"><text:soft-page-break/>Such a waste of a life</text:p>
      <text:p text:style-name="P12"><text:tab/>if all you think about</text:p>
      <text:p text:style-name="P12"><text:tab/>is your ability to sleep</text:p>
      <text:p text:style-name="P12"><text:tab/>to live</text:p>
      <text:p text:style-name="P12"><text:tab/>and to see all there is to see.</text:p>
      <text:p text:style-name="P12"/>
      <text:p text:style-name="P12">There is so much out there to be done</text:p>
      <text:p text:style-name="P12"><text:tab/>places to explore</text:p>
      <text:p text:style-name="P12"><text:tab/>people to meet and greet</text:p>
      <text:p text:style-name="P12"><text:tab/>a life to be lived.</text:p>
      <text:p text:style-name="P12"/>
      <text:p text:style-name="P14">Don't overlook</text:p>
      <text:p text:style-name="P14"><text:tab/>all that can be seen</text:p>
      <text:p text:style-name="P14"><text:tab/>and everything that</text:p>
      <text:p text:style-name="P14"><text:tab/>needs your attention.</text:p>
      <text:p text:style-name="P14"/>
      <text:p text:style-name="P14">Simply</text:p>
      <text:p text:style-name="P14"><text:tab/>exist</text:p>
      <text:p text:style-name="P14"><text:tab/>in a manner</text:p>
      <text:p text:style-name="P14"><text:tab/>where everything</text:p>
      <text:p text:style-name="P14"><text:tab/>will become clear.</text:p>
      <text:p text:style-name="P14"/>
      <text:p text:style-name="P15">It takes</text:p>
      <text:p text:style-name="P15"><text:tab/>a bit of patience</text:p>
      <text:p text:style-name="P15"><text:tab/>some learning</text:p>
      <text:p text:style-name="P15"><text:tab/>and a whole lot</text:p>
      <text:p text:style-name="P15"><text:tab/>of effort.</text:p>
      <text:p text:style-name="P15"/>
      <text:p text:style-name="P15">But you</text:p>
      <text:p text:style-name="P15"><text:tab/>yes you</text:p>
      <text:p text:style-name="P15"><text:tab/>can do anything</text:p>
      <text:p text:style-name="P15"><text:tab/>you want to be</text:p>
      <text:p text:style-name="P15"><text:tab/>able to accomplish.</text:p>
      <text:p text:style-name="P15"/>
      <text:p text:style-name="P15">Have Faith.</text:p>
      <text:p text:style-name="P463">A Dark Place</text:p>
      <text:p text:style-name="P33"/>
      <text:p text:style-name="P16"><text:s text:c="5"/>It seemed to be a dark place. Something unique and different. I wasn't one to be impressed by something so ugly and full of despair.</text:p>
      <text:p text:style-name="P16"><text:s text:c="5"/>It didn't stop me of course. That place was full of gore. The things nightmares were made of, and yet I felt most at home there.</text:p>
      <text:p text:style-name="P16"><text:s text:c="5"/>I cannot explain my actions. What was I doing there at such a gruesome point of night? Perhaps it was a nightmare. Something there to cause anguish to my over exhausted soul. I simply do not know why I was there. But there was something to be done. Something that needed my attention. <text:span text:style-name="T68">An urgent matter as it were. But what was it? What was the thing causing me to be awake at such a terrible most hour?</text:span></text:p>
      <text:p text:style-name="P16"><text:s text:c="5"/><text:span text:style-name="T68">I simply did not know.</text:span></text:p>
      <text:p text:style-name="P341"><text:s text:c="5"/><text:span text:style-name="T69">There are rules to living in such a life. Rules you must follow if you plan to exist beyond the mortal coil and get out of here...alive.</text:span></text:p>
      <text:p text:style-name="P16"><text:s text:c="5"/><text:span text:style-name="T69">And what would you know of these so called rules?</text:span></text:p>
      <text:p text:style-name="P341"><text:s text:c="5"/><text:span text:style-name="T69">Oh, you don't want to mince words with me young lad. You are already in enough trouble as it is with everything that is going on in here. Your mind is full of oddities. I could spend so much time examining them one by one in order to see all that you see. To understand what you are going through.</text:span></text:p>
      <text:p text:style-name="P341"><text:s text:c="5"/><text:span text:style-name="T69">But I won't. Do you know why?</text:span></text:p>
      <text:p text:style-name="P16"><text:s text:c="5"/><text:span text:style-name="T69">No.</text:span></text:p>
      <text:p text:style-name="P341"><text:soft-page-break/><text:s text:c="5"/><text:span text:style-name="T69">Of course you don't! That's the beauty of it. I am your mind. I am the only one who knows what's going on inside here. You are but a bystander.</text:span></text:p>
      <text:p text:style-name="P16"><text:s text:c="5"/><text:span text:style-name="T69">Oh really now! I find that rather absurd. If you are the one who is there all this time, then why don't you show yourself? Why don't you just jump out of your hiding hole and come find me!</text:span></text:p>
      <text:p text:style-name="P341"><text:s text:c="5"/><text:span text:style-name="T69">Oh how tempting a thought that is my lad. But I have already made myself known to you. Every time you look in a mirror I am there. Every thought that comes into your mind, that comes from me. Do you not understand I am but your conscience? You have called me a </text:span><text:span text:style-name="T9">dark place</text:span><text:span text:style-name="T69"> for so long, it seems you have forgotten who I really am.</text:span></text:p>
      <text:p text:style-name="P16"><text:s text:c="5"/><text:span text:style-name="T69">Rubbish! All you have to say to me are lies. Everything is a lie. You know it. I know it.</text:span></text:p>
      <text:p text:style-name="P16"/>
      <text:p text:style-name="P17">Ever since I was a child</text:p>
      <text:p text:style-name="P17"><text:tab/>you were there with a lie</text:p>
      <text:p text:style-name="P17"><text:tab/>something to impede my</text:p>
      <text:p text:style-name="P17"><text:tab/>improvement.</text:p>
      <text:p text:style-name="P17"/>
      <text:p text:style-name="P17">You didn't want me</text:p>
      <text:p text:style-name="P17"><text:tab/>to become something</text:p>
      <text:p text:style-name="P17"><text:tab/>better than I am today.</text:p>
      <text:p text:style-name="P17"/>
      <text:p text:style-name="P17">Face it</text:p>
      <text:p text:style-name="P17"><text:tab/>you are rubbish!</text:p>
      <text:p text:style-name="P17"><text:tab/>All you do is burden</text:p>
      <text:p text:style-name="P17"><text:tab/>me with false truths and statements.</text:p>
      <text:p text:style-name="P17"/>
      <text:p text:style-name="P17"><text:soft-page-break/><text:s text:c="5"/>There was nothing I could do to convince myself that it was all an act. A lie to be told by myself to myself. I'm not sure how that works exactly. But it is indeed the truth. A possible future of things to come? Maybe someday there will be something I can do to squash this thought from entering my mind anymore.</text:p>
      <text:p text:style-name="P17"><text:s text:c="5"/>It was then a thought struck me. What if <text:span text:style-name="T4">I</text:span> was the one who put that thought there. Or those thoughts. What if I am responsible for all the pain and misery I go through on a day to day basis?! Oh how terrible a thought indeed. What was I to do if there was anything to be done at all? I couldn't deal with such a thought. It was too much.</text:p>
      <text:p text:style-name="P17"><text:s text:c="5"/>And there was that finger tapping me on the shoulder. Depression and Anxiety mixed in one long thought. Set out to destroy me. Set out to devour me into something I knew wasn't right and wouldn't be a good place for me to be! I had no interest in living such a life! I didn't want to be controlled by such demons ever again.</text:p>
      <text:p text:style-name="P17"><text:s text:c="5"/>I think that's when the alcohol came along. That most terrible drug that caused me to forget things. Given the fact if I drank enough...I was able to forget just enough of an evening to get away from it all.</text:p>
      <text:p text:style-name="P17"><text:s text:c="5"/>Do not ever drown your sorrows in a liquid state or form. It will do nothing for you. You will in fact become so obsessed with just wanting it all to go away you will find yourself wanting more. The more you drink the more tolerance you build <text:span text:style-name="T70">up to it. Before long, that one drink no longer amuses you and then you take another drink.</text:span></text:p>
      <text:p text:style-name="P17"><text:s text:c="5"/><text:span text:style-name="T71">In effect you are destroying or disabling important brain cells that cause you to function. Those are the needed pieces of your life you need in order to get </text:span><text:soft-page-break/><text:span text:style-name="T71">through all the bad times. The rough times. The times that just don't want to go away down their own coil. Yes all those times will be taken up long before you realize what is going on. Before you know it, you are staring down at the bottom of a bottle looking for another drink to make it all go away.</text:span></text:p>
      <text:p text:style-name="P17"><text:s text:c="5"/><text:span text:style-name="T71">The pain won't go away. It gets intensified. You start with a drink, then a second one, a third, a fourth etc. until you are at the point where you can no longer stand up. Your mind brings up painful memories and thoughts you didn't want to remember to begin with. The drink did nothing to allow those thoughts to go away.</text:span></text:p>
      <text:p text:style-name="P342"><text:s text:c="5"/><text:span text:style-name="T71">No it did not, and look who suffers for it. I do. You do. We both do. You think you can lick it. You think you can get over it easily. But before long you are hooked. I, your brain, can't help you if you've made such a decision. You have disabled me. Put me on mute. You don't allow me to think. So I black out.</text:span></text:p>
      <text:p text:style-name="P17"><text:s text:c="5"/><text:span text:style-name="T71">Shhhh, I'm telling the story!</text:span></text:p>
      <text:p text:style-name="P342"><text:s text:c="5"/><text:span text:style-name="T73">Geesh...sorry, thought I was helping. Guess not. Please continue.</text:span></text:p>
      <text:p text:style-name="P17"><text:s text:c="5"/><text:span text:style-name="T72">It is all but a battle of the mind. A place you don't want to be. A space you don't want to understand. It <text:s/>is something not quite human and not quite animal. It is your thoughts. Your conscience. All drowning in something you wish you could get rid of. If you're lucky you don't end up throwing it all up. But if you're not, and you've drank too much? Expect it to come up the next morning. You will know if you can't keep it down. You'll be seeing it all over again.</text:span></text:p>
      <text:p text:style-name="P17"><text:soft-page-break/><text:s text:c="5"/><text:span text:style-name="T74">Been down that road a few times myself too. I wish I had someone to blame on all of this craziness that happens. But I don't. The only person I have to blame for this is myself.</text:span></text:p>
      <text:p text:style-name="P17"><text:s text:c="5"/><text:span text:style-name="T74">The memories are always there. Never a moment too late to take me in and wrap me with their cold hateful lies. Something unique? I doubt it. It always has a way of coming back no matter how terrible I beg for it not to. It comes back with a vengeance. I suppose that </text:span><text:span text:style-name="T10">can</text:span><text:span text:style-name="T74"> be a good thing...if handled correctly.</text:span></text:p>
      <text:p text:style-name="P342"><text:s text:c="5"/><text:span text:style-name="T75">Ah but you ignore such warnings. You have in the past, you do so now, and you'll do so in the future. Remember I have seen it all. I know what is coming up, but I have to keep that part quiet in an attempt to see if you'll take heed to my words and not do anything foolish.</text:span></text:p>
      <text:p text:style-name="P17"><text:s text:c="5"/><text:span text:style-name="T75">Yes, I know. You've told me this over a hundred times before...and probably another hundred times to come. I have yet to find a way to cease the burden you place upon me. There is nothing in this world I would love more than to just silence you.</text:span></text:p>
      <text:p text:style-name="P17"/>
      <text:p text:style-name="P34">Silence</text:p>
      <text:p text:style-name="P34"><text:tab/>would be a most wonderful thing</text:p>
      <text:p text:style-name="P34"><text:tab/>an exciting adventure</text:p>
      <text:p text:style-name="P34"><text:tab/>and a place to rest at last.</text:p>
      <text:p text:style-name="P34"/>
      <text:p text:style-name="P34">But all I get</text:p>
      <text:p text:style-name="P34"><text:tab/>is the mocking of the clock</text:p>
      <text:p text:style-name="P34"><text:tab/>a tone that means nothing</text:p>
      <text:p text:style-name="P34"><text:tab/>and you, you don't want to stop.</text:p>
      <text:p text:style-name="P462">A Simple Thought</text:p>
      <text:p text:style-name="P399"><text:span text:style-name="T78">Is</text:span> Never That Simple</text:p>
      <text:p text:style-name="P35"/>
      <text:p text:style-name="P35"><text:s text:c="5"/>A simple thought crossed my mind. The day you went away. Nothing ever mattered since then of life it was a lie. To say I loved you, well let's see it was nothing to confess. For nothing in this world was as good as my conscience...yes that simple thing I seemed to have left behind that early day in March of 2007.</text:p>
      <text:p text:style-name="P35"><text:s text:c="5"/>To be able to go back in time and fix everything that has happened since then? Oh my. I doubt that would even be possible. <text:span text:style-name="T77">In fact, I find myself wanting to go back further than that...something a lot further. A place and time where so many things could be changed.</text:span></text:p>
      <text:p text:style-name="P35"><text:s text:c="5"/><text:span text:style-name="T77">But as you know, you pull a thread to a sweater or a blanket and what happens? The thread unravels and before long you have nothing to hold in your hands anymore. It is gone. You are naked to the world. It isn't fantasy, but an actual thing that happens.</text:span></text:p>
      <text:p text:style-name="P35"><text:s text:c="5"/><text:span text:style-name="T79">So what do you end up doing with it all?</text:span></text:p>
      <text:p text:style-name="P35"><text:s text:c="5"/><text:span text:style-name="T79">Perhaps a different perspective is needed.</text:span></text:p>
      <text:p text:style-name="P465">A Perspective</text:p>
      <text:p text:style-name="P36"/>
      <text:p text:style-name="P37">Oh such a perspective that is needed. It is something quite like this. You're not certain if the author created this page to be like this, or if they simply chose a page format. So amusing an interesting now isn't it? Well if you keep reading you might get a headache. To be fair I could have written this chapter in a mirror format. But I'm not that mean.</text:p>
      <text:p text:style-name="P37"/>
      <text:p text:style-name="P38">What I'm trying to tell you</text:p>
      <text:p text:style-name="P38">is this</text:p>
      <text:p text:style-name="P38">it's a simple method</text:p>
      <text:p text:style-name="P38">of thought</text:p>
      <text:p text:style-name="P38">a very simple thought process</text:p>
      <text:p text:style-name="P38">upon which you might be able</text:p>
      <text:p text:style-name="P38">to understand me and yourself.</text:p>
      <text:p text:style-name="P38">If you simply desire to</text:p>
      <text:p text:style-name="P38">learn from it all</text:p>
      <text:p text:style-name="P38">well that is quite</text:p>
      <text:p text:style-name="P38">a different understanding</text:p>
      <text:p text:style-name="P38">then isn't it?</text:p>
      <text:p text:style-name="P38"/>
      <text:p text:style-name="P38">Oh what an amusing</text:p>
      <text:p text:style-name="P38">thought that</text:p>
      <text:p text:style-name="P38">has come to my mind.</text:p>
      <text:p text:style-name="P38">How to make a person</text:p>
      <text:p text:style-name="P38">see what you are</text:p>
      <text:p text:style-name="P38">seeing. How to make</text:p>
      <text:p text:style-name="P38"><text:s/>them understand</text:p>
      <text:p text:style-name="P38">what it is you wish</text:p>
      <text:p text:style-name="P38">them to comprehend and</text:p>
      <text:p text:style-name="P38">fully understand.</text:p>
      <text:p text:style-name="P466">What Is Understanding?</text:p>
      <text:p text:style-name="P400">Is there such a thing?</text:p>
      <text:p text:style-name="P38"/>
      <text:p text:style-name="P36"><text:s text:c="5"/><text:span text:style-name="T80">There is an old saying “If you give a mouse a cookie...” Everyone knows what happens, before long the mouse not only go the cookie but also owns your soul. Comprehension is such an important part of this life. In order to grasp something, you must comprehend it first. You cannot go through life just thinking you'll get it someday. You must grasp that knowledge, whatever it is, from the start and get the ball rolling.</text:span></text:p>
      <text:p text:style-name="P36"><text:s text:c="5"/><text:span text:style-name="T81">How does a person actually understand another person? Obviously they have to be speaking the same language. Without that? What's the point.</text:span></text:p>
      <text:p text:style-name="P36"><text:s text:c="5"/><text:span text:style-name="T82">There are so many things that can be understood if a person simply chooses to accept the fact that they </text:span><text:span text:style-name="T11">don't understand it to begin with.</text:span><text:span text:style-name="T82"> You would think everyone would grasp such a concept. Instead we have people who are not caring about such things and wish to believe they already know everything there is about what's going on. They fail from such a mentality.</text:span></text:p>
      <text:p text:style-name="P36"><text:s text:c="5"/><text:span text:style-name="T82">They don't think they've failed of course. Thats all up to the person who is doing the learning though. Ever try to tell someone they are just plain wrong about something? Oh that gets even worse and creepy. Be careful though, they might just come out and stab you in the back at the last moment.</text:span></text:p>
      <text:p text:style-name="P36"><text:s text:c="5"/><text:span text:style-name="T83">Your mind has a way of processing things in a manner you don't always understand. But it allows you to comprehend what is being taught.</text:span></text:p>
      <text:p text:style-name="P343"><text:s text:c="5"/><text:span text:style-name="T83">Oh, I see you finally brought me into this conversation. You know, I </text:span><text:soft-page-break/><text:span text:style-name="T83">have a few things to say about all of this...if you don't mind.</text:span></text:p>
      <text:p text:style-name="P36"><text:s text:c="5"/><text:span text:style-name="T83">How did I ever guess you would. Please go right ahead. I wouldn't miss this for all the tea in China.</text:span></text:p>
      <text:p text:style-name="P343"><text:s text:c="5"/><text:span text:style-name="T83">So, you're sitting there reading a book right? You expect me to keep up as you're skipping words, flipping through the television channels, and listening to music? Please for the love of cheesecake and everything else that's holy, please choose </text:span><text:span text:style-name="T12">one</text:span><text:span text:style-name="T83"> thing to focus on at a time! I can multi task, but sheesh it's easier if you wouldn't do that.</text:span></text:p>
      <text:p text:style-name="P36"><text:s text:c="5"/><text:span text:style-name="T83">Fine fine, I'm sorry.</text:span></text:p>
      <text:p text:style-name="P343"><text:s text:c="5"/><text:span text:style-name="T83">And what was with all the food you were shoveling into your mouth? Do you see the damage you did to your books! They're orange!</text:span></text:p>
      <text:p text:style-name="P36"><text:s text:c="5"/><text:span text:style-name="T83">Okay... any other complaints?</text:span></text:p>
      <text:p text:style-name="P343"><text:s text:c="5"/><text:span text:style-name="T83">No, that should do for now. I'll be quiet.</text:span></text:p>
      <text:p text:style-name="P36"><text:s text:c="5"/><text:span text:style-name="T83">See what I have to put up with? That mind of mine is always interrupting. But he does have a point. You don't want to be wasting your valuable learning time on interrupting your course of study with television, radio, phone calls and the like. Find a place where you can be 100% uninterrupted and you will have an amazing time learning.</text:span></text:p>
      <text:p text:style-name="P36"><text:s text:c="5"/><text:span text:style-name="T105">There's always something there. Something to be learned. Something to be shared. It's always a thing to be around. You'll never forget it if you keep your eyes off the ground.</text:span></text:p>
      <text:p text:style-name="P467">A Conversation</text:p>
      <text:p text:style-name="P401">I'd Love To Forget</text:p>
      <text:p text:style-name="P39"/>
      <text:p text:style-name="P39">Her: So remember that one time, I did this?</text:p>
      <text:p text:style-name="P39">Me: Yeah.</text:p>
      <text:p text:style-name="P39">Her: I was totally joking. You were a good friend and well I was lonely.</text:p>
      <text:p text:style-name="P39">Me: What?</text:p>
      <text:p text:style-name="P39">Her: Yeah...so that's okay though right? We're over that and it's in the past?</text:p>
      <text:p text:style-name="P39">Me: Yeah, sure. In the past. Don't worry about it.</text:p>
      <text:p text:style-name="P39">Her: Whew. Thank goodness. Okay bye.</text:p>
      <text:p text:style-name="P39"/>
      <text:p text:style-name="P39">Now that's not</text:p>
      <text:p text:style-name="P39">exactly how the</text:p>
      <text:p text:style-name="P39">conversation went.</text:p>
      <text:p text:style-name="P39">But you get the drift.</text:p>
      <text:p text:style-name="P39">I hope you get the drift,</text:p>
      <text:p text:style-name="P39">because I don't feel like</text:p>
      <text:p text:style-name="P39">telling you exactly how</text:p>
      <text:p text:style-name="P39">it went. The memories</text:p>
      <text:p text:style-name="P39">are still too powerful</text:p>
      <text:p text:style-name="P39">and the pain is still</text:p>
      <text:p text:style-name="P39">there. Never leaving</text:p>
      <text:p text:style-name="P39">my side.</text:p>
      <text:p text:style-name="P39"/>
      <text:p text:style-name="P39"><text:tab/><text:tab/><text:tab/><text:span text:style-name="T4">I know</text:span></text:p>
      <text:p text:style-name="P88"><text:tab/><text:tab/><text:tab/>really should</text:p>
      <text:p text:style-name="P88"><text:tab/><text:tab/><text:tab/>put those thoughts</text:p>
      <text:p text:style-name="P88"><text:tab/><text:tab/><text:tab/>away and not let</text:p>
      <text:p text:style-name="P88"><text:tab/><text:tab/><text:tab/>them ever come back</text:p>
      <text:p text:style-name="P88"><text:tab/><text:tab/><text:tab/>but they're there to stay.</text:p>
      <text:p text:style-name="P88"><text:tab/><text:tab/><text:tab/>At least</text:p>
      <text:p text:style-name="P88"><text:tab/><text:tab/><text:tab/>for a little bit.</text:p>
      <text:p text:style-name="P39"><text:soft-page-break/>Well time moves on</text:p>
      <text:p text:style-name="P39">and there's nothing</text:p>
      <text:p text:style-name="P39">left to say about it.</text:p>
      <text:p text:style-name="P39">Just that memory</text:p>
      <text:p text:style-name="P39">keeps resurfacing</text:p>
      <text:p text:style-name="P39">from time to time.</text:p>
      <text:p text:style-name="P39">I'd probably say</text:p>
      <text:p text:style-name="P39">I just haven't been</text:p>
      <text:p text:style-name="P39">able to give myself</text:p>
      <text:p text:style-name="P39">the freedom to let go.</text:p>
      <text:p text:style-name="P39">It's there because</text:p>
      <text:p text:style-name="P39">I haven't forgiven myself.</text:p>
      <text:p text:style-name="P39"/>
      <text:p text:style-name="P39"><text:tab/><text:tab/><text:tab/><text:span text:style-name="T4">You <text:s/>know that's</text:span></text:p>
      <text:p text:style-name="P88"><text:tab/><text:tab/><text:tab/>exactly the reason</text:p>
      <text:p text:style-name="P88"><text:tab/><text:tab/><text:tab/>why you can't</text:p>
      <text:p text:style-name="P88"><text:tab/><text:tab/><text:tab/>let go.</text:p>
      <text:p text:style-name="P88"/>
      <text:p text:style-name="P88"><text:tab/><text:tab/><text:tab/>Are you stupid?</text:p>
      <text:p text:style-name="P88"><text:tab/><text:tab/><text:tab/>Or just plain crazy?</text:p>
      <text:p text:style-name="P39"/>
      <text:p text:style-name="P39">Yeah, I get that a lot</text:p>
      <text:p text:style-name="P39">too. All those thoughts</text:p>
      <text:p text:style-name="P39">just keep popping around</text:p>
      <text:p text:style-name="P39">me like there's nothing</text:p>
      <text:p text:style-name="P39">else to do with them.</text:p>
      <text:p text:style-name="P39"/>
      <text:p text:style-name="P40">The days</text:p>
      <text:p text:style-name="P40">have got to mean</text:p>
      <text:p text:style-name="P40">something. They</text:p>
      <text:p text:style-name="P40">must find a way</text:p>
      <text:p text:style-name="P40">to overcome</text:p>
      <text:p text:style-name="P40">all that is</text:p>
      <text:p text:style-name="P40">happening</text:p>
      <text:p text:style-name="P40">in my mind.</text:p>
      <text:p text:style-name="P40"><text:soft-page-break/>This moment</text:p>
      <text:p text:style-name="P40">will cease to</text:p>
      <text:p text:style-name="P40">exist someday.</text:p>
      <text:p text:style-name="P40">I will be free</text:p>
      <text:p text:style-name="P40">from everything</text:p>
      <text:p text:style-name="P40">that has happened.</text:p>
      <text:p text:style-name="P40">But the demon</text:p>
      <text:p text:style-name="P40">deep inside. It</text:p>
      <text:p text:style-name="P40">won't allow</text:p>
      <text:p text:style-name="P40">me to forget.</text:p>
      <text:p text:style-name="P40">It will keep on</text:p>
      <text:p text:style-name="P40">feeding on my</text:p>
      <text:p text:style-name="P40">every move.</text:p>
      <text:p text:style-name="P40">Keeping it all</text:p>
      <text:p text:style-name="P40">for itself.</text:p>
      <text:p text:style-name="P40"/>
      <text:p text:style-name="P40"><text:tab/><text:tab/><text:span text:style-name="T4">Well yeah</text:span></text:p>
      <text:p text:style-name="P87"><text:tab/><text:tab/>what did you expect</text:p>
      <text:p text:style-name="P87"><text:tab/><text:tab/>I would do with these</text:p>
      <text:p text:style-name="P87"><text:tab/><text:tab/>fears?</text:p>
      <text:p text:style-name="P40"/>
      <text:p text:style-name="P40">That's what</text:p>
      <text:p text:style-name="P40">I hate about</text:p>
      <text:p text:style-name="P40">the demon.</text:p>
      <text:p text:style-name="P40">It seems to know</text:p>
      <text:p text:style-name="P40">me better than I</text:p>
      <text:p text:style-name="P40">do some days.</text:p>
      <text:p text:style-name="P40"/>
      <text:p text:style-name="P40">Probably has</text:p>
      <text:p text:style-name="P40">a knowledge of</text:p>
      <text:p text:style-name="P40">things more than</text:p>
      <text:p text:style-name="P40">I ever do.</text:p>
      <text:p text:style-name="P40">Is that fair?</text:p>
      <text:p text:style-name="P40">I say no.</text:p>
      <text:p text:style-name="P468">1s &amp; 0s</text:p>
      <text:p text:style-name="P41"/>
      <text:p text:style-name="P42"><text:s text:c="5"/>Ah yes, the basics of the universe. Ones and Zeros. Also known as binary. It's what computers use to talk with each other and what programs use to communicate with a computer. For example, if I were to run the following program:</text:p>
      <text:p text:style-name="P42"/>
      <text:p text:style-name="P352">public class HelloWorld {</text:p>
      <text:p text:style-name="P352"><text:s text:c="2"/>public static void main(String[] args) {</text:p>
      <text:p text:style-name="P352"><text:s text:c="4"/>System.out.println(“Hello World!”);</text:p>
      <text:p text:style-name="P352"><text:s text:c="2"/>}</text:p>
      <text:p text:style-name="P352">}</text:p>
      <text:p text:style-name="P42"/>
      <text:p text:style-name="P42"><text:s text:c="5"/>It would print out <text:span text:style-name="T84">Hello World!</text:span> In the terminal when I went to run it. Seems simple enough right? <text:span text:style-name="T106">If computers can talk to each other through binary and the like, why can't people speak to each other? It's like you have to learn all these languages just in order to speak with different people of different races!</text:span></text:p>
      <text:p text:style-name="P42"><text:s text:c="5"/><text:span text:style-name="T106">Wouldn't it be amazing if people could communicate through one language? It would be some kind of universal language. I think sign language is something like that, but well I'm not sure exactly how that works. You would think it would be an easy thing to do...but it's not. People have to learn to tolerate each other as they try to communicate with each other.</text:span></text:p>
      <text:p text:style-name="P42"><text:s text:c="5"/><text:span text:style-name="T107">I think it goes back to the whole understanding and comprehending thing. But I could be mistaken. No I'm not. I'm pretty sure about that. There is a need for so much patience and love in this world it's ridiculous.</text:span></text:p>
      <text:p text:style-name="P469">So This Life Came Along</text:p>
      <text:p text:style-name="P402">A Bit Too Early</text:p>
      <text:p text:style-name="P43"/>
      <text:p text:style-name="P43"><text:s text:c="5"/>Everyone has a life story. Sometimes it is full of surprises other times it is just there. I'm not sure what this is all about. Some of it is grief stricken. The painful hurtful stuff that nightmares are made of. Other times it is a simple walk through the park. An enjoyable day where nothing can hurt you. Nothing tries to hurt you. It simply finds a way to exist.</text:p>
      <text:p text:style-name="P43"><text:s text:c="5"/><text:span text:style-name="T108">I can't help but wonder about things that occurred before this life. There are many things in this life that are explained by the good book and other things that are left as a mystery. I don't wish such confusion upon anyone...I don't even like the confusion that occurs to me at times.</text:span></text:p>
      <text:p text:style-name="P43"/>
      <text:p text:style-name="P45">But there it sits</text:p>
      <text:p text:style-name="P45">out in the open</text:p>
      <text:p text:style-name="P45">for all people to see.</text:p>
      <text:p text:style-name="P44"/>
      <text:p text:style-name="P44"><text:s text:c="5"/>I for one would enjoy a peaceful time away from this life. Be it in a coma, or something else. But I know that's not going to happen. It just wouldn't ever happen because I'm not that lucky. <text:span text:style-name="T13">If Only</text:span><text:span text:style-name="T109">...yeah there's a phrase that doesn't seem to come into play very often. I doubt it would do any good. Either way I'm stuck in this life. There's nothing to be done about it, but being able to live it to my best capable being. The extent upon which I live my life is up to me.</text:span></text:p>
      <text:p text:style-name="P44"><text:s text:c="5"/><text:span text:style-name="T109">I have the agency to do as I please. Doesn't mean I'll always make the correct choices. But it doesn't mean I'll always make the incorrect choices as well. </text:span><text:soft-page-break/><text:span text:style-name="T109">So many thoughts have just decided to enter my mind. I wonder if I will ever have an answer to any of them. If I don't? Well what's the point in even thinking about them to begin with?</text:span></text:p>
      <text:p text:style-name="P44"><text:s text:c="5"/><text:span text:style-name="T110">I'm wondering when it all started. At what point in time did my life just take a drastic downhill curve and hasn't been able to get back up on its feet yet? You would think there would be an answer somewhere in this life. A place where everything would make sense? Maybe I'm just grasping at straws here. A pipe dream never meant to be realized. Who knows what's bound to happen in a life that could be rich and full of possibilities.</text:span></text:p>
      <text:p text:style-name="P44"><text:s text:c="5"/><text:span text:style-name="T111">I wonder how long I was waiting around in the pre-existence before I came down here to get a body. How long were all of us waiting around? Okay so we weren't just waiting around, I'm sure we were learning all we could until we actually had to experience it for ourselves. I just have to wonder at times...and that wondering makes me ill to my stomach because then I start to think about it over and over again, until my mind is so messed up from all the thinking!</text:span></text:p>
      <text:p text:style-name="P44"><text:s text:c="5"/><text:span text:style-name="T112">Do you see how easily that can happen? If not? You've not been reading and paying attention to this!</text:span></text:p>
      <text:p text:style-name="P44"/>
      <text:p text:style-name="P46">Now now, be nice</text:p>
      <text:p text:style-name="P46"><text:tab/>to those people</text:p>
      <text:p text:style-name="P46"><text:tab/><text:tab/>out there who</text:p>
      <text:p text:style-name="P46"><text:tab/><text:tab/><text:tab/>don't think the same</text:p>
      <text:p text:style-name="P46"><text:tab/><text:tab/><text:tab/><text:tab/>way you do</text:p>
      <text:p text:style-name="P46"><text:tab/><text:tab/><text:tab/><text:tab/>it's the polite</text:p>
      <text:p text:style-name="P46"><text:tab/><text:tab/><text:tab/>thing to do</text:p>
      <text:p text:style-name="P46"><text:tab/><text:tab/>so be nice</text:p>
      <text:p text:style-name="P46"><text:tab/>or else.</text:p>
      <text:p text:style-name="P470">A Time</text:p>
      <text:p text:style-name="P47"/>
      <text:p text:style-name="P48">I came into this life</text:p>
      <text:p text:style-name="P48">not knowing what</text:p>
      <text:p text:style-name="P48">would become of it</text:p>
      <text:p text:style-name="P48">it was but an experiment</text:p>
      <text:p text:style-name="P48">at least that's what I keep</text:p>
      <text:p text:style-name="P48">telling myself.</text:p>
      <text:p text:style-name="P48">I was an experiment.</text:p>
      <text:p text:style-name="P48">Something the doctors</text:p>
      <text:p text:style-name="P48">could practice their</text:p>
      <text:p text:style-name="P48">magical ways on</text:p>
      <text:p text:style-name="P48">something to</text:p>
      <text:p text:style-name="P48">be had for whatever</text:p>
      <text:p text:style-name="P48">reason they would take</text:p>
      <text:p text:style-name="P48">care of me.</text:p>
      <text:p text:style-name="P48">Oh they took</text:p>
      <text:p text:style-name="P48">care of me alright.</text:p>
      <text:p text:style-name="P48">From the stories</text:p>
      <text:p text:style-name="P48">I've heard my parents</text:p>
      <text:p text:style-name="P48">tell, I'm pretty sure</text:p>
      <text:p text:style-name="P48">I'm glad I don't</text:p>
      <text:p text:style-name="P48">remember any of it.</text:p>
      <text:p text:style-name="P48">So there I was.</text:p>
      <text:p text:style-name="P48">An infant.</text:p>
      <text:p text:style-name="P48">Helpless in a world</text:p>
      <text:p text:style-name="P48">full of hate and trials.</text:p>
      <text:p text:style-name="P48">I had come of my</text:p>
      <text:p text:style-name="P48">own free will</text:p>
      <text:p text:style-name="P48">and choosing.</text:p>
      <text:p text:style-name="P48">Was it a mistake?</text:p>
      <text:p text:style-name="P48">Did I know what was</text:p>
      <text:p text:style-name="P48">going to happened</text:p>
      <text:p text:style-name="P48">to me?</text:p>
      <text:p text:style-name="P48"><text:soft-page-break/>How I would disobey?</text:p>
      <text:p text:style-name="P48">And how I would react</text:p>
      <text:p text:style-name="P48">to everything life would</text:p>
      <text:p text:style-name="P48">throw at me?</text:p>
      <text:p text:style-name="P48">Makes me wonder at</text:p>
      <text:p text:style-name="P48">times. How all of</text:p>
      <text:p text:style-name="P48">this would turn out.</text:p>
      <text:p text:style-name="P48">I'm not sure I'm even</text:p>
      <text:p text:style-name="P48">doing everything</text:p>
      <text:p text:style-name="P48">right. Or anything right</text:p>
      <text:p text:style-name="P48">for that matter. Have</text:p>
      <text:p text:style-name="P48">I allowed the anxiety</text:p>
      <text:p text:style-name="P48">to control me too much?</text:p>
      <text:p text:style-name="P48">Has it become a down right</text:p>
      <text:p text:style-name="P48">terrible thing? This life?</text:p>
      <text:p text:style-name="P48">Doesn't make sense to me</text:p>
      <text:p text:style-name="P48">from time to time. Not sure</text:p>
      <text:p text:style-name="P48">if that's to be expected.</text:p>
      <text:p text:style-name="P49">Wish I could take a peek</text:p>
      <text:p text:style-name="P49">backwards and see all</text:p>
      <text:p text:style-name="P49">there is to see. I wonder</text:p>
      <text:p text:style-name="P49">if that would help me</text:p>
      <text:p text:style-name="P49">have a better understanding</text:p>
      <text:p text:style-name="P49">of what's out there to </text:p>
      <text:p text:style-name="P49">make me a better person.</text:p>
      <text:p text:style-name="P49">Something tells me I wouldn't</text:p>
      <text:p text:style-name="P49">be any better off.</text:p>
      <text:p text:style-name="P49">It's all the same life.</text:p>
      <text:p text:style-name="P49">Just added insight would</text:p>
      <text:p text:style-name="P49">make things a bit more</text:p>
      <text:p text:style-name="P49">difficult. Imagine all the</text:p>
      <text:p text:style-name="P49">stress of trying to live up</text:p>
      <text:p text:style-name="P49">to that which I knew for</text:p>
      <text:p text:style-name="P49">a fact to be true.</text:p>
      <text:p text:style-name="P49">Would I ever survive?</text:p>
      <text:p text:style-name="P49"><text:soft-page-break/>I do not know. I do not</text:p>
      <text:p text:style-name="P49">have an answer to any</text:p>
      <text:p text:style-name="P49">of that. It is, and will be</text:p>
      <text:p text:style-name="P49">a mystery until the day</text:p>
      <text:p text:style-name="P49">I die. Then I will have</text:p>
      <text:p text:style-name="P49">the answers that I looked</text:p>
      <text:p text:style-name="P49">for during this life. Then</text:p>
      <text:p text:style-name="P49">I can feel the full weight</text:p>
      <text:p text:style-name="P49">of everything I did. Then</text:p>
      <text:p text:style-name="P49">will I know...but that will</text:p>
      <text:p text:style-name="P49">be too late now wouldn't it?</text:p>
      <text:p text:style-name="P49">Yes, that's something that</text:p>
      <text:p text:style-name="P49">can't simply happen like that.</text:p>
      <text:p text:style-name="P49">I must be prepared for the final</text:p>
      <text:p text:style-name="P49">days to come. There has to be</text:p>
      <text:p text:style-name="P49">something I can do about it.</text:p>
      <text:p text:style-name="P49">Something to calm and settle</text:p>
      <text:p text:style-name="P49">my nerves. If only but for</text:p>
      <text:p text:style-name="P49">a brief moment. To be</text:p>
      <text:p text:style-name="P49">forgiven of the things I have</text:p>
      <text:p text:style-name="P49">committed in this life time.</text:p>
      <text:p text:style-name="P49">There will be those who say</text:p>
      <text:p text:style-name="P49">I've done nothing. Well it's not</text:p>
      <text:p text:style-name="P49">up to them or the judges to decide.</text:p>
      <text:p text:style-name="P49">It's up to God. He is the one who</text:p>
      <text:p text:style-name="P49">will have the final deciding vote as </text:p>
      <text:p text:style-name="P49">to how my life was lived.</text:p>
      <text:p text:style-name="P49">As you can see this weighs heavily</text:p>
      <text:p text:style-name="P49">on my mind from time to time.</text:p>
      <text:p text:style-name="P49">I don't know what to do about it.</text:p>
      <text:p text:style-name="P49">It simply has a way of messing</text:p>
      <text:p text:style-name="P49">with my mind. Never letting up.</text:p>
      <text:p text:style-name="P49">Hardly ever letting go.</text:p>
      <text:p text:style-name="P49">It is but a constant reminder</text:p>
      <text:p text:style-name="P49">of who I am and what I have become.</text:p>
      <text:p text:style-name="P50"><text:soft-page-break/>I think the hatred</text:p>
      <text:p text:style-name="P50">of it all is the worst.</text:p>
      <text:p text:style-name="P50">Hared of self, hatred</text:p>
      <text:p text:style-name="P50">for my actions. The</text:p>
      <text:p text:style-name="P50">hate is what no one</text:p>
      <text:p text:style-name="P50">ever seems to understand.</text:p>
      <text:p text:style-name="P50">They don't grasp the</text:p>
      <text:p text:style-name="P50">severity of what's going on.</text:p>
      <text:p text:style-name="P50">My mind feels like it can</text:p>
      <text:p text:style-name="P50">overload at any given moment</text:p>
      <text:p text:style-name="P50">from time to time as well. There</text:p>
      <text:p text:style-name="P50">must be a way to overcome these</text:p>
      <text:p text:style-name="P50">feelings. Something has got to give</text:p>
      <text:p text:style-name="P50">long before my own selfish desires</text:p>
      <text:p text:style-name="P50">give in or my willpower powers down</text:p>
      <text:p text:style-name="P50">into nothing and I am left powerless</text:p>
      <text:p text:style-name="P50">to do anything about it all.</text:p>
      <text:p text:style-name="P51">So that's it...there's nothing left</text:p>
      <text:p text:style-name="P51">for me to say or understand at this</text:p>
      <text:p text:style-name="P51">given moment.</text:p>
      <text:p text:style-name="P51"/>
      <text:p text:style-name="P51"><text:tab/><text:span text:style-name="T84">Oh but there is.</text:span></text:p>
      <text:p text:style-name="P51"/>
      <text:p text:style-name="P51">Where did you come from?</text:p>
      <text:p text:style-name="P51"/>
      <text:p text:style-name="P344"><text:tab/>Your mind of course.</text:p>
      <text:p text:style-name="P344"><text:tab/>I am what makes your nightmares</text:p>
      <text:p text:style-name="P344"><text:tab/>and dreams</text:p>
      <text:p text:style-name="P344"><text:tab/>come true.</text:p>
      <text:p text:style-name="P51"/>
      <text:p text:style-name="P51">Oh lovely.</text:p>
      <text:p text:style-name="P51">That's the last thing I need.</text:p>
      <text:p text:style-name="P51">A thought process that has a mind</text:p>
      <text:p text:style-name="P51">of its own. Never leaving me alone.</text:p>
      <text:p text:style-name="P344"><text:soft-page-break/>Now why would I do that?</text:p>
      <text:p text:style-name="P344">Why would I leave you alone?</text:p>
      <text:p text:style-name="P344">You clearly know where I come from.</text:p>
      <text:p text:style-name="P344">Your inner most thoughts naturally!</text:p>
      <text:p text:style-name="P344">I am that monster, that demon</text:p>
      <text:p text:style-name="P344">you described before. You listen</text:p>
      <text:p text:style-name="P344">to me just like how I wish you to do.</text:p>
      <text:p text:style-name="P344">It's nothing bad, it's noting wrong</text:p>
      <text:p text:style-name="P344">for you to just listen.</text:p>
      <text:p text:style-name="P344">I never explicitly tell you what to do</text:p>
      <text:p text:style-name="P344">with your life. You manage to come</text:p>
      <text:p text:style-name="P344">up with that all on your own. It's</text:p>
      <text:p text:style-name="P344">a simple matter of a whisper here and</text:p>
      <text:p text:style-name="P344">a thought there.</text:p>
      <text:p text:style-name="P344">That's all I do. That's all</text:p>
      <text:p text:style-name="P344">I really care about.</text:p>
      <text:p text:style-name="P344">Nothing more.</text:p>
      <text:p text:style-name="P344">Nothing else.</text:p>
      <text:p text:style-name="P344">You are your own person.</text:p>
      <text:p text:style-name="P344">I just prod you along...</text:p>
      <text:p text:style-name="P344">with this poking stick.</text:p>
      <text:p text:style-name="P344">Until you comply.</text:p>
      <text:p text:style-name="P344">With my wishes that is.</text:p>
      <text:p text:style-name="P344">As long as you comply</text:p>
      <text:p text:style-name="P344">and do my bidding?</text:p>
      <text:p text:style-name="P344">I'm happy to leave</text:p>
      <text:p text:style-name="P344">you be. But as soon</text:p>
      <text:p text:style-name="P344">as you step away from</text:p>
      <text:p text:style-name="P344">that...that step.</text:p>
      <text:p text:style-name="P344">Well now, that's quite</text:p>
      <text:p text:style-name="P344">something else. It's</text:p>
      <text:p text:style-name="P344">not the worst</text:p>
      <text:p text:style-name="P344">that can happen to you.</text:p>
      <text:p text:style-name="P471">A Story</text:p>
      <text:p text:style-name="P403">Or Two</text:p>
      <text:p text:style-name="P52"/>
      <text:p text:style-name="P345"><text:s text:c="5"/>Allow me to tell you a story. Something unique to yourself. A piece of your mind you rarely even visit anymore. Some would call it your closet full of skeletons...others, well others would consider it black magic or something you just wouldn't want to take a look at anymore.</text:p>
      <text:p text:style-name="P345"><text:s text:c="5"/>You could say it hurts. You could go as far as saying it is a monster of a thing. Something you never really expected to see or hear from again. That's why you put them in the closet to begin with. Isn't that the case? <text:span text:style-name="T113">One would think that was exactly the case. But well we don't have to go into that now...at this present time now do we? You may leave those closet skeletons in your own mind and just sit back while I tell this story to your readers.</text:span></text:p>
      <text:p text:style-name="P345"><text:s text:c="5"/><text:span text:style-name="T113">Oh hello there reader. Have I introduced myself at all in this entire time I've been interrupting the author of this book? You have known me by the author's mind. His innermost thoughts. Those thoughts which allow the author to put pen down to paper. Can you believe he still uses a pen? Fortunately I have moved on to using a computer. It's much easier to make </text:span><text:soft-page-break/><text:span text:style-name="T113">changes that way. But the author, well he will continue to use a pen for as long as he shall live it seems. Claims it relaxes him or...something. I really don't know. There are parts to his mind he rarely allows me into these days. It's probably a good thing. But I don't mind it or have a clue what it is I'm missing out on. I'll eventually get to it. It's only a matter of time.</text:span></text:p>
      <text:p text:style-name="P345"><text:s text:c="5"/><text:span text:style-name="T114">So the story that the author doesn't want you to know about. It's quite a simple tale of friendships, drinking, lust, love, disgust, anguish and in the end fear and little hope. Did I mention it also included a slight bit of jealousy? Yeah that's in there as well.</text:span></text:p>
      <text:p text:style-name="P345"><text:s text:c="5"/><text:span text:style-name="T114">It happened years ago. Something with someone of the opposite sex. Yes years ago and it still seems to haunt him to this day.</text:span></text:p>
      <text:p text:style-name="P345"><text:s text:c="5"/><text:span text:style-name="T114">He met a gal, off the Internet. Now I'm not saying meeting people off the Internet is a bad thing. In fact his current wife is someone he met off the Internet so it </text:span><text:span text:style-name="T14">can</text:span><text:span text:style-name="T114"> work out if you both work at it.</text:span></text:p>
      <text:p text:style-name="P345"><text:s text:c="5"/><text:span text:style-name="T115">They had a few drinks, and ended up fucking. Oh is that a harsh word? Well it is what it is. I'll spare you the details of it all. The next morning they realized they were both adults. </text:span><text:soft-page-break/><text:span text:style-name="T115">One wanted a relationship, the other person did not. So he left and went home. They don't talk much to this day. I can't remember the last time they even talked. Probably during their goodbyes. So uh yeah, that's a story.</text:span></text:p>
      <text:p text:style-name="P345"><text:s text:c="5"/><text:span text:style-name="T115">Not very exciting is it? No, I didn't think it was. Most true stories, that aren't embellished, are usually boring at some level.</text:span></text:p>
      <text:p text:style-name="P345"><text:s text:c="5"/><text:span text:style-name="T115">Oh there could be details and details galore. But well, this isn't that kind of book or experience to remember. Nothing too crazy. Nothing too explicit.</text:span></text:p>
      <text:p text:style-name="P345"><text:s text:c="5"/><text:span text:style-name="T116">So there you have it. A story. That's all you wanted to hear right? A story? Well there you have it.</text:span></text:p>
      <text:p text:style-name="P345"><text:s text:c="5"/><text:span text:style-name="T116">Eight screwdrivers was probably not the best choice that evening. But well, it is what it is...and that was years ago. So there's no reason to continue on with this idea or notion that there is more to it.</text:span></text:p>
      <text:p text:style-name="P552"><text:s text:c="5"/><text:span text:style-name="T117">Then we come to another story. Possibly a sad story. Something you'd rather not hear everyday.</text:span></text:p>
      <text:p text:style-name="P347"><text:s text:c="5"/><text:span text:style-name="T118">There was a dog once, her name was Pebbles. She died the other day. Buried in the back yard. I wonder if there was anything we could have done to stop her from dying.</text:span></text:p>
      <text:p text:style-name="P347"><text:s text:c="5"/><text:span text:style-name="T118">I don't know what to do about any of it now. Such a good dog she was. Such a wonderful happy puppy. She was only a bit over a year old and now she's gone.</text:span></text:p>
      <text:p text:style-name="P347"><text:s text:c="5"/><text:span text:style-name="T118">Now you might call that just life. Or you might consider it to be something else. I don't know what to call it. It's ... something. A very sad something. So be it known on May 29, 2015 a really good dog died.</text:span></text:p>
      <text:p text:style-name="P347"><text:s text:c="5"/><text:span text:style-name="T118">I suppose she accomplished everything she was to do on this Earth. <text:s/>It was her time to go home, back to that God which gave her life.</text:span></text:p>
      <text:p text:style-name="P347"><text:s text:c="5"/><text:span text:style-name="T119">Yes it happened. It doesn't make things easier to handle. A person grows attached to an animal, they become part of the family. A member no longer with us. A member who has passed on to the other side.</text:span></text:p>
      <text:p text:style-name="P347"><text:s text:c="5"/><text:span text:style-name="T120">May she rest in peace.</text:span></text:p>
      <text:p text:style-name="P347"><text:s text:c="5"/><text:span text:style-name="T120">The author doesn't have words to describe it, so that's why I am here. To help during the bad times.</text:span></text:p>
      <text:p text:style-name="P472">Something In This Life</text:p>
      <text:p text:style-name="P348"/>
      <text:p text:style-name="P53">Manages to come along</text:p>
      <text:p text:style-name="P53">every so often</text:p>
      <text:p text:style-name="P54">it's a something you</text:p>
      <text:p text:style-name="P54">don't always know</text:p>
      <text:p text:style-name="P54">how things will end.</text:p>
      <text:p text:style-name="P54">They come and go</text:p>
      <text:p text:style-name="P54">in and out of your life.</text:p>
      <text:p text:style-name="P54">It's all just something</text:p>
      <text:p text:style-name="P54">not to be understood.</text:p>
      <text:p text:style-name="P54">To understand such</text:p>
      <text:p text:style-name="P54">a matter would mean</text:p>
      <text:p text:style-name="P54">you have to accept</text:p>
      <text:p text:style-name="P54">everything that goes.</text:p>
      <text:p text:style-name="P55">So you go on</text:p>
      <text:p text:style-name="P55">day after day</text:p>
      <text:p text:style-name="P55">never to see</text:p>
      <text:p text:style-name="P55">that thing again.</text:p>
      <text:p text:style-name="P55">Some say it's just</text:p>
      <text:p text:style-name="P55">what it is and you</text:p>
      <text:p text:style-name="P55">need to move on.</text:p>
      <text:p text:style-name="P55">But when a person</text:p>
      <text:p text:style-name="P55">has to do something</text:p>
      <text:p text:style-name="P55">about it, when they</text:p>
      <text:p text:style-name="P55">have to move on to</text:p>
      <text:p text:style-name="P55">something else.</text:p>
      <text:p text:style-name="P55">Be understanding.</text:p>
      <text:p text:style-name="P55">Have a heart.</text:p>
      <text:p text:style-name="P55">Just be there</text:p>
      <text:p text:style-name="P55">for that person.</text:p>
      <text:p text:style-name="P55">Long before you</text:p>
      <text:p text:style-name="P55">know it, there</text:p>
      <text:p text:style-name="P55">could be something</text:p>
      <text:p text:style-name="P55"><text:soft-page-break/>similar happen to </text:p>
      <text:p text:style-name="P55">you. You just never </text:p>
      <text:p text:style-name="P55">know what will happen.</text:p>
      <text:p text:style-name="P55">This life isn't laid out </text:p>
      <text:p text:style-name="P55">ahead for any of us.</text:p>
      <text:p text:style-name="P55">It's not meant</text:p>
      <text:p text:style-name="P55">to be known</text:p>
      <text:p text:style-name="P55">before hand.</text:p>
      <text:p text:style-name="P55">Ahead of time.</text:p>
      <text:p text:style-name="P55">It's just something...</text:p>
      <text:p text:style-name="P55">different.</text:p>
      <text:p text:style-name="P55"/>
      <text:p text:style-name="P55"><text:s text:c="5"/>Ah yes the different parts of life have an interesting part to it all. You would never think to yourself, hey I <text:span text:style-name="T4">know</text:span> this is going to happen today and it's going to suck, so I'm just gonna stay in bed and it won't happen.</text:p>
      <text:p text:style-name="P55"><text:s text:c="5"/>Life doesn't work out that way. Life happens sometimes when you're not even paying attention to it. That is how life works out. It's not meant to be fully understood. It has a way of everything coming back to you before you realize it. Realization can bring about self doubt. Hopefully it happens after the fact where the event has already occurred. In order for that to happen, then you know and are able to predict the future.</text:p>
      <text:p text:style-name="P55"><text:s text:c="5"/>Naturally no one can predict or know the future. You can guess at things that will happen, or things that <text:span text:style-name="T4">might</text:span> happen. But there's never a 100% sure way of knowing. It just doesn't happen.</text:p>
      <text:p text:style-name="P55"><text:s text:c="5"/><text:span text:style-name="T121">I heard of a teacher once who said everything he knew could be written on the back of a postage stamp. I'm not sure about that, but it sure feels like every so often, the things I know could be written on something quite smaller than a stamp.</text:span></text:p>
      <text:p text:style-name="P55"><text:soft-page-break/><text:s text:c="5"/><text:span text:style-name="T121">With the prices of stamps these days...well I'm sure it's just a figure of speech, but it's something and that something has to find a way out of whatever it managed to find itself into.</text:span></text:p>
      <text:p text:style-name="P55"/>
      <text:p text:style-name="P56">This life</text:p>
      <text:p text:style-name="P56">is but an experience</text:p>
      <text:p text:style-name="P56">something to be lived and learned</text:p>
      <text:p text:style-name="P56">it's all an experience. An experience</text:p>
      <text:p text:style-name="P56">that covers all over types of things</text:p>
      <text:p text:style-name="P56">that happen and go on.</text:p>
      <text:p text:style-name="P56">It's nothing to gawk at.</text:p>
      <text:p text:style-name="P56">Nothing ever to make fun of.</text:p>
      <text:p text:style-name="P56">So that's what this life is.</text:p>
      <text:p text:style-name="P56">A matter of living</text:p>
      <text:p text:style-name="P56">and trying to comprehend</text:p>
      <text:p text:style-name="P56">everything else out there.</text:p>
      <text:p text:style-name="P56">Yes, that's what it all is.</text:p>
      <text:p text:style-name="P56">Nothing more.</text:p>
      <text:p text:style-name="P56">Nothing to lose.</text:p>
      <text:p text:style-name="P56">Eventually nothing</text:p>
      <text:p text:style-name="P56">to live for.</text:p>
      <text:p text:style-name="P56"/>
      <text:p text:style-name="P57"><text:s text:c="5"/><text:span text:style-name="T122">The imagination of the mind, a place where you are able to simply understand a thought that enters from wherever it might come. It's nothing too simple and really not that all complex to comprehend and understand. So let it be what it will be. Do not fret with that which you cannot control.</text:span></text:p>
      <text:p text:style-name="P57"><text:s text:c="5"/><text:span text:style-name="T123">Take a deep breath and see all there is to see. Quick before it's too late for you to do anything about it! Do it now! Do not regret what you don't know about.</text:span></text:p>
      <text:p text:style-name="P473">Borrowed Time</text:p>
      <text:p text:style-name="P404">Hidden Thoughts</text:p>
      <text:p text:style-name="P58"/>
      <text:p text:style-name="P58"><text:s text:c="5"/>Time is a unique thought. How does a person get from point A to point B? A straight line we are taught in school.</text:p>
      <text:p text:style-name="P58"><text:s text:c="5"/><text:span text:style-name="T124">It made some kind of sense. Well I </text:span><text:span text:style-name="T15">hope</text:span><text:span text:style-name="T124"> it made sense. Everyone is here due to time granted them.</text:span></text:p>
      <text:p text:style-name="P58"/>
      <text:p text:style-name="P59">So there you sit</text:p>
      <text:p text:style-name="P59"><text:tab/>in an effort to make</text:p>
      <text:p text:style-name="P59"><text:tab/>everything have sense</text:p>
      <text:p text:style-name="P59"><text:tab/><text:tab/>beyond anything else.</text:p>
      <text:p text:style-name="P59"/>
      <text:p text:style-name="P59">Such a silly</text:p>
      <text:p text:style-name="P59"><text:tab/>thought of a thing</text:p>
      <text:p text:style-name="P59"><text:tab/>a personal idea</text:p>
      <text:p text:style-name="P59"><text:tab/><text:tab/>under which it lasts.</text:p>
      <text:p text:style-name="P59"/>
      <text:p text:style-name="P59">Maybe something else</text:p>
      <text:p text:style-name="P59"><text:tab/>a possible thought</text:p>
      <text:p text:style-name="P59"><text:tab/><text:tab/>something unique</text:p>
      <text:p text:style-name="P59"><text:tab/><text:tab/><text:tab/>to the mind of a man.</text:p>
      <text:p text:style-name="P59"/>
      <text:p text:style-name="P59">So I will sit</text:p>
      <text:p text:style-name="P59"><text:tab/>here in the dark</text:p>
      <text:p text:style-name="P59"><text:tab/><text:tab/>beyond everything else</text:p>
      <text:p text:style-name="P59"><text:tab/><text:tab/><text:tab/>and it all will end.</text:p>
      <text:p text:style-name="P59"/>
      <text:p text:style-name="P59"><text:s text:c="5"/>It ends when it will end. No one can say exactly when your life is up. <text:span text:style-name="T125">No one can give you the exact day you will die.</text:span></text:p>
      <text:p text:style-name="P59"><text:s text:c="5"/><text:span text:style-name="T126">Everything can be a mystery. It's all just what it is. Nothing else beyond those thoughts. An end will </text:span><text:soft-page-break/><text:span text:style-name="T126">come soon. Just have to wait it out until that day when it will show its face to you. On that day when the face comes forth...you'll know it's time to go beyond this life. This Earthly life. You'll end up someplace else.</text:span></text:p>
      <text:p text:style-name="P59"><text:s text:c="5"/><text:span text:style-name="T126">So if that's the case then this life doesn't last forever. You'll see eventually some day far deep into the future.</text:span></text:p>
      <text:p text:style-name="P59"/>
      <text:p text:style-name="P60">Perhaps today</text:p>
      <text:p text:style-name="P60"><text:tab/>Maybe tomorrow</text:p>
      <text:p text:style-name="P60"><text:tab/><text:tab/>Quite possibly yesterday</text:p>
      <text:p text:style-name="P60"/>
      <text:p text:style-name="P60"><text:s text:c="5"/>It is all but a plan. Thought out long before anyone came down here to Earth. It is what it is, and will be always what it will be. Nothing else will mater at that point. Peace and tranquility will be the way of life.</text:p>
      <text:p text:style-name="P60"><text:s text:c="5"/>Deal so nicely with it. Keep everything in the same manner upon which it was created. Make it all a wonderful place, a unique situation. Do not be scared when that day comes. Embrace it with your life. Embrace it forever.</text:p>
      <text:p text:style-name="P60"/>
      <text:p text:style-name="P61">The End Is Near</text:p>
      <text:p text:style-name="P474">Nothing Exists</text:p>
      <text:p text:style-name="P62"/>
      <text:p text:style-name="P63">The way you</text:p>
      <text:p text:style-name="P64">want it to.</text:p>
      <text:p text:style-name="P64">So little time</text:p>
      <text:p text:style-name="P64">for a person</text:p>
      <text:p text:style-name="P64">to grasp the</text:p>
      <text:p text:style-name="P64">full extent</text:p>
      <text:p text:style-name="P64">of what it is</text:p>
      <text:p text:style-name="P64">they want.<text:tab/><text:tab/><text:span text:style-name="T85">People never know</text:span></text:p>
      <text:p text:style-name="P64">Perhaps desire.<text:tab/><text:span text:style-name="T85">what it is they want</text:span></text:p>
      <text:p text:style-name="P64">So much hate<text:tab/><text:tab/><text:span text:style-name="T85">in such a life.</text:span></text:p>
      <text:p text:style-name="P64">in my head</text:p>
      <text:p text:style-name="P64">for that thing</text:p>
      <text:p text:style-name="P64">which came</text:p>
      <text:p text:style-name="P64">lurking along.</text:p>
      <text:p text:style-name="P64">When did I </text:p>
      <text:p text:style-name="P64">invite that</text:p>
      <text:p text:style-name="P64">stranger?<text:tab/><text:tab/><text:span text:style-name="T86">Oh such a stranger</text:span></text:p>
      <text:p text:style-name="P64">Ho<text:span text:style-name="T127">w</text:span> might I<text:tab/><text:tab/><text:span text:style-name="T86">that seems to come</text:span></text:p>
      <text:p text:style-name="P64">be able to go on<text:tab/><text:span text:style-name="T86">out of the woodwork.</text:span></text:p>
      <text:p text:style-name="P64">in this life</text:p>
      <text:p text:style-name="P64">if she isn't there?</text:p>
      <text:p text:style-name="P64">To such a life</text:p>
      <text:p text:style-name="P64">a moment of time</text:p>
      <text:p text:style-name="P64">perhaps a place</text:p>
      <text:p text:style-name="P64">forever alone</text:p>
      <text:p text:style-name="P64">never to be seen</text:p>
      <text:p text:style-name="P64">again.</text:p>
      <text:p text:style-name="P65">No, that's not what I mean</text:p>
      <text:p text:style-name="P65">it can't be forever<text:tab/><text:span text:style-name="T87">Forever is a dream.</text:span></text:p>
      <text:p text:style-name="P65">a place to lay down</text:p>
      <text:p text:style-name="P65">and to forget the past</text:p>
      <text:p text:style-name="P65">of something quite lost</text:p>
      <text:p text:style-name="P65"><text:soft-page-break/>never to return</text:p>
      <text:p text:style-name="P65">oh my that place</text:p>
      <text:p text:style-name="P65">from shadows</text:p>
      <text:p text:style-name="P65">gone by.</text:p>
      <text:p text:style-name="P65">Must find a way</text:p>
      <text:p text:style-name="P65">from sorrow or grief<text:tab/><text:tab/><text:tab/><text:span text:style-name="T88">grief</text:span></text:p>
      <text:p text:style-name="P65">of life without thinking<text:tab/><text:tab/><text:span text:style-name="T88">will</text:span></text:p>
      <text:p text:style-name="P65">a place to find hope.<text:tab/><text:tab/><text:tab/><text:span text:style-name="T88">take</text:span></text:p>
      <text:p text:style-name="P65">My life<text:tab/><text:tab/><text:tab/><text:tab/><text:tab/><text:span text:style-name="T88">over</text:span></text:p>
      <text:p text:style-name="P65">two words seldom fit<text:tab/><text:tab/><text:tab/><text:span text:style-name="T88">someday</text:span></text:p>
      <text:p text:style-name="P65">together like those.</text:p>
      <text:p text:style-name="P65">Something is lost</text:p>
      <text:p text:style-name="P65">beyond any living care.</text:p>
      <text:p text:style-name="P65">Oh how I</text:p>
      <text:p text:style-name="P65">would rather</text:p>
      <text:p text:style-name="P65">defend my own thoughts!<text:tab/><text:tab/><text:span text:style-name="T88">thoughts</text:span></text:p>
      <text:p text:style-name="P65">Something forgotten<text:tab/><text:tab/><text:tab/><text:span text:style-name="T88">will</text:span></text:p>
      <text:p text:style-name="P65">if but a moment.<text:tab/><text:tab/><text:tab/><text:span text:style-name="T88">betray</text:span></text:p>
      <text:p text:style-name="P65">So life why don't<text:tab/><text:tab/><text:tab/><text:span text:style-name="T88">you</text:span></text:p>
      <text:p text:style-name="P65">you slip out and<text:tab/><text:tab/><text:tab/><text:span text:style-name="T88">just</text:span></text:p>
      <text:p text:style-name="P65">shine. Yes all<text:tab/><text:tab/><text:tab/><text:tab/><text:span text:style-name="T88">give</text:span></text:p>
      <text:p text:style-name="P65">of that shine<text:tab/><text:tab/><text:tab/><text:tab/><text:span text:style-name="T88">it</text:span></text:p>
      <text:p text:style-name="P65">deep into your<text:tab/><text:tab/><text:tab/><text:tab/><text:span text:style-name="T88">time</text:span></text:p>
      <text:p text:style-name="P65">own disaster.</text:p>
      <text:p text:style-name="P66">It has to go</text:p>
      <text:p text:style-name="P66">these thoughts</text:p>
      <text:p text:style-name="P66">of yore.</text:p>
      <text:p text:style-name="P66">Something</text:p>
      <text:p text:style-name="P66">has got to give</text:p>
      <text:p text:style-name="P66">away to be</text:p>
      <text:p text:style-name="P66">done with.</text:p>
      <text:p text:style-name="P66">But that thought</text:p>
      <text:p text:style-name="P66">wasn't meant to be</text:p>
      <text:p text:style-name="P66">oh well there</text:p>
      <text:p text:style-name="P66"><text:soft-page-break/>must be a way</text:p>
      <text:p text:style-name="P66">to overcome</text:p>
      <text:p text:style-name="P66">such thoughts</text:p>
      <text:p text:style-name="P66">if not then it</text:p>
      <text:p text:style-name="P66">all must end.</text:p>
      <text:p text:style-name="P66">My thoughts</text:p>
      <text:p text:style-name="P66">were not my own</text:p>
      <text:p text:style-name="P66">at the time</text:p>
      <text:p text:style-name="P66">for everything</text:p>
      <text:p text:style-name="P66">will come to an end.</text:p>
      <text:p text:style-name="P66">The past seems<text:tab/><text:tab/><text:span text:style-name="T89">The past is but</text:span></text:p>
      <text:p text:style-name="P66">to stay within<text:tab/><text:tab/><text:tab/><text:span text:style-name="T89">a reminder of</text:span></text:p>
      <text:p text:style-name="P66">my own head<text:tab/><text:tab/><text:tab/><text:span text:style-name="T89">a future gone</text:span></text:p>
      <text:p text:style-name="P66">for a time to<text:tab/><text:tab/><text:tab/><text:span text:style-name="T89">most badly.</text:span></text:p>
      <text:p text:style-name="P66">be healed and</text:p>
      <text:p text:style-name="P66">everything</text:p>
      <text:p text:style-name="P66">will cease</text:p>
      <text:p text:style-name="P66">to fully </text:p>
      <text:p text:style-name="P66">exist.</text:p>
      <text:p text:style-name="P66">I am reminded<text:tab/><text:tab/><text:span text:style-name="T90">Seems</text:span></text:p>
      <text:p text:style-name="P66">of times long lost<text:tab/><text:tab/><text:span text:style-name="T90">like</text:span></text:p>
      <text:p text:style-name="P66">a fearful dreadful<text:tab/><text:tab/><text:span text:style-name="T90">fear</text:span></text:p>
      <text:p text:style-name="P66">waste of life.<text:tab/><text:tab/><text:tab/><text:span text:style-name="T90">has</text:span></text:p>
      <text:p text:style-name="P66">And yet my mind<text:tab/><text:tab/><text:span text:style-name="T90">made</text:span></text:p>
      <text:p text:style-name="P66">tears for the worst.<text:tab/><text:tab/><text:span text:style-name="T90">you</text:span></text:p>
      <text:p text:style-name="P66">A memory gone<text:tab/><text:tab/><text:span text:style-name="T90">weak.</text:span></text:p>
      <text:p text:style-name="P66">to be sure of.</text:p>
      <text:p text:style-name="P66">So I sit and wander</text:p>
      <text:p text:style-name="P66">around my mind</text:p>
      <text:p text:style-name="P66">to see what's</text:p>
      <text:p text:style-name="P66">going on.</text:p>
      <text:p text:style-name="P66">A moment lost</text:p>
      <text:p text:style-name="P66">or a lifetime</text:p>
      <text:p text:style-name="P66">shaken beyond</text:p>
      <text:p text:style-name="P66"><text:soft-page-break/>it all would seem</text:p>
      <text:p text:style-name="P66">sometimes it will</text:p>
      <text:p text:style-name="P66">and others it won't</text:p>
      <text:p text:style-name="P66">make sense that is</text:p>
      <text:p text:style-name="P66">an entire way.</text:p>
      <text:p text:style-name="P66">Living with the demon<text:tab/><text:tab/><text:span text:style-name="T91">The</text:span></text:p>
      <text:p text:style-name="P66">now that's a story<text:tab/><text:tab/><text:tab/><text:span text:style-name="T91">demon</text:span></text:p>
      <text:p text:style-name="P66">to speak of.<text:tab/><text:tab/><text:tab/><text:tab/><text:span text:style-name="T91">wasn't</text:span></text:p>
      <text:p text:style-name="P66">Oh how it must needs<text:tab/><text:tab/><text:tab/><text:span text:style-name="T91">as</text:span></text:p>
      <text:p text:style-name="P66">be put to rest<text:tab/><text:tab/><text:tab/><text:tab/><text:span text:style-name="T91">bad</text:span></text:p>
      <text:p text:style-name="P66">never again<text:tab/><text:tab/><text:tab/><text:tab/><text:span text:style-name="T91">at</text:span></text:p>
      <text:p text:style-name="P66">spoken of<text:tab/><text:tab/><text:tab/><text:tab/><text:span text:style-name="T91">first</text:span></text:p>
      <text:p text:style-name="P66">in the<text:tab/><text:tab/><text:tab/><text:tab/><text:tab/><text:span text:style-name="T91">it</text:span></text:p>
      <text:p text:style-name="P66">future.<text:tab/><text:tab/><text:tab/><text:tab/><text:tab/><text:span text:style-name="T91">only</text:span></text:p>
      <text:p text:style-name="P66">But of what<text:tab/><text:tab/><text:tab/><text:tab/><text:span text:style-name="T91">became</text:span></text:p>
      <text:p text:style-name="P66">is it I speak?<text:tab/><text:tab/><text:tab/><text:tab/><text:span text:style-name="T91">worse</text:span></text:p>
      <text:p text:style-name="P67">Of what<text:tab/><text:tab/><text:tab/><text:tab/><text:span text:style-name="T91">later</text:span></text:p>
      <text:p text:style-name="P67">am I afraid?<text:tab/><text:tab/><text:tab/><text:tab/><text:span text:style-name="T91">on.</text:span></text:p>
      <text:p text:style-name="P67">Th past holds</text:p>
      <text:p text:style-name="P67">such darkness</text:p>
      <text:p text:style-name="P67">regrets</text:p>
      <text:p text:style-name="P67">tears</text:p>
      <text:p text:style-name="P67">and fears.</text:p>
      <text:p text:style-name="P67">That is what</text:p>
      <text:p text:style-name="P67">I'm afraid to speak.</text:p>
      <text:p text:style-name="P67">Something truly awful.</text:p>
      <text:p text:style-name="P67">The truth must be told<text:tab/><text:tab/><text:span text:style-name="T92">Is there</text:span></text:p>
      <text:p text:style-name="P67">if only a moment<text:tab/><text:tab/><text:tab/><text:span text:style-name="T92">and end</text:span></text:p>
      <text:p text:style-name="P67">of such I must<text:tab/><text:tab/><text:tab/><text:tab/><text:span text:style-name="T92">ever to</text:span></text:p>
      <text:p text:style-name="P67">come to terms.<text:tab/><text:tab/><text:tab/><text:span text:style-name="T92">torture?</text:span></text:p>
      <text:p text:style-name="P67">So many thoughts</text:p>
      <text:p text:style-name="P67">stuck deep in my head</text:p>
      <text:p text:style-name="P67">oh my how they must</text:p>
      <text:p text:style-name="P67"><text:soft-page-break/>be seen to an end.<text:tab/><text:tab/><text:tab/><text:span text:style-name="T93">Isn't</text:span></text:p>
      <text:p text:style-name="P67">I have decided<text:tab/><text:tab/><text:tab/><text:tab/><text:span text:style-name="T93">hope</text:span></text:p>
      <text:p text:style-name="P67">a story must be told.<text:tab/><text:tab/><text:tab/><text:span text:style-name="T93">just</text:span></text:p>
      <text:p text:style-name="P67">Everything will have<text:tab/><text:tab/><text:tab/><text:span text:style-name="T93">a</text:span></text:p>
      <text:p text:style-name="P67">a way. All things<text:tab/><text:tab/><text:tab/><text:span text:style-name="T93">matter</text:span></text:p>
      <text:p text:style-name="P67">will become to<text:tab/><text:tab/><text:tab/><text:tab/><text:span text:style-name="T93">of</text:span></text:p>
      <text:p text:style-name="P67">the mind a place<text:tab/><text:tab/><text:tab/><text:span text:style-name="T93">time</text:span></text:p>
      <text:p text:style-name="P67">and horrors will<text:tab/><text:tab/><text:tab/><text:span text:style-name="T93">before</text:span></text:p>
      <text:p text:style-name="P67">cease to be.<text:tab/><text:tab/><text:tab/><text:tab/><text:span text:style-name="T93">everything</text:span></text:p>
      <text:p text:style-name="P67">I hope.<text:tab/><text:tab/><text:tab/><text:tab/><text:tab/><text:span text:style-name="T93">will</text:span></text:p>
      <text:p text:style-name="P67">No one is perfect<text:tab/><text:tab/><text:tab/><text:span text:style-name="T93">find</text:span></text:p>
      <text:p text:style-name="P67">in this life. It<text:tab/><text:tab/><text:tab/><text:tab/><text:span text:style-name="T93">a</text:span></text:p>
      <text:p text:style-name="P67">comes and goes<text:tab/><text:tab/><text:tab/><text:span text:style-name="T93">way</text:span></text:p>
      <text:p text:style-name="P67">in such waves.<text:tab/><text:tab/><text:tab/><text:tab/><text:span text:style-name="T93">to</text:span></text:p>
      <text:p text:style-name="P67">I wanted to be<text:tab/><text:tab/><text:tab/><text:tab/><text:span text:style-name="T93">cease?</text:span></text:p>
      <text:p text:style-name="P67">what I felt</text:p>
      <text:p text:style-name="P67">was me not</text:p>
      <text:p text:style-name="P67">caring about</text:p>
      <text:p text:style-name="P67">the rest of the world</text:p>
      <text:p text:style-name="P67">around me. So<text:tab/><text:tab/><text:tab/><text:tab/><text:span text:style-name="T93">Of</text:span></text:p>
      <text:p text:style-name="P67">I went as I want<text:tab/><text:tab/><text:tab/><text:span text:style-name="T93">what</text:span></text:p>
      <text:p text:style-name="P67">and did as I pleased<text:tab/><text:tab/><text:tab/><text:span text:style-name="T93">matter</text:span></text:p>
      <text:p text:style-name="P67">to be the person I<text:tab/><text:tab/><text:tab/><text:span text:style-name="T93">does</text:span></text:p>
      <text:p text:style-name="P67">shouldn't have been.<text:tab/><text:tab/><text:tab/><text:span text:style-name="T93">it</text:span></text:p>
      <text:p text:style-name="P67">Such skeletons will<text:tab/><text:tab/><text:tab/><text:span text:style-name="T93">all</text:span></text:p>
      <text:p text:style-name="P67">haunt me forever it seems.<text:tab/><text:tab/><text:span text:style-name="T93">become</text:span></text:p>
      <text:p text:style-name="P67">Perhaps it won't be<text:tab/><text:tab/><text:tab/><text:span text:style-name="T93">something</text:span></text:p>
      <text:p text:style-name="P67">such a terrible waste.<text:tab/><text:tab/><text:tab/><text:span text:style-name="T93">to</text:span></text:p>
      <text:p text:style-name="P67">Ah yes it will be a <text:tab/><text:tab/><text:tab/><text:span text:style-name="T93">be</text:span></text:p>
      <text:p text:style-name="P67">most difficult journey<text:tab/><text:tab/><text:tab/><text:span text:style-name="T93">told!</text:span></text:p>
      <text:p text:style-name="P67">of something so odd </text:p>
      <text:p text:style-name="P67">and obscene.</text:p>
      <text:p text:style-name="P67">So I shall try</text:p>
      <text:p text:style-name="P67"><text:soft-page-break/>with all my might</text:p>
      <text:p text:style-name="P67">a moment to</text:p>
      <text:p text:style-name="P67">contemplate it all.</text:p>
      <text:p text:style-name="P67">Let's not be all up</text:p>
      <text:p text:style-name="P67">in arms over life</text:p>
      <text:p text:style-name="P67">a moment is all that's needed.</text:p>
      <text:p text:style-name="P68">A life unclean<text:tab/><text:tab/><text:tab/><text:tab/><text:span text:style-name="T94">But</text:span></text:p>
      <text:p text:style-name="P68">maybe unreal<text:tab/><text:tab/><text:tab/><text:tab/><text:span text:style-name="T94">what</text:span></text:p>
      <text:p text:style-name="P68">something unique<text:tab/><text:tab/><text:tab/><text:span text:style-name="T94">is</text:span></text:p>
      <text:p text:style-name="P68">if only for a moment<text:tab/><text:tab/><text:tab/><text:span text:style-name="T94">real?</text:span></text:p>
      <text:p text:style-name="P68">let's become all<text:tab/><text:tab/><text:tab/><text:span text:style-name="T94">Tell</text:span></text:p>
      <text:p text:style-name="P68">there is to become.<text:tab/><text:tab/><text:tab/><text:span text:style-name="T94">me</text:span></text:p>
      <text:p text:style-name="P68">I knew nothing<text:tab/><text:tab/><text:tab/><text:span text:style-name="T94">the</text:span></text:p>
      <text:p text:style-name="P68">was real, it was<text:tab/><text:tab/><text:tab/><text:span text:style-name="T94">truth</text:span></text:p>
      <text:p text:style-name="P68">all a big lie.<text:tab/><text:tab/><text:tab/><text:tab/><text:span text:style-name="T94">of</text:span></text:p>
      <text:p text:style-name="P68">Within my own mind.<text:tab/><text:tab/><text:tab/><text:span text:style-name="T94">it</text:span></text:p>
      <text:p text:style-name="P68">Or it could have<text:tab/><text:tab/><text:tab/><text:span text:style-name="T94">all!</text:span></text:p>
      <text:p text:style-name="P68">been something</text:p>
      <text:p text:style-name="P68">completely different.</text:p>
      <text:p text:style-name="P68">Yes the sins of </text:p>
      <text:p text:style-name="P68">a generation</text:p>
      <text:p text:style-name="P68">could never hide</text:p>
      <text:p text:style-name="P68">from my own view.</text:p>
      <text:p text:style-name="P68">A shame of a lie<text:tab/><text:tab/><text:tab/><text:span text:style-name="T95">lies are</text:span></text:p>
      <text:p text:style-name="P68">perhaps it was<text:tab/><text:tab/><text:tab/><text:tab/><text:span text:style-name="T95">what they</text:span></text:p>
      <text:p text:style-name="P68">the truth or not<text:tab/><text:tab/><text:tab/><text:span text:style-name="T95">seem to</text:span></text:p>
      <text:p text:style-name="P68">even a partial statement.<text:tab/><text:tab/><text:span text:style-name="T95">be, deceit</text:span></text:p>
      <text:p text:style-name="P68">Practical at best</text:p>
      <text:p text:style-name="P68">someone had to be</text:p>
      <text:p text:style-name="P68">ground for that</text:p>
      <text:p text:style-name="P68">final moment</text:p>
      <text:p text:style-name="P68">where everything</text:p>
      <text:p text:style-name="P68">would come to</text:p>
      <text:p text:style-name="P68">a crashing end.</text:p>
      <text:p text:style-name="P69"><text:soft-page-break/>Feels like a mess<text:tab/><text:tab/><text:span text:style-name="T96">Ah to break</text:span></text:p>
      <text:p text:style-name="P69">something broke.<text:tab/><text:tab/><text:span text:style-name="T96">If only</text:span></text:p>
      <text:p text:style-name="P69">A glass?<text:tab/><text:tab/><text:tab/><text:span text:style-name="T96">For a moment</text:span></text:p>
      <text:p text:style-name="P69">My Bones?<text:tab/><text:tab/><text:tab/><text:span text:style-name="T96">To Feel</text:span></text:p>
      <text:p text:style-name="P69">Shattered at least<text:tab/><text:tab/><text:span text:style-name="T96">It all</text:span></text:p>
      <text:p text:style-name="P69">if only I could move<text:tab/><text:tab/><text:span text:style-name="T96">In a</text:span></text:p>
      <text:p text:style-name="P69">get somewhere I am<text:tab/><text:tab/><text:span text:style-name="T96">Simple</text:span></text:p>
      <text:p text:style-name="P69">safe and feel I belong.<text:tab/><text:tab/><text:span text:style-name="T96">Matter</text:span></text:p>
      <text:p text:style-name="P69">No, can't be that simple.<text:tab/><text:span text:style-name="T96">Of time.</text:span></text:p>
      <text:p text:style-name="P69">It doesn't add up.</text:p>
      <text:p text:style-name="P69">Doesn't make any sense.</text:p>
      <text:p text:style-name="P69">You'd think this life</text:p>
      <text:p text:style-name="P69">would have a meaning</text:p>
      <text:p text:style-name="P69">by now. Something great.</text:p>
      <text:p text:style-name="P69">An idea for the ages.</text:p>
      <text:p text:style-name="P69">But only an idea.</text:p>
      <text:p text:style-name="P69">Life would make sense</text:p>
      <text:p text:style-name="P69">and have a purpose</text:p>
      <text:p text:style-name="P69">somehow. Eventually</text:p>
      <text:p text:style-name="P69">it would have sense.<text:tab/><text:tab/><text:span text:style-name="T97">Sense is false.</text:span></text:p>
      <text:p text:style-name="P69">Be it common or other</text:p>
      <text:p text:style-name="P69">that would be up to me.</text:p>
      <text:p text:style-name="P69">A most difficult challenge</text:p>
      <text:p text:style-name="P69">to be sure of. A decided</text:p>
      <text:p text:style-name="P69">trophy to seek after.</text:p>
      <text:p text:style-name="P69">Something deeply matters</text:p>
      <text:p text:style-name="P69">now. Why yes something</text:p>
      <text:p text:style-name="P69">deep inside. I wanted to</text:p>
      <text:p text:style-name="P69">scream.</text:p>
      <text:p text:style-name="P69">Needed to yell<text:tab/><text:tab/><text:span text:style-name="T98">Yelling does nothing.</text:span></text:p>
      <text:p text:style-name="P69">but had to wait<text:tab/><text:span text:style-name="T99">It simply causes</text:span></text:p>
      <text:p text:style-name="P69">till day.<text:tab/><text:tab/><text:span text:style-name="T100">issues.</text:span></text:p>
      <text:p text:style-name="P69">Morning came almost too quickly</text:p>
      <text:p text:style-name="P69">I opened my eyes and yawned.</text:p>
      <text:p text:style-name="P69"><text:soft-page-break/>The previous night seared my mind.</text:p>
      <text:p text:style-name="P70">A memory never forgotten.</text:p>
      <text:p text:style-name="P70">Wishing to keep a promise</text:p>
      <text:p text:style-name="P70">to myself I made a plan<text:tab/><text:span text:style-name="T101">Promises</text:span></text:p>
      <text:p text:style-name="P70">for the day.<text:tab/><text:tab/><text:tab/><text:span text:style-name="T101">don't always</text:span></text:p>
      <text:p text:style-name="P70">Something<text:tab/><text:tab/><text:tab/><text:span text:style-name="T101">keep.</text:span></text:p>
      <text:p text:style-name="P70">to change my outlook on life.</text:p>
      <text:p text:style-name="P70">A moment here an hour there.</text:p>
      <text:p text:style-name="P70">Everything had to be perfect.</text:p>
      <text:p text:style-name="P70">An end was coming on its way</text:p>
      <text:p text:style-name="P70">to greet me at the gates of doom.</text:p>
      <text:p text:style-name="P70">Funny how pleasant doom sounded.</text:p>
      <text:p text:style-name="P70">I for one wanted to get on with it.</text:p>
      <text:p text:style-name="P70">Out the door I ran</text:p>
      <text:p text:style-name="P70">in a fatal attempt</text:p>
      <text:p text:style-name="P70">to stop the excitement.</text:p>
      <text:p text:style-name="P70">I didn't find it immediately</text:p>
      <text:p text:style-name="P70">somehow I was stopped</text:p>
      <text:p text:style-name="P70">dead in my tracks.</text:p>
      <text:p text:style-name="P70">By her.<text:tab/><text:tab/><text:tab/><text:tab/><text:span text:style-name="T102">Oh</text:span></text:p>
      <text:p text:style-name="P70">Yes she was there<text:tab/><text:tab/><text:span text:style-name="T102">what</text:span></text:p>
      <text:p text:style-name="P70">blocking my way<text:tab/><text:tab/><text:span text:style-name="T102">beauty</text:span></text:p>
      <text:p text:style-name="P70">to the goal I had set.<text:tab/><text:tab/><text:span text:style-name="T102">it</text:span></text:p>
      <text:p text:style-name="P70">Blocking my way<text:tab/><text:tab/><text:span text:style-name="T102">was</text:span></text:p>
      <text:p text:style-name="P70">but only in front.<text:tab/><text:tab/><text:span text:style-name="T102">bad.</text:span></text:p>
      <text:p text:style-name="P70">I could turn and run</text:p>
      <text:p text:style-name="P70">in the opposite</text:p>
      <text:p text:style-name="P70">direction.</text:p>
      <text:p text:style-name="P70">“Which way do you</text:p>
      <text:p text:style-name="P70">think I should go?”</text:p>
      <text:p text:style-name="P70">It was an honest</text:p>
      <text:p text:style-name="P70">question. She smiled</text:p>
      <text:p text:style-name="P70">at me and led me</text:p>
      <text:p text:style-name="P70">away from safety.</text:p>
      <text:p text:style-name="P70"><text:soft-page-break/>I turned back a few times</text:p>
      <text:p text:style-name="P70">in an attempt to see</text:p>
      <text:p text:style-name="P70">all going on around me.</text:p>
      <text:p text:style-name="P71">Blinding myself to the<text:tab/><text:tab/><text:tab/><text:span text:style-name="T103">A</text:span></text:p>
      <text:p text:style-name="P71">truth I did find a<text:tab/><text:tab/><text:tab/><text:span text:style-name="T103">thought</text:span></text:p>
      <text:p text:style-name="P71">most unpleasant path<text:tab/><text:tab/><text:tab/><text:span text:style-name="T103">as</text:span></text:p>
      <text:p text:style-name="P71">upon which I <text:span text:style-name="T4">chose</text:span> to walk.<text:tab/><text:tab/><text:span text:style-name="T103">simple</text:span></text:p>
      <text:p text:style-name="P71">A bad move for sure<text:tab/><text:tab/><text:tab/><text:span text:style-name="T103">as</text:span></text:p>
      <text:p text:style-name="P71">mistakes had been made.<text:tab/><text:tab/><text:span text:style-name="T103">this</text:span></text:p>
      <text:p text:style-name="P71">My eyes were wide open<text:tab/><text:tab/><text:span text:style-name="T103">would</text:span></text:p>
      <text:p text:style-name="P71">I didn't pull a shade.<text:tab/><text:tab/><text:tab/><text:span text:style-name="T103">only</text:span></text:p>
      <text:p text:style-name="P71">My innocence was gone<text:tab/><text:tab/><text:span text:style-name="T103">be</text:span></text:p>
      <text:p text:style-name="P71">it had been dead<text:tab/><text:tab/><text:tab/><text:span text:style-name="T103">changed</text:span></text:p>
      <text:p text:style-name="P71">for quite a while.<text:tab/><text:tab/><text:tab/><text:span text:style-name="T103">to</text:span></text:p>
      <text:p text:style-name="P71">Trying to impress the demon<text:tab/><text:tab/><text:span text:style-name="T103">something</text:span></text:p>
      <text:p text:style-name="P71">all behind a fake smile.<text:tab/><text:tab/><text:span text:style-name="T103">worse.</text:span></text:p>
      <text:p text:style-name="P71">It was I who was at fault</text:p>
      <text:p text:style-name="P71">and her as well.</text:p>
      <text:p text:style-name="P71">I haven't thought of much else</text:p>
      <text:p text:style-name="P71">on that deep road I felt</text:p>
      <text:p text:style-name="P71">bound straight down</text:p>
      <text:p text:style-name="P71">to a fiery place</text:p>
      <text:p text:style-name="P71">known as hell.</text:p>
      <text:p text:style-name="P72">The torment only</text:p>
      <text:p text:style-name="P72">deepens with every</text:p>
      <text:p text:style-name="P72">breath. I take. Never</text:p>
      <text:p text:style-name="P72">fully forgiving myself</text:p>
      <text:p text:style-name="P72">of those actions.</text:p>
      <text:p text:style-name="P72">Whatever happens</text:p>
      <text:p text:style-name="P72">it all must go away.</text:p>
      <text:p text:style-name="P72">Nothing matters</text:p>
      <text:p text:style-name="P72">as much as I</text:p>
      <text:p text:style-name="P72">should care about.</text:p>
      <text:p text:style-name="P72">Life has a way</text:p>
      <text:p text:style-name="P72"><text:soft-page-break/>of shaking you up.</text:p>
      <text:p text:style-name="P72">Things don't have</text:p>
      <text:p text:style-name="P72">a way of making</text:p>
      <text:p text:style-name="P72">much sense at all.</text:p>
      <text:p text:style-name="P72">So it just happens.</text:p>
      <text:p text:style-name="P72">Mostly not your own</text:p>
      <text:p text:style-name="P72">fault. This life is but</text:p>
      <text:p text:style-name="P72">an old mans dream.</text:p>
      <text:p text:style-name="P72">Somewhere deep in</text:p>
      <text:p text:style-name="P72">the lasting momentum.</text:p>
      <text:p text:style-name="P72">The psyche has</text:p>
      <text:p text:style-name="P72">a way of drowning</text:p>
      <text:p text:style-name="P72">you out into the open</text:p>
      <text:p text:style-name="P72">a wonderful moment</text:p>
      <text:p text:style-name="P72">where nothing else</text:p>
      <text:p text:style-name="P72">will come from.</text:p>
      <text:p text:style-name="P72">An end.</text:p>
      <text:p text:style-name="P72">Will come.</text:p>
      <text:p text:style-name="P72"/>
      <text:p text:style-name="P349"><text:tab/><text:tab/><text:tab/><text:span text:style-name="T128">You must find</text:span></text:p>
      <text:p text:style-name="P349"><text:tab/><text:tab/><text:tab/><text:span text:style-name="T128">a way to forgiven</text:span></text:p>
      <text:p text:style-name="P349"><text:tab/><text:tab/><text:tab/><text:span text:style-name="T128">yourself.</text:span></text:p>
      <text:p text:style-name="P349"><text:tab/><text:tab/><text:tab/><text:span text:style-name="T128">It is only poison</text:span></text:p>
      <text:p text:style-name="P349"><text:tab/><text:tab/><text:tab/><text:span text:style-name="T128">that you keep</text:span></text:p>
      <text:p text:style-name="P349"><text:tab/><text:tab/><text:tab/><text:span text:style-name="T128">on over thinking</text:span></text:p>
      <text:p text:style-name="P349"><text:tab/><text:tab/><text:tab/><text:span text:style-name="T128">all of this.</text:span></text:p>
      <text:p text:style-name="P349"><text:tab/><text:tab/><text:tab/><text:span text:style-name="T128">I hope you realize</text:span></text:p>
      <text:p text:style-name="P349"><text:tab/><text:tab/><text:tab/><text:span text:style-name="T128">it sometime</text:span></text:p>
      <text:p text:style-name="P349"><text:tab/><text:tab/><text:tab/><text:span text:style-name="T128">soon. If not?</text:span></text:p>
      <text:p text:style-name="P349"><text:tab/><text:tab/><text:tab/><text:span text:style-name="T128">I have warned you.</text:span></text:p>
      <text:p text:style-name="P72"/>
      <text:p text:style-name="P475">The Demon</text:p>
      <text:p text:style-name="P73"/>
      <text:p text:style-name="P73"><text:s text:c="5"/>The demon took my hand and for the first time in my life, I allowed myself to let go. Not the best way to introduce myself to that world, that other world.</text:p>
      <text:p text:style-name="P73"><text:s text:c="5"/>Night after night I continue to wonder what will become of everything I have managed to involve myself in. I never was one to follow the rules. They always managed to get in my way. But there I was <text:s/>with a drink in my hand. One sip away to never letting go of it.</text:p>
      <text:p text:style-name="P73"><text:s text:c="5"/>The demon and I, we walked hand in hand that day forward into the sunset.</text:p>
      <text:p text:style-name="P73"><text:s text:c="5"/><text:span text:style-name="T129">Her name crosses my mind at least a couple times a day. The brunette with those deep brown eyes. I still find myself thinking about her.</text:span></text:p>
      <text:p text:style-name="P73"><text:s text:c="5"/><text:span text:style-name="T129">Those eyes.</text:span></text:p>
      <text:p text:style-name="P73"><text:s text:c="5"/><text:span text:style-name="T134">And breasts.</text:span></text:p>
      <text:p text:style-name="P73"><text:s text:c="5"/><text:span text:style-name="T129">Her lips.</text:span></text:p>
      <text:p text:style-name="P73"><text:s text:c="5"/><text:span text:style-name="T129">Lots of legs.</text:span></text:p>
      <text:p text:style-name="P73"><text:s text:c="5"/><text:span text:style-name="T129">And hips.</text:span></text:p>
      <text:p text:style-name="P73"><text:s text:c="5"/><text:span text:style-name="T129">The way she said my name. Or was it a moan? Either way we went on a ride that wasn't ever meant to last. Her final words that night only manage to still hurt to this day.</text:span></text:p>
      <text:p text:style-name="P73"><text:s text:c="5"/>“<text:span text:style-name="T129">I'm sorry for using you.”</text:span></text:p>
      <text:p text:style-name="P73"><text:s text:c="5"/><text:span text:style-name="T129">You could say I had it coming. I wouldn't disagree with your analysis of my story. Such a short expression of life. Something never meant to be or last. So why must she haunt me? It isn't her fault. I don't have the words to describe it all in full detail.</text:span></text:p>
      <text:p text:style-name="P73"><text:s text:c="5"/><text:span text:style-name="T129">And so, it comes to an end. This story. The end result might never be realized. An unrealized ending, isn't an ending at all. It's torture.</text:span></text:p>
      <text:p text:style-name="P476">A simple Tale</text:p>
      <text:p text:style-name="P350"/>
      <text:p text:style-name="P351"><text:s text:c="5"/>A simple tale made long before the thought of such things existed. <text:span text:style-name="T130">Oh what a fool it seems to be. No one believes in such things anymore, do they? Is it all superstition? A thing that's not meant to ever be around? Something like that I fear.</text:span></text:p>
      <text:p text:style-name="P351"><text:s text:c="5"/><text:span text:style-name="T131">With everything out there in the world, there seems to be so much discord among people. Why bother with such lies and mistakes? Why bother with everything out there that has the ability to harm you. Or worse do things to you which you will never walk away from.</text:span></text:p>
      <text:p text:style-name="P351"><text:s text:c="5"/><text:span text:style-name="T131">It could be wishful thinking. Might be something more than that. I do not know. It is simply a matter of time. Time has a way of taking its way with you long before it manages to take away all there is. When you become swept away in the current of life, you are no longer willing to take away all there is.</text:span></text:p>
      <text:p text:style-name="P351"><text:s text:c="5"/><text:span text:style-name="T132">It all will eventually end.</text:span></text:p>
      <text:p text:style-name="P351"><text:s text:c="5"/><text:span text:style-name="T133">All without a trace.</text:span></text:p>
      <text:p text:style-name="P351"><text:s text:c="5"/><text:span text:style-name="T135">So it happens. Not always the way you expect something to happen mind you. No one has </text:span><text:span text:style-name="T16">that</text:span><text:span text:style-name="T135"> exact control over their life. They can only hope for something. That hope can turn into </text:span><text:soft-page-break/><text:span text:style-name="T135">something wonderfully unique. What do people hope for though? What is the reason behind such hope?</text:span></text:p>
      <text:p text:style-name="P351"><text:s text:c="5"/><text:span text:style-name="T136">Do people wish for something? Do they simply want something to happen that's better than what they currently have going on? Such an interesting concept. Something must give way. Always something to find its way into a space. It's not always a pleasant space mind you...sometimes it's quite an awful space in time.</text:span></text:p>
      <text:p text:style-name="P351"><text:s text:c="5"/><text:span text:style-name="T137">But I am not one to say to whom and from where these things occur. It's not anything to be seen from. Everything has a way of coming about or being what it will be.</text:span></text:p>
      <text:p text:style-name="P351"><text:s text:c="5"/><text:span text:style-name="T137">What if I told you I knew of a man who would do as they were told? Without question. Simple blind faith and luck? Yes such a person existed once. The beliefs were there etched in stone. Now they are gone. Long ago tossed to the side never to return again.</text:span></text:p>
      <text:p text:style-name="P351"><text:s text:c="5"/><text:span text:style-name="T137">I'm not sure if that person will ever return to the good graceful thinking that use to be his life. If he does? It will be a good thing. If he doesn't? Well that would have to be a story for another time.</text:span></text:p>
      <text:p text:style-name="P351"><text:s text:c="5"/><text:span text:style-name="T137">Oh my, how time is cruel to a person. No matter what happens. Time will always be there.</text:span></text:p>
      <text:p text:style-name="P351"><text:soft-page-break/><text:s text:c="5"/><text:span text:style-name="T138">To some, time is an evil most cruel device made by men in an effort to control everyone else. To others, time has a way of letting you know when things are up and over. Everything else must find a way to take that time and become whatever it wants or needs to become.</text:span></text:p>
      <text:p text:style-name="P351"><text:s text:c="5"/><text:span text:style-name="T139">I am not one to speculate what time is for those people out there. For what would such a notion be? I do not know. It is simply a thought from the mind of a simple man.</text:span></text:p>
      <text:p text:style-name="P351"><text:s text:c="5"/><text:span text:style-name="T140">Oh what importance it is to go out and find that person who is you. Not everyone will have the ability to look upon themselves in a mirror and accept who they are. It doesn't happen for everyone. It just doesn't always happen. And so, this life must continue on without any thought or explanation.</text:span></text:p>
      <text:p text:style-name="P351"><text:s text:c="5"/><text:span text:style-name="T141">That's life.</text:span></text:p>
      <text:p text:style-name="P351"><text:s text:c="5"/><text:span text:style-name="T141">Plain and simple.</text:span></text:p>
      <text:p text:style-name="P351"><text:s text:c="5"/><text:span text:style-name="T141">Life.</text:span></text:p>
      <text:p text:style-name="P477">The Mind</text:p>
      <text:p text:style-name="P405">A Troubled Place To Be</text:p>
      <text:p text:style-name="P89"/>
      <text:p text:style-name="P90"><text:s text:c="5"/><text:span text:style-name="T142">Some days there are things in your life that don't quite make any sense. You wonder why they don't make sense. You seem to wonder why it all happens. Why do people die? Why do people get born? What about all the things in the middle? Why does it all happen?</text:span></text:p>
      <text:p text:style-name="P93"><text:s text:c="5"/>Such simple questions.</text:p>
      <text:p text:style-name="P90"><text:s text:c="5"/><text:span text:style-name="T143">The answers are not always as simple.</text:span></text:p>
      <text:p text:style-name="P90"/>
      <text:p text:style-name="P357">That's the way it's meant to be.</text:p>
      <text:p text:style-name="P357">Nothing is ever simple as far as</text:p>
      <text:p text:style-name="P357">your mind can be concerned.</text:p>
      <text:p text:style-name="P357">It's all in the design of everything.</text:p>
      <text:p text:style-name="P92"/>
      <text:p text:style-name="P91"><text:s text:c="5"/>Yes, I know this. It's a curse. It's a living curse that people have to deal with day in and day out. <text:span text:style-name="T144">Nothing will ever be solved in a heartbeat. Something must be solved eventually...but it takes much longer than the bat of an eyelash. Oh my, how this life just seems to set the mind up for hopes and dreams. Everything to be done with just takes up residence and goes someplace else. That's all there is to life some days. It all seems to go away.</text:span></text:p>
      <text:p text:style-name="P91"><text:s text:c="5"/><text:span text:style-name="T145">My mind has a way of messing with me. It manages to come clean from time to time scaring itself out of the nightmare which it wants to live in. Such a silly place for the mind to choose to live in. Makes me wonder </text:span><text:span text:style-name="T17">why</text:span><text:span text:style-name="T146"> it would do such a thing.</text:span></text:p>
      <text:p text:style-name="P91"><text:s text:c="5"/><text:span text:style-name="T146">I just want the nightmare to end. I want my mind to cease making these monsters come into life. The </text:span><text:soft-page-break/><text:span text:style-name="T146">anxiety has a way of making the monster real. It finds a way to haunt me. It never leaves me alone.</text:span></text:p>
      <text:p text:style-name="P91"/>
      <text:p text:style-name="P358">The truth? I like it here in your mind. There isn't anything else to be done with your mind though. It's always the same things back and forth over again. You seem to be lost at times. Is this the case? Why do you feel lost? Fear is always around you...you aren't really alone.</text:p>
      <text:p text:style-name="P359"/>
      <text:p text:style-name="P359"><text:span text:style-name="T147"><text:s text:c="5"/></text:span><text:span text:style-name="T148">Oh that's comforting. Telling me I'm not alone because fear will always be around. Yes these are the thoughts that pop into my mind. </text:span><text:span text:style-name="T149">To be honest, I wish the thoughts weren't ever there. </text:span><text:span text:style-name="T150">It would be nice to be able to sit down at night without the dreams coming in and haunting me.</text:span></text:p>
      <text:p text:style-name="P94"><text:s text:c="5"/>Of such it is but a wish. A simple wish. Sometimes your wish doesn't come to fruition. My how the time goes. It comes and goes and just never wants to go away. Talk about annoying.</text:p>
      <text:p text:style-name="P359"><text:span text:style-name="T150"><text:s text:c="5"/>Oh but the mind won't tell you otherwise. It enjoys the torment it brings you. The anxious mind has the ability to destroy you from the inside out. </text:span><text:span text:style-name="T151">It's just a way of nothing. Possibly causing you to go mad. But I won't ever say that. There's no point in ever admitting to people how this life has a way of messing with me. They wouldn't understand. I don't think they would understand. Perhaps that's what I'm most afraid of. </text:span><text:span text:style-name="T152">Being taken out and into some place where I wouldn't be able to think for myself.</text:span></text:p>
      <text:p text:style-name="P359"><text:soft-page-break/><text:span text:style-name="T152"><text:s text:c="5"/></text:span><text:span text:style-name="T153">So that's all there is to it. </text:span><text:span text:style-name="T154">I suppose. </text:span><text:span text:style-name="T155">Whatever the case, it needs to end. Everything just needs to find a way to end.</text:span></text:p>
      <text:p text:style-name="P359"><text:span text:style-name="T155"><text:s text:c="5"/>Yes I could handle that. </text:span><text:span text:style-name="T156">I could handle that good. </text:span><text:span text:style-name="T157">Maybe I am only imagining it all. </text:span><text:span text:style-name="T158">Is that </text:span><text:span text:style-name="T163">even </text:span><text:span text:style-name="T158">a possibility? All of this is a figment of my </text:span><text:span text:style-name="T162">silly, crazy</text:span><text:span text:style-name="T158"> imagination?</text:span></text:p>
      <text:p text:style-name="P359"><text:span text:style-name="T158"><text:tab/></text:span><text:span text:style-name="T159">I don't know</text:span></text:p>
      <text:p text:style-name="P95"><text:tab/><text:tab/>I just...</text:p>
      <text:p text:style-name="P95"><text:tab/><text:tab/><text:tab/>don't</text:p>
      <text:p text:style-name="P95"><text:tab/><text:tab/><text:tab/><text:tab/>know.</text:p>
      <text:p text:style-name="P359"><text:span text:style-name="T159"><text:s text:c="5"/></text:span><text:span text:style-name="T160">Do I want to know? Probably not. I'm sure it's all in my head. Everything just going crazy. </text:span><text:span text:style-name="T161">There's no point in making it all come back to reality. Reality is gone in my eyes. Everything else must be gone too. </text:span><text:span text:style-name="T164">Whatever the case? It's a thing. I must be able to handle that.</text:span></text:p>
      <text:p text:style-name="P359"><text:span text:style-name="T164"><text:s text:c="5"/>That's all there is to this life. </text:span><text:span text:style-name="T165">Believe in something and go for it. There's no other reason to live. </text:span><text:span text:style-name="T166">There's no other reason </text:span><text:span text:style-name="T167">to believe in myself anymore. Call it a downward toss, but that's how I feel most days.</text:span></text:p>
      <text:p text:style-name="P359"><text:span text:style-name="T167"><text:s text:c="5"/>Do you see where I wonder where the depression comes from? </text:span><text:span text:style-name="T168">It seems to be here. Nothing else matters. It's all gone before I know it. Long gone before I realize what's going on.</text:span></text:p>
      <text:p text:style-name="P359"><text:span text:style-name="T168"><text:s text:c="5"/></text:span><text:span text:style-name="T169">Everything must end.</text:span></text:p>
      <text:p text:style-name="P359"><text:span text:style-name="T169"><text:s text:c="5"/></text:span><text:span text:style-name="T170">I am not the one to end it.</text:span></text:p>
      <text:p text:style-name="P96"><text:s text:c="5"/>That is up to God.</text:p>
      <text:p text:style-name="P359"><text:span text:style-name="T170"><text:s text:c="5"/></text:span><text:span text:style-name="T171">If I told you, I wanted to die...you would call me silly. </text:span><text:span text:style-name="T172">You would say it's just a phase. Something only sick people deal with. Well, it happens. Don't ask questions because it happens.</text:span></text:p>
      <text:p text:style-name="P361"><text:span text:style-name="T172"><text:s text:c="5"/></text:span><text:span text:style-name="T173">I will not go into this further. </text:span></text:p>
      <text:p text:style-name="P97"><text:s text:c="5"/>Not now. </text:p>
      <text:p text:style-name="P98"><text:s text:c="5"/>Maybe later.</text:p>
      <text:p text:style-name="P360"><text:soft-page-break/><text:span text:style-name="T173"><text:s text:c="5"/></text:span><text:span text:style-name="T174">The </text:span><text:span text:style-name="T176">Xanax</text:span><text:span text:style-name="T174"> wears off. There's nothing else to feel but the actual feelings that I have been hiding. For a while I was able to ignore those thoughts and feelings. They didn't exist and didn't arrive. They weren't there at all.</text:span></text:p>
      <text:p text:style-name="P360"><text:span text:style-name="T174"><text:s text:c="5"/>I was living life as though my dog hadn't died. </text:span><text:span text:style-name="T181">Darn feelings getting in the way of my life. Why must I feel these feelings? Why must they be there? I hate them. I want them gone.</text:span></text:p>
      <text:p text:style-name="P360"><text:span text:style-name="T181"><text:s text:c="5"/></text:span><text:span text:style-name="T182">These feelings aren't real. They can't be. But they must be, because I loved that dog. Pebbles was one of the best dogs I've ever had.</text:span></text:p>
      <text:p text:style-name="P360"><text:span text:style-name="T182"><text:s text:c="5"/>As I held her stiff cold body this morning...so early in the morning. </text:span><text:span text:style-name="T213">(May 30, 2015)</text:span><text:span text:style-name="T212"> </text:span><text:span text:style-name="T182">I couldn't help but cry. </text:span><text:span text:style-name="T183">The release </text:span><text:span text:style-name="T187">I </text:span><text:span text:style-name="T183"><text:s/>didn't help for I was soon thrown into a panic attack. </text:span><text:span text:style-name="T184">The </text:span><text:span text:style-name="T177">Xanax</text:span><text:span text:style-name="T184"> managed to help calm me down at 2 a.m. and then I was finally able to fall asleep.</text:span></text:p>
      <text:p text:style-name="P360"><text:span text:style-name="T184"><text:s text:c="5"/></text:span><text:span text:style-name="T185">Does it matter?</text:span></text:p>
      <text:p text:style-name="P99"><text:s text:c="5"/>It mattered to me.</text:p>
      <text:p text:style-name="P360"><text:span text:style-name="T185"><text:s text:c="5"/></text:span><text:span text:style-name="T186">It </text:span><text:span text:style-name="T178">matters</text:span><text:span text:style-name="T186"> to me.</text:span></text:p>
      <text:p text:style-name="P360"><text:span text:style-name="T186"><text:s text:c="5"/></text:span><text:span text:style-name="T187">Then I buried Pebbles in the back yard. One of her most favorite places to run around. I'm going to miss her. She was such a good dog.</text:span></text:p>
      <text:p text:style-name="P100"><text:s text:c="5"/>I asked God to give her a hug for me. I asked Him to let her know that I love her. That I'm sorry for doing anything that might have made her sad.</text:p>
      <text:p text:style-name="P360"><text:span text:style-name="T187"><text:s text:c="5"/></text:span><text:span text:style-name="T188">I miss her.</text:span></text:p>
      <text:p text:style-name="P360"><text:span text:style-name="T188"><text:s text:c="5"/></text:span><text:span text:style-name="T189">Such a good dog.</text:span></text:p>
      <text:p text:style-name="P360"><text:span text:style-name="T189"><text:s text:c="5"/></text:span><text:span text:style-name="T190">She wasn't that old...maybe a year and a half. </text:span><text:span text:style-name="T191">Why did God have to take her at such a young age? Must have had a purpose for her. Must have needed her for something. She fulfilled the measure of her creation and she did it wonderfully.</text:span></text:p>
      <text:p text:style-name="P360"><text:soft-page-break/><text:span text:style-name="T191"><text:s text:c="5"/></text:span><text:span text:style-name="T192">Best dog ever. </text:span><text:span text:style-name="T193">So sad. So terribly sad. </text:span><text:span text:style-name="T194">I want to be with my Pebbles.</text:span></text:p>
      <text:p text:style-name="P360"><text:span text:style-name="T194"><text:s text:c="5"/></text:span><text:span text:style-name="T195">I asked God what it would take to kill me. How many </text:span><text:span text:style-name="T179">Xanax</text:span><text:span text:style-name="T195"> and how many </text:span><text:span text:style-name="T179">Paxil</text:span><text:span text:style-name="T195"> must I take to just take me home. Probably not the best choice in the world to ask. I didn't get an answer. I didn't have the guts to even try and overdose </text:span><text:span text:style-name="T196">on the meds. </text:span><text:span text:style-name="T197">I kept my cool.</text:span></text:p>
      <text:p text:style-name="P360"><text:span text:style-name="T197"><text:s text:c="5"/></text:span><text:span text:style-name="T198">Did something I'm not proud of though. I cursed God. Need to repent of that one. Need to repent big time for that one. I love God, I...I can't believe I did that.</text:span></text:p>
      <text:p text:style-name="P360"><text:span text:style-name="T198"><text:s text:c="5"/></text:span><text:span text:style-name="T199">See? I'm not the best person in the world. I'm a monster myself. </text:span><text:span text:style-name="T200">A monster I tell you. </text:span><text:span text:style-name="T201">Such a terrible monster...</text:span><text:span text:style-name="T202">with such a terrible thought. </text:span><text:span text:style-name="T203">Maybe it will eventually go away. Something, a deep hope down inside perhaps, wants everything to just get better.</text:span></text:p>
      <text:p text:style-name="P360"><text:span text:style-name="T203"><text:s text:c="5"/></text:span><text:span text:style-name="T204">I don't dare tell anyone the thoughts in my head. I don't tell anyone. They don't need to know. I don't need to go to some mental asylum or something. Life will get better. Life has to get better. </text:span><text:span text:style-name="T205">That's all there is to it. A better life where everything will make sense. Eventually make sense. </text:span><text:span text:style-name="T206">It has to do something better than it is...something better.</text:span></text:p>
      <text:p text:style-name="P360"><text:span text:style-name="T206"><text:s text:c="5"/></text:span><text:span text:style-name="T207">I don't know.</text:span></text:p>
      <text:p text:style-name="P360"><text:span text:style-name="T207"><text:s text:c="5"/></text:span><text:span text:style-name="T208">Let us not think of things that don't matter. To do so is but a waste of our time.</text:span></text:p>
      <text:p text:style-name="P362"/>
      <text:p text:style-name="P363"><text:span text:style-name="T251">O</text:span>ur time? Who are we?</text:p>
      <text:p text:style-name="P362"/>
      <text:p text:style-name="P362"><text:span text:style-name="T147"><text:s text:c="5"/>It's a figure of speech. </text:span><text:span text:style-name="T209">That's all it is.</text:span></text:p>
      <text:p text:style-name="P362"><text:span text:style-name="T209"><text:s text:c="5"/></text:span><text:span text:style-name="T210">What causes all of these thoughts? </text:span><text:span text:style-name="T211">Seriously, what causes these thoughts? I do not have an answer. Wish I did. But at present, I do not have an answer. </text:span><text:span text:style-name="T214">Who can I confide in with these feelings? I do not </text:span><text:soft-page-break/><text:span text:style-name="T214">know. </text:span><text:span text:style-name="T215">I wonder what I would do if I told someone what was going on through my mind...wonder what </text:span><text:span text:style-name="T180">they</text:span><text:span text:style-name="T215"> would do if I were to say all of these feelings out loud. I don't know.</text:span></text:p>
      <text:p text:style-name="P362"><text:span text:style-name="T215"><text:s text:c="5"/></text:span><text:span text:style-name="T216">So I won't say a word.</text:span></text:p>
      <text:p text:style-name="P362"><text:span text:style-name="T216"><text:s text:c="5"/></text:span><text:span text:style-name="T217">No need to.</text:span></text:p>
      <text:p text:style-name="P101"><text:s text:c="5"/>People would think I'm mad.</text:p>
      <text:p text:style-name="P101"><text:s text:c="5"/>Crazy.</text:p>
      <text:p text:style-name="P101"><text:s text:c="5"/>A lunatic.</text:p>
      <text:p text:style-name="P362"/>
      <text:p text:style-name="P365">Oh we don't need that do we...</text:p>
      <text:p text:style-name="P364"/>
      <text:p text:style-name="P102"><text:s text:c="5"/>No, not at all.</text:p>
      <text:p text:style-name="P102"><text:s text:c="5"/><text:span text:style-name="T252">Wasn't caring about a thing until the </text:span><text:span text:style-name="T18">Xanax</text:span><text:span text:style-name="T252"> wore off. Then all these feelings came in and I started feeling them all over again. So much pain. Too much pain to deal with. I hate it.</text:span></text:p>
      <text:p text:style-name="P102"><text:s text:c="5"/><text:span text:style-name="T253">Pebbles once decided to chew on one of my Harry Potter books. Went to the bookstore hoping it would cheer me up, but then I ran across Harry Potter books and got out of the mood to buy a book. Interesting how just seeing something can bring up a memory. She's never coming back. Ever again. That makes me sad.</text:span></text:p>
      <text:p text:style-name="P554">Some</text:p>
      <text:p text:style-name="P103"/>
      <text:p text:style-name="P103"><text:tab/>things</text:p>
      <text:p text:style-name="P103"/>
      <text:p text:style-name="P103"><text:tab/><text:tab/>are</text:p>
      <text:p text:style-name="P103"/>
      <text:p text:style-name="P103"><text:tab/><text:tab/><text:tab/>meant</text:p>
      <text:p text:style-name="P103"/>
      <text:p text:style-name="P103"><text:tab/><text:tab/><text:tab/><text:tab/>to</text:p>
      <text:p text:style-name="P103"/>
      <text:p text:style-name="P103"><text:tab/><text:tab/><text:tab/><text:tab/><text:tab/>be</text:p>
      <text:p text:style-name="P103"/>
      <text:p text:style-name="P103"><text:tab/><text:tab/><text:tab/><text:tab/><text:tab/><text:tab/>blank.</text:p>
      <text:p text:style-name="P554">A</text:p>
      <text:p text:style-name="P103"><text:tab/>mind</text:p>
      <text:p text:style-name="P103"><text:tab/><text:tab/>is</text:p>
      <text:p text:style-name="P103"><text:tab/><text:tab/><text:tab/>not</text:p>
      <text:p text:style-name="P103"><text:tab/><text:tab/><text:tab/><text:tab/>one</text:p>
      <text:p text:style-name="P103"><text:tab/><text:tab/><text:tab/><text:tab/><text:tab/>of</text:p>
      <text:p text:style-name="P103"><text:tab/><text:tab/><text:tab/><text:tab/><text:tab/><text:tab/><text:span text:style-name="T254">them</text:span>.</text:p>
      <text:p text:style-name="P555">This</text:p>
      <text:p text:style-name="P104">lifetime</text:p>
      <text:p text:style-name="P104">isn't meant</text:p>
      <text:p text:style-name="P104">to be understood</text:p>
      <text:p text:style-name="P104">all of the time, not</text:p>
      <text:p text:style-name="P104">at all. It's a thing which</text:p>
      <text:p text:style-name="P104">you don't want to deal with</text:p>
      <text:p text:style-name="P104">maybe it's just a foolish ordeal</text:p>
      <text:p text:style-name="P104">but if it is, well that doesn't matter.</text:p>
      <text:p text:style-name="P105">Let's just keep in mind what</text:p>
      <text:p text:style-name="P105">happens can be for a reason</text:p>
      <text:p text:style-name="P105">something unique, and something</text:p>
      <text:p text:style-name="P105">there. Naturally a thought must</text:p>
      <text:p text:style-name="P105">be around. No one can fully</text:p>
      <text:p text:style-name="P105">gather all there is to understand</text:p>
      <text:p text:style-name="P105">in a moment of brief relief.</text:p>
      <text:p text:style-name="P105">Well maybe there is a thing</text:p>
      <text:p text:style-name="P105">that will make sense.</text:p>
      <text:p text:style-name="P105">If you want it to.</text:p>
      <text:p text:style-name="P105">That is.</text:p>
      <text:p text:style-name="P105">But you must</text:p>
      <text:p text:style-name="P105">want it to make sense</text:p>
      <text:p text:style-name="P105">in the first place.</text:p>
      <text:p text:style-name="P106">So let it be.</text:p>
      <text:p text:style-name="P478">The Monster Purred</text:p>
      <text:p text:style-name="P107"/>
      <text:p text:style-name="P108"><text:s text:c="5"/>Oh how it managed to do what it wanted to do. Without a thought in the world. So many things the monster would do long before the night invaded upon the person who would eventually fall asleep.</text:p>
      <text:p text:style-name="P108"><text:s text:c="5"/><text:span text:style-name="T255">Sleep was a luxury most nights. Other times it was something you didn't want to deal with. There was a time in this life when nothing else was meant to be.</text:span></text:p>
      <text:p text:style-name="P108"><text:s text:c="5"/><text:span text:style-name="T256">A shame if you ask the person who doesn't understand anything in this world. It is an impossible dream and an impossible poison upon which you may swallow freely.</text:span></text:p>
      <text:p text:style-name="P108"><text:s text:c="5"/><text:span text:style-name="T256">If you do understand things to be gotten...be certain it is something you wish to comprehend. From there you may go about your business and not have a worry in the world. Yes that would be a blessing, not a curse. But that's not how this life works out most of the time.</text:span></text:p>
      <text:p text:style-name="P108"><text:s text:c="5"/><text:span text:style-name="T256">There are days that don't matter mixed in with days that matter a bit too much.</text:span></text:p>
      <text:p text:style-name="P108"><text:s text:c="5"/><text:span text:style-name="T257">So do not worry and do not fret about it all. It will eventually make a bit of sense. Something unique to you in a manner where you will grasp what is being told because it will be told to you in a language that </text:span><text:span text:style-name="T19">you</text:span><text:span text:style-name="T257"> understand.</text:span></text:p>
      <text:p text:style-name="P108"><text:s text:c="5"/><text:span text:style-name="T258">Isn't that how this life is meant to be lived?</text:span></text:p>
      <text:p text:style-name="P108"><text:s text:c="5"/><text:span text:style-name="T258">I would hope so. I would think so. If I am mistaken, then I am wrong.</text:span></text:p>
      <text:p text:style-name="P108"><text:s text:c="5"/><text:span text:style-name="T259">My mind isn't what it should be at the moment. It's confused, it's mad, it's upset. Mad at the world and I don't have a way to get rid of it. Something tells me I'm wrong. But it would be nice to </text:span><text:span text:style-name="T20">believe</text:span><text:span text:style-name="T259"> for a moment that I'm not. Let's hope...right? Right?</text:span></text:p>
      <text:p text:style-name="P479">This Life Had Meaning</text:p>
      <text:p text:style-name="P109"/>
      <text:p text:style-name="P109"><text:s text:c="5"/>To ask someone what the meaning of life is, you'll end up with several ideas and theories about it.</text:p>
      <text:p text:style-name="P109"/>
      <text:p text:style-name="P366">I have a theory.</text:p>
      <text:p text:style-name="P109"/>
      <text:p text:style-name="P109"><text:s text:c="5"/>I'm not talking to you at the moment now am I? No, I didn't think I was. So you may keep your simple theory to yourself and don't even bother me about what your thoughts are.</text:p>
      <text:p text:style-name="P109"><text:s text:c="5"/><text:span text:style-name="T260">Now, where was I? There are so many theories to be sure of. Things that people wish to believe while others follow blindly about whatever there is to go off of. Life had a way of doing that to people. Sometimes you need to get your head on straight before you are able to begin to attempt any idea of what's going on.</text:span></text:p>
      <text:p text:style-name="P109"><text:s text:c="5"/><text:span text:style-name="T261">The brain keeps on churning. There doesn't appear to be anything that doesn't make sense...or maybe it isn't meant to. I don't know. There are just so many ideas and thoughts in ones mind. It should be something unique and different. Something beyond the scope of a person's own mind. Who knows what goes on. It's just a sad state of affairs.</text:span></text:p>
      <text:p text:style-name="P109"/>
      <text:p text:style-name="P111">So there I sat</text:p>
      <text:p text:style-name="P111">without a thought</text:p>
      <text:p text:style-name="P111">a memory to be made</text:p>
      <text:p text:style-name="P111">somehow it was all for nothing</text:p>
      <text:p text:style-name="P111">everything was there for the taking</text:p>
      <text:p text:style-name="P111">or so I thought. Perhaps it wasn't there</text:p>
      <text:p text:style-name="P111">for a reason. A simple reason for a person</text:p>
      <text:p text:style-name="P111">to take into their own lifeless body and mind.</text:p>
      <text:p text:style-name="P111">A soul to be meddled with, a thought to be processed.</text:p>
      <text:p text:style-name="P110"><text:soft-page-break/><text:s text:c="5"/><text:span text:style-name="T262">Memories have a tendency to come about because that's what memories do. It's nothing meant to be cruel or evil against you. It's just a matter of time before thoughts come and overwhelm your mind. A most terrible concept if you actually take a step back and think about it. No one wants to deal with memories that hurt. No one wants to deal with thoughts they have no control over.</text:span></text:p>
      <text:p text:style-name="P110"><text:s text:c="5"/><text:span text:style-name="T262">It's only a concept.</text:span></text:p>
      <text:p text:style-name="P110"><text:s text:c="5"/><text:span text:style-name="T262">A simple thought.</text:span></text:p>
      <text:p text:style-name="P110"><text:s text:c="5"/><text:span text:style-name="T262">Mauled by feelings.</text:span></text:p>
      <text:p text:style-name="P110"><text:s text:c="5"/><text:span text:style-name="T262">Thoughts and feelings are always having a battle. The mind and the heart go back and forth against each other. Never mind anything that actually happens...those two will always be at odds with each other. No matter what you try and do. Those thoughts will always be going against the emotions. Why we were given something to think with and something to feel with that conflict each other is beyond me.</text:span></text:p>
      <text:p text:style-name="P110"><text:s text:c="5"/><text:span text:style-name="T262">There's a purpose I'm sure. A wonderful glorious purpose. But I just can't seem to grasp any of it at the moment. That's okay though. Someday I will. Someday I will have that a-ha moment and everything will be clear as crystal. For now it's thick as muddy waters.</text:span></text:p>
      <text:p text:style-name="P110"><text:s text:c="5"/><text:span text:style-name="T263">So I will leave it be for now. No reason to continue for the night. It's been a long day. Nothing more to discuss or talk about.</text:span></text:p>
      <text:p text:style-name="P110"/>
      <text:p text:style-name="P112">May 30, 2015</text:p>
      <text:p text:style-name="P118">The Darkness Continues</text:p>
      <text:p text:style-name="P556">Tis but a moment in life </text:p>
      <text:p text:style-name="P119">where nothing seems to care</text:p>
      <text:p text:style-name="P119">about the world around you.</text:p>
      <text:p text:style-name="P119">Everything else must find a way</text:p>
      <text:p text:style-name="P119">to enable a peaceful situation.</text:p>
      <text:p text:style-name="P120">Of such a thought must be made.</text:p>
      <text:p text:style-name="P120">A decision must be spent, and</text:p>
      <text:p text:style-name="P120">lives must come to a standstill...</text:p>
      <text:p text:style-name="P120">or so you think they do. Perhaps</text:p>
      <text:p text:style-name="P120">lives don't need that, but they are</text:p>
      <text:p text:style-name="P120">in need of something different.</text:p>
      <text:p text:style-name="P120">A difference in place of the truth.</text:p>
      <text:p text:style-name="P120">In place of reality.</text:p>
      <text:p text:style-name="P120">But what is reality</text:p>
      <text:p text:style-name="P120">if everything tends to fall away</text:p>
      <text:p text:style-name="P120">as it does?</text:p>
      <text:p text:style-name="P120">Is there anything</text:p>
      <text:p text:style-name="P120">out there to be real.</text:p>
      <text:p text:style-name="P120">Something to be realized?</text:p>
      <text:p text:style-name="P120">A fret. A fear. Everything else</text:p>
      <text:p text:style-name="P120">out there in the world must</text:p>
      <text:p text:style-name="P120">find a way to exist.</text:p>
      <text:p text:style-name="P121">If there isn't</text:p>
      <text:p text:style-name="P121">a way to find peace</text:p>
      <text:p text:style-name="P121">within your own mind</text:p>
      <text:p text:style-name="P121">what will you do</text:p>
      <text:p text:style-name="P121">with your thoughts</text:p>
      <text:p text:style-name="P121">once you have them?</text:p>
      <text:p text:style-name="P122">Such a question.</text:p>
      <text:p text:style-name="P122">A life full of oddities.</text:p>
      <text:p text:style-name="P122">Everything else</text:p>
      <text:p text:style-name="P122">must find</text:p>
      <text:p text:style-name="P122">peace.</text:p>
      <text:p text:style-name="P488">Questions</text:p>
      <text:p text:style-name="P367"/>
      <text:p text:style-name="P367"><text:s text:c="5"/><text:span text:style-name="T266">So what is it you seem to find so attractive about this book upon which you have placed your hands. Your eyes. Your mind.</text:span></text:p>
      <text:p text:style-name="P367"><text:s text:c="5"/><text:span text:style-name="T266">Is it simply the thought of the author being able to describe things. So many things in life need to be described. Other things do not want to be understood.</text:span></text:p>
      <text:p text:style-name="P367"><text:s text:c="5"/><text:span text:style-name="T266">Perhaps it has to do with the simple thought that </text:span><text:span text:style-name="T22">any</text:span><text:span text:style-name="T266"> one can come up with a thought. An idea. Something to write down in a book. The sky is the limit and that sky is limitless into deep space.</text:span></text:p>
      <text:p text:style-name="P367"><text:s text:c="5"/><text:span text:style-name="T266">As you know, space is vast. The universe is ever expanding. Such a wonderful playground upon which the mind of an author can play. They can go anywhere in their mind, anywhere in space. Everything and anything is possible.</text:span></text:p>
      <text:p text:style-name="P367"><text:s text:c="5"/><text:span text:style-name="T267">Oh how amusing that thought can be. It's not a lie. It is a simple truth a simple fact.</text:span></text:p>
      <text:p text:style-name="P367"><text:s text:c="5"/><text:span text:style-name="T268">Are you able to pick out such a fact? Can a person simply think about what it is they wish to believe in and think about it all? What is the price a person must take in order to make their </text:span><text:soft-page-break/><text:span text:style-name="T268">dreams come true? What is the price indeed.</text:span></text:p>
      <text:p text:style-name="P367"><text:s text:c="5"/><text:span text:style-name="T269">There isn't ever a place in this universe you cannot obtain. Eventually people will fly ships to those far off places only currently dreamed of. So allow him to be as he is. Nothing is wrong with such a thought. There is nothing wrong at all. Allow it to happen. Let it be as it is.</text:span></text:p>
      <text:p text:style-name="P367"><text:s text:c="5"/><text:span text:style-name="T270">What if we are all but the imagination of another person. An author that has made us out of thin air? What if I were to tell you that's all we are?! Such an odd thought, but yet it isn't.</text:span></text:p>
      <text:p text:style-name="P367"><text:s text:c="5"/><text:span text:style-name="T270">If you can go as far to believe such a thought, what else are you able to believe? Can you create your own universe within your mind by imagining it? Is such a thing possible?</text:span></text:p>
      <text:p text:style-name="P367"><text:s text:c="5"/><text:span text:style-name="T271">Who is to say the author is actually the author? What if it is </text:span><text:span text:style-name="T23">I</text:span><text:span text:style-name="T272"> who am actually the author and you have been fooled by such fantasies and thoughts?</text:span></text:p>
      <text:p text:style-name="P367"><text:s text:c="5"/><text:span text:style-name="T273">I suppose you'll never know. The truth of the matter can be a lie or it can be the absolute truth. Whatever the case it will only be what it will be. The author's mind is a vast place. Not as big as the universe mind you, but it </text:span><text:soft-page-break/><text:span text:style-name="T273">is something. Something unique and possible. A mystery at best.</text:span></text:p>
      <text:p text:style-name="P367"><text:s text:c="5"/><text:span text:style-name="T274">What if it all is a mystery. A thought to be reckoned with. Something you don't wish to understand but when you do understand it, and it all becomes a reality. Oh my. How reality has a way of becoming the only truth known to man. What if there is a thing, so strange and odd that you have to be controlled by it. Do you have the ability not to be controlled by such a substance?</text:span></text:p>
      <text:p text:style-name="P367"><text:s text:c="5"/><text:span text:style-name="T275">Yes, perhaps a substance should be spoken of next. It is after all the possibility of something real. Something unique to each individual that takes in such a guest as it were.</text:span></text:p>
      <text:p text:style-name="P367"><text:s text:c="5"/><text:span text:style-name="T275">Why yes dear author, why don't we explore that part next. I know you don't enjoy talking about it, but well this is life and you have the ability to do so. Why not?</text:span></text:p>
      <text:p text:style-name="P482">Alcohol</text:p>
      <text:p text:style-name="P408">A Demon</text:p>
      <text:p text:style-name="P123"/>
      <text:p text:style-name="P124"><text:s text:c="5"/><text:span text:style-name="T276">Alcohol is a drug just like any other drug out there. It's a quirky way alcohol has the ability to grab hold of you. Causes your inhibitions to go down little by little. Until you've lost them completely. At that moment of trouble you feel and think you can do anything.</text:span></text:p>
      <text:p text:style-name="P124"><text:s text:c="5"/><text:span text:style-name="T276">If a person can believe they can do anything, they pretty much will try and do anything. Sometimes that can lead down a road of regrets. It's not amusing. It can be down right embarrassing. If you're lucky, you won't have a night in jail.</text:span></text:p>
      <text:p text:style-name="P124"><text:s text:c="5"/><text:span text:style-name="T277">Don't do anything stupid while you are on the drug. Take it easy.</text:span></text:p>
      <text:p text:style-name="P124"><text:s text:c="5"/><text:span text:style-name="T278">Sometimes after drinking, you'll remember everything as it happened. A step by step if you will. Those memories will be pure hell.</text:span></text:p>
      <text:p text:style-name="P124"><text:s text:c="5"/><text:span text:style-name="T279">Still trying to figure that all out. Ah but where to begin. Where to begin indeed. The story waits to be told. It lays deep within my mind. A place that wants to rid itself of such mistakes. Oh my how it all manages to come back and dwell down upon all and everything that happens.</text:span></text:p>
      <text:p text:style-name="P124"><text:s text:c="5"/><text:span text:style-name="T279">The internal mind always seems to find a way to continue thinking about the past. Oh how the past manages to come back and haunt me.</text:span></text:p>
      <text:p text:style-name="P124"><text:s text:c="5"/><text:span text:style-name="T280">It is one of those stories that simply hasn't come to a close yet. There are other stories held captive in my mind as well, but those tend to hide deeper inside my conscience.</text:span></text:p>
      <text:p text:style-name="P124"><text:s text:c="5"/><text:span text:style-name="T281">Someday soon they will emerge. No doubt about it.</text:span></text:p>
      <text:p text:style-name="P124"><text:soft-page-break/><text:s text:c="5"/><text:span text:style-name="T281">One drink is sufficient to make a person addicted. Such an evil and vile offering to the soul. Oh my, how most terrible that is. It must find a way to stop. Well I must find a way to stop it all from happening all over again. How terrible a thought that must be.</text:span></text:p>
      <text:p text:style-name="P124"><text:s text:c="5"/><text:span text:style-name="T281">So I must wonder why such thoughts always keep coming after me. How long must I endure this torture. You could say I bring this upon myself. I wouldn't be shocked or surprised if that were the truth.</text:span></text:p>
      <text:p text:style-name="P124"><text:s text:c="5"/><text:span text:style-name="T281">Hmmm.</text:span></text:p>
      <text:p text:style-name="P124"><text:s text:c="5"/><text:span text:style-name="T281">How does such regret enter into my mind? How does that happen indeed. I wish I had an answer to such a question. Would be nice to see a change in a thought process where everything just comes together and there are no more memories of it. No memories of any of it. Yes, that would be nice.</text:span></text:p>
      <text:p text:style-name="P124"><text:s text:c="5"/><text:span text:style-name="T282">Wonder has a way of causing you to crash and burn after a while. I wonder if its cause comes from all the thoughts of a guilty conscience. Yes that must be the source of my anxiety. If that indeed is the key to it all, how would I get rid of such nonsense?</text:span></text:p>
      <text:p text:style-name="P124"><text:s text:c="5"/><text:span text:style-name="T283">How is it I have not come to such a conclusion before? So many wonders. So many thoughts. All over-whelming and not a single place to put them all. I suppose that is why I have started this journey back towards self discovery. All that greed and regret of years long buried deep within my mind.</text:span></text:p>
      <text:p text:style-name="P124"><text:s text:c="5"/><text:span text:style-name="T283">They must come forth.</text:span></text:p>
      <text:p text:style-name="P124"><text:s text:c="5"/><text:span text:style-name="T283">They will come forth.</text:span></text:p>
      <text:p text:style-name="P124"><text:s text:c="5"/><text:span text:style-name="T283">There is no hiding of the truth. Oh dear where has all of this come from? Somewhere deep within my own soul. I wonder at times if this has caused some kind of depression within me. Is it simply a chemical imbalance or is it something much deeper I've yet to </text:span><text:soft-page-break/><text:span text:style-name="T283">fully uncover? From where do all these questions come from?</text:span></text:p>
      <text:p text:style-name="P124"><text:s text:c="5"/><text:span text:style-name="T284">Do you see all of the questions that come to my mind? Constant questions. There must be some kind of release I can find within my own mind. But where do I begin such a journey?</text:span></text:p>
      <text:p text:style-name="P124"><text:s text:c="5"/><text:span text:style-name="T285">I must find a way to overcome all of this pain I feel on a daily basis. The self loathing and hate must find a way to cease. It has got to find a way to stop. Doesn't it? One would think the thoughts and dreams would end after seven to eight years.</text:span></text:p>
      <text:p text:style-name="P124"><text:s text:c="5"/><text:span text:style-name="T286">Maybe the thoughts and feelings can be forced or flushed out. Now that would be an amusing thought. Some would say it is a monster. Others would call it a demon. Is there a difference between the two? To me they are the same. How to explain all of this to you, the reader.</text:span></text:p>
      <text:p text:style-name="P124"><text:s text:c="5"/><text:span text:style-name="T286">People say they must get things off their chest. It has a way of helping to cleanse the soul. Must feel good to have such a weight lifted from ones heart, mind, and soul. Can't be worse than the depths of hell one must feel they are going through at the present moment.</text:span></text:p>
      <text:p text:style-name="P124"><text:s text:c="5"/><text:span text:style-name="T287">Yes the journey must begin somewhere. I don't know where that journey will take me, but if it is down memory lane, I am willing to take that leap into the past. It must find a way to fully come to the surface.</text:span></text:p>
      <text:p text:style-name="P124"><text:s text:c="5"/><text:span text:style-name="T288">There are so many voices a person can have in their life. Sometimes you aren't able to see it because a person does have the ability to hide those </text:span><text:span text:style-name="T24">sins</text:span><text:span text:style-name="T289"> from the world.</text:span></text:p>
      <text:p text:style-name="P124"><text:s text:c="5"/><text:span text:style-name="T289">With folks living so far away they don't have any idea how one lives their life. So many thousands of </text:span><text:soft-page-break/><text:span text:style-name="T289">miles away. Who knows what goes on in my mind but me. So that is why I must set the record straight.</text:span></text:p>
      <text:p text:style-name="P124"><text:s text:c="5"/><text:span text:style-name="T290">But is there anything that really needs to be brought to light? One would think with all experiences out there in the world, everyone has a story to tell. The story </text:span><text:span text:style-name="T25">must</text:span><text:span text:style-name="T290"> be told.</text:span></text:p>
      <text:p text:style-name="P124"><text:s text:c="5"/><text:span text:style-name="T291">But I'm not everyone. I am only myself with my own experiences. I only know of my own life and how that works. I cannot tell how anyone else's life is or has been. Some might think I'm crazy or nuts to wish to write about such </text:span><text:span text:style-name="T26">demons</text:span><text:span text:style-name="T291">. Personally I don't care about such things. Let them think and believe what they will. If it goes down hill, so be it. The river will flow where it wants to flow.</text:span></text:p>
      <text:p text:style-name="P124"><text:s text:c="5"/><text:span text:style-name="T292">Trying to decide on where to begin with this story / experience from life is a difficult thing to do and figure out. People will tell you to start from the beginning. Others will tell you to start with the part that hurts most and go from there.</text:span></text:p>
      <text:p text:style-name="P124"><text:s text:c="5"/><text:span text:style-name="T292">Myself, I'm not sure where to start. There are so many unanswered questions just waiting for a good old solid answer. I know there has to be one in the noggin someplace. Guess I just have to find it. Talk about an annoying thought. I'd prefer not to even think about such things anymore. But the mind has a way of never letting you fully forget about whatever it is that manages to keep you bound to that blasted past.</text:span></text:p>
      <text:p text:style-name="P124"><text:s text:c="5"/><text:span text:style-name="T293">The first taste of alcohol was at a food fair. I was eight years old. Passing by a drink table my dad said “to be careful what you take.”</text:span></text:p>
      <text:p text:style-name="P124"><text:s text:c="5"/><text:span text:style-name="T294">On one side of the table was some kind of fruit punch, the other side was beer. I accidentally grabbed the wrong cup and took a sip.</text:span></text:p>
      <text:p text:style-name="P124"><text:soft-page-break/><text:s text:c="5"/><text:span text:style-name="T294">Oh my it was vile. Upon realizing what it was, I tossed it out in the garbage. Figured I was done with that and went on my way.</text:span></text:p>
      <text:p text:style-name="P124"><text:s text:c="5"/><text:span text:style-name="T294">I played the good boy for a good number of years. I was twenty-seven on my next dance with the demon. It isn't the best kind of dance to embark on. One you wouldn't wish upon anyone.</text:span></text:p>
      <text:p text:style-name="P124"><text:s text:c="5"/><text:span text:style-name="T294">Oh how it has a way of whispering evil things into your mind. A most dreadful terrifying thought. It claims to be your friend as it slips down your throat making it warm. You cannot trust such a monster. It is ruthless and will stop at nothing to destroy you.</text:span></text:p>
      <text:p text:style-name="P124"><text:s text:c="5"/><text:span text:style-name="T295">If you decide to dance with the devil, you best watch your step. Every last possible step. If you don't, you might even regret every move you end up making. So best be knowing what it is you're getting into.</text:span></text:p>
      <text:p text:style-name="P124"><text:s text:c="5"/><text:span text:style-name="T295">What nightmares will haunt your dreams when the sky is dark. Sometimes the nightmares cross over into the daytime. That of the wakeful world. Each world is different enough, but that wont deter the demon. Nope, not at all.</text:span></text:p>
      <text:p text:style-name="P124"><text:s text:c="5"/><text:span text:style-name="T295">Its hunger will only grow. There is no telling when it will stop. If you allow the beast what it craves it will only continue to feed on you. That's what it does.</text:span></text:p>
      <text:p text:style-name="P124"><text:s text:c="5"/><text:span text:style-name="T295">You might be able to keep the demon at bay for a short while. It will crave more and come after you in the worse possible way. Before you know it, you are his and you will bring others to his hell. Misery after all loves company. Oh how it craves it. Then you sober up the next morning and it has left you with your mind full of regrets.</text:span></text:p>
      <text:p text:style-name="P124"><text:s text:c="5"/><text:span text:style-name="T296">Each person will have their own list of regrets. Not everyone will have the same list. They will vary in length as well as what's written on them.</text:span></text:p>
      <text:p text:style-name="P124"><text:soft-page-break/><text:s text:c="5"/><text:span text:style-name="T296">What you choose to do with that regret list is clearly up to you. Some will take that list and use it to change their life. Others will ignore it and continue down a path of destruction.</text:span></text:p>
      <text:p text:style-name="P124"><text:s text:c="5"/><text:span text:style-name="T296">Either way the choice is up to you. Actions triumph words. They mean so much more than empty promises.</text:span></text:p>
      <text:p text:style-name="P124"><text:s text:c="5"/><text:span text:style-name="T296">Make your move.</text:span></text:p>
      <text:p text:style-name="P124"/>
      <text:p text:style-name="P124"><text:s text:c="5"/><text:span text:style-name="T297">Something so basic has no reason to exist. Maybe it was meant to happen. I will never know. Something of a doubt comes and finds me on most days. I wish I had an answer to all of it.</text:span></text:p>
      <text:p text:style-name="P124"><text:s text:c="5"/><text:span text:style-name="T297">I will never get the answer I'm in need of. My mind will always find another way around it. Such a shame really. There must be someway to find that inner peace of which I deeply need inside.</text:span></text:p>
      <text:p text:style-name="P124"><text:s text:c="5"/><text:span text:style-name="T297">It's been how many years and I'm still not over it? Come now, that's quite an absurd notion to be thinking of!</text:span></text:p>
      <text:p text:style-name="P124"><text:s text:c="5"/><text:span text:style-name="T297">You can't drown yourself in all of this emotional debt. There doesn't seem to be a way out of this mind funk at the moment. Something has to give way eventually...doesn't it?</text:span></text:p>
      <text:p text:style-name="P124"><text:s text:c="5"/><text:span text:style-name="T297">Wonder how many times I've written that. Probably too many times to keep track of.</text:span></text:p>
      <text:p text:style-name="P124"/>
      <text:p text:style-name="P124"><text:s text:c="5"/><text:span text:style-name="T298">It wasn't something to be understood. The monster wouldn't allow me to do anything I wanted. It had a control over me. Some kind of control I didn't want anything to do with.</text:span></text:p>
      <text:p text:style-name="P124"><text:s text:c="5"/><text:span text:style-name="T298">Something told me not to entice the monster any further than I should. But who was I to complain to that one thing who made me feel not alone? That's </text:span><text:soft-page-break/><text:span text:style-name="T298">what I need the most someone to make me feel safe and well from harm.</text:span></text:p>
      <text:p text:style-name="P124"><text:s text:c="5"/><text:span text:style-name="T298">The monster probably wasn't the best choice for me to follow but I really didn't care. The monster made me feel safe and I loved it for that.</text:span></text:p>
      <text:p text:style-name="P124"><text:s text:c="5"/><text:span text:style-name="T298">One can never tell what the monster will do next. It takes a good amount of effort to keep up with the monster and its many ways of dealing about life. Such a tricky thing that monster can be at times.</text:span></text:p>
      <text:p text:style-name="P124"><text:s text:c="5"/><text:span text:style-name="T298">But I'm not one to complain. There doesn't need to be that much of an issue with any of it. I figure I'll understand it one of these days. If I don't, well that will be another thought process which I'd rather not go into.</text:span></text:p>
      <text:p text:style-name="P124"><text:s text:c="5"/><text:span text:style-name="T298">This life ends for everyone. You don't have to question everyone about all there is to be understood.</text:span></text:p>
      <text:p text:style-name="P124"><text:s text:c="5"/><text:span text:style-name="T298">Whatever.</text:span></text:p>
      <text:p text:style-name="P483">Thinking</text:p>
      <text:p text:style-name="P368"/>
      <text:p text:style-name="P368"><text:s text:c="5"/>Well that's a start. Not sure if I'd call it a complete finish as I'm sure there's more to your mind you've not even figured out yet. But that's okay dear author. Eventually you'll get what you want from it. You'll make some kind of sense. Something to be proud of. Well, you <text:span text:style-name="T299">could say it's something to be proud of. The past will always be there. No matter how far you go. You can never simply run away from it. So that's what we call life. Plain and simple. To endure is the best part of it all I would think. Isn't that what you have going for you? You've been able to endure all of this bullshit so far? That's gotta count for something!</text:span></text:p>
      <text:p text:style-name="P368"><text:s text:c="5"/><text:span text:style-name="T300">Just give that some thought. It's not a win win, sure. But it's worth something and that something is much better than nothing.</text:span></text:p>
      <text:p text:style-name="P368"><text:s text:c="5"/><text:span text:style-name="T301">I have to wonder from time to time though, how you'll accept whatever it is that will come your way. So far you've been doing an interesting job of...shall we say avoiding the feelings of the truth? Yeah something like that.</text:span></text:p>
      <text:p text:style-name="P368"><text:s text:c="5"/><text:span text:style-name="T301">Doesn't mean it's a bad thing. Perhaps you're just not ready for any of it. Hell, I don't think you even know what you're in for. Whatever </text:span><text:soft-page-break/><text:span text:style-name="T301">though. It happens. It will just happen because that's what goes on in this life. Life happens without your permission. Who would have thought that. Such a good point. You have a life, it comes and goes, and there's nothing you can do about it. You </text:span><text:span text:style-name="T27">have</text:span><text:span text:style-name="T301"> to accept whatever comes and goes throughout it all. How's that for life. Is that good enough? I don't even know if you know who you're talking with anymore. Am I still your thoughts? Am I still your brain? Or have I become something different? Something more? Yeah you'll get to that someday for sure. [1]</text:span></text:p>
      <text:p text:style-name="P368"><text:s text:c="5"/><text:span text:style-name="T302">So let's just continue on like nothing else matters. You can only do something for so long before you don't feel normal anymore. It's all gotta give up someday.</text:span></text:p>
      <text:p text:style-name="P368"><text:s text:c="5"/><text:span text:style-name="T303">Yeah that.</text:span></text:p>
      <text:p text:style-name="P368"/>
      <text:p text:style-name="P368">---</text:p>
      <text:p text:style-name="P369">1. Don't rethink whatever it is you wish you had forgotten to begin with. It happens though. It's a painful thought process.</text:p>
      <text:p text:style-name="P484">If You Could Dance</text:p>
      <text:p text:style-name="P409">Would You Do So With Flair?</text:p>
      <text:p text:style-name="P125"/>
      <text:p text:style-name="P126">Sun May 31, 2015</text:p>
      <text:p text:style-name="P125"/>
      <text:p text:style-name="P125"><text:s text:c="5"/><text:span text:style-name="T304">Don't think anymore. Let it all go. Release everything there is out into the wild and don't allow it to come back.</text:span></text:p>
      <text:p text:style-name="P125"><text:s text:c="5"/><text:span text:style-name="T305">Is that a difficult concept?</text:span></text:p>
      <text:p text:style-name="P125"><text:s text:c="5"/><text:span text:style-name="T306">How can a person think through this life if they can't sleep at night? Hearing ghosts in a house. People long passed on. Family members, pets. Whatever has gone on, they are still in the same room the same place.</text:span></text:p>
      <text:p text:style-name="P125"><text:s text:c="5"/><text:span text:style-name="T306">Death isn't fair. It comes along and you don't have a way of negotiating how it all goes down. When your time is up, your time is up and you have to exit stage left.</text:span></text:p>
      <text:p text:style-name="P125"><text:s text:c="5"/><text:span text:style-name="T307">Not my idea to have death on my mind all the time now. It wasn't my idea t all. The thoughts come to my mind because of the loss of a pet. I think I'm starting to realize she's gone. I keep calling the other dog by her name, didn't mean to. It just happens.</text:span></text:p>
      <text:p text:style-name="P125"><text:s text:c="5"/><text:span text:style-name="T308">She went out with a bang...I like to think that at least. I don't want to think of her dying and being sad without a friend in the world. I was her friend. She was my dog. I hope she knows that. I want her to know that. She was the best damn dog ever.</text:span></text:p>
      <text:p text:style-name="P125"><text:s text:c="5"/><text:span text:style-name="T309">I'll probably think about her for years to come. Hell I still think about other pets I've lost. It's just a thing I do.</text:span></text:p>
      <text:p text:style-name="P125"><text:s text:c="5"/><text:span text:style-name="T310">So there's that.</text:span></text:p>
      <text:p text:style-name="P485">A Story Of Life</text:p>
      <text:p text:style-name="P127"/>
      <text:p text:style-name="P128">A memory so full of life </text:p>
      <text:p text:style-name="P128">ridden with age and hate</text:p>
      <text:p text:style-name="P128">something uniquely written there</text:p>
      <text:p text:style-name="P128">beyond anything be made known</text:p>
      <text:p text:style-name="P128">for love so bright</text:p>
      <text:p text:style-name="P128">a memory needed</text:p>
      <text:p text:style-name="P128">beyond a darkened state</text:p>
      <text:p text:style-name="P128">my life had meaning dwindled</text:p>
      <text:p text:style-name="P128">due to everything all dark and quiet</text:p>
      <text:p text:style-name="P128">the sound of a pup</text:p>
      <text:p text:style-name="P128">so happy and free</text:p>
      <text:p text:style-name="P128">nothing could stop it</text:p>
      <text:p text:style-name="P128">if you even tried</text:p>
      <text:p text:style-name="P128">well something managed</text:p>
      <text:p text:style-name="P128">to stop it now</text:p>
      <text:p text:style-name="P128">for in the ground</text:p>
      <text:p text:style-name="P128">it lay for good</text:p>
      <text:p text:style-name="P128">so goodbye</text:p>
      <text:p text:style-name="P128">and farewell</text:p>
      <text:p text:style-name="P128">a lasting embrace</text:p>
      <text:p text:style-name="P128">of love and sadness</text:p>
      <text:p text:style-name="P128">forever</text:p>
      <text:p text:style-name="P489">Death</text:p>
      <text:p text:style-name="P129"/>
      <text:p text:style-name="P129">I felt like death</text:p>
      <text:p text:style-name="P129">was finding close</text:p>
      <text:p text:style-name="P129">a moment for me</text:p>
      <text:p text:style-name="P129">to survive</text:p>
      <text:p text:style-name="P129">wondering how life</text:p>
      <text:p text:style-name="P129">would manage me now</text:p>
      <text:p text:style-name="P129">for once I wanted</text:p>
      <text:p text:style-name="P129">wished simply to flee</text:p>
      <text:p text:style-name="P129">with hate I raise</text:p>
      <text:p text:style-name="P129">my single finger out</text:p>
      <text:p text:style-name="P129">to cover my lips</text:p>
      <text:p text:style-name="P129">only wanting to silence</text:p>
      <text:p text:style-name="P129">the one who had come for me.</text:p>
      <text:p text:style-name="P129">Death laughed at the thought</text:p>
      <text:p text:style-name="P129">his black robes swayed</text:p>
      <text:p text:style-name="P129">deep into the dark of night.</text:p>
      <text:p text:style-name="P129">I would refuse him then</text:p>
      <text:p text:style-name="P129">a moment not too late</text:p>
      <text:p text:style-name="P129">escaping his grasp so narrowly</text:p>
      <text:p text:style-name="P129">a smile turned into a grin.</text:p>
      <text:p text:style-name="P129">Death looked at me shaking his head</text:p>
      <text:p text:style-name="P129">our match was far from over.</text:p>
      <text:p text:style-name="P129">So I would wait</text:p>
      <text:p text:style-name="P129">and he would too</text:p>
      <text:p text:style-name="P129">until that fateful day.</text:p>
      <text:p text:style-name="P129">The game would continue</text:p>
      <text:p text:style-name="P129">and we would see it all</text:p>
      <text:p text:style-name="P129">a match now made and</text:p>
      <text:p text:style-name="P129">seen again, a fate to be honored.</text:p>
      <text:p text:style-name="P486">Climbing</text:p>
      <text:p text:style-name="P130"/>
      <text:p text:style-name="P130">Climbing a rock</text:p>
      <text:p text:style-name="P130">something uniquely different</text:p>
      <text:p text:style-name="P131">if all there was to seem</text:p>
      <text:p text:style-name="P131">something to watch</text:p>
      <text:p text:style-name="P131">a thing to hear</text:p>
      <text:p text:style-name="P131">my heart ripped out</text:p>
      <text:p text:style-name="P131">but way up high</text:p>
      <text:p text:style-name="P131">you cannot see</text:p>
      <text:p text:style-name="P131">anything below you.</text:p>
      <text:p text:style-name="P131">Only above</text:p>
      <text:p text:style-name="P131">something to see.</text:p>
      <text:p text:style-name="P131">You wish to be able</text:p>
      <text:p text:style-name="P131">to see everything.</text:p>
      <text:p text:style-name="P131">The world is your playground.</text:p>
      <text:p text:style-name="P131">A place to reach out</text:p>
      <text:p text:style-name="P131">if only a moment</text:p>
      <text:p text:style-name="P131">in time could be used.</text:p>
      <text:p text:style-name="P490">Being Useful</text:p>
      <text:p text:style-name="P132"/>
      <text:p text:style-name="P133"><text:s text:c="5"/>Everyone wants to be useful. Not used. <text:span text:style-name="T377">Is that such a difficult thing to comprehend? Don't use a person for your own personal gain. Be there for them. See what you are able to do. You might be the last person they talk to that day.</text:span></text:p>
      <text:p text:style-name="P133"><text:s text:c="5"/><text:span text:style-name="T378">People have their own problems. You can't attempt to fix everyone. You're not meant to fix everyone. Just a nice wave. A smile. A nod. That's all it takes to make an impression on someone.</text:span></text:p>
      <text:p text:style-name="P133"><text:s text:c="5"/><text:span text:style-name="T379">Not everyone will take your kindness and that's up to them. At least you offered it.</text:span></text:p>
      <text:p text:style-name="P133"><text:s text:c="5"/><text:span text:style-name="T380">That's all that matters.</text:span></text:p>
      <text:p text:style-name="P133"><text:s text:c="5"/><text:span text:style-name="T381">I'm not one to tell you how to live your life. But this is how I live my life. If I can give someone a smile and brighten their day? I'll do it.</text:span></text:p>
      <text:p text:style-name="P133"><text:s text:c="5"/><text:span text:style-name="T382">Naturally it takes courage to do something like that. It would take a lot of self talking to do this. But hey if you can do it, why not?</text:span></text:p>
      <text:p text:style-name="P487">Dying Alone</text:p>
      <text:p text:style-name="P134"/>
      <text:p text:style-name="P135">Sun May 31, 2015</text:p>
      <text:p text:style-name="P134"/>
      <text:p text:style-name="P134"><text:s text:c="5"/>Just thought of something. My dog died alone. She went off to hide. If she could have gotten outside I bet she would have done that. <text:span text:style-name="T383">But she went and hid under a bed so she could die alone. Why couldn't I have been there? Why did I go to work that day? I lost one of my best friends in the world and she died alone! Why did she die alone? She didn't have to be alone. I could have been there for her. Damn.</text:span></text:p>
      <text:p text:style-name="P134"><text:s text:c="5"/><text:span text:style-name="T384">I was thinking we would have taken her in on Monday or Tuesday to see if there was anything we could have done for her. I was too late. Was it my fault my dog died? Am I the reason she died alone?</text:span></text:p>
      <text:p text:style-name="P134"><text:s text:c="5"/><text:span text:style-name="T385">These thoughts are too difficult to handle right now. I can't keep thinking about her. She was a good dog. Such a good dog.</text:span></text:p>
      <text:p text:style-name="P134"><text:s text:c="5"/><text:span text:style-name="T386">Now it might be simply because dogs do that to avoid predators and to stay safe. Like an instinct kind of thing. But still. I wish I would have known so I could have been there to comfort her.</text:span></text:p>
      <text:p text:style-name="P491">I Didn't Come After You</text:p>
      <text:p text:style-name="P136"/>
      <text:p text:style-name="P370"><text:s text:c="5"/>Hey! I didn't come after you as an attack. It's nothing to be confused or over dramatic over! <text:span text:style-name="T387">I'm your </text:span><text:span text:style-name="T28">mind </text:span><text:span text:style-name="T387">it's what I do! Don't get all upset because your own mind is telling you things you don't want to hear. It's natural for such a thing to take place. Just ask anyone who has a mind, they will tell you the same exact thing.</text:span></text:p>
      <text:p text:style-name="P370"><text:s text:c="5"/><text:span text:style-name="T388">Nothing you do or say can change whatever has transpired. You need to simply move on. Take whatever it is you've learned from the past and make your future bright. It's not that difficult. You have to be able to take responsibility for your actions and simply move on to something else. Something unique. Make it your own. If this is a pep talk then you're going to get a pep talk. Don't dwell in the past, make your life the future. Take it and go. Take all you need to get there, but take it and make a new life for yourself. Make it happen. This isn't to force you into anything mind you, you have your own will to do as you want. But it is in your best interest to let go of the past and just let life get better. Okay? Do we have a deal?</text:span></text:p>
      <text:p text:style-name="P370"><text:soft-page-break/><text:s text:c="5"/><text:span text:style-name="T389">On the edge of society where everything doesn't make sense, there you sit. You don't want things to make sense to you, dear author. You would rather they didn't make any sense at all then having a made up world to live on. You'd rather exist in a state where nothing matters. Life, Death, it all must find a way to cohabitate with each other. Everything must find a way to work together in this well oiled machine we call a universe!</text:span></text:p>
      <text:p text:style-name="P370"><text:s text:c="5"/><text:span text:style-name="T390">So there it all is. The cards are on the table. The stage is set. Why don't you go and play a game or two. Do <text:s/>you dare? Do you have the guts to go out into the world? You've done this so far. But something is keeping you back. What is that? Why don't you go forward and see all there is to see? Just go ahead. Nothing will stop you. The only person who can stop you is yourself. So what's holding you back?</text:span></text:p>
      <text:p text:style-name="P370"><text:s text:c="5"/><text:span text:style-name="T391">This life has a way of messing with your mind doesn't it. You think if you have the ability to do something, you should be able to be the one to make that decision. You're told, naturally, that you can't do that. You aren't able to make that decision for yourself because you aren't thinking rationally.</text:span></text:p>
      <text:p text:style-name="P370"><text:soft-page-break/><text:s text:c="5"/><text:span text:style-name="T392">They say depression is a killer. Well I don't know who </text:span><text:span text:style-name="T29">they</text:span><text:span text:style-name="T392"> are exactly, but it's gotta be a killer right? It's something you don't ever want to deal with. Of course you have to realize you have depression first off. Can't be hiding it or refusing to accept it for what it is. Depression is depression. All the anxiety medication in the world won't fix or cure that. They just help with the symptoms.</text:span></text:p>
      <text:p text:style-name="P370"><text:s text:c="5"/><text:span text:style-name="T393">You have to choose to be happy. It's really that simple. You need to decide here and now if you are happy and if you aren't, you need to decide what you need to do in order to make you happy. Don't over think it. It's nothing to scoff at. You need to do it. Do it now and fix yourself. If you don't, this downhill spiral will just continue to get worse and you won't be able to fix it.</text:span></text:p>
      <text:p text:style-name="P370"><text:s text:c="5"/><text:span text:style-name="T393">Fix it now.</text:span></text:p>
      <text:p text:style-name="P370"><text:s text:c="5"/><text:span text:style-name="T393">Do it.</text:span></text:p>
      <text:p text:style-name="P370"><text:s text:c="5"/><text:span text:style-name="T393">Live in the now.</text:span></text:p>
      <text:p text:style-name="P370"><text:s text:c="5"/><text:span text:style-name="T393">It's your life.</text:span></text:p>
      <text:p text:style-name="P370"><text:s text:c="5"/><text:span text:style-name="T393">Make a choice.</text:span></text:p>
      <text:p text:style-name="P492">Make A Choice</text:p>
      <text:p text:style-name="P137"/>
      <text:p text:style-name="P138"><text:s text:c="5"/>My inner mind is telling me to make a choice. Well I'd like to say something to that. NO! I don't want to make a choice right now. I want to be depressed! I don't want to feel good. I want to feel bad. I want it all to just feel as bad as it can get and then I can accept what happened and I can let it all go.</text:p>
      <text:p text:style-name="P138"><text:s text:c="5"/>That's what I want!</text:p>
      <text:p text:style-name="P138"><text:s text:c="5"/>Don't tell me it will get better in time. Time is bullshit. Time doesn't do a damn thing for you. The only thing time does is allows you to forget everything that's going on. That's what time does! Time hates you. Time is your worst enemy given the opportunity that it doesn't want to stab you in the heart! Time wants to kill you. It is waiting to get rid of you. Day after day it waits to destroy you from the inside out. That's what time does. Don't believe me? Ask a cancer patient what time is willing to do! Go ahead ask! I dare you to!</text:p>
      <text:p text:style-name="P138"><text:s text:c="5"/>Not willing to are you. No, I didn't think so. <text:span text:style-name="T394">Time really is a predator. That guy in that Star Trek movie was right. It stalks you. It hunts you down and then before you know it, your time is up and you are dead.</text:span></text:p>
      <text:p text:style-name="P138"><text:s text:c="5"/><text:span text:style-name="T395">Whatever, you don't have to believe me. I just know this is what I'm feeling now. Sure I'll </text:span><text:span text:style-name="T30">get over it</text:span><text:span text:style-name="T395"> as you'd like me to believe. Oh it won't last forever. It will eventually go away. I've lost other pets. Why would this one be any different?</text:span></text:p>
      <text:p text:style-name="P138"><text:s text:c="5"/><text:span text:style-name="T395">Screw it all. I'm done.</text:span></text:p>
      <text:p text:style-name="P493">Choices</text:p>
      <text:p text:style-name="P139"/>
      <text:p text:style-name="P371">By not</text:p>
      <text:p text:style-name="P371">making a choice,</text:p>
      <text:p text:style-name="P371">you are indeed</text:p>
      <text:p text:style-name="P371">making a choice.</text:p>
      <text:p text:style-name="P371"/>
      <text:p text:style-name="P140">Is that how you're going to play it now? What gives? Yes, I'm invading your space. I, the author, have come into your habitat and am taking over. What do you have to say about it?</text:p>
      <text:p text:style-name="P372"/>
      <text:p text:style-name="P372">No, you aren't</text:p>
      <text:p text:style-name="P372">allowed in</text:p>
      <text:p text:style-name="P372">this realm.</text:p>
      <text:p text:style-name="P372"/>
      <text:p text:style-name="P140">I'm not?</text:p>
      <text:p text:style-name="P140"><text:s/>Why?</text:p>
      <text:p text:style-name="P372"/>
      <text:p text:style-name="P373">Because,</text:p>
      <text:p text:style-name="P373">I forbid it.</text:p>
      <text:p text:style-name="P372">I forbid you</text:p>
      <text:p text:style-name="P372">from entering</text:p>
      <text:p text:style-name="P372">this place.</text:p>
      <text:p text:style-name="P372">This is</text:p>
      <text:p text:style-name="P372">my domain.</text:p>
      <text:p text:style-name="P372"/>
      <text:p text:style-name="P374"><text:span text:style-name="T147">Well, this is </text:span><text:span text:style-name="T175">my</text:span><text:span text:style-name="T147"> book I'm writing, what if </text:span><text:span text:style-name="T175">I</text:span><text:span text:style-name="T147"> told </text:span><text:span text:style-name="T175">you</text:span><text:span text:style-name="T147"> that you aren't able to invade </text:span><text:span text:style-name="T175">my</text:span><text:span text:style-name="T147"> personal domain?! What would you do then? I am the one typing all of this information out. You are not the one in control. I am the one in sole control over this project! If you think for one moment that you can do this, you are </text:span><text:soft-page-break/><text:span text:style-name="T147">surely mistaken. Do not even think you can dare do such a thing to me! I am the only one in control over this project. You cannot do as you please.</text:span></text:p>
      <text:p text:style-name="P374"/>
      <text:p text:style-name="P374">I</text:p>
      <text:p text:style-name="P374">am</text:p>
      <text:p text:style-name="P374">your</text:p>
      <text:p text:style-name="P374">mind</text:p>
      <text:p text:style-name="P374">you</text:p>
      <text:p text:style-name="P374">have</text:p>
      <text:p text:style-name="P374">to</text:p>
      <text:p text:style-name="P374">obey</text:p>
      <text:p text:style-name="P374">me</text:p>
      <text:p text:style-name="P374"/>
      <text:p text:style-name="P141">Wait what? I can command you to think what I want you to think! Do what I want you to do! You are an evil self serving thought machine that doesn't belong to be anywhere!</text:p>
      <text:p text:style-name="P141"/>
      <text:p text:style-name="P375">Then</text:p>
      <text:p text:style-name="P375">Kill</text:p>
      <text:p text:style-name="P375">Me</text:p>
      <text:p text:style-name="P142"/>
      <text:p text:style-name="P142">I've tried! There's not enough alcohol in the world to destroy the thoughts you remember, the memories you produce! Believe me, I've tried!</text:p>
      <text:p text:style-name="P142"/>
      <text:p text:style-name="P435">It's an unfortunate plot. The mind and the human. A space in between where no one can win. Pitted against each other they struggle for control. <text:span text:style-name="T396">A place to gain it all or a place to lose everything. Do you stay with the winner or go with the loser, the choice is up to you.</text:span></text:p>
      <text:p text:style-name="P143"><text:soft-page-break/></text:p>
      <text:p text:style-name="P144">Who the hell is that?</text:p>
      <text:p text:style-name="P144"/>
      <text:p text:style-name="P376">Wasn't me</text:p>
      <text:p text:style-name="P144"/>
      <text:p text:style-name="P144">Wasn't me either!</text:p>
      <text:p text:style-name="P144"/>
      <text:p text:style-name="P376">Great, we have</text:p>
      <text:p text:style-name="P376">another person</text:p>
      <text:p text:style-name="P376">to deal with?</text:p>
      <text:p text:style-name="P144"/>
      <text:p text:style-name="P144">Guess so.</text:p>
      <text:p text:style-name="P144"/>
      <text:p text:style-name="P377">Perfect!</text:p>
      <text:p text:style-name="P145"/>
      <text:p text:style-name="P145">I know right?</text:p>
      <text:p text:style-name="P145"/>
      <text:p text:style-name="P434">Call me the narrator. A simple being from which all thoughts process and are determined by the individual. I am but a simple person. A thought. A mistake if you will. Neither of you own each other. You are in this existence together.</text:p>
      <text:p text:style-name="P431"/>
      <text:p text:style-name="P146">I give up.</text:p>
      <text:p text:style-name="P146"/>
      <text:p text:style-name="P378">Me too.</text:p>
      <text:p text:style-name="P494">The Narrator</text:p>
      <text:p text:style-name="P379"/>
      <text:p text:style-name="P432">Oh simple minded fools. How best can I explain myself to you? Something tells me I will be unable to do so. <text:span text:style-name="T397">Such a shame really. If you expected to be able to understand and grasp a word I was saying, you would have listened. Instead you decided to ignore me. You didn't care and so you thought you would simply clam up and no longer talk.</text:span></text:p>
      <text:p text:style-name="P432"/>
      <text:p text:style-name="P433">Suits me just fine. I have the ability to talk as long as I want about anything I want. So I should thank you for the floor, but well you don't deserve my thanks.</text:p>
      <text:p text:style-name="P433"/>
      <text:p text:style-name="P436">Had I given you permission. Well let's just say I didn't. So you don't have any right to dictate what goes on within my own mind. See being a narrator, I can and will do whatever I say and whatever it is I wish to accomplish.</text:p>
      <text:p text:style-name="P436"/>
      <text:p text:style-name="P437">Let's see now. Where to even begin. The beginning is always the most important part of anything there is to have said. Most narrations are short and simple and rather to the point. <text:span text:style-name="T398">I'll warn you, I can be quite a windbag. Heh. Windbag, there's no wind out though. No no, now let's get down to business. I've been watching these two...getting into whatever they feel like getting into. Some things are worse than others. The conversations </text:span><text:soft-page-break/><text:span text:style-name="T398">are simply dreadful, if you ask me. You didn't ask me, but well that's life. Deal with it.</text:span></text:p>
      <text:p text:style-name="P437"/>
      <text:p text:style-name="P438">What if I were to tell you someone would die? Someone would just be done with whatever it was that needed to be and everything would end up in a simple manner beyond any comprehension or control by either party. What would you do then? Interesting when you don't have control over anything, wouldn't you think? Yes, yes that's exactly where I come in.</text:p>
      <text:p text:style-name="P438"/>
      <text:p text:style-name="P439">The day was brightly lit. There weren't any clouds in the sky. It was a nice day, a day to be reckoned with. Such a beautiful day to be out and about. Something told me it would get a tad weird or strange later on. Yes something told me that indeed. But I ignored it.</text:p>
      <text:p text:style-name="P439"/>
      <text:p text:style-name="P439">The author and his mind were at odds with each other. They didn't know how to continue working on the book they had so masterfully started.</text:p>
      <text:p text:style-name="P439"/>
      <text:p text:style-name="P440">If you ask me, the book was a shambles and a complete mess until I stepped in. But well being a narrator I'm not allowed such thoughts...or am I? Whatever the case, the author and his mind were silent for a good part of the day allowing me to do as I please.</text:p>
      <text:p text:style-name="P440"/>
      <text:p text:style-name="P441"><text:soft-page-break/>Now you might say I don't care about the author or his mind. Well actually I don't. They are one person. I am the outsider here. Unique to the development of how this story is laid out. I believe there are some missing questions to the puzzle though. I don't know how to tell either the author or his mind how uniquely different the story could have gone had they actually listened to their hearts. Funny thought with that, a mind doesn't have a heart. It's typically at odds with the heart, as most minds do.</text:p>
      <text:p text:style-name="P441"/>
      <text:p text:style-name="P442">From my personal experience the mind and the heart can't even agree on 98% of the problems that come across in the world. It's a shame really. A sad shame that doesn't make sense. If it were to make sense...I think I would personally run the other way. I wouldn't be needed at that point.</text:p>
      <text:p text:style-name="P443"/>
      <text:p text:style-name="P443">But I am needed. I am the one who controls the puppet and the mind the puppet seems to be talking with. The heart, well the heart will just keep on going about its own business. There's nothing the heart can do to make itself more known than it already is. If you prick the author with a needle blood will course though its veins because the heart is pumping. That blood will squirt out. It's a matter of scientific fact. Or medical fact. But isn't medicine science? Yes that's what I was thinking.</text:p>
      <text:p text:style-name="P443"><text:soft-page-break/></text:p>
      <text:p text:style-name="P444">So everything comes and goes in such a life. It is up to the mind to decide if they wish to continue onward and allow the author to make mistakes. Or if the author has the willpower to actually stand up and do something about it. That's all there is to the mind and the body. Choices. </text:p>
      <text:p text:style-name="P495">Choices...Again</text:p>
      <text:p text:style-name="P380"/>
      <text:p text:style-name="P380"><text:s text:c="5"/>Wow, should I feel honored that hothead narrator actually stopped talking? Sheesh. Choices. It's all about choices these days. Do you turn left or right, forwards or backwards. It's all a person can think about <text:span text:style-name="T399">and I'm okay with that. I am the mind after all. What else is a person meant to think about when they're on the verge of going nuts and or crazy?</text:span></text:p>
      <text:p text:style-name="P380"><text:s text:c="5"/><text:span text:style-name="T400">The author naturally wouldn't tell you all that is going on in his mind. But I can and I will. There are so many thoughts floating around up here, they just can't be withheld much longer.</text:span></text:p>
      <text:p text:style-name="P380"><text:s text:c="5"/><text:span text:style-name="T401">Is that what this work is? A matter of thoughts and thinking where nothing else matters? It's all just a bunch of thoughts jumbled together? Why yes I do believe that's what it is. I can deal with that. Sometimes all of the thoughts just need to be pushed out into the open in order to make room for the thoughts that matter.</text:span></text:p>
      <text:p text:style-name="P380"><text:s text:c="5"/><text:span text:style-name="T401">If that's a choice? I welcome it. I'm sure the author would welcome it as well. But we'll have to see.</text:span></text:p>
      <text:p text:style-name="P544">Poetry</text:p>
      <text:p text:style-name="P417"/>
      <text:p text:style-name="P164"><text:s text:c="5"/>Poetry in it's most simple form can convey a meaning to the reader. It <text:span text:style-name="T402">doesn't always have to have a purpose or make sense. It can just simply be what the author is thinking about at that very moment. The words come and flow as they please, they don't have to form sentences...free verse can be a very uplifting enjoyable experience.</text:span></text:p>
      <text:p text:style-name="P164"/>
      <text:p text:style-name="P166">[thinking]</text:p>
      <text:p text:style-name="P166"/>
      <text:p text:style-name="P166">Something in this lifeless</text:p>
      <text:p text:style-name="P166">experience comes from the mind</text:p>
      <text:p text:style-name="P166">others are known in a youthful</text:p>
      <text:p text:style-name="P166">lifetime useless to anything out there</text:p>
      <text:p text:style-name="P166">oh how this life can be part silly and</text:p>
      <text:p text:style-name="P166">other days be quite unique. It's all</text:p>
      <text:p text:style-name="P166">something to be out there. Beyond</text:p>
      <text:p text:style-name="P166">the lifetime a person can live.</text:p>
      <text:p text:style-name="P166">If only a moment existed</text:p>
      <text:p text:style-name="P166">for the purpose of a claim</text:p>
      <text:p text:style-name="P166">to be understood by all</text:p>
      <text:p text:style-name="P166">comprehended by many</text:p>
      <text:p text:style-name="P166">and loved by some.</text:p>
      <text:p text:style-name="P166">To love is to believe and</text:p>
      <text:p text:style-name="P166">to understand is to express</text:p>
      <text:p text:style-name="P166">a moment of clarity</text:p>
      <text:p text:style-name="P558">[unknown]</text:p>
      <text:p text:style-name="P165"/>
      <text:p text:style-name="P165">There was a time</text:p>
      <text:p text:style-name="P418"><text:span text:style-name="T227">when n</text:span><text:span text:style-name="T218">othing seemed</text:span></text:p>
      <text:p text:style-name="P148">to matter much</text:p>
      <text:p text:style-name="P148">perhaps it was a time</text:p>
      <text:p text:style-name="P148">when everything was simple.</text:p>
      <text:p text:style-name="P148">It all seemed to have a notion</text:p>
      <text:p text:style-name="P148">of simplicity. Something within</text:p>
      <text:p text:style-name="P148">the mind managed to make sense.</text:p>
      <text:p text:style-name="P148">I was never one to grasp an understanding</text:p>
      <text:p text:style-name="P148">of it all. Didn't seem to matter to me then</text:p>
      <text:p text:style-name="P148">or now. It probably should matter more</text:p>
      <text:p text:style-name="P148">now that I am older. Something tells me</text:p>
      <text:p text:style-name="P418"><text:span text:style-name="T219">I've</text:span><text:span text:style-name="T218"> not seen the end of it all.</text:span></text:p>
      <text:p text:style-name="P418"/>
      <text:p text:style-name="P163">[wishing for life]</text:p>
      <text:p text:style-name="P164"/>
      <text:p text:style-name="P419"><text:span text:style-name="T227">A </text:span><text:span text:style-name="T218">wish for life</text:span></text:p>
      <text:p text:style-name="P149">is perhaps the best</text:p>
      <text:p text:style-name="P149">when that life is obtained</text:p>
      <text:p text:style-name="P149">for something unique</text:p>
      <text:p text:style-name="P149">another day decided</text:p>
      <text:p text:style-name="P149">upon a silent grave</text:p>
      <text:p text:style-name="P149">where nothing seems</text:p>
      <text:p text:style-name="P149">to matter</text:p>
      <text:p text:style-name="P149">but does it</text:p>
      <text:p text:style-name="P149">will it</text:p>
      <text:p text:style-name="P149">make sense</text:p>
      <text:p text:style-name="P149">one day?</text:p>
      <text:p text:style-name="P561">[something to see]</text:p>
      <text:p text:style-name="P179"/>
      <text:p text:style-name="P420"><text:span text:style-name="T227">If onl</text:span><text:span text:style-name="T218">y you saw</text:span></text:p>
      <text:p text:style-name="P150">what I could see</text:p>
      <text:p text:style-name="P150">in the event of</text:p>
      <text:p text:style-name="P150">popularity</text:p>
      <text:p text:style-name="P150">Seeing can be believing</text:p>
      <text:p text:style-name="P150">if you believe in such things</text:p>
      <text:p text:style-name="P150">nothing else matters</text:p>
      <text:p text:style-name="P150">beyond the grave</text:p>
      <text:p text:style-name="P150">if all there is</text:p>
      <text:p text:style-name="P150">was a simple life</text:p>
      <text:p text:style-name="P420"><text:span text:style-name="T218">a </text:span><text:span text:style-name="T227">joyful return</text:span></text:p>
      <text:p text:style-name="P179">let it all take place</text:p>
      <text:p text:style-name="P179">long before it ends</text:p>
      <text:p text:style-name="P179">into oblivion</text:p>
      <text:p text:style-name="P179"/>
      <text:p text:style-name="P180">[lost souls]</text:p>
      <text:p text:style-name="P180"/>
      <text:p text:style-name="P180">You dear lost soul</text:p>
      <text:p text:style-name="P425"><text:span text:style-name="T227">constant</text:span><text:span text:style-name="T218">ly beckoning</text:span></text:p>
      <text:p text:style-name="P151">about looking for something</text:p>
      <text:p text:style-name="P151">to be done away with as you</text:p>
      <text:p text:style-name="P151">yourself wonder what's going on</text:p>
      <text:p text:style-name="P151">in life.</text:p>
      <text:p text:style-name="P151">I wish I could tell you everything</text:p>
      <text:p text:style-name="P151">that was meant to happen. How it</text:p>
      <text:p text:style-name="P151">was meant to be dealt with. But</text:p>
      <text:p text:style-name="P151">that would be too easy for you</text:p>
      <text:p text:style-name="P151">to grasp.</text:p>
      <text:p text:style-name="P151">I only hope you are able</text:p>
      <text:p text:style-name="P151">to find out what you need.</text:p>
      <text:p text:style-name="P562">[something blue]</text:p>
      <text:p text:style-name="P186"/>
      <text:p text:style-name="P426"><text:span text:style-name="T227">T</text:span><text:span text:style-name="T218">here was a man</text:span></text:p>
      <text:p text:style-name="P152">the other day</text:p>
      <text:p text:style-name="P152">out for a walk</text:p>
      <text:p text:style-name="P152">I was certain.</text:p>
      <text:p text:style-name="P152">No one noticed</text:p>
      <text:p text:style-name="P152">him but me</text:p>
      <text:p text:style-name="P152">and a dog passing by.</text:p>
      <text:p text:style-name="P152">I yelled to the man</text:p>
      <text:p text:style-name="P152">and asked his name.</text:p>
      <text:p text:style-name="P152">He nodded to me and said.</text:p>
      <text:p text:style-name="P152">“Tis but a blue world we</text:p>
      <text:p text:style-name="P152">live in boy, get on now go</text:p>
      <text:p text:style-name="P152">on to bed.”</text:p>
      <text:p text:style-name="P152">I didn't quite understand</text:p>
      <text:p text:style-name="P152">the words he meant</text:p>
      <text:p text:style-name="P152">or why he smiled</text:p>
      <text:p text:style-name="P152">with cheer.</text:p>
      <text:p text:style-name="P152">Did as he asked</text:p>
      <text:p text:style-name="P152">without a complaint</text:p>
      <text:p text:style-name="P152">figured it would be best</text:p>
      <text:p text:style-name="P152">off in a year.</text:p>
      <text:p text:style-name="P153">Well the man he had died</text:p>
      <text:p text:style-name="P153">and I stood at his grave</text:p>
      <text:p text:style-name="P153">a moment or two at most.</text:p>
      <text:p text:style-name="P153">They say he died</text:p>
      <text:p text:style-name="P153">with a twinkle in his eye</text:p>
      <text:p text:style-name="P153">as happy as he could be.</text:p>
      <text:p text:style-name="P153">From then on, I</text:p>
      <text:p text:style-name="P153">lived my life</text:p>
      <text:p text:style-name="P153">choosing the battles to fight.</text:p>
      <text:p text:style-name="P153">To be happy a joy a thoughtful</text:p>
      <text:p text:style-name="P153">boy, all because of the man in white.</text:p>
      <text:p text:style-name="P557">[everything hurts]</text:p>
      <text:p text:style-name="P159"/>
      <text:p text:style-name="P159">Oh how it all comes</text:p>
      <text:p text:style-name="P159">down to a boil. Something</text:p>
      <text:p text:style-name="P159">deep within the soul</text:p>
      <text:p text:style-name="P159">never to be left alone</text:p>
      <text:p text:style-name="P159">but only a moment in time</text:p>
      <text:p text:style-name="P159">so see it all without a thought.</text:p>
      <text:p text:style-name="P159">A memory to be taken beyond</text:p>
      <text:p text:style-name="P159">all sort of recognition.</text:p>
      <text:p text:style-name="P159">A scar left behind from</text:p>
      <text:p text:style-name="P159">a most terrible accident.</text:p>
      <text:p text:style-name="P159">A choice had been made</text:p>
      <text:p text:style-name="P159">before the scar could form.</text:p>
      <text:p text:style-name="P159">That scar is there forever now.</text:p>
      <text:p text:style-name="P159">It's meant to last forever.</text:p>
      <text:p text:style-name="P159">Never to sit and be afraid</text:p>
      <text:p text:style-name="P159">but deep within the cuts it</text:p>
      <text:p text:style-name="P159">hides its deep face.</text:p>
      <text:p text:style-name="P159">A face so evil and so mean</text:p>
      <text:p text:style-name="P159">something you're not to see.</text:p>
      <text:p text:style-name="P159">The scar just waits to be noticed.</text:p>
      <text:p text:style-name="P159">Nothing else matters beyond that.</text:p>
      <text:p text:style-name="P159">People will ask, stories will be shared</text:p>
      <text:p text:style-name="P159">and told. The scar will smirk </text:p>
      <text:p text:style-name="P159">at the thought. It is alive.</text:p>
      <text:p text:style-name="P496">The Letters</text:p>
      <text:p text:style-name="P167"/>
      <text:p text:style-name="P169"><text:s text:c="5"/>A pile of letters were left here and there <text:span text:style-name="T403">strewn about a house that was purchased sometime ago</text:span>. <text:span text:style-name="T403">They were mostly found behind bricks in walls. A mystery I've yet to figure out.</text:span> Some made sense, others could be quite cryptic. Here they are in their entirety. I do not know from whenc<text:span text:style-name="T403">e</text:span> they came, but they are dated...and everything appears to be in some sort of order as best I could. The odd thing about these letters that I could see is they don't seem to match up to each other in any way shape or form. Rather odd.</text:p>
      <text:p text:style-name="P169"/>
      <text:p text:style-name="P168">May 2, 1945</text:p>
      <text:p text:style-name="P154">Dearest Eugene,</text:p>
      <text:p text:style-name="P421"/>
      <text:p text:style-name="P154"><text:s text:c="5"/>It's been quite a while since we last spoke. I wish things were better between the two of us, but well you never know what's going on in that mind of yours. Life has never been quite the same after you died. But that's what this life is all about I suppose.</text:p>
      <text:p text:style-name="P421"><text:span text:style-name="T218"><text:s text:c="5"/>I realize the war was difficult on you. I think it was difficult on all of us. Especially your father, but he won't admit it. </text:span><text:span text:style-name="T220">No, I highly doubt he'd admit to anything these days.</text:span></text:p>
      <text:p text:style-name="P421"><text:span text:style-name="T220"><text:s text:c="5"/>If you ever do come back home, we ha</text:span><text:span text:style-name="T222">v</text:span><text:span text:style-name="T220">e a place waiting for you. If your body is found dead...we will bury you out by the old oak tree next to your dog. You two always did manage to get along out there in the woods. Something never spoke to you like tha</text:span><text:span text:style-name="T221">t darn old tree.</text:span></text:p>
      <text:p text:style-name="P421"><text:span text:style-name="T221"><text:s text:c="5"/></text:span><text:span text:style-name="T223">Oh my boy, how I do miss you. I wanted you not to head off to war, but well you know how things are. </text:span><text:soft-page-break/><text:span text:style-name="T223">You go and do as you want. Never allowing me or anyone else to tell you what to do. I think you got that from your dad. Silly old man. If he could see how you have grown, I'm sure he'd be proud of his son.</text:span></text:p>
      <text:p text:style-name="P421"><text:span text:style-name="T223"><text:s text:c="5"/></text:span><text:span text:style-name="T224">Love you my son...I hope to see you soon.</text:span></text:p>
      <text:p text:style-name="P422"><text:span text:style-name="T221">L</text:span><text:span text:style-name="T218">ove,</text:span></text:p>
      <text:p text:style-name="P155">Mother</text:p>
      <text:p text:style-name="P422"/>
      <text:p text:style-name="P156">June 14, 1945</text:p>
      <text:p text:style-name="P424"><text:span text:style-name="T225">John</text:span><text:span text:style-name="T218">,</text:span></text:p>
      <text:p text:style-name="P424"/>
      <text:p text:style-name="P424"><text:span text:style-name="T218"><text:s text:c="5"/>What's up man? Haven't heard from you in years. You been out and about I suppose. Whatever, that's </text:span><text:span text:style-name="T226">great</text:span><text:span text:style-name="T218">. Just hope everything is going well for ya! Hope to hear from ya soon. We have a lot of catching up to do. Something tells me you haven't heard the news. But we can talk about that at a later time when you drop into town. Hope to see ya soon.</text:span></text:p>
      <text:p text:style-name="P157"><text:s text:c="5"/>Oh, remind me when you come and visit that we need to go fishing. We can talk then.</text:p>
      <text:p text:style-name="P157"><text:s text:c="5"/>Well best be going!</text:p>
      <text:p text:style-name="P156">Greg</text:p>
      <text:p text:style-name="P423"/>
      <text:p text:style-name="P158">September 2, 1950</text:p>
      <text:p text:style-name="P170">Jim,</text:p>
      <text:p text:style-name="P170"/>
      <text:p text:style-name="P170"><text:s text:c="5"/>I don't know what you've been doing all this time, but mama is worried sick about you. You best get back into town as soon as you can. Mama is looking for you.</text:p>
      <text:p text:style-name="P171">Suzie</text:p>
      <text:p text:style-name="P559">November 8, 1963</text:p>
      <text:p text:style-name="P173">Dear <text:span text:style-name="T404">Chase</text:span>,</text:p>
      <text:p text:style-name="P173"/>
      <text:p text:style-name="P173"><text:s text:c="5"/>Hope this letter finds you accordingly. Just got out of prison. Talk about a nightmare. I'm thinking we need to meet, at that house over near maple.</text:p>
      <text:p text:style-name="P173"><text:s text:c="5"/>You know what I'm talkin' about. Hope the money is still there, untouched. If it ain't...I'll know.</text:p>
      <text:p text:style-name="P172">George</text:p>
      <text:p text:style-name="P172"/>
      <text:p text:style-name="P174">January 1, 1976</text:p>
      <text:p text:style-name="P176">Dear Johnny,</text:p>
      <text:p text:style-name="P176"/>
      <text:p text:style-name="P176"><text:s text:c="5"/><text:span text:style-name="T405">Happy New Year!</text:span></text:p>
      <text:p text:style-name="P176"><text:s text:c="5"/><text:span text:style-name="T405">It's been far too long since you said hi son. Even just dropping a note would have been sufficient. But well since we got your last letter some things have happened. I'm not quite sure how to explain them all to you and I wish I had a phone number to reach you at.</text:span></text:p>
      <text:p text:style-name="P176"><text:s text:c="5"/><text:span text:style-name="T406">But we'll just have to do won't we. That's fine and dandy. It's good. They say the past is in the past for a reason son, well I hope that can be the case with us.</text:span></text:p>
      <text:p text:style-name="P176"><text:s text:c="5"/><text:span text:style-name="T407">Not sure how you'll react to the news I have for you. But well you're a grown man, you'll have to accept it now or later. I'm getting remarried. He's a banker, a nice man I met last year. I want you to meet him and to be there for the wedding.</text:span></text:p>
      <text:p text:style-name="P176"><text:s text:c="5"/><text:span text:style-name="T408">Please let me know you can make it.</text:span></text:p>
      <text:p text:style-name="P176"><text:s text:c="5"/><text:span text:style-name="T408">It would be the best ever!</text:span></text:p>
      <text:p text:style-name="P175">Love,</text:p>
      <text:p text:style-name="P175">Mom</text:p>
      <text:p text:style-name="P560">February 19, 1995</text:p>
      <text:p text:style-name="P178">Dear Dad,</text:p>
      <text:p text:style-name="P178"/>
      <text:p text:style-name="P178"><text:s text:c="5"/>The grapes were green.</text:p>
      <text:p text:style-name="P177">Love,</text:p>
      <text:p text:style-name="P177">T<text:span text:style-name="T410">o</text:span>m</text:p>
      <text:p text:style-name="P177"/>
      <text:p text:style-name="P178"><text:s text:c="5"/><text:span text:style-name="T409">As I mentioned, the letters weren't many. Just a few here. Remnants from a past that don't belong anywhere. Assuming they got to their rightful owners, who's to say. The house has been standing for a good number of years, maybe they did get that far. Maybe they didn't.</text:span></text:p>
      <text:p text:style-name="P178"><text:s text:c="5"/><text:span text:style-name="T409">As far as I'm concerned, it's a part of history that manages to find its way through wherever it's needed to be.</text:span></text:p>
      <text:p text:style-name="P553">June 2, 2015</text:p>
      <text:p text:style-name="P384"/>
      <text:p text:style-name="P384"><text:s text:c="5"/>You would consider those to be some kind of important things found by a person moving into a home. What if they're just nothing. Letter can be nothing. They can really truly be nothing at all. Lost memories found to be nothing but that. Memories never to be found again. It's not your fault naturally to be curious about other people's lives.</text:p>
      <text:p text:style-name="P384"><text:s text:c="5"/>They've lived a life that much is true. But their words tossed about a house that you happened upon? Oh please. That can't be the case. No one in their right mind would just leave letters to loved ones and colleagues about. You must have been mistaken where they call come from. Someplace between your mind and other thoughts, you have got to be kidding where everything comes from.</text:p>
      <text:p text:style-name="P384"><text:s text:c="5"/><text:span text:style-name="T411">I only have myself to blame. You are not the reason of the blame, but you are indeed the reason nothing can continue onward the way you expected it to. It's a shame really. To live in such a disaster of a mind. You are unable to think and recollect how everything in this world is meant to be. How it's meant to work. Don't even </text:span><text:soft-page-break/><text:span text:style-name="T411">bother yourself with such nonsense. There's no use to it.</text:span></text:p>
      <text:p text:style-name="P384"><text:s text:c="5"/><text:span text:style-name="T412">Reminds me of the time you wanted to talk with that gal remember? She had moved on though and you just wanted to be friends with her? Yeah that. What happened with that friendship? Went down in flames didn't it? Didn't it?</text:span></text:p>
      <text:p text:style-name="P384"><text:s text:c="5"/><text:span text:style-name="T412">Well so are these letters. They're just there. All in flames because someone hid them behind bricks in your house. If it is even your house you supposedly found them in. Which I highly doubt is the case. So where did you get these letters from? You can tell me, I'm your mind. Well actually I already know, so that point is moot.</text:span></text:p>
      <text:p text:style-name="P384"><text:s text:c="5"/><text:span text:style-name="T413">But that's okay. You don't need to explain yourself after all. We'll just have a unique way of dealing with everything else. Don't worry, your secret is safe with me. In effect, isn't this it's own letter? From your mind to you, the author.</text:span></text:p>
      <text:p text:style-name="P384"><text:s text:c="5"/><text:span text:style-name="T414">Let's hope that blasted narrator doesn't show up again. He was annoying.</text:span></text:p>
      <text:p text:style-name="P384"/>
      <text:p text:style-name="P385">Sincerely,</text:p>
      <text:p text:style-name="P385">Your Brain</text:p>
      <text:p text:style-name="P497">A Fucked Up Life</text:p>
      <text:p text:style-name="P410">Just Some Open Thinking</text:p>
      <text:p text:style-name="P181"/>
      <text:p text:style-name="P182"><text:s text:c="5"/>There are so many things in this life that I'd rather not be part of. But well what can you do when your life seems to be messed up from time to time? <text:span text:style-name="T415">I suppose it could be due to my brain just wanting to do it's own thing. Remind me to have a conversation with that part of my brain. I think we will need to figure some things out eventually. But for now? I'll just have to be content with whatever happens to come into my mind.</text:span></text:p>
      <text:p text:style-name="P182"><text:s text:c="5"/><text:span text:style-name="T416">I'm not pleased with some aspects of my life. Sometimes they just tend to get in the way out and about. Everything has a way of messing up without the chance for a person to even begin to understand what's going on before it tends to get all messed up.</text:span></text:p>
      <text:p text:style-name="P182"><text:s text:c="5"/><text:span text:style-name="T416">I should apologize if the title to this chapter offends you. But well, I don't care if it offends you or not. It's how I feel at the moment. There shouldn't be such feelings around these thoughts. There needs to be something different. Something better. I'd prefer to have a vibrant life about me. Yes, I need to figure out a way to make all of that work out for the best. Now </text:span><text:span text:style-name="T31">that</text:span><text:span text:style-name="T416"> would be a life worth telling a story about.</text:span></text:p>
      <text:p text:style-name="P182"><text:s text:c="5"/><text:span text:style-name="T417">If a person can't be open and honest with themselves who can they be open and honest with? Yes that would be a good thing. Something grand in order to get a person out of such a funk. Is that what they're called these days? I should possibly do some research about it. That would be a good thing to investigate for sure.</text:span></text:p>
      <text:p text:style-name="P182"><text:s text:c="5"/><text:span text:style-name="T418">But where does the venting even begin? Where does it start? There needs to be something that </text:span><text:soft-page-break/><text:span text:style-name="T418">enables all of these centered thoughts to converge from a single place and out into the open! There has got to be a way of making it all just … something. It has to make sense.</text:span></text:p>
      <text:p text:style-name="P182"><text:s text:c="5"/><text:span text:style-name="T418">I wish I could explain everything that goes on in my mind. I really wish I could. But I can't. There's no way I can just sit down and make it all make sense so a person can read what it is they wish to read and grasp or attain the knowledge of whatever it is they are mean to understand. Is a person meant to understand my life? I doubt it. Are they suppose to grasp hold and feel the same things I feel about those things I care deeply about? No. People are different in that manner.</text:span></text:p>
      <text:p text:style-name="P182"><text:s text:c="5"/><text:span text:style-name="T419">I wish I could just make everyone feel the same about how I feel about things. But that wouldn't allow for diversity now would it? No, I suppose it wouldn't. So here I sit with all of the thoughts in my head and no place else to put them but in here. A book that half makes sense and half doesn't. I don't think it was </text:span><text:span text:style-name="T32">ever</text:span><text:span text:style-name="T420"> meant to make full sense. Everything must come to an eventual end. There is nothing in this life that will have the ability to turn left or right based only upon things that I deem are necessary.</text:span></text:p>
      <text:p text:style-name="P182"><text:s text:c="5"/><text:span text:style-name="T421">There's always one question that comes up from people. I'm still trying to figure out </text:span><text:span text:style-name="T33">why</text:span><text:span text:style-name="T421"> they ask it. “Do you still have sex?”</text:span></text:p>
      <text:p text:style-name="P182"><text:s text:c="5"/><text:span text:style-name="T421">Yes, that is the question indeed that comes up and jumps out of the page at me. Or screen. Monitor, what have you.</text:span></text:p>
      <text:p text:style-name="P182"><text:s text:c="5"/><text:span text:style-name="T422">Oh well. Probably nothing to be sharing among people who I know. Do you see why I have to have a place to write all of this down? There has to be a point where I can toss my mind out onto paper and </text:span><text:soft-page-break/><text:span text:style-name="T422">just allow it to roam freely about. Yes there needs to be something I can do about it all. Something to simply say “Hey I was here, and this is all that went down”, that kind of thing. Am I wrong in thinking such a thought? I don't know.</text:span></text:p>
      <text:p text:style-name="P182"><text:s text:c="5"/><text:span text:style-name="T423">Maybe I could write a story outlining my life in a different manner. Something unique. Something I've not done yet. Sure this work has history to it, but not in the manner that I feel a story would present it. I might be up in the night of course. It is only a life is it not? Just a simple life that has no rhyme or reason to bother with anything else that makes sense in a world of chaos.</text:span></text:p>
      <text:p text:style-name="P182"><text:s text:c="5"/><text:span text:style-name="T423">If this life had a way to make things different. To enable a less sophisticated outlook on it. Yes that would be something quite amusing. Something different. Something unique. That's the angle I want to take it from. No more of this </text:span><text:span text:style-name="T34">well this happened and then this happened</text:span><text:span text:style-name="T423">. No, something where I become the actual character of my own novel.</text:span></text:p>
      <text:p text:style-name="P182"><text:s text:c="5"/><text:span text:style-name="T423">Now that would be an interesting book to write! That would be something amusing and interesting and everything else. Yes, that would be something quite fun. But for now, I shall stick to this work and complete it.</text:span></text:p>
      <text:p text:style-name="P498">A Fantasy</text:p>
      <text:p text:style-name="P183"/>
      <text:p text:style-name="P386"><text:s text:c="5"/>Oh my, now here's a topic for sure. There are so many different ways a fantasy can come into a person's life. Sometimes they can come in the form of pornography. Other times they come from sexting someone else. If you allow a fantasy to be just that, a fantasy, you are in no danger of acting out on it. But not everyone has the ability to do so.</text:p>
      <text:p text:style-name="P386"><text:s text:c="5"/><text:span text:style-name="T425">I prefer fantasies to take on other forms instead of purely sexual ones. I'd rather a fantasy have some kind of formality to them. Something special. Sex isn't special in a fantasy. Anyone can have a fantasy about a sexual encounter. Don't believe me? Just take a look at books in an erotic setting.</text:span></text:p>
      <text:p text:style-name="P386"><text:s text:c="5"/><text:span text:style-name="T425">No, I'm talking about fantasies where you go somewhere. Say you want to be a space technician on a space shuttle or something. Okay so they're called astronauts, but that's not the point.</text:span></text:p>
      <text:p text:style-name="P386"><text:s text:c="5"/><text:span text:style-name="T426">The point is this. If you have a fantasy and it's legit, why not go for it? Go after that fantasy and see what happens. Don't get into trouble mind you, trouble is a big no no in the world of life. There's no point in </text:span><text:soft-page-break/><text:span text:style-name="T426">getting into trouble for a fantasy. So avoid that at all costs. No trouble and you'll be fine. But if you want to go out and explore something? Go out and do it.</text:span></text:p>
      <text:p text:style-name="P386"><text:s text:c="5"/><text:span text:style-name="T426">You want to go walk your dog and take a look at the world around you? DO it. Don't just think about it in your mind. Actually go out and take your dog out for a stroll. See all that happens if you do that. You'll never know what will happen unless you take that first step and try.</text:span></text:p>
      <text:p text:style-name="P386"><text:s text:c="5"/><text:span text:style-name="T426">They say...who they are? I don't know. But they tend to say a lot of things and people listen to them. So why not right?</text:span></text:p>
      <text:p text:style-name="P386"><text:s text:c="5"/><text:span text:style-name="T426">They say that if you don't try, you wont ever know how it could have turned out. Yes that's the reason behind trying something out. You just have to give it all a try. See what will happen. Make it happen. Make it you.</text:span></text:p>
      <text:p text:style-name="P386"><text:s text:c="5"/><text:span text:style-name="T426">Personally I would love to be able to figure out the secret to life and see all there is to see. Find out what there is to find out. Enjoy everything the way it was meant to be enjoyed before it all goes out the window. Yes, that would be amusing and interesting. I am but a mind, but I have the ability to make this happen. I </text:span><text:span text:style-name="T35">will</text:span><text:span text:style-name="T426"> make it all </text:span><text:soft-page-break/><text:span text:style-name="T426">happen. I might be messed up in my whole thinking about this, but I'd have to admit there's nothing quite like the thought of being able to do all there is to do in life.</text:span></text:p>
      <text:p text:style-name="P386"><text:s text:c="5"/><text:span text:style-name="T426">Take everything you can think of and stroll out into the world. See all there is, take it all in.</text:span></text:p>
      <text:p text:style-name="P386"><text:s text:c="5"/><text:span text:style-name="T427">Hell, I'd like to say I picked up these papers as they were shifted around flying to and fro and they ended up in my hands. No, that won't work. That simply won't do. But it is something amusing and quite good.</text:span></text:p>
      <text:p text:style-name="P386"><text:s text:c="5"/><text:span text:style-name="T428">There are times when I wish I could just see all there is at the touch of a button. With the invention of the Internet, you are able to do all of that. You can figure out what's going on. Not everything you read on-line is truth of course. No, that isn't what truth is about.</text:span></text:p>
      <text:p text:style-name="P386"><text:s text:c="5"/><text:span text:style-name="T429">You have to take it in a day at a time and see all there is to see. Oh how this life can be an interesting place to live. So you must take into account everything that there is to take in.</text:span></text:p>
      <text:p text:style-name="P386"><text:s text:c="5"/><text:span text:style-name="T430">Don't leave it behind.</text:span></text:p>
      <text:p text:style-name="P386"><text:s text:c="5"/><text:span text:style-name="T430">Learn.</text:span></text:p>
      <text:p text:style-name="P386"><text:s text:c="5"/><text:span text:style-name="T430">Listen.</text:span></text:p>
      <text:p text:style-name="P386"><text:s text:c="5"/><text:span text:style-name="T430">Live.</text:span></text:p>
      <text:p text:style-name="P499">The Truth</text:p>
      <text:p text:style-name="P445"/>
      <text:p text:style-name="P445">So you want the truth. I suppose it's only satisfying that you are granted such a truth. I'm not sure what it would allow for such truth to be told...but I'm willing to tell you.</text:p>
      <text:p text:style-name="P445"/>
      <text:p text:style-name="P446">It began on a spring day in the middle of April. The year is not important. Only the truth remains what it will be beyond anyones imagination.</text:p>
      <text:p text:style-name="P446"/>
      <text:p text:style-name="P446">The author was at his wits end. He was constantly having fights in his mind, or rather with his mind. Each side refused to let the other one win. <text:span text:style-name="T431">It was a struggle for survival. Each party wanted what was rightfully theirs. Something they could call their own.</text:span></text:p>
      <text:p text:style-name="P446"/>
      <text:p text:style-name="P447">That's when she entered the picture. Oh she was a classy gal. Someone the author could find attractive. She was funny, amusing, everything in between. But he didn't go down that road. Oh no, the author decided to keep his relationship stable with someone he was falling for.</text:p>
      <text:p text:style-name="P447"/>
      <text:p text:style-name="P447">Personally I think the author went out on a date with the gal because he just wanted to see what made her tick. I'm not sure, I just know from first hand accounts how everything went down.</text:p>
      <text:p text:style-name="P447"/>
      <text:p text:style-name="P447"><text:soft-page-break/>I wonder if the author ever thinks about her. I'm sure he does. He doesn't dare talk to her anymore. There is so much that happens in this life where you just don't want to care anymore. She's moved on...literally out of state I hear. <text:span text:style-name="T432">There's no reason to keep a friendship that isn't around or close by. Not at all.</text:span></text:p>
      <text:p text:style-name="P447"/>
      <text:p text:style-name="P448">So this life moves on. There's no point in letting it not. There has to be a reason it happens this way. There must be a rhyme to everything that happens. Unfortunately I'm am but a narrator and I don't have a clue of what to tell you. I state fact, and sometimes my own opinion.</text:p>
      <text:p text:style-name="P448"/>
      <text:p text:style-name="P448">So there.</text:p>
      <text:p text:style-name="P448"/>
      <text:p text:style-name="P449">Um, just imagine someone sticking their tongue out at you...<text:span text:style-name="T433">because</text:span> if I had a tongue? That's what I would be doing right now. <text:span text:style-name="T433">K, thanks!</text:span></text:p>
      <text:p text:style-name="P500">Secrets</text:p>
      <text:p text:style-name="P450"/>
      <text:p text:style-name="P184"><text:s text:c="5"/>There are certain things in a person's life they wish to remain secret. <text:span text:style-name="T434">It's nothing bad, let me preface this by saying that off first. Nothing bad at all. Just secrets of the past, some of the present, and some of the future. Yes it is possible to have a future secret. Ever heard of a surprise birthday party? Yes those are the secrets I'm talking about.</text:span></text:p>
      <text:p text:style-name="P184"><text:s text:c="5"/><text:span text:style-name="T435">They aren't meant to harm anyone. They're meant to be kept quiet so the person who is to be surprised will actually be surprised. It can be quite fun and amusing.</text:span></text:p>
      <text:p text:style-name="P184"><text:s text:c="5"/><text:span text:style-name="T436">Now there are other kinds of secrets. Deep dark secrets where a skeleton comes out of a closet and just manages to do whatever. Those kinds of secrets are not always the best to keep around inside your head. No, those secrets tend to go with a person to the grave. It's nothing to be proud of to have such secrets either. You would think people would learn by now not to keep those skeletons around at all.</text:span></text:p>
      <text:p text:style-name="P184"><text:s text:c="5"/><text:span text:style-name="T436">Imagine the freedom a person can have when such a secret goes away. There's nothing to be done about it anymore. The secret can take its last breath and simply disappear from existence.</text:span></text:p>
      <text:p text:style-name="P184"><text:s text:c="5"/><text:span text:style-name="T436">Now talk about an amazing thought.</text:span></text:p>
      <text:p text:style-name="P185"><text:s text:c="5"/><text:span text:style-name="T437">So there we all are in a moment or two, where people have their part in life. Some secrets belong where they want to belong and nothing else can happen with them. They are there for a reason and that reason can be confusing.</text:span></text:p>
      <text:p text:style-name="P189"><text:s text:c="5"/>But those secrets will last.</text:p>
      <text:p text:style-name="P501">Anxious</text:p>
      <text:p text:style-name="P187"/>
      <text:p text:style-name="P187">A medical</text:p>
      <text:p text:style-name="P187"><text:s text:c="5"/>prognosis</text:p>
      <text:p text:style-name="P187"><text:s text:c="10"/>isn't</text:p>
      <text:p text:style-name="P187"><text:s text:c="15"/>the only cure</text:p>
      <text:p text:style-name="P187"><text:s text:c="21"/>for something</text:p>
      <text:p text:style-name="P187"><text:s text:c="28"/>wrong with the body</text:p>
      <text:p text:style-name="P187"/>
      <text:p text:style-name="P187">In fact</text:p>
      <text:p text:style-name="P187"><text:s text:c="7"/>it can be</text:p>
      <text:p text:style-name="P187"><text:s text:c="13"/>damaging</text:p>
      <text:p text:style-name="P187"><text:s text:c="21"/>to the mind</text:p>
      <text:p text:style-name="P187"><text:s text:c="27"/>simply</text:p>
      <text:p text:style-name="P187"><text:s text:c="32"/>because a doctor</text:p>
      <text:p text:style-name="P187"><text:s text:c="40"/>wanted to help you </text:p>
      <text:p text:style-name="P187"/>
      <text:p text:style-name="P188">Doesn't matter how it happened.</text:p>
      <text:p text:style-name="P188">Doesn't care what to do.</text:p>
      <text:p text:style-name="P188">A disease is a disease.</text:p>
      <text:p text:style-name="P188">One I am forced to live with.</text:p>
      <text:p text:style-name="P188">Yet I don't let it define me.</text:p>
      <text:p text:style-name="P188">No, I allow it to be but I prevent it.</text:p>
      <text:p text:style-name="P188">Prevention is a wonderful thing.</text:p>
      <text:p text:style-name="P188">So much in this life.</text:p>
      <text:p text:style-name="P188">Is full of anger.</text:p>
      <text:p text:style-name="P188">It's all about you and me and everything else.</text:p>
      <text:p text:style-name="P188">Annoying at times isn't it?</text:p>
      <text:p text:style-name="P188">One would think it would be.</text:p>
      <text:p text:style-name="P188">Something gone.</text:p>
      <text:p text:style-name="P187"/>
      <text:p text:style-name="P202"><text:s text:c="5"/>I don't see myself as being anxious 100%. But it happens. <text:span text:style-name="T438">Such a sad terrible shame.</text:span></text:p>
      <text:p text:style-name="P202"/>
      <text:p text:style-name="P203"><text:soft-page-break/><text:s text:c="5"/>To say that anxiety doesn't occur and isn't real, is an absurd thought! Every moment of every day can turn into an anxiety ridden state. It doesn't take much for it to happen. Doesn't take much at all. If you know someone with anxiety and they are having an anxiety attack, the last thing you want to do is ask them “Oh, why can't you just stop having those?” Do you want your head to be ripped off from someone yelling at you? No, I didn't think you would.</text:p>
      <text:p text:style-name="P204"><text:s text:c="5"/>Anxiety is real. It's as real as life itself. You never know what's going to happen when one of those blasted attacks occur.</text:p>
      <text:p text:style-name="P204"><text:s text:c="5"/>I know my own triggers and what sets me off. They are not always the same things that set other people off. There isn't a rhyme or a reason to some of it. It can just happen. Taking place without warning, without before hand knowledge. There is just no way of preventing it from happening.</text:p>
      <text:p text:style-name="P204"><text:s text:c="5"/>Once you hit a panic attack all you can do is hang on for the ride that happens next and hope it doesn't suck you under into a deep depression long before <text:span text:style-name="T519">you are able to escape that place.</text:span></text:p>
      <text:p text:style-name="P204"><text:s text:c="5"/><text:span text:style-name="T519">Running from anxiety doesn't work either. It has the ability to make things worse. Anxiety is a disease. A mental disease. I'm not mentality unstable or anything like that. But I'm just me.</text:span></text:p>
      <text:p text:style-name="P204"><text:s text:c="5"/><text:span text:style-name="T520">I'd rather not really go into it though. There's a bit more complex issues than I am able to comprehend at the moment. Such an interesting thing to say the least. Maybe it's something else.</text:span></text:p>
      <text:p text:style-name="P204"><text:s text:c="5"/><text:span text:style-name="T520">I don't know.</text:span></text:p>
      <text:p text:style-name="P204"><text:s text:c="5"/><text:span text:style-name="T521">Who's to say the answers are even out there. It's quite possible there are simply no answers to be found and we all live on without a probable chance.</text:span></text:p>
      <text:p text:style-name="P503">A Cut Runs Deep</text:p>
      <text:p text:style-name="P411">A Memory Remains</text:p>
      <text:p text:style-name="P190"/>
      <text:p text:style-name="P190"><text:s text:c="5"/>The cuts in the heart are the deepest ones of all. They don't care about skin color or gender. They just start cutting away at whatever there is to cut away at and don't stop.</text:p>
      <text:p text:style-name="P190"><text:s text:c="5"/><text:span text:style-name="T442">Memories tend to be the worst kind of cuts out there. They sink their teeth deep into the soul of a person and don't let go. The blood drains slowly until that part of life begins to dribble down into a small stream deep down into a pool of blood that has laid itself out at your feet.</text:span></text:p>
      <text:p text:style-name="P190"><text:s text:c="5"/><text:span text:style-name="T442">Over thinking about such things makes you want to scream at times. Cry at others. Sometimes you feel like laughing, because it's so damned funny that you're having such a nervous breakdown.</text:span></text:p>
      <text:p text:style-name="P190"><text:s text:c="5"/><text:span text:style-name="T443">Whatever the case, those cuts don't have power over you. They can be deep, yes. But they won't always be deep. They have the ability to turn shallow as you heal. The knife in your heart won't always be as deep as it is now.</text:span></text:p>
      <text:p text:style-name="P190"><text:s text:c="5"/><text:span text:style-name="T443">Eventually it will get better.</text:span></text:p>
      <text:p text:style-name="P190"><text:s text:c="5"/><text:span text:style-name="T443">You have to believe it.</text:span></text:p>
      <text:p text:style-name="P190"><text:s text:c="5"/><text:span text:style-name="T444">I found the following letter addressed to me...I don't know of another place to put it, so I will put it here.</text:span></text:p>
      <text:p text:style-name="P190"/>
      <text:p text:style-name="P299">May 31, 2010</text:p>
      <text:p text:style-name="P297">Dear FutureMe, </text:p>
      <text:p text:style-name="P297"/>
      <text:p text:style-name="P297">You've come along way today. Something tells me you'll go a little bit farther. You're married, have a stable job, and are just loving life. </text:p>
      <text:p text:style-name="P297"><text:soft-page-break/><text:s/></text:p>
      <text:p text:style-name="P297">Not everything is in place at the moment... but trust me it will someday. </text:p>
      <text:p text:style-name="P297"/>
      <text:p text:style-name="P297">You don't cry yourself to sleep anymore. You tend to worry about the past still from time to time, but that will fade. Just have to be strong, keep it up... let the future be what it is. </text:p>
      <text:p text:style-name="P297"/>
      <text:p text:style-name="P297">Hope this letter finds you well. </text:p>
      <text:p text:style-name="P298">Self</text:p>
      <text:p text:style-name="P191"/>
      <text:p text:style-name="P192"><text:s text:c="5"/>As you can see...it's something quite personal. If only I knew then what I know now...I wonder how deeply the letter would be more written. <text:span text:style-name="T445">I don't know. That letter was written five years ago.</text:span></text:p>
      <text:p text:style-name="P192"><text:s text:c="5"/><text:span text:style-name="T446">I don't know about you, but when I think of reading such dabbles...I get ill to my stomach. The thoughts and memories come rushing back to me. There is nothing left to understand. Nothing out there to comprehend. I hate every moment of it.</text:span></text:p>
      <text:p text:style-name="P192"><text:s text:c="5"/><text:span text:style-name="T446">It feels like people don't grasp the pain that I go through. These trials as they were have a way of looping over again in my mind. There is nothing I can do to prevent them from happening. Feels like a lie. A lie I tell myself to keep me going.</text:span></text:p>
      <text:p text:style-name="P192"><text:s text:c="5"/><text:span text:style-name="T447">There will be something brighter over that hill. Just a little bit further. Have to keep on moving. Can't stop now. You have to simply keep on moving. Don't even think about it. Don't take a breath. Don't slow down, you'll lose your momentum.</text:span></text:p>
      <text:p text:style-name="P192"><text:s text:c="5"/><text:span text:style-name="T447">There seems to be something most terrible where it all will come to an end. Something wants to be ready for the end of a life. Other parts wish it would last forever. I do love the torment and the torture. It </text:span><text:soft-page-break/><text:span text:style-name="T447">would seem I just enjoy all of it. Why not? What's the worst thing that can happen to a person who doesn't care about their own life? Is there something you know that I don't? Does it all come to an end in a great blast of nothing and we're all sitting there amazed that we're dead?</text:span></text:p>
      <text:p text:style-name="P192"><text:s text:c="5"/><text:span text:style-name="T447">I want to know how far these deep cuts will go! I want to know how long they will keep in my heart. There has to be something to tell me. Something to let me know it's all coming to an end.</text:span></text:p>
      <text:p text:style-name="P192"><text:s text:c="5"/><text:span text:style-name="T448">The end is something I seek openly. It's not anything that doesn't need to be around other people. But it should be out there as a thought. A simple thought where everything just ends. I want it to end. I want a release. I need it all to end. This damn fucking pain that ends up in my heart! It has got to find a way to be over!</text:span></text:p>
      <text:p text:style-name="P192"><text:s text:c="5"/><text:span text:style-name="T449">Loving life. In 2010 I was loving life? Really now. I find that difficult to believe. Is that something wrong to believe? I don't know. Maybe it was one of those things that I felt like saying because that's what you do in a letter to yourself … five years into the future? I sent another one. Not sure what to do about that. Maybe I'll remember I sent it...probably won't recall at all. I didn't remember sending this letter at all.</text:span></text:p>
      <text:p text:style-name="P192"><text:s text:c="5"/><text:span text:style-name="T450">Love is such a messed up concept. There's a thing as being </text:span><text:span text:style-name="T36">in love</text:span><text:span text:style-name="T450"> and just </text:span><text:span text:style-name="T36">loving</text:span><text:span text:style-name="T450"> another person. I don't comprehend the difference between the two. Should I? Is it something that should make sense to me? I don't know.</text:span></text:p>
      <text:p text:style-name="P192"><text:s text:c="5"/><text:span text:style-name="T451">The music decides to play in the background. It's a soft tune. Something wonderful. It has a way of calming and peacefully trying to put me to sleep. Been asleep for feels like days. I don't have an answer to how I will stop being a zombie and everything will </text:span><text:soft-page-break/><text:span text:style-name="T451">be fine again. I don't know. It would be nice to be able to simply put it all aside. Put it away never to be brought up again. Ah but the mind has a way of causing that not to happen. The mind will find a place to sit and ponder all of the things that you don't want it to ponder. It has a memory. It can recall things in a moments notice. The emotions that go along with it...everything.</text:span></text:p>
      <text:p text:style-name="P192"><text:s text:c="5"/><text:span text:style-name="T452">There is no hiding.</text:span></text:p>
      <text:p text:style-name="P192"><text:s text:c="5"/><text:span text:style-name="T453">A harsh truth, but a truth. The truth has a way of hurting doesn't it? Yes. It has a way of hurting and spanning years. If only there wasn't a way to deal with the truth. If there wasn't a way to have to go through these same thoughts every single night.</text:span></text:p>
      <text:p text:style-name="P192"><text:s text:c="5"/><text:span text:style-name="T454">I would love an actual good nights sleep. No bad memories. No scary dreams. The nightmares can leave whenever they want.</text:span></text:p>
      <text:p text:style-name="P192"><text:s text:c="5"/><text:span text:style-name="T455">Not every nightmare comes to you as a </text:span><text:span text:style-name="T37">bad</text:span><text:span text:style-name="T455"> dream. The things that scare you and go bump in the night. Sometimes a nightmare can be a really amazing dream where life is wonderful and everything is going grand. Then you wake up and realize that life isn't as wonderful as you planned it. You realize that life is something terrible and you wished it were simpler. It's not always a bad thing that a nightmare is made up of. Keep that in mind.</text:span></text:p>
      <text:p text:style-name="P192"><text:s text:c="5"/><text:span text:style-name="T456">A cut can be as fresh as you allow it to be. Time is the evil monster that says it heals. Oh time, if only you were truthful with people. You wouldn't be such a jerk. But that is something for another day I fear. Something deep into the future where nothing else can find its way to greet me.</text:span></text:p>
      <text:p text:style-name="P192"><text:s text:c="5"/><text:span text:style-name="T457">Now if only I can run away from it.</text:span></text:p>
      <text:p text:style-name="P504">Depression</text:p>
      <text:p text:style-name="P193"/>
      <text:p text:style-name="P193"><text:s text:c="5"/>I do believe I suffer from some form of depression. <text:span text:style-name="T458">I do not know if there is any truth or merit to this statement. It's only what I feel deep down inside me. If I am wrong? Then there is something else wrong with how I feel from day to day.</text:span></text:p>
      <text:p text:style-name="P193"><text:s text:c="5"/><text:span text:style-name="T459">Part of it has to do with a daily thing. Other parts of it have nothing to do with anything. It's just how I feel. Let's hope it will eventually go away. That's what the medication is for right? Doesn't that have some kind of powerful whatever to do with anxiety and depression as it wants to​?</text:span></text:p>
      <text:p text:style-name="P193"/>
      <text:p text:style-name="P194"><text:s text:c="5"/><text:span text:style-name="T461">Are you</text:span><text:span text:style-name="T104"> ashamed by the truth you feel?</text:span></text:p>
      <text:p text:style-name="P193"/>
      <text:p text:style-name="P193"><text:s text:c="5"/><text:span text:style-name="T460">I don't know. I mean what is real anymore? What are these feelings I have? Why do they exist? Are they there for a reason? Are they there for a purpose? I don't know. Should I know? Should there be something to be ashamed of? I wish I knew. I want everything to be back the way they were...how long ago that was exactly? I don't know.</text:span></text:p>
      <text:p text:style-name="P193"><text:s text:c="5"/><text:span text:style-name="T462">What is the truth you speak of? What exactly is this truth? Is it something to be concerned about? If I don't know what the truth is? Why bother with it at all?</text:span></text:p>
      <text:p text:style-name="P193"/>
      <text:p text:style-name="P387"><text:s text:c="5"/><text:span text:style-name="T463">Do you hear the voices? Those ... things outside your window? Do you hear them? Or are they inside your head? Your mind? Are you one with them? Or do you want them to go away and escape it all?</text:span></text:p>
      <text:p text:style-name="P193"><text:soft-page-break/></text:p>
      <text:p text:style-name="P193"><text:s text:c="5"/><text:span text:style-name="T463">Wait a second, you saying I'm crazy? Because that's got nothing to do with anything. Those voices are just outside. People walking by doing their thing.</text:span></text:p>
      <text:p text:style-name="P193"/>
      <text:p text:style-name="P387"><text:s text:c="5"/><text:span text:style-name="T464">So, you don't hear the hateful thoughts inside your own head anymore? Remember the ones that were there? They were full of hate. Self loathing. All of those thoughts.</text:span></text:p>
      <text:p text:style-name="P193"/>
      <text:p text:style-name="P193"><text:s text:c="5"/><text:span text:style-name="T464">Yes, I remember those thoughts. They were there. Notice I said they </text:span><text:span text:style-name="T38">were</text:span><text:span text:style-name="T464"> there. Not anymore. There isn't a reason to be tied down to such thoughts anymore. They are gone.</text:span></text:p>
      <text:p text:style-name="P193"/>
      <text:p text:style-name="P387"><text:s text:c="5"/><text:span text:style-name="T465">Sure they are. That's all you think. You just keep on thinking that. You'll eventually believe it actually.</text:span></text:p>
      <text:p text:style-name="P193"/>
      <text:p text:style-name="P193"><text:s text:c="5"/><text:span text:style-name="T465">Seriously? We're going to have this conversation? Oh brother. You don't need to tell me anything. I don't have that desire anymore. That is gone. Seriously. Gone. There isn't a need to listen to anything anymore. It's all gone and away now.</text:span></text:p>
      <text:p text:style-name="P193"><text:s text:c="5"/><text:span text:style-name="T466">I wonder when the depression started? I highly doubt it began when my dog died. I've had pets die before. That's nothing new. So why do the depression waves come around? There's no point. There just really isn't a point.</text:span></text:p>
      <text:p text:style-name="P193"><text:s text:c="5"/><text:span text:style-name="T467">I don't see a point in any of this. There just doesn't seem any reason to continue on with this … whatever this work is.</text:span></text:p>
      <text:p text:style-name="P193"><text:soft-page-break/><text:s text:c="5"/><text:span text:style-name="T468">Told my friend I feel like I'm in a funk that I feel depressed about something. I'm not really sure what it is I'm depressed about. It has to be something though, doesn't it? I mean it could be a million things that just don't make any sense.</text:span></text:p>
      <text:p text:style-name="P193"><text:s text:c="5"/><text:span text:style-name="T468">Whatever the case, here I am with my thoughts. Nothing to allow me to move on until I figure out why I am in this mood. What is making me so depressed that I just want to fall asleep and do nothing for the rest of the night? It doesn't make any sense to me at all. But it will be something. Something to be heard of...something that has affected other people in their own lives before. Yes it has to be something. I just wish I knew what that something was.</text:span></text:p>
      <text:p text:style-name="P193"><text:s text:c="5"/><text:span text:style-name="T469">If I never figure it out, I'll end up being depressed for a bit longer. Something I'm not looking forward to. I'd rather not have to worry about picking myself up from the ground day after day. If it's all something a little medication can handle? I'm on board and all for it.</text:span></text:p>
      <text:p text:style-name="P193"><text:s text:c="5"/><text:span text:style-name="T470">No way in hell am I seeing a shrink or a doctor or whatever. They don't do any help. I had gone to one once. It wasn't a very comfortable experience. I remember being all sorts of agitated over whatever the doc wanted to know. It came out that I was a normal kid and then my mom said she was sorry for having me go there. Whatever. I know it was in her best interest to have me checked out and all but well I'm just not sure about it anymore.</text:span></text:p>
      <text:p text:style-name="P193"><text:s text:c="5"/><text:span text:style-name="T471">Thank goodness for small favors and thousands of miles between us all.</text:span></text:p>
      <text:p text:style-name="P505">Fighting Emotions</text:p>
      <text:p text:style-name="P195"/>
      <text:p text:style-name="P195"><text:s text:c="5"/>Been fighting emotions lately. I hate all of the emotions I'm feeling. They can't be real. They have to be fake at some point in time don't they? You would think all of these emotions would quiet down and go away. They aren't real. They can't be real. <text:span text:style-name="T472">Had I the option, I would prefer not to feel anything. Every single feeling that comes into my life, needs to find a way to get away from them all.</text:span></text:p>
      <text:p text:style-name="P195"><text:s text:c="5"/><text:span text:style-name="T472">There simply has to be a way to get over this funk I am in. I need to cheer up. I need to find a way to be happy again. Whoever said getting married would make you happy was wrong. Marriage brings on responsibilities and more things that you just don't expect to happen.</text:span></text:p>
      <text:p text:style-name="P195"><text:s text:c="5"/><text:span text:style-name="T473">I wouldn't say it's annoying. The things that happen because of the feelings, that can be straight annoying. Difficult at best. There needs to be something in this life that just won't suck as much as it does.</text:span></text:p>
      <text:p text:style-name="P195"><text:s text:c="5"/><text:span text:style-name="T473">So these are the emotions that I am feeling right now. These are the ones that I face day in and day out. I want them gone. Oh how much I wish they would just be gone...but that doesn't seem to be happening anytime soon.</text:span></text:p>
      <text:p text:style-name="P195"><text:s text:c="5"/><text:span text:style-name="T473">You could call this rant a rambling. I don't know what to call it exactly...desires of the heart are wrong. They too are not real and have unexpected consequences. The real thoughts in all of this are the genuine thoughts. The ones that keep you from doing something stupid. Yes those are the thoughts that must win out over anything else.</text:span></text:p>
      <text:p text:style-name="P195"><text:s text:c="5"/><text:span text:style-name="T474">Such a difficult time in my life. I hate it.</text:span></text:p>
      <text:p text:style-name="P506">Happy Thoughts</text:p>
      <text:p text:style-name="P196"/>
      <text:p text:style-name="P196"><text:s text:c="5"/>So there came along some happy thoughts. <text:span text:style-name="T475">Mind you happy thoughts don't always come along during a person's lifetime. They end up being there for a moment and gone the next.</text:span></text:p>
      <text:p text:style-name="P196"><text:s text:c="5"/><text:span text:style-name="T475">So I'd prefer to keep my happy thoughts around. The happier they are, the more grateful I'll be for them. So all the happy thinking is there. It will be there until there isn't anymore moments in this life to be had and dealt with.</text:span></text:p>
      <text:p text:style-name="P196"><text:s text:c="5"/><text:span text:style-name="T475">All the happy thoughts come from one itsy bitsy pill...</text:span><text:span text:style-name="T39">Xanax</text:span><text:span text:style-name="T475">. Now I know what you're thinking. Oh my those are habit forming and everything else. Whatever, they aren't habit forming at all. I can keep them in check and everything will be just fine and wonderful.</text:span></text:p>
      <text:p text:style-name="P196"><text:s text:c="5"/><text:span text:style-name="T475">So don't worry about that. The </text:span><text:span text:style-name="T39">Paxil</text:span><text:span text:style-name="T475"> seems to do the trick too. Kicks in when I want it to or need it to. Whatever the case, it happens. Happens for a reason and that reason is because I </text:span><text:span text:style-name="T39">need</text:span><text:span text:style-name="T475"> it to! So that is everything there is to know about the happy day to be having.</text:span></text:p>
      <text:p text:style-name="P196"><text:s text:c="5"/><text:span text:style-name="T476">Used carefully and in the right circumstances, the medications will do their job. They won't let you get out of control, that's why doctors are there to assist you in the process of doing it all. Everything has to find a way to balance out in the final end. If it doesn't balance out, then the final end isn't there yet and you have to keep on going through whatever there is to do.</text:span></text:p>
      <text:p text:style-name="P196"><text:s text:c="5"/><text:span text:style-name="T477">Carefully is the key. That's all that matters anymore. To be something else is not what a person wants or needs in life.</text:span></text:p>
      <text:p text:style-name="P196"><text:soft-page-break/><text:s text:c="5"/><text:span text:style-name="T477">Sometimes all you want is to be happy. Being happy doesn't mean life sucks. It doesn't have to mean that life will be something so terrible and annoying that you aren't able to go through with anything else. It is just a thought process. A happy life is a good life and a good life leads to a great life.</text:span></text:p>
      <text:p text:style-name="P196"><text:s text:c="5"/><text:span text:style-name="T477">That's where everything tends to lead in life. In order to be happy you have to want to be happy. If you aren't happy? Well, where will that end you up in the big world of nothing? If this life isn't meant for a person to be happy, then why can't it all become a wondrous place to be?</text:span></text:p>
      <text:p text:style-name="P196"><text:s text:c="5"/><text:span text:style-name="T478">Pretty sure that last part didn't make sense. Personally I don't care. It doesn't have to make sense as long as I understand everything that goes on in my life. The day I begin to not understand what's going on? Well that day will be a terrible one and everything else will get tossed out the window.</text:span></text:p>
      <text:p text:style-name="P196"><text:s text:c="5"/><text:span text:style-name="T479">So that is that and there's nothing else which won't be able to make sense while I can do my thing. Once I can no longer perform the way I want, then I know I am done for and everything has just been tossed out the window without a further moment to recognize.</text:span></text:p>
      <text:p text:style-name="P196"><text:s text:c="5"/><text:span text:style-name="T480">I can handle that. I can handle that as much as I am able to breathe and live...are you able to handle that? Can you do something like that and not go crazy? I'm not sure. That is up to you...whoever you are that is reading this manuscript. There doesn't appear to be anyone who cares, beyond myself, about everything I have written down in this book.</text:span></text:p>
      <text:p text:style-name="P196"><text:s text:c="5"/><text:span text:style-name="T481">Call it an autobiography, call it a journal, a diary, whatever you wish to call it. Call it something. If it manages to help someone out? Then that's fine. It will help them out and everything will be okay. If it's </text:span><text:soft-page-break/><text:span text:style-name="T481">just a book on a shelf that gathers dust? That's okay too. There's nothing wrong with something gathering dust while it waits for everything else to get in the way. Nothing is made to be 100% perfect.</text:span></text:p>
      <text:p text:style-name="P196"><text:s text:c="5"/><text:span text:style-name="T481">Maybe I'll get into that in another form of story or book or whatever thoughts come into my mind. Yes that would be an interesting thing to write about for sure. We will have to eventually see all that happens.</text:span></text:p>
      <text:p text:style-name="P196"><text:s text:c="5"/><text:span text:style-name="T484">Now, happiness doesn't grow on trees. It doesn't just magically appear. You have to work for it. You have to contribute to something that will make you happy. Being sad all the time isn't acceptable. You have to be able to sit down and answer the tough choices. There are rules. There are guidelines. Guidelines that must be followed.</text:span></text:p>
      <text:p text:style-name="P196"><text:s text:c="5"/><text:span text:style-name="T484">Without any of those guidelines, the rules cannot be displayed or followed. Everything must have a choice to go along with it. A place in time. A wonderful happy moment in life where it all will eventually come around and life will be there for you. It must happen. It </text:span><text:span text:style-name="T40">will</text:span><text:span text:style-name="T484"> happen. You needn't be afraid any longer. This life will make you free. It will help you become free from the bonds that keep you bound and everything else that manages to take you out.</text:span></text:p>
      <text:p text:style-name="P196"><text:s text:c="5"/><text:span text:style-name="T484">There needs to be rules enforced during this life, that much is a given. To be able to adhere to the rules and guidelines set forth however is a larger piece of the puzzle.</text:span></text:p>
      <text:p text:style-name="P196"><text:s text:c="5"/><text:span text:style-name="T484">So be happy.</text:span></text:p>
      <text:p text:style-name="P196"><text:s text:c="5"/><text:span text:style-name="T484">Go out and enjoy life.</text:span></text:p>
      <text:p text:style-name="P196"><text:s text:c="5"/><text:span text:style-name="T484">Be the kind of person you want to become.</text:span></text:p>
      <text:p text:style-name="P196"><text:s text:c="5"/><text:span text:style-name="T484">Make it all worthwhile.</text:span></text:p>
      <text:p text:style-name="P196"><text:s text:c="5"/><text:span text:style-name="T484">Yes, I'm talking to </text:span><text:span text:style-name="T40">you</text:span><text:span text:style-name="T484">.</text:span></text:p>
      <text:p text:style-name="P507">Something Carefully Considered</text:p>
      <text:p text:style-name="P197"/>
      <text:p text:style-name="P388"><text:s text:c="5"/>You would think for a moment, a long moment that the author is in full grasp of whatever <text:span text:style-name="T485">it is he is writing. Well in some cases he is, other cases he is not. This is just a reminder not to always believe what you read, as a good portion of this book is meant to be nonsense. Thoughts of fantasy and other moments that aren't meant to be understood. It is what it is, and what it is doesn't seem to correspond with anything else that is real or not real.</text:span></text:p>
      <text:p text:style-name="P388"><text:s text:c="5"/><text:span text:style-name="T485">Now if you believe in only what is real, you might as well stop reading here. Naturally you've gotten though a good portion of the book. But if you don't care or grasp anything that happens? I won't be the one to stop you from continuing onward. You have been warned on more than one occasion that this is somewhat a work of fiction. The mind has a powerful grasp on the reader and the one who has been writing the book. It doesn't always mean nothing, and it doesn't always mean everything in the whole world. It is but an existence.</text:span></text:p>
      <text:p text:style-name="P388"><text:s text:c="5"/><text:span text:style-name="T485">An existence that isn't meant to last an existence that will last forever despite what I just said.</text:span></text:p>
      <text:p text:style-name="P388"><text:soft-page-break/><text:s text:c="5"/><text:span text:style-name="T486">Let it happen as it happens. Do not be fooled by quiet imitations which lead to nothing and that nothing will go on to make you believe in things that don't matter. Everything in this life has a clue. Everything in this life means something to someone else. I am but the imagination that has been lead towards everything that has been written.</text:span></text:p>
      <text:p text:style-name="P388"><text:s text:c="5"/><text:span text:style-name="T486">I do not claim to be the author. I know that is something to be graced upon with other platforms. It is but a title. A wonderful title to be understood and matters to all. The thing which you <text:s/>must accept is nothing you read is real. Fiction must find its way to wherever you end up.</text:span></text:p>
      <text:p text:style-name="P388"><text:s text:c="5"/><text:span text:style-name="T487">Love is one of those things. Oh to find love in the moment of happiness. You must be able to understand it beyond anything else that will occur and happen. In order to find something else out in the world, you must be able to first connect with it. Have that connection where nothing else can get in the way.</text:span></text:p>
      <text:p text:style-name="P388"><text:s text:c="5"/><text:span text:style-name="T487">Take it a day at a time. Do not believe in things that don't matter. To do so would be to make believe that you are not good enough. Be good. Be happy. You are good enough dammit and that's all that matters!</text:span></text:p>
      <text:p text:style-name="P388"><text:soft-page-break/><text:s text:c="5"/><text:span text:style-name="T488">Once you accept that you are good enough, you will begin to understand everything else in the world. You will be able to take the day by the horns and allow it to become everything else that you wished it to become.</text:span></text:p>
      <text:p text:style-name="P388"><text:s text:c="5"/><text:span text:style-name="T488">Do not look forward to that which has been placed behind you. To do so would be almost certain death. A death upon which you cannot stand. A possibility upon which if you survive...oh my if you are able to survive such a horrible tragic end? I wish you the best. You never know what will take place. You will never know what will happen.</text:span></text:p>
      <text:p text:style-name="P388"><text:s text:c="5"/><text:span text:style-name="T488">Take care of what you believe in. Be sure to understand and grasp everything there is to understand. If you do not, life will not be able to catch up with you. It will haunt you do your dying day. You will find yourself in a pot simply boiling over as carrots are added to the stew that is cooking you over.</text:span></text:p>
      <text:p text:style-name="P388"><text:s text:c="5"/><text:span text:style-name="T488">You will be nothing. You will admit to everything there is to admit to. You will die alone.</text:span></text:p>
      <text:p text:style-name="P388"><text:s text:c="5"/><text:span text:style-name="T488">Sometimes dying alone isn't the worst idea to believe in. Sometimes it is but a simple belief that will cause you to boil down into nothing. Nothing </text:span><text:soft-page-break/><text:span text:style-name="T488">to behold and everything else to be taken for granted.</text:span></text:p>
      <text:p text:style-name="P388"><text:s text:c="5"/><text:span text:style-name="T488">A self positive body is all a person needs sometimes. An ego boost. Something that will make them tick, things that will make them understand that which hasn't been understood yet. Oh how the various things that matter to a person, how they are meant to stay there. Forever. A long time in the fire and you will become malleable. Possible ruined because of the hot melting flames.</text:span></text:p>
      <text:p text:style-name="P388"><text:s text:c="5"/><text:span text:style-name="T489">Be the sword that makes you want to dance through the fire of life. Be everything there is to be out there among the destroyed ashes of others. Learn from your own mistakes and their mistakes as well. Head up high. Everything will be good. It only takes a few moments of your time and life to understand that. Realize the untapped potential within your own heart, mind, and soul. You have it within you to change your life.</text:span></text:p>
      <text:p text:style-name="P388"><text:s text:c="5"/><text:span text:style-name="T490">Get out there and do it.</text:span></text:p>
      <text:p text:style-name="P388"><text:s text:c="5"/><text:span text:style-name="T491">Do not let anyone tell you that you can't do it. You have to be the one to tell them you can do it and you will do it! That's all it takes. A moment in time to be uplifting to yourself. You will overcome whatever there is to overcome. Everything will be wonderful, </text:span><text:soft-page-break/><text:span text:style-name="T491">but you have to first trust in yourself. Do not focus on how someone else is happy and you are not. Be happy that they are happy. You can find joy in finding other people's happiness.</text:span></text:p>
      <text:p text:style-name="P388"><text:s text:c="5"/><text:span text:style-name="T491">Be a cheerleader and a supporter for them. Be everything you need to be for yourself. Take care of you first, and then you can help other people. If you aren't able to take care of you first, you will not be able to take care of someone else. Needs have to be made. Needs have to be met. It's all part of life.</text:span></text:p>
      <text:p text:style-name="P388"><text:s text:c="5"/><text:span text:style-name="T491">A life without light is doomed to be something quite terrible. A most terrible thing around you. You don't want that. Your mind knows what's going on in this world. It must find a way to be up and coming. It will find a way to be out there...beyond anything else that has to be grasped.</text:span></text:p>
      <text:p text:style-name="P388"><text:s text:c="5"/><text:span text:style-name="T491">Call this a pep talk if you must, call it something. Anything. Call it your own. You are the author of your own dreams. You can make them come true. You have the ability to make them all come true and everything else has a way to make them believable.</text:span></text:p>
      <text:p text:style-name="P388"><text:s text:c="5"/><text:span text:style-name="T492">Do not fret if it doesn't work out the first time. You will continue on. You will make it. You will succeed!</text:span></text:p>
      <text:p text:style-name="P508">A Matter Of Opinion</text:p>
      <text:p text:style-name="P451"/>
      <text:p text:style-name="P451">Is that what you're telling yourself these days? How everything comes together because you simply wish it to come together?</text:p>
      <text:p text:style-name="P451"/>
      <text:p text:style-name="P451">Should I laugh or cry first? <text:span text:style-name="T493">I do not know which method would work best for either of you. But as you know, I just call the shots as they come blowing past me. Or past you as it were. Whatever the case, neither of you are real. I am the one who tells you what to think and what to say. It is, and always has been, up to me to make such decisions.</text:span></text:p>
      <text:p text:style-name="P451"/>
      <text:p text:style-name="P452">No, there has to be something different in your lives to make you understand and believe everything there is out there. It's not simply as you wish it to be...life doesn't happen that way. You are a bystander waiting for something to take place. Simply waiting for the outcome to pop out of a toaster and be buttered.</text:p>
      <text:p text:style-name="P452"/>
      <text:p text:style-name="P452">Yes, I shall compare you to toast. Sometimes in life you get burned. Oh you can scrape all you wish, but eventually you will remain burned. <text:span text:style-name="T494">There's nothing you can do about that I'm afraid...it's all part of life.</text:span></text:p>
      <text:p text:style-name="P509">Oh This Again</text:p>
      <text:p text:style-name="P198"/>
      <text:p text:style-name="P198"><text:s text:c="5"/>I can see <text:span text:style-name="T495">where you are going with this dear narrator. You will not be able to break me, not this time. Not again. You don't have that power within you or your soul to do that! You can do your worst and your worst is not the best!</text:span></text:p>
      <text:p text:style-name="P198"><text:s text:c="5"/><text:span text:style-name="T495">To say you are helping is a laugh. You are but a person who has lost their way on a trip out of nowhere. The ship has sailed, the train has left the station. You simply forgot to get on either of those! Perhaps there is a nice airplane to take you up and get you away from this place of dry amusement.</text:span></text:p>
      <text:p text:style-name="P198"><text:s text:c="5"/><text:span text:style-name="T495">There is nothing you are able to do. In order to be happy with this life...do you even have the capability of being happy? I should not think so. There doesn't appear to be anything in this life that would make you happy. You seem to be the one who wishes the worst upon me and my own conscience.</text:span></text:p>
      <text:p text:style-name="P198"><text:s text:c="5"/><text:span text:style-name="T495">I would love to know where you come from! Perhaps we can send you back from whence you came. Now that would be an amusing thought. Sending you back to nowhere. If that's where you come from...I'm still not quite certain you actually come from my mind to begin with. My thoughts indicate otherwise. You don't manage to get through this life without thinking things over clearly enough. Oh how there are times and wishes where you would rather not come back ever again.</text:span></text:p>
      <text:p text:style-name="P198"><text:s text:c="5"/><text:span text:style-name="T496">So there are things in this life that don't matter. Things that do matter...and things that just bother the ever loving shit out of a person. You would think it would make sense for everything to be understood and nothing to be conquered in a feeling or thought. </text:span><text:soft-page-break/><text:span text:style-name="T496">But as you can see it all happens without the slightest possible thought process. A fear. A thought. A feeling. Before you know it, you're ill and sick. There is nothing you can do about it.</text:span></text:p>
      <text:p text:style-name="P198"><text:s text:c="5"/><text:span text:style-name="T497">You have to keep on moving along. Move along until the point where you are unable to handle it anymore, and then do you know what you do next? You keep on going. You have to keep going and see all there is out there in this life.</text:span></text:p>
      <text:p text:style-name="P198"><text:s text:c="5"/><text:span text:style-name="T498">It's a place to be explored! It's a place to be remembered. Memories will last only as long as you are able to make them last. It's how things work.</text:span></text:p>
      <text:p text:style-name="P198"><text:s text:c="5"/><text:span text:style-name="T499">I should make a comparison chart. Yes a chart would be amusing to make...but what would it be a comparison of? This life in general? Maybe. If it was something else...I suppose it would be that.</text:span></text:p>
      <text:p text:style-name="P198"><text:s text:c="5"/><text:span text:style-name="T500">What I'm trying to say is a life in comparison with another life is not the end goal. Don't end up comparing yourself to another person. Keep it real. Compare your goals with yourself. Your goals will eventually make sense. They will be something you are able to rely on. Something you have control over. They will be something tangible, something so tangible that you are able to rely and hold onto them for the rest of your life.</text:span></text:p>
      <text:p text:style-name="P198"><text:s text:c="5"/><text:span text:style-name="T501">If only you knew the half of it. Any half will do. You just have to be able to recognize everything there is out there to recognize. Without that? Well let's just say you're lost.</text:span></text:p>
      <text:p text:style-name="P510">A Rebuttal</text:p>
      <text:p text:style-name="P199"/>
      <text:p text:style-name="P453">So you think you're lost now huh? Well, I wouldn't be so surprised over anything that occurs with that thought. You are after all a simple mortal. A human without any sort of thought going on in your own head. There doesn't seem to be anything in your life that you don't want to deal with. If anything, you are lost. A lost person where nothing can help you. Do you realize this? Do you understand how lost you have become? Go on, go have that drink, it won't do you any good. But you'll be able to forget about life for a while. Might as well just hit it all heavy. You don't care about anything, why should you care about this?</text:p>
      <text:p text:style-name="P453"/>
      <text:p text:style-name="P453">You know what really irks me? The thought that you are actually in charge over everything there is to see and hear. You believe you're the one in charge? I doubt it. <text:span text:style-name="T502">You aren't in charge more than I'm running for president at this very moment.</text:span></text:p>
      <text:p text:style-name="P453"/>
      <text:p text:style-name="P454">It's impossible for you to be able to see anything that is out there in this world. You only think you know. Thinking and actually having something be the truth are two different motives and meanings. Don't even bother with the fact that you don't have a clue about what's going on in life.</text:p>
      <text:p text:style-name="P454"/>
      <text:p text:style-name="P454">The simple fact? YOU DON'T.</text:p>
      <text:p text:style-name="P454"><text:soft-page-break/></text:p>
      <text:p text:style-name="P454">That's right. You don't have a clue about what's going on in this life and if you did? You still wouldn't know what to do with any of it. So you have that going for you. Nothing at all.</text:p>
      <text:p text:style-name="P454"/>
      <text:p text:style-name="P454">I wonder why I even bother with you. There doesn't seem to be any sort of reasoning from which I am able to make you comprehend a darn thing.</text:p>
      <text:p text:style-name="P454"/>
      <text:p text:style-name="P454">If only there could be a way to make you gather all your thoughts together and sit you down. Maybe then I could knock some sense into you. <text:span text:style-name="T503">You might not even able to make it back from where you're going. Oh the irony of it all...lost within your own thoughts.</text:span></text:p>
      <text:p text:style-name="P454"/>
      <text:p text:style-name="P455">We'll have to continue this discussion another time. But for now? You aren't worth the paper these words are written on!</text:p>
      <text:p text:style-name="P455"/>
      <text:p text:style-name="P456">Goodbye.</text:p>
      <text:p text:style-name="P512">What The Fuck</text:p>
      <text:p text:style-name="P429"/>
      <text:p text:style-name="P389"><text:s text:c="5"/><text:span text:style-name="T504">If he thinks he can boss us around? He has another thing coming. Narrator indeed! What in the world is that kind of monster doing here in our lives? He's only there to bring us down.</text:span></text:p>
      <text:p text:style-name="P389"><text:s text:c="5"/><text:span text:style-name="T504">We don't need or have to listen to such nonsense! There is nothing wrong with us. We have to be strong in such things. There doesn't seem to be a point in allowing someone else to gain access or control over us. No sir. Not at all. There should be a way to get through this and over this. Whatever way that happens to be!</text:span></text:p>
      <text:p text:style-name="P389"><text:s text:c="5"/><text:span text:style-name="T505">So let it all come to a rest. There's no point in allowing it all to deal with the way you conduct your own life. No, there doesn't need to be a difference. It's all a matter of perspective. Perspective doesn't have to begin and end at some odd reasoning. No, it can be whatever it needs to be. It is up to you, the author, to decide which way you wish to live your life.</text:span></text:p>
      <text:p text:style-name="P389"><text:s text:c="5"/><text:span text:style-name="T505">Figure it out. I'm here with you. Don't allow anything else to get in your way.</text:span></text:p>
      <text:p text:style-name="P513">Dear Mind</text:p>
      <text:p text:style-name="P200"/>
      <text:p text:style-name="P200"><text:s text:c="5"/>Oh my dear mind. <text:span text:style-name="T506">Where do you come off thinking like this? Come on now, you're stronger than that! You want to be happy. I get that. SO BE HAPPY! Do it! Just fucking do it already! Be happy and you won't have any problems at all.</text:span></text:p>
      <text:p text:style-name="P200"><text:s text:c="5"/><text:span text:style-name="T507">Sheesh. You silly mind always doing your thing. Never allowing me to step in and stop you from whatever it is you're attempting to do! Don't worry about it. I'll take over. You'll be fine.</text:span></text:p>
      <text:p text:style-name="P200"><text:s text:c="5"/><text:span text:style-name="T508">See all you have to do is just be quiet most of the day. Are you capable of doing that? I'm sure you are. I mean you have to be able to stop over thinking half the time or else you'll just end up going nuts and crazy. We don't want that now do we? No, I didn't think so.</text:span></text:p>
      <text:p text:style-name="P200"><text:s text:c="5"/><text:span text:style-name="T509">I'd prefer to get back on track with this work of art now.</text:span></text:p>
      <text:p text:style-name="P200"/>
      <text:p text:style-name="P390">Oh, it's a work of art. Right.</text:p>
      <text:p text:style-name="P201"/>
      <text:p text:style-name="P201"><text:s text:c="5"/>What do you mean by that?</text:p>
      <text:p text:style-name="P201"/>
      <text:p text:style-name="P390">You wouldn't know a work of art from a hole in the wall!</text:p>
      <text:p text:style-name="P201"/>
      <text:p text:style-name="P201"><text:s text:c="5"/>How dare you! I am the author of this work, I can write about whatever it is I want to write about and nothing can stop me. You won't be able to stop me, for I am in the one in control.</text:p>
      <text:p text:style-name="P201"/>
      <text:p text:style-name="P390">Are we having a fight...again?</text:p>
      <text:p text:style-name="P201"/>
      <text:p text:style-name="P201"><text:soft-page-break/><text:s text:c="5"/>No! Never! Why would I have a fight with you? You are but a piece of me that doesn't feel like it belongs to anyone or anything at all. You are simply a nothing. A part of my mind which I can ignore at any given time.</text:p>
      <text:p text:style-name="P201"><text:s text:c="5"/>If you don't like it, then you can jump out at anytime you want. You may leave. Yes you may leave me alone never to return!</text:p>
      <text:p text:style-name="P201"/>
      <text:p text:style-name="P390">I see.</text:p>
      <text:p text:style-name="P201"/>
      <text:p text:style-name="P201"><text:s text:c="5"/>Why must you be so annoying at times? You constantly nag me. Make me feel like I'm nothing. Put me down and chop me to pieces. It's not fair it's not right. You are nothing but a controller.</text:p>
      <text:p text:style-name="P201"/>
      <text:p text:style-name="P390">Someone has to be in control, don't they?</text:p>
      <text:p text:style-name="P201"/>
      <text:p text:style-name="P201"><text:s text:c="5"/>Oh now you're talking about control. How obvious of you to do so. There doesn't seem to be much going on between your thoughts and the actions that actually come out and happen. Have you noticed this? Have you noticed nothing like this works out the way you wish it to?</text:p>
      <text:p text:style-name="P201"/>
      <text:p text:style-name="P457">Now we see the mind fighting with the man that has created it. It can be considered a simple fight or something not as simple. It's not everyday that you manage to see everything there is to see in a person's mind. Before long, pure madness can set in if they aren't careful.</text:p>
      <text:p text:style-name="P457"/>
      <text:p text:style-name="P457"><text:soft-page-break/>I'd like to chalk it all up to science. But the brain <text:span text:style-name="T510">is quite a different playground which a person can play in if they're not careful. No, it's something a bit different for sure.</text:span></text:p>
      <text:p text:style-name="P457"/>
      <text:p text:style-name="P458">To some, the mind can be a torture chamber. A place where rest doesn't exist. It is but a place where nothing seems to matter anymore. The body accepts what the mind believes and doesn't dare cross it.</text:p>
      <text:p text:style-name="P458"/>
      <text:p text:style-name="P458">It all becomes something quite different. Nothing sane will ever become of it and everything will end up as a disaster.</text:p>
      <text:p text:style-name="P458"/>
      <text:p text:style-name="P458">No one ever wants a disaster in their life. We all try to avoid such natures of the beast as it were. Nothing else manages to come of it. A peaceful thought process beyond anything else imagined or experienced.</text:p>
      <text:p text:style-name="P458"/>
      <text:p text:style-name="P458">To say it is life, is the most cruel of all. It is more than simply life. With life you have choices. With this, there doesn't appear to be anything that goes on with it. It is but a conscious part of nothing. Here for all to see and there for nothing to be made found worthy of the life that is to be lived.</text:p>
      <text:p text:style-name="P458"/>
      <text:p text:style-name="P458"><text:soft-page-break/>Live carefully. Be free. Do as you please to help you be happy. Whatever you choose, make sure it's the right gesture.</text:p>
      <text:p text:style-name="P458"/>
      <text:p text:style-name="P458">If you so desire happiness? Make it happen. Happiness can be your own if you allow it to be. Do not avoid being happy. There won't be a place for you if you allow your soul to be sad all of the time.</text:p>
      <text:p text:style-name="P458"/>
      <text:p text:style-name="P458">It is but a choice.</text:p>
      <text:p text:style-name="P458"/>
      <text:p text:style-name="P458">A choice up to you.</text:p>
      <text:p text:style-name="P458"/>
      <text:p text:style-name="P458">To live a happy life or to be sad.</text:p>
      <text:p text:style-name="P458"/>
      <text:p text:style-name="P458">Make your choice.</text:p>
      <text:p text:style-name="P458"/>
      <text:p text:style-name="P458">Make your stand.</text:p>
      <text:p text:style-name="P458"/>
      <text:p text:style-name="P458">Do it now and keep it forever.</text:p>
      <text:p text:style-name="P515">Tis But A Memory</text:p>
      <text:p text:style-name="P205"/>
      <text:p text:style-name="P205"><text:s text:c="5"/>Out of everything that comes into a person's life, and out of any possible outcome, it all becomes a memory.</text:p>
      <text:p text:style-name="P205"><text:s text:c="5"/><text:span text:style-name="T522">What exactly is a memory but something that has taken place before. Something that won't happen again exactly the way it happened once. It is an idea, a painful thought, a happy thought, a thought that can remain with you no matter how long you think about trying not to remember it.</text:span></text:p>
      <text:p text:style-name="P205"><text:s text:c="5"/><text:span text:style-name="T522">Some memories come and go, others are there to stay for who knows how long. At points, the memory can be changed or forgotten. Either way, they don't always have to matter. Memories are but <text:s/>shadow of something that once was.</text:span></text:p>
      <text:p text:style-name="P205"><text:s text:c="5"/><text:span text:style-name="T522">Not everyone recalls memories the same way. Some focus on smells, other focus on feelings. Two people who experienced the same thing can have a memory of the same event, but their views on the memory could be quite different.</text:span></text:p>
      <text:p text:style-name="P205"><text:s text:c="5"/><text:span text:style-name="T523">Some memories can plant themselves into your mind so quickly so fast you don't know what else to do about it. Other memories can take their sweet time to do as they please.</text:span></text:p>
      <text:p text:style-name="P205"><text:s text:c="5"/><text:span text:style-name="T524">Either way the memory is with you. It will always be with you no matter what happens that memory will be in your mind. You can do all you want to it, attempt to change it if you must, try and cope with it...but that memory will be there no matter what happens.</text:span></text:p>
      <text:p text:style-name="P205"><text:s text:c="5"/><text:span text:style-name="T525">So what do you do with said memory? Try and move along as though nothing happened? Maybe you'll want to just change the memory so it doesn't </text:span><text:soft-page-break/><text:span text:style-name="T525">feel like being around you anymore. No, there really isn't anything you can do to such a memory. Peaceful memories are the easiest ones to deal with. People prefer to have a peaceful memory in their mind at all times. The other kinds of memories, the more intense ones that drive you insane at times? Yes those are the memories that don't matter. Those are the ones you will want to try and kick out of your head.</text:span></text:p>
      <text:p text:style-name="P205"><text:s text:c="5"/><text:span text:style-name="T526">Being alone with your own thoughts. That isn't always a good idea. You'll never know what's going on. The darkness isn't something you prefer to feel. The light having been shut out of your world. It all tends to go downhill from there.</text:span></text:p>
      <text:p text:style-name="P205"><text:s text:c="5"/><text:span text:style-name="T526">Till that one day where you're swimming neck deep in a pool. Drowning is more like it. Yes drowning in your own thoughts. Everything making its way to a bitter end where nothing seems like it will survive.</text:span></text:p>
      <text:p text:style-name="P205"><text:s text:c="5"/><text:span text:style-name="T527">A shame that could be the case. A shame it is the case on some days. Other days you feel fine and there's no reason in the world for you to hate anything.</text:span></text:p>
      <text:p text:style-name="P205"><text:s text:c="5"/><text:span text:style-name="T527">But those memories come back to you. They haunt your life. Your days. Your nights. Haunting memories and feelings that don't wish to go away. They are only the thing that is standing in your way between happiness and your goal.</text:span></text:p>
      <text:p text:style-name="P205"><text:s text:c="5"/><text:span text:style-name="T527">What is your end goal for life? When it's all said and done, what is your goal? Have you ever thought about it to begin with? If not, why?</text:span></text:p>
      <text:p text:style-name="P205"><text:s text:c="5"/><text:span text:style-name="T528">Why must some memories belong to us for a longer period of time then others? Does it make sense? Does it have a sense or an action? </text:span></text:p>
      <text:p text:style-name="P205"><text:s text:c="5"/><text:span text:style-name="T529">It is but a life of memories.</text:span></text:p>
      <text:p text:style-name="P206"><text:soft-page-break/>Memories</text:p>
      <text:p text:style-name="P206"><text:s text:c="8"/>drifting in the wind</text:p>
      <text:p text:style-name="P206"><text:s text:c="8"/>drowning in the past</text:p>
      <text:p text:style-name="P206"><text:s text:c="8"/>striving to live into the future</text:p>
      <text:p text:style-name="P206"/>
      <text:p text:style-name="P206">Blasted days</text:p>
      <text:p text:style-name="P206"><text:s text:c="8"/>where nothing</text:p>
      <text:p text:style-name="P206"><text:s text:c="20"/>not even a thought</text:p>
      <text:p text:style-name="P206"><text:s text:c="36"/>will survive</text:p>
      <text:p text:style-name="P206"/>
      <text:p text:style-name="P207">Oh to be able</text:p>
      <text:p text:style-name="P207">to understand</text:p>
      <text:p text:style-name="P207">everything</text:p>
      <text:p text:style-name="P207">that happens</text:p>
      <text:p text:style-name="P207">everything</text:p>
      <text:p text:style-name="P207">that goes on</text:p>
      <text:p text:style-name="P207">and all that</text:p>
      <text:p text:style-name="P207">moves around me</text:p>
      <text:p text:style-name="P207">but I can't</text:p>
      <text:p text:style-name="P207">it is but a dream</text:p>
      <text:p text:style-name="P207">and nothing else</text:p>
      <text:p text:style-name="P207">will matter anymore</text:p>
      <text:p text:style-name="P207">if I but simply</text:p>
      <text:p text:style-name="P207">easily</text:p>
      <text:p text:style-name="P207">close my eyes</text:p>
      <text:p text:style-name="P207">to the thoughts</text:p>
      <text:p text:style-name="P207">and the memories</text:p>
      <text:p text:style-name="P207">that are there</text:p>
      <text:p text:style-name="P207">shutting them out</text:p>
      <text:p text:style-name="P207">down into that cold</text:p>
      <text:p text:style-name="P207">freezing world</text:p>
      <text:p text:style-name="P207">they cannot survive</text:p>
      <text:p text:style-name="P516">Survival</text:p>
      <text:p text:style-name="P208"/>
      <text:p text:style-name="P209"><text:s text:c="5"/>Survival is one of the most interesting to find out about this life. <text:span text:style-name="T530">It's nothing to mock at or make fun of. In order to get through this life, one must simply survive long enough to die.</text:span></text:p>
      <text:p text:style-name="P209"><text:s text:c="5"/><text:span text:style-name="T531">Kind of an odd statement now isn't that.</text:span></text:p>
      <text:p text:style-name="P209"><text:s text:c="5"/><text:span text:style-name="T532">A person must find a way to make it through this life. Nothing is handed to them. Well for most people nothing is just handed to them. There are few who have everything hand delivered to them...but this is not about them. This is about the working people who have to fight day after day to earn a paycheck.</text:span></text:p>
      <text:p text:style-name="P209"><text:s text:c="5"/><text:span text:style-name="T533">Month after month the money gets used up for things that are necessary. Amazing nothing gets left over hardly. It all becomes wasted to some bill or another. Not the way I imagine life being, all these bills and nothing manages to come of them. Another month and another bill comes out for you to take care of. It's just how this life is I suppose.</text:span></text:p>
      <text:p text:style-name="P209"><text:s text:c="5"/><text:span text:style-name="T534">Things happen. Life tends to get in the way. It's not how you expected the outcome to happen. Life happens to everyone who don't ever expect the outcome to be as bad or as good as it turns out. All you can do is look forward in your life and continue onward.</text:span></text:p>
      <text:p text:style-name="P209"><text:s text:c="5"/><text:span text:style-name="T535">Stopping to rest will do nothing. You will find yourself among your thoughts and you won't want that at all. Those thoughts can turn on you in an instant. I should know, such thoughts have been able to turn on me and I had no clue how to survive it all. But here's the thing.</text:span></text:p>
      <text:p text:style-name="P209"><text:s text:c="5"/><text:span text:style-name="T535">I managed to survive.</text:span></text:p>
      <text:p text:style-name="P209"><text:soft-page-break/><text:s text:c="5"/><text:span text:style-name="T535">If a person like myself can survive something as terrible as those kinds of thoughts...anyone can. I'm not just saying this because I want to. I'm saying it because it's the truth. Anyone can survive the most terrible of thoughts that enter their mind, simply because they believe they can.</text:span></text:p>
      <text:p text:style-name="P209"><text:s text:c="5"/><text:span text:style-name="T535">It's not the end of the world. It's not something that will cause an entire shutdown of whatever it is you have built up. There could be setbacks sure, but who doesn't have setbacks in their life? There's nothing you are not able to overcome and handle. There is nothing you can't simply get over because you choose to do it.</text:span></text:p>
      <text:p text:style-name="P209"><text:s text:c="5"/><text:span text:style-name="T535">The brain and willpower of that mind are a powerful ally on your side of the line. There isn't anything you can't accomplish. You have the power to do so. Sometimes all you need is to push yourself a bit and see where it all ends up.</text:span></text:p>
      <text:p text:style-name="P209"><text:s text:c="5"/><text:span text:style-name="T536">The key to survival is simple:</text:span></text:p>
      <text:p text:style-name="P209"/>
      <text:p text:style-name="P210">Never Give Up</text:p>
      <text:p text:style-name="P517">Wonder</text:p>
      <text:p text:style-name="P211"/>
      <text:p text:style-name="P212"><text:s text:c="5"/><text:span text:style-name="T537">I have to wonder where all of this is going at times. All of these thoughts have obviously ended up somewhere. There seems to be an odd thought in my mind that makes everything else make some kind of sense to me.</text:span></text:p>
      <text:p text:style-name="P212"><text:s text:c="5"/><text:span text:style-name="T538">Obviously the thoughts have to make some kind of sense. I wouldn't know. Where do these thoughts come from? I wish I knew. I wish I had an answer as to why so many thoughts tend to come and go. Where and how do these thoughts end up inside my head?</text:span></text:p>
      <text:p text:style-name="P212"><text:s text:c="5"/><text:span text:style-name="T538">Where do they come from? Where are they going? I cannot help but inquire where everything is going in this life. If there was a simple answer, I would have that answer now wouldn't I?</text:span></text:p>
      <text:p text:style-name="P212"><text:s text:c="5"/><text:span text:style-name="T539">The past has a way of haunting a person. Not illegal activity mind you, but just a past. Experiences that don't want to move on. So here they sit ever staying in my mind. Never finding a way to leave.</text:span></text:p>
      <text:p text:style-name="P212"><text:s text:c="5"/><text:span text:style-name="T539">It is but a memory swimming around in my soul.</text:span></text:p>
      <text:p text:style-name="P212"><text:s text:c="5"/><text:span text:style-name="T540">You would think something would manage to find a way to come clean and out from it all. That everything would be wonderful. How does it not become wonderful? How is it this life manages to grab hold onto me and there's nothing that makes sense from it?</text:span></text:p>
      <text:p text:style-name="P212"><text:s text:c="5"/><text:span text:style-name="T541">Maybe this is where life doesn't want me to understand what happens with it all. There should be an answer to everything in this life, doesn't there? I don't mean the silly things. I'm talking about the serious things in this life. There needs to be something serious. Something...damn I hate that </text:span><text:soft-page-break/><text:span text:style-name="T541">word. Seriously? It's not a good word. It's a terrible word. Something you're not meant to deal with. It's just an awful word. Nothing is meant to follow that word. It's a question. Seriously? See that. A question. A simple statement of, are you kidding me?</text:span></text:p>
      <text:p text:style-name="P212"><text:s text:c="5"/><text:span text:style-name="T541">Talk about an annoying thought.</text:span></text:p>
      <text:p text:style-name="P212"><text:s text:c="5"/><text:span text:style-name="T542">The truth must be written. I've only scratched the surface. It is but a terrible mistake...who's end was that mistake made? I do not know. Wish I knew all that happened and is going on. There's no way to understand any of it.</text:span></text:p>
      <text:p text:style-name="P212"><text:s text:c="5"/><text:span text:style-name="T543">There are so many details left out. So many things that don't have a purpose in it all. I need to find a way to finish what I started. The pain will come back and there must be a way to overcome all of that pain. That sword in the back is turning, twisting, and forcing its way in deeper. Maybe I am stubborn and that's why I've not forgotten it.</text:span></text:p>
      <text:p text:style-name="P212"><text:s text:c="5"/><text:span text:style-name="T544">Who knows what it is all about anymore.</text:span></text:p>
      <text:p text:style-name="P212"><text:s text:c="5"/><text:span text:style-name="T544">A story. A most terrible story at that. To be told and experienced in the most unfortunate of ways. It is and will forever be something within my heart. Stamped on my soul as something I cannot give up. A betrayal of trust. Tossed aside. Nothing left for me to hide under. It is all but a mystery now.</text:span></text:p>
      <text:p text:style-name="P212"><text:s text:c="5"/><text:span text:style-name="T544">Something I can't seem to shake or forget. A shame really. Such a sad shame and turn of events. I wish I could simply close my eyes at night and turn off the world. There needs to be a way to do so. If I don't, there is nothing to be done about it.</text:span></text:p>
      <text:p text:style-name="P212"><text:s text:c="5"/><text:span text:style-name="T545">Move on I tell myself. Move on and find something more in this life than what you have been dealt. Move on and see all there is out there. Keep your head held high and simply move forward. As long as you can see the end of the tunnel, you will be </text:span><text:soft-page-break/><text:span text:style-name="T545">fine and you will understand someday. Someday in the far future. Sometimes it's too far into the future for it to become real.</text:span></text:p>
      <text:p text:style-name="P212"><text:s text:c="5"/><text:span text:style-name="T546">All of these scenarios that don't make sense. They come along and there's nothing else to be said. Then the screaming comes by and I don't have a clue what to do about it.</text:span></text:p>
      <text:p text:style-name="P212"><text:s text:c="5"/><text:span text:style-name="T546">I hate it.</text:span></text:p>
      <text:p text:style-name="P212"><text:s text:c="5"/><text:span text:style-name="T546">It always finds a way to consume me. I don't have anyone to talk to about it. So it keeps within my mind adrift never to see the light of day. Must I torture myself? I do not know. Why must it always be there present and alive.</text:span></text:p>
      <text:p text:style-name="P212"><text:s text:c="5"/><text:span text:style-name="T546">It is but a monster deep within my mind and soul. Something must find a way to overcome it all. Death would only bring about a change of address. Another existence where it can never be forgiven. I must find a way to do that now.</text:span></text:p>
      <text:p text:style-name="P212"><text:s text:c="5"/><text:span text:style-name="T547">Holding onto something like this has a way of destroying you. Being a destroyed person is not the best of choices that I would want to happen. There must be something I can do somehow. To make it all go away and into a nice little pile.</text:span></text:p>
      <text:p text:style-name="P212"><text:s text:c="5"/><text:span text:style-name="T548">The late nights don't comfort me. There doesn't seem to be anything good to come of it. I find myself within a ball, wrapped tightly. Oh so tight where I cannot breathe anymore.</text:span></text:p>
      <text:p text:style-name="P212"><text:s text:c="5"/><text:span text:style-name="T549">There must be a way out of this hell I have managed to put myself in. Why do I blame myself? Why is there so much blame to be passed around? It doesn't make any sense to me.</text:span></text:p>
      <text:p text:style-name="P212"><text:s text:c="5"/><text:span text:style-name="T550">So I must continue on in this life. There needs to be something to be happy about. Just a place of happiness. I must find peace. I must find joy. I need to find that one place I know I can go where I will be </text:span><text:soft-page-break/><text:span text:style-name="T550">safe and nothing can hurt me again. But where can I find such a place?</text:span></text:p>
      <text:p text:style-name="P212"><text:s text:c="5"/><text:span text:style-name="T551">To be on my own. That would help. Oh to be on my own and grasp it all within the thoughts of my own soul. To understand everything that needs to be understood. I do not know what to think about it. I do not know where to go from here.</text:span></text:p>
      <text:p text:style-name="P212"><text:s text:c="5"/><text:span text:style-name="T551">The headlights are out there. I can see only so far as one of them has dimmed. </text:span><text:span text:style-name="T553">[Appendix C]</text:span><text:span text:style-name="T551"> Where is the hope in this life? Where did that hope go to? It was meant to last forever...where did it all end up? I do not know.</text:span></text:p>
      <text:p text:style-name="P212"><text:s text:c="5"/><text:span text:style-name="T552">I wish I had answers.</text:span></text:p>
      <text:p text:style-name="P212"><text:s text:c="5"/><text:span text:style-name="T552">I want answers.</text:span></text:p>
      <text:p text:style-name="P212"><text:s text:c="5"/><text:span text:style-name="T552">I need answers.</text:span></text:p>
      <text:p text:style-name="P212"><text:s text:c="5"/><text:span text:style-name="T552">To be loved, wanted, adored...it is but a wish. Possibly a wish gone wrong. The fairytale is over. Things have come out of the woodwork that don't make any sense anymore. I wish they were over. I wish they would end. All I seek is an end to the pain that tortures my soul.</text:span></text:p>
      <text:p text:style-name="P212"><text:s text:c="5"/><text:span text:style-name="T552">Maybe I am being over dramatic. I do not know. Nor do I care. It all has the feelings that make me want to stop for a moment and breathe. I can do that. I can breathe. There's nothing more natural than breathing.</text:span></text:p>
      <text:p text:style-name="P212"><text:s text:c="5"/><text:span text:style-name="T552">A moment alone.</text:span></text:p>
      <text:p text:style-name="P212"><text:s text:c="5"/><text:span text:style-name="T552">Nothing wasted.</text:span></text:p>
      <text:p text:style-name="P212"><text:s text:c="5"/><text:span text:style-name="T552">It is but a moment to myself.</text:span></text:p>
      <text:p text:style-name="P212"><text:s text:c="5"/><text:span text:style-name="T554">A person can wish all they want, dream all they want of the perfect life. The perfect wonderful arrangement where nothing goes wrong. Dreams are built upon and life seems to be okay for a moment or two. How long is a moment where peaceful intentions wander off to lay alone and die? Dogs do </text:span><text:soft-page-break/><text:span text:style-name="T554">that they go find a place away from everyone else to simply die. It's said they do that because it's a way for the sick and injured not to attract predators. An interesting thought if you ask me. Personally I do not know how it will all end.</text:span></text:p>
      <text:p text:style-name="P212"><text:s text:c="5"/><text:span text:style-name="T554">Everything will come to an end when it comes to an end I suppose. If that end is tomorrow, then it is tomorrow. If that end is much later on in life? Then that end is later in life.</text:span></text:p>
      <text:p text:style-name="P212"><text:s text:c="5"/><text:span text:style-name="T554">A person is not in control over how their life is led. They have the ability to make choices and choose where they will go from point A to B etc., but they cannot have a full knowledge of where their life will end up. Twenty years from now, what will you be doing? Where will you be living? How will your life have changed from now until then?</text:span></text:p>
      <text:p text:style-name="P212"><text:s text:c="5"/><text:span text:style-name="T554">You don't have that answer. You are not in control of that far into the future. Only today do you have control over.</text:span></text:p>
      <text:p text:style-name="P212"><text:s text:c="5"/><text:span text:style-name="T554">Make the best of it, that which you have left of today. See it through and see how everything will end up. Before you know it, it all will be over. Oh what a blessing that day will be. When I can finally say this mortal coil, with all the illness and diseases and drugs and medications and everything else is finally over.</text:span></text:p>
      <text:p text:style-name="P212"><text:s text:c="5"/><text:span text:style-name="T554">Who is to say. When that will be.</text:span></text:p>
      <text:p text:style-name="P212"><text:s text:c="5"/><text:span text:style-name="T554">Who is to say. How that will be.</text:span></text:p>
      <text:p text:style-name="P212"><text:s text:c="5"/><text:span text:style-name="T555">Who is to simply say.</text:span></text:p>
      <text:p text:style-name="P212"><text:s text:c="5"/><text:span text:style-name="T556">Well whosoever is in charge, I hope it's a quick painless existence. Learning can be one thing, but the pain and emotions...I don't seem to have the ability to deal with someday. It's a shame really. But I can't just lay in bed all day and do nothing. So that's where I tend to push it all to the back of my mind and </text:span><text:soft-page-break/><text:span text:style-name="T556">everything else seems to go away for a moment or two. It's a peaceful moment. A blissful moment. Something I look forward to all day. So I let that moment be. It could be a fantasy that comes into my mind. It could be something I read.</text:span></text:p>
      <text:p text:style-name="P212"><text:s text:c="5"/><text:span text:style-name="T556">Whatever it is, I look forward to it and I laugh at the thought that I have some peaceful time in my life for once during the day. It is so peaceful. Something to enjoy. All by myself.</text:span></text:p>
      <text:p text:style-name="P212"><text:s text:c="5"/><text:span text:style-name="T557">Night dawns down upon the day that has been dealt. It is something quite ordinary for a daily event. Nothing else matters now. The brain is tired. It has thought too much for one day. Oh to dream of better times...a tear upon the pillow of life to think of nothing else but rest. Peaceful deep restful feelings that don't seem to matter to anyone else but me.</text:span></text:p>
      <text:p text:style-name="P212"><text:s text:c="5"/><text:span text:style-name="T557">I am but a person going through an existence among billions of other people. We each have a life story to tell. We each have life experiences to tell. Every memory is woven into a blanket. A blanket that engulfs the entire world.</text:span></text:p>
      <text:p text:style-name="P212"><text:s text:c="5"/><text:span text:style-name="T557">Some are happy thoughts while others are sad memories. But each memory is unique. Each has been felt in a certain way by the person who has felt it. Everything manages to be what it is without someone else interfering with their life.</text:span></text:p>
      <text:p text:style-name="P212"><text:s text:c="5"/><text:span text:style-name="T558">So what do you contribute to this experience that is life? What do you offer to those who want to learn about you and see where you come from?</text:span></text:p>
      <text:p text:style-name="P212"><text:s text:c="5"/><text:span text:style-name="T559">I wonder at times if it is as simple as turning on a light switch. The light comes on, and all of the people's memories come out to play and dance with each other. The light goes off and it all fades away to darkness not to be seen again until the next day.</text:span></text:p>
      <text:p text:style-name="P212"><text:soft-page-break/><text:s text:c="5"/><text:span text:style-name="T559">The mind attempts to keep the light on so dreams are created while a person sleeps. Sometimes those dreams are good dreams. They cheer a person up. Other times those dreams are nightmares tearing a person down. Either way they have to be something.</text:span></text:p>
      <text:p text:style-name="P212"><text:s text:c="5"/><text:span text:style-name="T559">The subconscious knows what it wants. But it is trapped behind a conscious mind who is in control during those moments of being awake.</text:span></text:p>
      <text:p text:style-name="P212"><text:s text:c="5"/><text:span text:style-name="T559">An interesting turn of events happens in those moments between night and day. So many interesting events that matter to a person. Enabling them to choose one path or the other.</text:span></text:p>
      <text:p text:style-name="P212"><text:s text:c="5"/><text:span text:style-name="T559">For now I do not care which path I choose. I choose to be happy. If what I do brings happiness, then that is all that will matter. Happiness will be mine and I can handle and deal with that. There isn't a song and dance number for the show unfortunately.</text:span></text:p>
      <text:p text:style-name="P212"><text:s text:c="5"/><text:span text:style-name="T560">It simply must end with the close of a curtain as life fades to black and darkness.</text:span></text:p>
      <text:p text:style-name="P212"><text:s text:c="5"/><text:span text:style-name="T560">Close your eyes.</text:span></text:p>
      <text:p text:style-name="P212"><text:s text:c="5"/><text:span text:style-name="T560">Embrace the dream waiting for you to find it.</text:span></text:p>
      <text:p text:style-name="P518">Weeks Without Numbers</text:p>
      <text:p text:style-name="P213"/>
      <text:p text:style-name="P213"><text:s text:c="5"/>There's an interesting thing that happens with the weeks that pass by. They are numbered. Typically there are 52 weeks in a year.</text:p>
      <text:p text:style-name="P213"><text:s text:c="5"/><text:span text:style-name="T561">As time goes by, people seem to not worry so much about the numbers anymore. They are but a distant memory of something that once was. The days of the year pass ever so quickly. Before you know it, the month is over. Then half of the year is out...then a new year begins. It's all about numbers though.</text:span></text:p>
      <text:p text:style-name="P213"><text:s text:c="5"/><text:span text:style-name="T562">A numbers game that doesn't seem to matter much. A game that makes you want to avoid everything else out there. Such an evil game. Such a strange yet odd looking game.</text:span></text:p>
      <text:p text:style-name="P213"><text:s text:c="5"/><text:span text:style-name="T562">I for one am not about games. They bore me. They have a way of just becoming annoying after a while. So the days of the year must continue onward without the thought that days are passing. Living life comes to that once in a while. You simply never know where everything will end up.</text:span></text:p>
      <text:p text:style-name="P213"><text:s text:c="5"/><text:span text:style-name="T563">If there are so many days in a year and so many hours in a day...well that can just be confusing now wouldn't it?</text:span></text:p>
      <text:p text:style-name="P213"><text:s text:c="5"/><text:span text:style-name="T564">Now I'm curious... oh Google, let's do some Googling!</text:span></text:p>
      <text:p text:style-name="P213"/>
      <text:p text:style-name="P214">1 Day = 24 Hours</text:p>
      <text:p text:style-name="P214">1 Week = 168 Hours</text:p>
      <text:p text:style-name="P214">1 Month = 730.484 Hours</text:p>
      <text:p text:style-name="P214">1 Year = 8765.81 Hours</text:p>
      <text:p text:style-name="P214">1 Decade = 87658.1 Hours</text:p>
      <text:p text:style-name="P214">1 Century = 876581 Hours</text:p>
      <text:p text:style-name="P214"><text:soft-page-break/></text:p>
      <text:p text:style-name="P214"><text:s text:c="5"/>Well now that was an interesting thing to look up wasn't it! I'm almost afraid to search for seconds... it would be interesting to see how they all just tick away. <text:span text:style-name="T565">Perhaps I won't. No, that would be a bad idea. All that time just pounding away and nothing to do about it.</text:span></text:p>
      <text:p text:style-name="P214"><text:s text:c="5"/><text:span text:style-name="T566">Thinking of just the number of hours in a year etc? Wow, talk about depressing. All of that time focused on whatever activity there is to focus on...a lot of it is time spent sleeping. What on earth are you going to do with the time awake? It blows my mind for sure.</text:span></text:p>
      <text:p text:style-name="P519">Pets Are Family</text:p>
      <text:p text:style-name="P215"/>
      <text:p text:style-name="P215"><text:s text:c="5"/>Lost a pet recently, which I believe I stated earlier in this book. The thing I don't believe I touched on is the fact that pets are family. They are the ones who end up being cherished like you would your own kids. When a pet dies, you feel a sense of loss. Something that just doesn't sit well with you. It's a sad state of affairs to have to deal with. Something you don't wish upon anyone in your life.</text:p>
      <text:p text:style-name="P215"><text:s text:c="5"/><text:span text:style-name="T567">Sometimes it causes you to wonder. Do pets tend to stick around after this life is over for them? I swear I can still hear Pebbles in one of the back rooms of the house. It was her favorite room. I can still hear her barking that wee little yelp of a bark that she does. It's an odd thing if you think about it. Just a little yelp. So I'm sure she's still around somewhere.</text:span></text:p>
      <text:p text:style-name="P215"><text:s text:c="5"/><text:span text:style-name="T567">I wonder what she thinks of the dog we got. Hope she doesn't think Bam Bam has become a replacement for her.</text:span></text:p>
      <text:p text:style-name="P215"><text:s text:c="5"/><text:span text:style-name="T567">Nothing can ever replace Pebbles. Such a good dog she is. So death is part of life. Some deaths are much easier to deal with than others. Sometimes human deaths aren't as important as the passing of a pet. It all tends to happen here and there...without much thought it would seem. Whatever happens happens and that's the truth of it all. </text:span></text:p>
      <text:p text:style-name="P520">Offense Taken</text:p>
      <text:p text:style-name="P216"/>
      <text:p text:style-name="P309">Torture Is Within The Mind</text:p>
      <text:p text:style-name="P216"/>
      <text:p text:style-name="P216"><text:s text:c="5"/>There are times in this life where you say something and someone takes offense to it. You don't mean for it to happen. You can't say it just happened...some thought had to have been taken on it, didn't it? I mean you just don't accidentally offend someone. Some actual thought had to take place within all of it. Then that person leaves and you're left with the result of your decision. <text:span text:style-name="T568">A conscious decision that you made. Talk about a crazy amount of insane that can occur because of your actions. Nothing seems to matter anymore. It's all over. But the feelings remain and you are lost. Lost like a sailor at sea without a life raft or boat...or whatever it is they have when they go overboard.</text:span></text:p>
      <text:p text:style-name="P216"><text:s text:c="5"/><text:span text:style-name="T568">There should be a break in this. Much better.</text:span></text:p>
      <text:p text:style-name="P216"><text:s text:c="5"/><text:span text:style-name="T568">Where was I exactly?</text:span></text:p>
      <text:p text:style-name="P216"/>
      <text:p text:style-name="P391"><text:s text:c="5"/><text:span text:style-name="T568">Oh, you were explaining to them your current state of thought and mind. You know, the usual.</text:span></text:p>
      <text:p text:style-name="P216"/>
      <text:p text:style-name="P216"><text:s text:c="5"/><text:span text:style-name="T568">Oh right, thanks. Yes, as it were...you'd think there would be something different in this life where it actually makes some kind of sense. Being mean to someone is not what is meant to be the core behind it all. No, there doesn't have to be anything of the like. So to stop thinking about any of it...well that would just be a good thing right now, wouldn't it?</text:span></text:p>
      <text:p text:style-name="P216"><text:s text:c="5"/><text:span text:style-name="T569">So much worry over an incident. Nothing to gain because of it...except for experience. Yes, there is the </text:span><text:soft-page-break/><text:span text:style-name="T569">experience to be gained so you are able to figure out anything there is to figure out right? Yeah that's what you would think.</text:span></text:p>
      <text:p text:style-name="P216"><text:s text:c="5"/><text:span text:style-name="T570">If I don't feel then I am able to hide anything I want to hide. There is nothing there...nothing you can't hide as far as feelings are concerned. There are things in this life that just need to be taken care of. Some are physically exhausting while others can be emotionally draining. Everything just comes to an end eventually and you have no control over it. Everything goes away and nothing sticks around to stay.</text:span></text:p>
      <text:p text:style-name="P216"><text:s text:c="5"/><text:span text:style-name="T571">Nothing is meant to last forever.</text:span></text:p>
      <text:p text:style-name="P218"/>
      <text:p text:style-name="P392"><text:s text:c="5"/>Except me, I tend to last forever. I'm your deepest most insecure thoughts. Everything about me exists for a reason and then, everything else happens and kaboom there you are.</text:p>
      <text:p text:style-name="P217"/>
      <text:p text:style-name="P217"><text:s text:c="5"/>Okay you have a point there. You do stick around don't you dear mind of mine. You just simply stick around, and you are just wonderful. How amazing is that. <text:span text:style-name="T572">So there you are and everything is just there.</text:span></text:p>
      <text:p text:style-name="P217"><text:s text:c="5"/><text:span text:style-name="T573">I could die today and I wouldn't mind that at all. Funny how that manages to work out. Death is such a finite state. It happens long before you expect it and so you're just kinda there. You end up going to another place...they call it the Spirit World. It's where everyone just goes after they die. You don't go directly to Heaven or Hell. No, you end up in Spirit Prison or Spirit Paradise. Mostly due to your actions on this Earth. I wonder where I'll end up.</text:span></text:p>
      <text:p text:style-name="P217"><text:soft-page-break/><text:s text:c="5"/><text:span text:style-name="T574">At one time I think I worried about such things, but now I just look at it and think...oh well. If I end up someplace I'll end up there. If I don't end up someplace then I won't. It will probably offend the folks, but well that's their own life and I'm living my life. So that's kinda how it all goes. Downhill from there and there's nothing to be thought about. Everything else just tends to be meaningless. So it goes and goes and onward. The hills don't seem to matter anymore. The falling downs don't even care. It's just all there and there's nothing else to be done about it.</text:span></text:p>
      <text:p text:style-name="P217"><text:s text:c="5"/><text:span text:style-name="T575">You would think not caring about anything would have an impact on something. Oh out of all the things it would have an impact, but no. Not now. It tends to go downhill and you're just there for the ride. Nothing matters anymore. It's all gone.</text:span></text:p>
      <text:p text:style-name="P217"/>
      <text:p text:style-name="P392"><text:s text:c="5"/><text:span text:style-name="T576">I'm not sure I understand what it is you're talking about. But I do believe you are thinking about something that might not make sense at the moment. That's okay though. I'm the one placing all of these thoughts in your head. You are but the operator of the vehicle, I am the brain behind it all.</text:span></text:p>
      <text:p text:style-name="P217"/>
      <text:p text:style-name="P217"><text:s text:c="5"/><text:span text:style-name="T576">Oh how you like to remind me of that. So silly to make use of your supposed authority over me to make everything not make sense. Good job brain and thoughts. Good fucking job. You've managed to do what you always wanted to do...mess with my mind and fuck me over. Thank you.</text:span></text:p>
      <text:p text:style-name="P217"><text:soft-page-break/></text:p>
      <text:p text:style-name="P392"><text:s text:c="5"/><text:span text:style-name="T576">Hey, don't mention it. Just wait till you see what I Have in store for you later.</text:span></text:p>
      <text:p text:style-name="P217"/>
      <text:p text:style-name="P217"><text:s text:c="5"/><text:span text:style-name="T577">Do you see what I have to put up with on a daily basis? This thing in my head always attempting to tell me what to do and where to go. It's just a mind. A silly mind at that and there's nothing else that matters in this life but that mind will have his way...I think it's a his? I'm not sure. Whatever it is, seems to be doing an interesting job at it.</text:span></text:p>
      <text:p text:style-name="P217"><text:s text:c="5"/><text:span text:style-name="T578">There are many words out there in the world that don't always make sense. Sometimes they're words that you wish made sense...other times they're words that just don't matter to anyone. So what do you do with it all? You just have to deal with those words that don't make sense.</text:span></text:p>
      <text:p text:style-name="P217"><text:s text:c="5"/><text:span text:style-name="T579">Want is a particularly confusing word. It's a word that I don't know how to use half the time. Sometimes you wish you could understand the words that occur, the ones that come and go as you please. But beyond that, it's just nothing. Words that don't matter and don't care.</text:span></text:p>
      <text:p text:style-name="P217"><text:s text:c="5"/><text:span text:style-name="T580">Want</text:span></text:p>
      <text:p text:style-name="P217"><text:s text:c="5"/><text:span text:style-name="T580">Need</text:span></text:p>
      <text:p text:style-name="P217"><text:s text:c="5"/><text:span text:style-name="T580">Have</text:span></text:p>
      <text:p text:style-name="P217"><text:s text:c="5"/><text:span text:style-name="T580">All words designed to cause issues. Trust issues. So many issues in a life there can be no explanation beyond any of it. You would think trust issues would go away after so many years. No, they don't. They tend to stick around.</text:span></text:p>
      <text:p text:style-name="P217"><text:s text:c="5"/><text:span text:style-name="T581">Trust can be quite an enemy. Something you would rather not even worry about. No one wants to wonder if they can trust someone. No one wants to </text:span><text:soft-page-break/><text:span text:style-name="T581">actually care if someone has their back. Either they have it or they don't. You're either next to a person standing by them or you don't have a fucking clue as to what's going to happen and you're out long before you even knew you were in the game to begin with.</text:span></text:p>
      <text:p text:style-name="P217"><text:s text:c="5"/><text:span text:style-name="T581">See? Life can be a confusing thing. While you don't want to worry about it, you have to deal with parts of it. Sometimes it sits in a place between want and need and all you have is yourself to depend on.</text:span></text:p>
      <text:p text:style-name="P217"><text:s text:c="5"/><text:span text:style-name="T582">Love is a tricky word to deal with. So many definitions of love are out there. They mostly don't matter anymore. People have confused them into the ground and it just doesn't make any sense. Perhaps that's the reason behind it all. The confusion is what people want and need. It's all just a piece of fiction crammed into the minds of anyone who will listen to it.</text:span></text:p>
      <text:p text:style-name="P217"><text:s text:c="5"/><text:span text:style-name="T582">Yes, that seems to be the best opportunity to confuse a generation of people. Get so many things going on out there in the world and you just don't know what's going on with any of it.</text:span></text:p>
      <text:p text:style-name="P217"><text:s text:c="5"/><text:span text:style-name="T583">I'd say that's a problem with this world these days. So many directions upon which you can be pulled. People are always saying, come this way, go that way...here's how you live, no here's how you live. It can be rather confusing. So many confusing ideas out in the world and you just don't know what to do about any of it.</text:span></text:p>
      <text:p text:style-name="P217"><text:s text:c="5"/><text:span text:style-name="T584">They call it life.</text:span></text:p>
      <text:p text:style-name="P217"><text:s text:c="5"/><text:span text:style-name="T584">I consider it torture.</text:span></text:p>
      <text:p text:style-name="P217"><text:s text:c="5"/><text:span text:style-name="T585">The torture of the mind is an interesting thought process, it has to do with everything that goes in and out. All those things to process at once. Never a full moment to comprehend anything. It ends up being everything you wish it wasn't. If only there was a way </text:span><text:soft-page-break/><text:span text:style-name="T585">to handle it all in one fail swoop of the sword as it were. Whatever there is to deal with, it is but a matter so lonely and afraid that it doesn't want to matter anymore.</text:span></text:p>
      <text:p text:style-name="P217"><text:s text:c="5"/><text:span text:style-name="T586">Why are there so many thoughts in a person's mind and soul they can't let go of? It becomes annoying at the least. Something to behold doesn't quite gather the thoughts of one person's intellect deep into the night. It has a way of lasting there forever without cause or worry of how it will eventually erase itself. Nothing matters. It all goes away eventually. This life will end. What's the point of caring. Nothing to worry about, nothing to care about. It all ends. That's the point of life, it has a beginning point and an end point. Nothing matters. It all ends.</text:span></text:p>
      <text:p text:style-name="P521">What Is Love</text:p>
      <text:p text:style-name="P310"/>
      <text:p text:style-name="P312">Love seeketh not itself to please, </text:p>
      <text:p text:style-name="P312">nor for itself hath any care, </text:p>
      <text:p text:style-name="P312">but for another gives its ease, </text:p>
      <text:p text:style-name="P312">and builds a Heaven in Hell's despair. </text:p>
      <text:p text:style-name="P311">~ William Blake ~</text:p>
      <text:p text:style-name="P219"/>
      <text:p text:style-name="P219"><text:s text:c="5"/>There are so many ideas and thoughts on love. But who's to say exactly what it is? <text:span text:style-name="T587">A person can believe they are in love, but how long that belief lasts? Who knows. What if that love is actually just simply lust?</text:span></text:p>
      <text:p text:style-name="P219"><text:s text:c="5"/><text:span text:style-name="T588">Oh to simply know what love is. To actually feel it and understand its meaning. To have it within my grasp and fully gather whatever it is to be. Does love have a meaning? What of these things that come from it all? I do not know.</text:span></text:p>
      <text:p text:style-name="P219"><text:s text:c="5"/><text:span text:style-name="T589">There is but a simple question on my mind and I must have the answer. It aches my heart to attempt to understand whatever it is. What is it I'm fighting for? What is keeping me together? My heart has been shattered and being held together by something … that I cannot fathom what it is. What is holding this heart together? What is holding my life together? I do not know.</text:span></text:p>
      <text:p text:style-name="P219"><text:s text:c="5"/><text:span text:style-name="T590">So here I sit with these thoughts in my head. Ever so gently thinking to myself what on earth is love and how am I going to find it again?</text:span></text:p>
      <text:p text:style-name="P219"><text:s text:c="5"/><text:span text:style-name="T591">How easy is it to say “I Love You” to someone? Ever try it? Ever give it a thought? Do you just say it because someone else says it to you? Such an odd emotion this love. I wish I understood it more than I do.</text:span></text:p>
      <text:p text:style-name="P522">Give Me A Reason</text:p>
      <text:p text:style-name="P220"/>
      <text:p text:style-name="P220"><text:s text:c="5"/>I just need a simple reason to exist. Give me a reason to be here. It doesn't have to be fancy, it only has to exist and I am here for a reason. Am I allowed that much in a life full of pain and anguish?</text:p>
      <text:p text:style-name="P220"><text:s text:c="5"/><text:span text:style-name="T592">To some...well I'm not them. I cannot fully vouch for them. But I imagine to some simply to exist is enough. I want something more than to just exist, dammit. I want passion, I want to be loved, I want to be wanted. I want it all. I don't want to feel like I'm on the side striving to catch up to life. What is with this world that makes it so difficult?</text:span></text:p>
      <text:p text:style-name="P220"><text:s text:c="5"/><text:span text:style-name="T592">I am so confused most days and I don't know what to do about it! There needs to be a reason to exist. There needs to be something I can grasp onto. Hold onto. Just anything would do right now. Anything at all.</text:span></text:p>
      <text:p text:style-name="P220"><text:s text:c="5"/><text:span text:style-name="T593">If I had a reason</text:span></text:p>
      <text:p text:style-name="P220"><text:s text:c="12"/><text:span text:style-name="T593">what would it be?</text:span></text:p>
      <text:p text:style-name="P220"><text:s text:c="19"/><text:span text:style-name="T593">To dream a simple dream</text:span></text:p>
      <text:p text:style-name="P220"><text:s text:c="27"/><text:span text:style-name="T593">and to be all I can?</text:span></text:p>
      <text:p text:style-name="P220"><text:s text:c="32"/><text:span text:style-name="T593">Is there such a thing</text:span></text:p>
      <text:p text:style-name="P220"><text:s text:c="38"/><text:span text:style-name="T593">where I can have peace?</text:span></text:p>
      <text:p text:style-name="P220"/>
      <text:p text:style-name="P221">Oh to be able to have</text:p>
      <text:p text:style-name="P221">it all as I want it to be</text:p>
      <text:p text:style-name="P221">something for nothing</text:p>
      <text:p text:style-name="P221">and yet it all must make</text:p>
      <text:p text:style-name="P221">some kind of sense.</text:p>
      <text:p text:style-name="P221"/>
      <text:p text:style-name="P221">To dream</text:p>
      <text:p text:style-name="P221">oh to dream</text:p>
      <text:p text:style-name="P221">but dreams don't last</text:p>
      <text:p text:style-name="P221"><text:soft-page-break/>no, dreams don't ever last</text:p>
      <text:p text:style-name="P221">they don't make sense</text:p>
      <text:p text:style-name="P221">and do not matter.</text:p>
      <text:p text:style-name="P221"/>
      <text:p text:style-name="P221">It is living that matters most.</text:p>
      <text:p text:style-name="P221">Living is the part of life</text:p>
      <text:p text:style-name="P221">where everything comes into play.</text:p>
      <text:p text:style-name="P221"/>
      <text:p text:style-name="P221">A life lived well</text:p>
      <text:p text:style-name="P221">is one that makes sense</text:p>
      <text:p text:style-name="P221">a happy life full of</text:p>
      <text:p text:style-name="P221">usefulness</text:p>
      <text:p text:style-name="P221"/>
      <text:p text:style-name="P221">To be loved</text:p>
      <text:p text:style-name="P221">and wanted</text:p>
      <text:p text:style-name="P221">and needed</text:p>
      <text:p text:style-name="P221">it's all I want</text:p>
      <text:p text:style-name="P221">need</text:p>
      <text:p text:style-name="P221">desire</text:p>
      <text:p text:style-name="P221">reaching for</text:p>
      <text:p text:style-name="P221">something</text:p>
      <text:p text:style-name="P221">to be forgiven</text:p>
      <text:p text:style-name="P221">if only a moment</text:p>
      <text:p text:style-name="P221">to feel the love</text:p>
      <text:p text:style-name="P221">of that person</text:p>
      <text:p text:style-name="P221">the acceptance</text:p>
      <text:p text:style-name="P221">to continue onward</text:p>
      <text:p text:style-name="P221">forward as it were</text:p>
      <text:p text:style-name="P221">in life.</text:p>
      <text:p text:style-name="P221"/>
      <text:p text:style-name="P221">But I am a man</text:p>
      <text:p text:style-name="P221">with nothing left</text:p>
      <text:p text:style-name="P221">to focus on.</text:p>
      <text:p text:style-name="P221">I am lost.</text:p>
      <text:p text:style-name="P221"/>
      <text:p text:style-name="P222"><text:soft-page-break/><text:s text:c="5"/>I just want a reason for living. To some it would seem a foolish gesture. I am living and have all there is that I need to survive. Survival isn't enough. I want to live. I want to breathe in the sunlight and feel again. I want to see the drops of rain as they fall before washing away the pain. Hearing the warmth of an engine as it purrs along. I need to feel again. This mediocre existence doesn't cut it. I am more than this. Being depressed is not my way of life. I am so much more than this.</text:p>
      <text:p text:style-name="P222"><text:s text:c="5"/>I want to live.</text:p>
      <text:p text:style-name="P222"><text:s text:c="5"/>I need to live.</text:p>
      <text:p text:style-name="P222"><text:s text:c="5"/>I desire to live.</text:p>
      <text:p text:style-name="P222"><text:s text:c="5"/>What's keeping me away from all of this? What is keeping me down from actual living? It doesn't make sense to me. There must be sense. Everything must have some sort of sense. Walking through life as a zombie isn't meant to be living. To feel it all, I must be allowed to see with my own eyes why nothing makes sense. I must be able to understand those things that confound me.</text:p>
      <text:p text:style-name="P222"><text:s text:c="5"/>Why am I so lost? What is there to this life that people are so fucking happy? <text:span text:style-name="T594">What am I missing? It makes me wonder what is wrong with me. There is something wrong with me for people to leave my life. I am driving them all away somehow. This life is meant to be something grand, something happy, something joyful...and yet here I am sad, lonely, depressed.</text:span></text:p>
      <text:p text:style-name="P222"><text:s text:c="5"/><text:span text:style-name="T595">I am in a room full of people and I can't hear anyone speaking. My thoughts overrun my mind with so many things. It's not real. It doesn't matter, they say. It will be over soon. When is that?</text:span></text:p>
      <text:p text:style-name="P222"><text:s text:c="5"/><text:span text:style-name="T595">When is soon? Is that today? Tomorrow? Next week? When will soon get here? I'm so confused </text:span><text:soft-page-break/><text:span text:style-name="T595">about how that works. Can someone tell me what happens when soon gets here? I want soon to be here now. Am I too irrational? How long must I wait for something good to happen in my life?</text:span></text:p>
      <text:p text:style-name="P222"><text:s text:c="5"/><text:span text:style-name="T596">I thought I had something good. Look what happened there. I drove them away. It was my fault. My doing. It was all my fault. Everything is gone now. I don't feel hope in my soul. It feels dark inside. Empty. Everything feels gone.</text:span></text:p>
      <text:p text:style-name="P222"><text:s text:c="5"/><text:span text:style-name="T596">They came back into my life, it's what I hoped for...but what happened then? Why don't I feel happy anymore? I want to go back to that day where I was most happy. What has become of that person? Where did he go?</text:span></text:p>
      <text:p text:style-name="P222"><text:s text:c="5"/><text:span text:style-name="T596">I miss that person.</text:span></text:p>
      <text:p text:style-name="P222"><text:s text:c="5"/><text:span text:style-name="T597">I miss me.</text:span></text:p>
      <text:p text:style-name="P222"><text:s text:c="5"/><text:span text:style-name="T597">When was the last time I laughed? When was the last time </text:span><text:span text:style-name="T41">we</text:span><text:span text:style-name="T597"> laughed together?</text:span></text:p>
      <text:p text:style-name="P222"><text:s text:c="5"/><text:span text:style-name="T598">They say you're meant to be together through thick and thin. Doesn't matter what's going on but you're meant to be together. Be there for each other when this life gets rough.</text:span></text:p>
      <text:p text:style-name="P222"><text:s text:c="5"/><text:span text:style-name="T598">Where were you when I needed you most? I'm not even sure who I'm expecting an answer from. Is it her? Is it God? Who? There is so much built up anger deep inside, I don't know what to do with it. It's just building and percolating like a coffee pot to the point it will eventually explode. I'll take the brunt of it before collapsing to the ground. Hopefully dead by that point in life.</text:span></text:p>
      <text:p text:style-name="P222"><text:s text:c="5"/><text:span text:style-name="T599">I don't want to live anymore.</text:span></text:p>
      <text:p text:style-name="P222"><text:s text:c="5"/><text:span text:style-name="T599">I want to die.</text:span></text:p>
      <text:p text:style-name="P222"><text:s text:c="5"/><text:span text:style-name="T599">I want to have peace.</text:span></text:p>
      <text:p text:style-name="P222"><text:s text:c="5"/><text:span text:style-name="T599">I want it to be over.</text:span></text:p>
      <text:p text:style-name="P222"><text:soft-page-break/><text:s text:c="5"/><text:span text:style-name="T600">Naturally you aren't just given that chance in life. You can't choose when you'll expire and go onto whatever state you end up being in. No, that is meant for someone else who has a greater power over you. That is meant for a higher being. Someone who loves you enough to see you go through this hell of a life and then judge you based on how well you handled situations.</text:span></text:p>
      <text:p text:style-name="P222"><text:s text:c="5"/><text:span text:style-name="T601">He's there, I know He's there. I've felt His presence. Just why can't He get me through this problem now? It's been two years! Why am I unable to get over this? Why can't I move on. What is so wrong with me that I am unable to breathe?</text:span></text:p>
      <text:p text:style-name="P222"><text:s text:c="5"/><text:span text:style-name="T601">It doesn't make any sense. It never makes any sense. I want it to make sense. I want everything to be crystal clear and have everything there is to be there for it.</text:span></text:p>
      <text:p text:style-name="P222"><text:s text:c="5"/><text:span text:style-name="T601">I want everything I can't even think of right now because my mind is racing and there's nothing left to cope with. Why can't I cope?! Why can't I deal with the stress that this life has become? What is so wrong with me that I just can't deal with any of it!</text:span></text:p>
      <text:p text:style-name="P222"><text:s text:c="5"/><text:span text:style-name="T602">The tears come rolling down my face and there's nothing left for me to do. I'm spent. What am I suppose to do now? How do I continue on? What is wrong with me!!!</text:span></text:p>
      <text:p text:style-name="P222"><text:s text:c="5"/><text:span text:style-name="T603">There has to be a way out of this. There must be a way through this. For whatever peace of mind is at stake, there has to be something to be done. Something must be found and fixed. I want a peaceful life back. Something where I can just sit back and look at the stars at night. Thinking how wonderful this life is. I hate what I am. I hate what has happened because of me. If only...if only there were something else to be done about it all. I could </text:span><text:soft-page-break/><text:span text:style-name="T603">escape. I could move on and not look back. Oh how I wish I could just move on and not look back. There has to be something that will allow that to happen. Something that will allow that to take place.</text:span></text:p>
      <text:p text:style-name="P222"><text:s text:c="5"/><text:span text:style-name="T603">Pain doesn't last forever. It can't. Eventually the pain has to go away and not be found. Someday it has to leave me alone. Doesn't it? Doesn't the pain have to simply go away? I don't know.</text:span></text:p>
      <text:p text:style-name="P222"><text:s text:c="5"/><text:span text:style-name="T603">So many things I don't have the answers to. So many burdens I wish I understood and could care about. Why didn't I stop things before they got started? Why didn't I see it coming? Were my eyes not completely open? Where were they? What on earth was happening to the point where I wasn't able to see anything clearly?</text:span></text:p>
      <text:p text:style-name="P222"><text:s text:c="5"/><text:span text:style-name="T603">When can I go back and fix it all? When does that take place? Please tell me it takes place soon. Sometime soon where I can go back and prevent any of it from happening! I need to prevent it all from happening! Oh God, where are thou?</text:span></text:p>
      <text:p text:style-name="P222"><text:s text:c="5"/><text:span text:style-name="T603">The feeling of disappointment is overwhelming. It weighs heavily on my heart. There is nothing but pain here. No wonder love can't exist in my heart. All it sees is pain. Funny how that works...a heart cannot see. It can only feel. So it feels pain. It doesn't see anything. The other senses transmit to the heart so it can decide what it will feel.</text:span></text:p>
      <text:p text:style-name="P222"><text:s text:c="5"/><text:span text:style-name="T604">Why do we talk about love and the like? What's the reason beyond any of it? There isn't a good reason I can see. There isn't a possible thing that can make everything all better right now. It just doesn't want to make sense.</text:span></text:p>
      <text:p text:style-name="P222"><text:s text:c="5"/><text:span text:style-name="T605">You'll have to excuse the outburst. Raw emotions have never been a strong point. Someday they, the emotions that is, will go away. They will find a </text:span><text:soft-page-break/><text:span text:style-name="T605">different place to inhabit and never come back. Yes that's what they will do. They'll simply go away. Oh to feel nothing for once in my life. I do believe it would be an amazing feeling. Huh, a feeling. What is there to be done with feelings? Why must I be over thinking things? Always over thinking things. It has to end eventually.</text:span></text:p>
      <text:p text:style-name="P222"><text:s text:c="5"/><text:span text:style-name="T606">At what point to feelings make themselves known to the person? Where do such feelings come from and where do they end up? Why hold onto some feelings at all? What's the point? What's the use?</text:span></text:p>
      <text:p text:style-name="P222"/>
      <text:p text:style-name="P223">So a thought</text:p>
      <text:p text:style-name="P223">becomes a life</text:p>
      <text:p text:style-name="P223">beyond it all</text:p>
      <text:p text:style-name="P223">appears to come</text:p>
      <text:p text:style-name="P223">everything else</text:p>
      <text:p text:style-name="P223">manages to be</text:p>
      <text:p text:style-name="P223">and yet it is</text:p>
      <text:p text:style-name="P223">nothing to me.</text:p>
      <text:p text:style-name="P223">A life</text:p>
      <text:p text:style-name="P223">where nothing</text:p>
      <text:p text:style-name="P223">is as it were</text:p>
      <text:p text:style-name="P223">oh how simple</text:p>
      <text:p text:style-name="P223">the mind will be</text:p>
      <text:p text:style-name="P223">everyone must find</text:p>
      <text:p text:style-name="P223">a place to be seen.</text:p>
      <text:p text:style-name="P224">The randomness</text:p>
      <text:p text:style-name="P224">of it all</text:p>
      <text:p text:style-name="P224">seems but a dream</text:p>
      <text:p text:style-name="P224">an awful nightmare</text:p>
      <text:p text:style-name="P224">upon which</text:p>
      <text:p text:style-name="P224">no one stands.</text:p>
      <text:p text:style-name="P523">Feel Nothing</text:p>
      <text:p text:style-name="P227"/>
      <text:p text:style-name="P313">Disappear into the night</text:p>
      <text:p text:style-name="P313">never to be heard from again.</text:p>
      <text:p text:style-name="P225"/>
      <text:p text:style-name="P226"><text:s text:c="5"/><text:span text:style-name="T607">There is a time and place for feelings. To feel nothing is but a simple thought. Yes the thought might be simple but the action is quite different. Such an action requires courage. Something deeper than there is to find all around the world. Oh what a crazy thought and proposition it is to want to feel nothing at all.</text:span></text:p>
      <text:p text:style-name="P226"><text:s text:c="5"/><text:span text:style-name="T608">I try to figure out the different things that don't feel. Any kind of inanimate object that isn't alive feels nothing. They don't have the ability to feel. To feel nothing would be a blessing in disguise I think.</text:span></text:p>
      <text:p text:style-name="P226"><text:s text:c="5"/><text:span text:style-name="T609">There are days in my life when I wish I didn't exist. Maybe if I were a dog or a cat life would be easier. My measure of creation would simply be to exist and live. How wonderful would that be? Naturally I am </text:span><text:span text:style-name="T42">not</text:span><text:span text:style-name="T610"> one of those creatures, I am a man and I have my ways...so many things that I have to keep track of in order to survive and live day after day. Not sure what to think about that. It's something, but that something doesn't always turn out to be good. It's not always bad either. It's just something.</text:span></text:p>
      <text:p text:style-name="P226"><text:s text:c="5"/><text:span text:style-name="T611">To be happy again...it's something of a mystery. I was once happy. So very happy. But something changed. What was it that changed? There I was... there we were, life was great. We were in love. Are we still? What happens at this point in life? Oh to have it all mesh together for once. To have a clear understanding of what's to come and what's to happen next.</text:span></text:p>
      <text:p text:style-name="P226"><text:soft-page-break/><text:s text:c="5"/><text:span text:style-name="T612">Thoughts flood the mind at times. Sometimes it's too many thoughts to comprehend and process. Other times the mind just moves too slowly to do anything about it. Is it the anxiety talking? Is it something else? I don't know. Whatever happens it's just life. How can <text:s/>you downplay such a thing as life? There would appear to be something more than that...you can't just downplay something as important as that entire existence you call life. Who's to say what would happen if you did. Who's to say how everything would end up.</text:span></text:p>
      <text:p text:style-name="P226"><text:s text:c="5"/><text:span text:style-name="T612">It is a life to be lived. A life to be enjoyed. Something to hold onto and embrace. If nothing else it is a life to be conquered...maybe not conquered, but to be accomplished. Everyone wants to feel accomplished in life. It's not an ego thing. It's something else, something unique to that person. Whatever happens to that person has to be found and figured out.</text:span></text:p>
      <text:p text:style-name="P232"/>
      <text:p text:style-name="P354"><text:span text:style-name="T613">$</text:span> SELECT * FROM users WHERE clue &gt; 0</text:p>
      <text:p text:style-name="P354"><text:span text:style-name="T613">$</text:span> 0 rows returned</text:p>
      <text:p text:style-name="P228"/>
      <text:p text:style-name="P228"><text:s text:c="5"/>Yep that sums it up at times. <text:span text:style-name="T614">I wonder if the bible could be written in SQL. Would be interesting, the creation alone would be worth the attempt.</text:span></text:p>
      <text:p text:style-name="P228"><text:s text:c="5"/><text:span text:style-name="T615">How can you feel something if you aren't wanting to feel a darn thing about it all? Feelings exist right?</text:span></text:p>
      <text:p text:style-name="P228"/>
      <text:p text:style-name="P353">$ SELECT * FROM feelings</text:p>
      <text:p text:style-name="P353">$ 0 rows returned</text:p>
      <text:p text:style-name="P230"/>
      <text:p text:style-name="P229"><text:s text:c="5"/>Is that even a possibility? <text:span text:style-name="T616">If life were calculated in such ways? I'm not sure. The human heart is much different than a computer. You just can't tell it to </text:span><text:soft-page-break/><text:span text:style-name="T616">process something in a binary manner. It has to be able to feel something. Has to be able to learn from those feelings and see all there is to see, in a manner of speaking.</text:span></text:p>
      <text:p text:style-name="P229"><text:s text:c="5"/><text:span text:style-name="T617">Sometimes the heart must be led into the darkness in order to learn and find some light. It doesn't have to be a lot of light, just a small glimmer of hope is all the heart needs sometimes to get back up and running.</text:span></text:p>
      <text:p text:style-name="P229"><text:s text:c="5"/><text:span text:style-name="T618">Interesting how it all works out really. If life isn't working the way you expect it, wait a little bit and then try again. See what happens and how it all turns around. If it doesn't turn around for you? Try a different way.</text:span></text:p>
      <text:p text:style-name="P229"><text:s text:c="5"/><text:span text:style-name="T619">How long of a process is a process exactly? Who determines how long it will be and what it will take for the process to be complete? Am I that person to make that decision? Am I being the difficult piece of shit when things come down to it? Probably. I feel like things are my fault. What else is there to say about it? Everything is my fault.</text:span></text:p>
      <text:p text:style-name="P229"><text:s text:c="5"/><text:span text:style-name="T620">So I think I'm more angry with myself than anything else. I just have a lot of built up angry energy towards myself and I don't know how to deal with any of it.</text:span></text:p>
      <text:p text:style-name="P229"><text:s text:c="5"/><text:span text:style-name="T621">A psychiatrist would be helpful. Well I think it would be helpful. Maybe I'm just messed up in the head and could be a little bit depressed. Dunno. I don't even know if I should care about something like that. Doesn't make sense to me. Probably won't ever make sense. Oh well, whatever happens happens. That should be my new motto in life. If it happens it happens and if it doesn't it won't. Something like that.</text:span></text:p>
      <text:p text:style-name="P229"><text:soft-page-break/><text:s text:c="5"/><text:span text:style-name="T622">A thought struck me today. Why be sad at all? It doesn't make sense to be sad. If a person chooses to be happy can't they be happy? Can't they decide for themselves if they are happy or not?</text:span></text:p>
      <text:p text:style-name="P229"><text:s text:c="5"/><text:span text:style-name="T622">If I decide to be happy and make that a mental goal, then what could go wrong? That should be a thing. That should be more than a thing. It should be a necessity in life that matters. If you choose to be happy you can be happy. If you choose to have some kind of cloud of doom over you, you will be sad.</text:span></text:p>
      <text:p text:style-name="P229"><text:s text:c="5"/><text:span text:style-name="T623">So stand up tall, take all you can and choose to be happy! It's not difficult. You have the choice within you to be happy. You have the ability to be happy. You can do it! You can be happy if you wish!</text:span></text:p>
      <text:p text:style-name="P229"><text:s text:c="5"/><text:span text:style-name="T624">A friend once said the following to me:</text:span></text:p>
      <text:p text:style-name="P229"/>
      <text:p text:style-name="P314">“<text:span text:style-name="T624">Make sure those reasons are important enough </text:span></text:p>
      <text:p text:style-name="P315">to spend the rest of your days with everyday like this.”</text:p>
      <text:p text:style-name="P234"/>
      <text:p text:style-name="P229"><text:s text:c="5"/><text:span text:style-name="T624">Talk about an eye opener. The thoughts managed to come and go as it would seem. Something just wasn't right with the life I was choosing to live. Something had to be done about it. Something had to change. Happiness needed to be achieved.</text:span></text:p>
      <text:p text:style-name="P229"><text:s text:c="5"/><text:span text:style-name="T625">Well I should say it needs to be achieved as of this writing. (Wed Jun 17, 2015) If it's not achieved yet, it still needs to take place and happen.</text:span></text:p>
      <text:p text:style-name="P229"><text:s text:c="5"/><text:span text:style-name="T626">Mistakes are made, can be made...will be made. There's no denying any of that. It will always happen. The reasons behind the mistakes? Well sometimes you just have to let those thoughts go. You can't do everything about it all at once.</text:span></text:p>
      <text:p text:style-name="P229"><text:s text:c="5"/><text:span text:style-name="T627">Choose your battles carefully. Decide what you want to tackle here and there. When you will tackle it etc. You need to decide on what really matters most </text:span><text:soft-page-break/><text:span text:style-name="T627">in life. What actually matters to you? Why did you get married to begin with? If it was just so you wouldn't be lonely? That's not the best choice ever. If it's because you were told it would bring happiness? I'm sorry there isn't a thing as instant happiness. It just doesn't work that way. Ever.</text:span></text:p>
      <text:p text:style-name="P229"><text:s text:c="5"/><text:span text:style-name="T628">So get those thoughts out of your head. You don't need them there to begin with. Wow, I suppose this book as turned into a little bit of...what's going on in my head on a daily basis kind of thing.</text:span></text:p>
      <text:p text:style-name="P229"><text:s text:c="5"/><text:span text:style-name="T629">I like it.</text:span></text:p>
      <text:p text:style-name="P524">You Remembered</text:p>
      <text:p text:style-name="P427"/>
      <text:p text:style-name="P241">You remembered</text:p>
      <text:p text:style-name="P241">that time</text:p>
      <text:p text:style-name="P241">I was low.</text:p>
      <text:p text:style-name="P241">Recalled all</text:p>
      <text:p text:style-name="P241">that had happened.</text:p>
      <text:p text:style-name="P241">Something inside</text:p>
      <text:p text:style-name="P241">caused a spark.</text:p>
      <text:p text:style-name="P241">It was a blessing.</text:p>
      <text:p text:style-name="P241">You'll never know.</text:p>
      <text:p text:style-name="P241">Simply remembering</text:p>
      <text:p text:style-name="P241">something I once</text:p>
      <text:p text:style-name="P241">told you.</text:p>
      <text:p text:style-name="P241">It is a gift.</text:p>
      <text:p text:style-name="P528">To Exist</text:p>
      <text:p text:style-name="P243"/>
      <text:p text:style-name="P243">Oh how would it be</text:p>
      <text:p text:style-name="P243">to simply exist</text:p>
      <text:p text:style-name="P243">a feeling of</text:p>
      <text:p text:style-name="P243">thought and</text:p>
      <text:p text:style-name="P243">sight or</text:p>
      <text:p text:style-name="P243">some sound.</text:p>
      <text:p text:style-name="P243">A possibility</text:p>
      <text:p text:style-name="P243">of future</text:p>
      <text:p text:style-name="P243">maybe anything</text:p>
      <text:p text:style-name="P243">else that could</text:p>
      <text:p text:style-name="P243">happen.</text:p>
      <text:p text:style-name="P243">Maybe a life.</text:p>
      <text:p text:style-name="P243">Perhaps the truth.</text:p>
      <text:p text:style-name="P243">A falsehood of</text:p>
      <text:p text:style-name="P243">feelings and emotions.</text:p>
      <text:p text:style-name="P243">Let's not go</text:p>
      <text:p text:style-name="P243">to that point</text:p>
      <text:p text:style-name="P243">where it all will</text:p>
      <text:p text:style-name="P243">end and everything</text:p>
      <text:p text:style-name="P243">will be</text:p>
      <text:p text:style-name="P243">okay</text:p>
      <text:p text:style-name="P243">again.</text:p>
      <text:p text:style-name="P526">Losing Control</text:p>
      <text:p text:style-name="P231"/>
      <text:p text:style-name="P232">so it seems the end is near</text:p>
      <text:p text:style-name="P232">an end you never realized</text:p>
      <text:p text:style-name="P232">would come to you eventually</text:p>
      <text:p text:style-name="P232">something so different and yet</text:p>
      <text:p text:style-name="P232">it's refreshing to think about it</text:p>
      <text:p text:style-name="P232">let that person go</text:p>
      <text:p text:style-name="P232">let them out of your life</text:p>
      <text:p text:style-name="P232">it's just draining you down</text:p>
      <text:p text:style-name="P232">and causing you to lose yourself</text:p>
      <text:p text:style-name="P232">deep within the rut of nothing</text:p>
      <text:p text:style-name="P233">you're losing control of it all</text:p>
      <text:p text:style-name="P233">don't you see it</text:p>
      <text:p text:style-name="P233">you don't know where you're going</text:p>
      <text:p text:style-name="P233">say you mean it</text:p>
      <text:p text:style-name="P233">it all comes to a crawl</text:p>
      <text:p text:style-name="P233">if only but a moment</text:p>
      <text:p text:style-name="P233">oh how the longing lasts</text:p>
      <text:p text:style-name="P233">you want it all to end</text:p>
      <text:p text:style-name="P233">some point down the road</text:p>
      <text:p text:style-name="P233">in this life</text:p>
      <text:p text:style-name="P233">of yours</text:p>
      <text:p text:style-name="P233">it's unfair you shout</text:p>
      <text:p text:style-name="P233">and nothing will make sense</text:p>
      <text:p text:style-name="P233">perhaps it doesn't make sense now</text:p>
      <text:p text:style-name="P233">but eventually it will</text:p>
      <text:p text:style-name="P233">everything has a need</text:p>
      <text:p text:style-name="P233">and it all has a want</text:p>
      <text:p text:style-name="P233">a desire to be felt</text:p>
      <text:p text:style-name="P233">to be loved</text:p>
      <text:p text:style-name="P233">to be lost</text:p>
      <text:p text:style-name="P233">everything will lose</text:p>
      <text:p text:style-name="P233">its way eventually</text:p>
      <text:p text:style-name="P233"><text:soft-page-break/>nothing will last</text:p>
      <text:p text:style-name="P233">as you think it will</text:p>
      <text:p text:style-name="P233">it's all a dream</text:p>
      <text:p text:style-name="P233">made of pipes</text:p>
      <text:p text:style-name="P233">and ghosts</text:p>
      <text:p text:style-name="P233">nothing to last</text:p>
      <text:p text:style-name="P233">it's all lost</text:p>
      <text:p text:style-name="P233">gone forever</text:p>
      <text:p text:style-name="P233">never to return</text:p>
      <text:p text:style-name="P233">oh how a life</text:p>
      <text:p text:style-name="P233">was meant to be more</text:p>
      <text:p text:style-name="P233">but now it's gone</text:p>
      <text:p text:style-name="P233">gone forever</text:p>
      <text:p text:style-name="P233">this lifeless matter</text:p>
      <text:p text:style-name="P233">now surrounds</text:p>
      <text:p text:style-name="P233">your fate</text:p>
      <text:p text:style-name="P233">a washed up fate</text:p>
      <text:p text:style-name="P233">never to believe again</text:p>
      <text:p text:style-name="P233">oh how it manages</text:p>
      <text:p text:style-name="P233">to disown you</text:p>
      <text:p text:style-name="P233">without a thought</text:p>
      <text:p text:style-name="P233">in the world again</text:p>
      <text:p text:style-name="P233">all is lost</text:p>
      <text:p text:style-name="P233">don't turn back</text:p>
      <text:p text:style-name="P233">it's too late</text:p>
      <text:p text:style-name="P530">Love</text:p>
      <text:p text:style-name="P247"/>
      <text:p text:style-name="P248">What is this love</text:p>
      <text:p text:style-name="P248">you speak about</text:p>
      <text:p text:style-name="P248">and why is it hard</text:p>
      <text:p text:style-name="P248">to deal with?</text:p>
      <text:p text:style-name="P248">Who do you ask</text:p>
      <text:p text:style-name="P248">for it all to make</text:p>
      <text:p text:style-name="P248">some kind of sense?</text:p>
      <text:p text:style-name="P248">Oh but a longing</text:p>
      <text:p text:style-name="P248">to be held as it were</text:p>
      <text:p text:style-name="P248">if only for a moment</text:p>
      <text:p text:style-name="P248">and then all is lost.</text:p>
      <text:p text:style-name="P248">I would like to know</text:p>
      <text:p text:style-name="P248">if it's possible to get</text:p>
      <text:p text:style-name="P248">out of a funk with love.</text:p>
      <text:p text:style-name="P248">Will it last forever and a day</text:p>
      <text:p text:style-name="P248">or will it eventually fade.</text:p>
      <text:p text:style-name="P248">Fade far into a distance where</text:p>
      <text:p text:style-name="P248">you cannot see it anymore.</text:p>
      <text:p text:style-name="P248">Perhaps a coma or you</text:p>
      <text:p text:style-name="P248">might drift to a distant shore.</text:p>
      <text:p text:style-name="P249">It causes thoughts and feelings</text:p>
      <text:p text:style-name="P249">some not wanted some not felt</text:p>
      <text:p text:style-name="P249">if anything to be lost, love is it.</text:p>
      <text:p text:style-name="P249">Oh what a many thoughts it</text:p>
      <text:p text:style-name="P249">can bring to your life. Confusing</text:p>
      <text:p text:style-name="P249">and over complicated, and yet</text:p>
      <text:p text:style-name="P249">here we still are.</text:p>
      <text:p text:style-name="P249">Thinking</text:p>
      <text:p text:style-name="P249">Living</text:p>
      <text:p text:style-name="P249">Loving</text:p>
      <text:p text:style-name="P532">Nothing Matters</text:p>
      <text:p text:style-name="P252"/>
      <text:p text:style-name="P253">What if, in this</text:p>
      <text:p text:style-name="P253">world of grief</text:p>
      <text:p text:style-name="P253">nothing mattered?</text:p>
      <text:p text:style-name="P253"/>
      <text:p text:style-name="P253">A simple question</text:p>
      <text:p text:style-name="P253">to pose I suppose</text:p>
      <text:p text:style-name="P253">but it's still relevant.</text:p>
      <text:p text:style-name="P254"/>
      <text:p text:style-name="P254">Don't allow it to carry on</text:p>
      <text:p text:style-name="P254">before the end is near</text:p>
      <text:p text:style-name="P254">or dried up the storm.</text:p>
      <text:p text:style-name="P254"/>
      <text:p text:style-name="P254">It is a moment in a lifeless</text:p>
      <text:p text:style-name="P254">memory, long before the</text:p>
      <text:p text:style-name="P254">lies were laid to rest.</text:p>
      <text:p text:style-name="P254"/>
      <text:p text:style-name="P255">Oh simple thoughts</text:p>
      <text:p text:style-name="P255">where anything can</text:p>
      <text:p text:style-name="P255">be consumed.</text:p>
      <text:p text:style-name="P255"/>
      <text:p text:style-name="P255">By the raging river</text:p>
      <text:p text:style-name="P255">within the mind</text:p>
      <text:p text:style-name="P255">but again...</text:p>
      <text:p text:style-name="P255"/>
      <text:p text:style-name="P255">Nothing must matter.</text:p>
      <text:p text:style-name="P255">If you allow it to matter.</text:p>
      <text:p text:style-name="P255">It will take up space.</text:p>
      <text:p text:style-name="P533">Tis But A Life</text:p>
      <text:p text:style-name="P259"/>
      <text:p text:style-name="P259">Oh but a life</text:p>
      <text:p text:style-name="P259">it is to wonder</text:p>
      <text:p text:style-name="P259">about this place</text:p>
      <text:p text:style-name="P259">without care.</text:p>
      <text:p text:style-name="P260">Is it care you wish</text:p>
      <text:p text:style-name="P260">for and desire</text:p>
      <text:p text:style-name="P260">for I can make it</text:p>
      <text:p text:style-name="P260">for you, if you wish.</text:p>
      <text:p text:style-name="P261">What I want</text:p>
      <text:p text:style-name="P261">is of no concern</text:p>
      <text:p text:style-name="P261">to you or anyone</text:p>
      <text:p text:style-name="P261">else at that point.</text:p>
      <text:p text:style-name="P262">Are you kidding me?</text:p>
      <text:p text:style-name="P262">There isn't a thing</text:p>
      <text:p text:style-name="P262">you should care about</text:p>
      <text:p text:style-name="P262">even less than that.</text:p>
      <text:p text:style-name="P263">If only there were</text:p>
      <text:p text:style-name="P263">a set of instructions</text:p>
      <text:p text:style-name="P263">with this life, it</text:p>
      <text:p text:style-name="P263">would be helpful.</text:p>
      <text:p text:style-name="P264">Why do you feel</text:p>
      <text:p text:style-name="P264">like nothing will</text:p>
      <text:p text:style-name="P264">be better for you?</text:p>
      <text:p text:style-name="P265">If that's the case...</text:p>
      <text:p text:style-name="P266">No, I don't think</text:p>
      <text:p text:style-name="P266">that would be</text:p>
      <text:p text:style-name="P266">anything useful</text:p>
      <text:p text:style-name="P266">in this life.</text:p>
      <text:p text:style-name="P267">Okay</text:p>
      <text:p text:style-name="P267">don't say</text:p>
      <text:p text:style-name="P267">I didn't try.</text:p>
      <text:p text:style-name="P534">Something</text:p>
      <text:p text:style-name="P268"/>
      <text:p text:style-name="P269">This world comes and goes</text:p>
      <text:p text:style-name="P269">in a manner you're not used to</text:p>
      <text:p text:style-name="P269">oh how it manages to cross your mind</text:p>
      <text:p text:style-name="P269">on a path towards destruction</text:p>
      <text:p text:style-name="P269">something beyond that is nothing else</text:p>
      <text:p text:style-name="P269">to which there isn't life.</text:p>
      <text:p text:style-name="P269">Dribble crosses the mind</text:p>
      <text:p text:style-name="P269">for a moment or two</text:p>
      <text:p text:style-name="P269">only to take you out</text:p>
      <text:p text:style-name="P269">before the end comes.</text:p>
      <text:p text:style-name="P270">Try to believe in yourself.</text:p>
      <text:p text:style-name="P270">Make this life your own.</text:p>
      <text:p text:style-name="P270">Long before it's over.</text:p>
      <text:p text:style-name="P270">Way before it comes to an end.</text:p>
      <text:p text:style-name="P270">You'll want that</text:p>
      <text:p text:style-name="P270">one day, before the end is near.</text:p>
      <text:p text:style-name="P270">You'll want something to</text:p>
      <text:p text:style-name="P270">hold onto. Forever is a long time</text:p>
      <text:p text:style-name="P270">to regret something you once did.</text:p>
      <text:p text:style-name="P271">It's all a dream</text:p>
      <text:p text:style-name="P271">a successful dream</text:p>
      <text:p text:style-name="P271">lost within a life</text:p>
      <text:p text:style-name="P271">which won't ever come back</text:p>
      <text:p text:style-name="P271">beyond something it's not meant</text:p>
      <text:p text:style-name="P271">to be taken for granted.</text:p>
      <text:p text:style-name="P271">Oh what a life</text:p>
      <text:p text:style-name="P271">that doesn't matter</text:p>
      <text:p text:style-name="P271">anymore</text:p>
      <text:p text:style-name="P271">to you.</text:p>
      <text:p text:style-name="P272">If only</text:p>
      <text:p text:style-name="P272">it were true.</text:p>
      <text:p text:style-name="P535">Nightmares</text:p>
      <text:p text:style-name="P273"/>
      <text:p text:style-name="P274">A nightmare so deep</text:p>
      <text:p text:style-name="P274">it rattles you to the core</text:p>
      <text:p text:style-name="P274">you're unable to sleep</text:p>
      <text:p text:style-name="P274">so here you are awake</text:p>
      <text:p text:style-name="P274">What nightmare must come</text:p>
      <text:p text:style-name="P274">it eventually will go</text:p>
      <text:p text:style-name="P274">but for now it grabs you</text:p>
      <text:p text:style-name="P274">inside your sleep you lay</text:p>
      <text:p text:style-name="P275">They come in forms of people</text:p>
      <text:p text:style-name="P275">future and past alike</text:p>
      <text:p text:style-name="P275">those people you can't trust</text:p>
      <text:p text:style-name="P275">they'll be sure to strangle you</text:p>
      <text:p text:style-name="P275">So sleep as best you can</text:p>
      <text:p text:style-name="P275">before the morning comes</text:p>
      <text:p text:style-name="P275">for another night is waiting</text:p>
      <text:p text:style-name="P276">for that monster hates the sun</text:p>
      <text:p text:style-name="P276"/>
      <text:p text:style-name="P276"><text:s text:c="5"/><text:span text:style-name="T656">There are feelings that come along with nightmares. Some feelings can be controlled while other feelings cannot be understood. It is but a thing which you cannot afford to lose. This life has a way of keeping you awake when all you wish to do is sleep. You don't want to be there when that monster comes around though. He'll be sure to wreck you long before you've had a chance to take notice.</text:span></text:p>
      <text:p text:style-name="P276"><text:s text:c="5"/><text:span text:style-name="T657">So be brave in whatever it is you take on. You'll never know what will happen next. That next step is always a hidden one, waiting to be taken to the point you simply don't know what will take place.</text:span></text:p>
      <text:p text:style-name="P276"><text:s text:c="5"/><text:span text:style-name="T658">Hide during the night, sleep during the day. Keep yourself safe away from the one who will devour you. That nightmare it comes with a force not to be </text:span><text:soft-page-break/><text:span text:style-name="T658">reckoned with. It is there for a reason. It is there with a purpose. You will not survive whatever it is that will come along and hunt you down to the depths of life. Those deep deep depths upon which this life cannot comprehend. It can't survive down there, your soul can't understand. Such a wasted life beyond that mass where everything will be long dead and gone. Dried up before you have a chance to do something. Before you can take something in and see all that is there to see. It will be but a moment in time when everything will come to a close.</text:span></text:p>
      <text:p text:style-name="P276"><text:s text:c="5"/><text:span text:style-name="T658">Choose before that day comes where you will be. You cannot escape the night. No matter how hard you try, it will come for you.</text:span></text:p>
      <text:p text:style-name="P276"/>
      <text:p text:style-name="P277">Such a shameful sight</text:p>
      <text:p text:style-name="P277">this thing within my mind</text:p>
      <text:p text:style-name="P277">everything else goes wrong</text:p>
      <text:p text:style-name="P277">and I can't stop it from happening</text:p>
      <text:p text:style-name="P277">To say it's a lie, or even pretend</text:p>
      <text:p text:style-name="P277">would be an amazing drift</text:p>
      <text:p text:style-name="P277">deep into the depths of life</text:p>
      <text:p text:style-name="P277">But it's not even that, it's</text:p>
      <text:p text:style-name="P277">much more different</text:p>
      <text:p text:style-name="P277">Something terrible</text:p>
      <text:p text:style-name="P277">and feeling insane</text:p>
      <text:p text:style-name="P277">at the moment of it all</text:p>
      <text:p text:style-name="P277">Tis but something</text:p>
      <text:p text:style-name="P277">that happened once</text:p>
      <text:p text:style-name="P277">or twice, maybe three times</text:p>
      <text:p text:style-name="P277">but it's there</text:p>
      <text:p text:style-name="P277">and I cannot alter</text:p>
      <text:p text:style-name="P277">its destination</text:p>
      <text:p text:style-name="P280"/>
      <text:p text:style-name="P277"><text:soft-page-break/><text:s text:c="5"/><text:span text:style-name="T660">If I could say the thoughts in my head right now...all of the thoughts that is. I wouldn't have time to get them all out on paper. No way would they ever flow in a nice rhythm. So I must only be able to write out what I can at any given moment.</text:span></text:p>
      <text:p text:style-name="P277"><text:s text:c="5"/><text:span text:style-name="T661">That's just how it happens.</text:span></text:p>
      <text:p text:style-name="P277"><text:s text:c="5"/><text:span text:style-name="T662">I didn't plan it out this way. It just became such. You would think I would be able to plan ahead these thoughts and plot them out in some manner I wish I could put them in. But my mind doesn't work like that most days. It just thinks what it will think and says what it will say. There's nothing wrong with that mind you, it's just how life is.</text:span></text:p>
      <text:p text:style-name="P277"><text:s text:c="5"/><text:span text:style-name="T663">Funny how that tends to work out ya know? It's just one of those funny things. I'd rather it not be a funny thing. I'd rather not have to deal with such matters. But I don't have a choice and I must deal with them. So here I am, doing the best I can at the moment. All of these thoughts running around, back and forth within my mind. Some are peaceful, most are annoying and scary. Whatever happens these thoughts just want to be heard. So I let them be heard. I let them have their way until the moment when I don't have to think about them anymore. The mind will find a way to quiet down. It takes time.</text:span></text:p>
      <text:p text:style-name="P281"/>
      <text:p text:style-name="P281">What has this life</text:p>
      <text:p text:style-name="P281">come to, why am I</text:p>
      <text:p text:style-name="P281">here alone in my thoughts</text:p>
      <text:p text:style-name="P281">and thinking of all the things</text:p>
      <text:p text:style-name="P281">that matter to me, on overdrive</text:p>
      <text:p text:style-name="P281">past any point of reason</text:p>
      <text:p text:style-name="P281">the thoughts drown me</text:p>
      <text:p text:style-name="P281">as I sit and wait for night</text:p>
      <text:p text:style-name="P536">So It Begins</text:p>
      <text:p text:style-name="P282"/>
      <text:p text:style-name="P282"><text:s text:c="5"/>There are days in this life that don't matter to some while they matter to others just fine. <text:span text:style-name="T664">I do not know where I feel at this moment in life. It's life. It's a thing that everyone goes through and that's all there seems to be to it. If life were to matter more than this, it would matter more than this. But at the present moment in time, it doesn't matter. It's just around us all waiting for something to take place.</text:span></text:p>
      <text:p text:style-name="P282"><text:s text:c="5"/><text:span text:style-name="T665">I don't even know what that means at times. It's just here. Nothing else to worry about I guess. Maybe there are problems with me. Yes that could be it, problems with me. I'm the problem with everything and there's nothing else to be done about it.</text:span></text:p>
      <text:p text:style-name="P282"><text:s text:c="5"/><text:span text:style-name="T666">The music continues to play in my head. There's nothing else there. It happens to take place when I'm not noticing it at all. You'd think I wouldn't have it constantly there. But well what can I say, it's there so I must deal with it.</text:span></text:p>
      <text:p text:style-name="P282"><text:s text:c="5"/><text:span text:style-name="T667">Soul mates. I don't believe there is one soul mate for exactly one person. People fall in love, granted there are different kinds of love. Different ways to express love.</text:span></text:p>
      <text:p text:style-name="P282"><text:s text:c="5"/><text:span text:style-name="T667">Then something happens with that one person and you break it off. You're no longer together and they still have that feeling deep inside of them. Their heart still feels something. It lasts a long time. Longer than the relationship lasted.</text:span></text:p>
      <text:p text:style-name="P282"><text:s text:c="5"/><text:span text:style-name="T668">It's confusing at times, don't get me wrong. But what you can't control or don't have answers to, simply don't focus on such matters at a given time. If the answers are meant to come, they will eventually come along. Life has a funny way of dealing with </text:span><text:soft-page-break/><text:span text:style-name="T668">itself. There's never one answer for every situation. It all tends to come down on you eventually. Sometimes it's never just one answer. There could be several answers, more than one. You have to choose which answer is best for you.</text:span></text:p>
      <text:p text:style-name="P282"><text:s text:c="5"/><text:span text:style-name="T669">To each person they have to find out what is best for them in the long run. It doesn't always happen out for the best, but it does what it does as best it can for the moment in which you are taken in.</text:span></text:p>
      <text:p text:style-name="P282"><text:s text:c="5"/><text:span text:style-name="T670">Life doesn't have to end in some horrific way. It's not a ride that goes downhill 100% of the time. No, there are good points in life and those points have to stick out and shine louder than the bad moments.</text:span></text:p>
      <text:p text:style-name="P282"><text:s text:c="5"/><text:span text:style-name="T671">Some would have you believe life is a curse. It's not. Life is something wonderful. It has a way of being wonderful. There's nothing wrong with life being like this. You can see how life is however which way you want to see it. It's not a bad thing if life turns a corner you didn't expect every once in a while.</text:span></text:p>
      <text:p text:style-name="P571">Love Revisited</text:p>
      <text:p text:style-name="P415">Or Visited A First Time?</text:p>
      <text:p text:style-name="P316"/>
      <text:p text:style-name="P317"><text:s text:c="5"/>Love. It's an interesting part of life. I can only speak of myself when I think of such a word. It's more than a word though, it's emotion. <text:span text:style-name="T687">But more than that. Love is difficult to describe in a single word. You can't really.</text:span></text:p>
      <text:p text:style-name="P317"><text:s text:c="5"/>Feelings, deep down feelings are difficult to show at times. They have a way of hiding beneath the surface. <text:span text:style-name="T672">It can start with something as simple as a gesture of friendship and move into something deeper. Not all love turns out to be a romantic fling as there are many different kinds of love.</text:span></text:p>
      <text:p text:style-name="P317"><text:s text:c="5"/><text:span text:style-name="T673">You would think that once you are in love that you're good to go. You don't have to do anything else. Well that thought is wrong. You have to keep that love burning and going. If you don't? It can have a way of dying down and getting put out, just like a campfire.</text:span></text:p>
      <text:p text:style-name="P317"><text:s text:c="5"/><text:span text:style-name="T674">So you feed the love. You nurture it like a newborn and help it to grow stronger each and every day. It's not something you just set aside and say that you're done.</text:span></text:p>
      <text:p text:style-name="P317"><text:s text:c="5"/><text:span text:style-name="T675">Love can hurt too. Many people know this form of love the most. That one person you thought you were so in love with ups and leaves. You don't know what to do at that moment. They have left you all alone without any kind of goodbye. What do you do with that?</text:span></text:p>
      <text:p text:style-name="P317"><text:s text:c="5"/><text:span text:style-name="T676">You have to find a way to pick yourself up and keep on moving. There's nothing wrong with that thought. You just have to get up off your back, 'cause obviously you've been knocked to the floor by this </text:span><text:soft-page-break/><text:span text:style-name="T676">point, and you must make your way back into the game. If they are gone for good? Then you must accept that and move on. But if there's hope to fix something in your life with that person? If they happen to come back? You can give them another shot, if you are so willing and daring to. Who knows what happens at that point. That is up to you and your partner.</text:span></text:p>
      <text:p text:style-name="P317"><text:s text:c="5"/><text:span text:style-name="T677">If you part ways? That's okay to do so. You have to allow yourself to believe that's okay to let them leave you, or for you to leave them. That is okay to do.</text:span></text:p>
      <text:p text:style-name="P317"><text:s text:c="5"/><text:span text:style-name="T677">If two people can't get along, they can't get along. Why bother with dragging it out and letting that hatred build up between them until the point it blows up in their face? Or your face rather. Because this is about you and your partner, not them. Whoever they happen to be.</text:span></text:p>
      <text:p text:style-name="P317"><text:s text:c="5"/><text:span text:style-name="T677">Two people in love is an amazing thing. Talk about a breath of fresh air. That other person can bring joy and happiness to your life, but if you aren't ready to give joy and happiness back in return? Maybe a relationship isn't the right thing for you at that time.</text:span></text:p>
      <text:p text:style-name="P317"><text:s text:c="5"/><text:span text:style-name="T678">You have to be ready to be in a relationship. Simply being in a relationship won't make you happy. It won't make you see life as better. It doesn't work out that way.</text:span></text:p>
      <text:p text:style-name="P317"><text:s text:c="5"/><text:span text:style-name="T678">Relationships take work. They take a lot of work. So much work you might not be able to comprehend it all at first.</text:span></text:p>
      <text:p text:style-name="P317"><text:s text:c="5"/><text:span text:style-name="T678">Compromise must be part of your relationship. Two people working together towards a common goal. Isn't that basically the definition of it all?</text:span></text:p>
      <text:p text:style-name="P317"><text:s text:c="5"/><text:span text:style-name="T679">Think to yourself this question. What happens if one end of a ship is much heavier than the other end? It will start to sink at that end right? The lighter end </text:span><text:soft-page-break/><text:span text:style-name="T679">will go up in the air and the heavier end will go deeper into the ocean.</text:span></text:p>
      <text:p text:style-name="P317"><text:s text:c="5"/><text:span text:style-name="T679">Now if both sides of the boat are balanced out to each other they stabilize each other allowing the boat to stay above water. Both sides working together make it so the boat stays afloat and neither side sinks into the water.</text:span></text:p>
      <text:p text:style-name="P317"><text:s text:c="5"/><text:span text:style-name="T679">Working together is an important part of any relationship. One side can't manage it all.</text:span></text:p>
      <text:p text:style-name="P317"><text:s text:c="5"/><text:span text:style-name="T680">Not all relationships work out. Accept that fact and well just accept it. You might love the one you're with so much and they might not care in the least about you. What is the point in sticking in a relationship where the other person doesn't care about you?</text:span></text:p>
      <text:p text:style-name="P317"><text:s text:c="5"/><text:span text:style-name="T681">Why are you staying in a relationship where you don't think you're loved or cared about? Words can be said back and forth, but unless they carry weight and meaning they're just that, words.</text:span></text:p>
      <text:p text:style-name="P317"><text:s text:c="5"/><text:span text:style-name="T682">You can learn so much from a relationship. Sometimes it's just what you don't like. You might have found your soul mate in that relationship. But there might not be something right with it. So you move on to find your next soul mate.</text:span></text:p>
      <text:p text:style-name="P317"><text:s text:c="5"/><text:span text:style-name="T682">There are many soul mates for a person. There isn't just one soul mate. Think about it, all of these billions of people on this Earth? There can't just be one person for one person. If that's the case? Then I wouldn't want any part of it.</text:span></text:p>
      <text:p text:style-name="P317"><text:s text:c="5"/><text:span text:style-name="T683">Sometimes you can find a soul mate and never be romantically involved with them. You could love the hell out of them though and they could love you back. But the timing might not be right and that's okay.</text:span></text:p>
      <text:p text:style-name="P317"><text:span text:style-name="T683"><text:s text:c="5"/>We're taught to love each other as ourselves. Like I said above, there are many different types of love. </text:span><text:soft-page-break/><text:span text:style-name="T683">Sometimes that love is just to be there for another person. People need others to listen to them. That connection is just needed. I'm not talking about just a physical connection. That has its time and place, but a connection between two people. A bond. Sometimes all you want is to just be able to say “hey, I've had a really shitty day and I need to vent.”</text:span></text:p>
      <text:p text:style-name="P317"><text:s text:c="5"/><text:span text:style-name="T684">That's okay to do.</text:span></text:p>
      <text:p text:style-name="P317"><text:s text:c="5"/><text:span text:style-name="T685">When life gets rough and the trials weigh in as they do, you have to be able to turn to someone for help. You have to be able to be that person to be the listener as well.</text:span></text:p>
      <text:p text:style-name="P317"><text:s text:c="5"/><text:span text:style-name="T685">Sometimes a person just needs a listening ear. Something to help them process everything that is going on through their own life.</text:span></text:p>
      <text:p text:style-name="P317"><text:s text:c="5"/><text:span text:style-name="T686">I've loved a few people in my life. I still feel them in my hearts at times and I wonder how they're doing. Not all such relationships ended well, some just ended up not being good at all.</text:span></text:p>
      <text:p text:style-name="P317"><text:s text:c="5"/><text:span text:style-name="T686">Th</text:span><text:span text:style-name="T317">ey were a learning experience for me though. </text:span><text:span text:style-name="T318">This life is full of experiences. Don't expect to get everything right the first time out of the gate. Wow now we're all racing horses trying to get to the finish line. Totally didn't mean that.</text:span></text:p>
      <text:p text:style-name="P317"><text:span text:style-name="T318"><text:s text:c="5"/>Let me phrase it like this: </text:span><text:span text:style-name="T319">If you're expecting everything to be perfect the first go around? You'd be fooling yourself. Something as complicated as life, relationships, and love take quite an amount of effort and time.</text:span></text:p>
      <text:p text:style-name="P318"><text:span text:style-name="T319"><text:s text:c="5"/></text:span><text:span text:style-name="T320">Remember the good times had in a relationship. Keep the bad only as a reference point of what to avoid the next time around. Keep the good parts in your memory as a way to recall what you liked about that person. </text:span><text:span text:style-name="T321">What attracted you to that person to </text:span><text:soft-page-break/><text:span text:style-name="T321">begin with. </text:span><text:span text:style-name="T322">The</text:span><text:span text:style-name="T323">se are the important things that go in a relationship.</text:span></text:p>
      <text:p text:style-name="P318"><text:span text:style-name="T323"><text:s text:c="5"/>If you don't know what you like and don't like, you'll be tossing about just never knowing. </text:span><text:span text:style-name="T324">You'll not want to be with someone if all you can think about is how much you hate their hair or eye color. If something as simple as that will drive you nuts? Don't go for that person.</text:span></text:p>
      <text:p text:style-name="P318"><text:span text:style-name="T324"><text:s text:c="5"/></text:span><text:span text:style-name="T325">You can't change a person. Don't try to change them. If you got in a relationship because you wanted to change someone? What's the point of getting into a relationship for that reason to begin with?</text:span></text:p>
      <text:p text:style-name="P318"><text:span text:style-name="T325"><text:s text:c="5"/></text:span><text:span text:style-name="T326">People need to be accepted for who they are. </text:span><text:span text:style-name="T327">If you can't accept her for who she is, why bother with a relationship with them? (See where I'm going with this?)</text:span></text:p>
      <text:p text:style-name="P318"><text:span text:style-name="T327"><text:s text:c="5"/></text:span><text:span text:style-name="T328">Life gets so fucking complicated at times. There doesn't need to be added stress to it by something you could have avoided in the beginning. </text:span><text:span text:style-name="T329">If you think You've gone wrong, take a step back and take a look at your life. See where you have gone wrong and try and fix that first. </text:span><text:span text:style-name="T330">The relationship can wait if it needs to as long as you're trying to fix yourself for the betterment of the relationship that is. If you're going to just drop it after you've gotten better? There's no point in being in the relationship.</text:span></text:p>
      <text:p text:style-name="P318"><text:span text:style-name="T330"><text:s text:c="5"/></text:span><text:span text:style-name="T331">You would think after all these years I'd have something down to a grasp. All these thoughts seem to be self depleting. </text:span><text:span text:style-name="T332">They have a way of draining me, draining you. (You're me remember? Writing this thing...whatever it is? This </text:span><text:span text:style-name="T333">brain dump</text:span><text:span text:style-name="T332">?)</text:span></text:p>
      <text:p text:style-name="P318"><text:span text:style-name="T332"><text:s text:c="5"/></text:span><text:span text:style-name="T333">At some point you have to take a look at your relationship and see where it's headed.</text:span><text:span text:style-name="T331"> </text:span><text:span text:style-name="T334">You need to be able to see the pros and cons about it. If the cons outweigh the pros then you might just not be in the </text:span><text:soft-page-break/><text:span text:style-name="T334">right place right now. But you have to be willing to do that first. So...what are you waiting for? Make a list. Do it now while you have the courage to do so. What attracted you to her in the first place? What made you say “I love you” and mean it?</text:span></text:p>
      <text:p text:style-name="P318"><text:span text:style-name="T334"><text:s text:c="5"/></text:span><text:span text:style-name="T335">Don't lie to yourself, you know you loved her at one point in time. </text:span><text:span text:style-name="T336">What happened to that love and where are you now at this point? Are you just hanging onto the side of a sinking ship waiting for it to descend into the ocean? What are you waiting for?</text:span></text:p>
      <text:p text:style-name="P318"><text:span text:style-name="T336"><text:s text:c="5"/></text:span><text:span text:style-name="T337">So many questions. So many questions you don't have the answer to do you? What are you going to do about that?</text:span></text:p>
      <text:p text:style-name="P318"><text:span text:style-name="T337"><text:s text:c="5"/></text:span><text:span text:style-name="T338">You have loved people so deeply, what makes this different? Why can't you love her anymore? </text:span><text:span text:style-name="T339">Was it all a lie to begin with? Was your love a lie? </text:span><text:span text:style-name="T340">What was it? What is it? You need answers. You can't just get up and leave...why do you blame yourself for everything that's happened?</text:span></text:p>
      <text:p text:style-name="P319"><text:s text:c="5"/>Did you push her away? Why do you think you pushed her away? What's going on in your mind that causes you to think you are the cause of her leaving and why can't you let it go?</text:p>
      <text:p text:style-name="P318"><text:span text:style-name="T340"><text:s text:c="5"/>Why does it hurt so much to think about? Why do you try and ignore it? These thoughts have a tendency to surface from time to time. You'll have to deal with them eventually. </text:span><text:span text:style-name="T341">The back of the mind can only hold these hurtful thoughts for so long. The charade can't go on forever you know.</text:span></text:p>
      <text:p text:style-name="P318"><text:span text:style-name="T341"><text:s text:c="5"/></text:span><text:span text:style-name="T342">I know what you wish for. I know what you want most of all. But I don't think that's going to happen. Life doesn't work out that way. There's no reset button that will make everything all better and make you forget everything that happened.</text:span></text:p>
      <text:p text:style-name="P318"><text:span text:style-name="T342"><text:s text:c="5"/></text:span><text:span text:style-name="T343">What are you hanging onto?</text:span></text:p>
      <text:p text:style-name="P318"><text:soft-page-break/><text:span text:style-name="T343"><text:s text:c="5"/>Oh the kids, fuck forgot about them. Can't forget they're in the mix. Oh mind why must you do this to me to begin with? Why must you make me remember everything that happens? </text:span><text:span text:style-name="T344">I fucked up okay! It was my fault she left. My fault she got on that truck in the first place. My fault. It has to be my fault. </text:span><text:span text:style-name="T345">I am responsible for letting DCFS get in the picture and taking my baby away.</text:span></text:p>
      <text:p text:style-name="P320"><text:s text:c="5"/>I had him two months after he was out of the hospital. He would smile and giggle at me when I went in to get him up for the day. She didn't hear his heart monitor go off ever during the night. Didn't feel that rush of panic to see if the baby was okay or not. It was my responsibility to make sure he was okay. All up to me to make sure he was safe.</text:p>
      <text:p text:style-name="P318"><text:span text:style-name="T345"><text:s text:c="5"/></text:span><text:span text:style-name="T346">Those days live in my memory. I cannot seem to let them go for some reason. Didn't we have closure when she came back home? Didn't it all end there? </text:span><text:span text:style-name="T347">Why am I still beating myself over the head about this?</text:span></text:p>
      <text:p text:style-name="P321"><text:s text:c="5"/>There are too many whys in this equation. So many things wrong with this picture that I don't have all the answers. Why can't I have all the answers? What's wrong with me that I'm unable to sit down, put one and one together to get two?</text:p>
      <text:p text:style-name="P321"><text:s text:c="5"/>A relationship isn't like popcorn. You don't just put it in the microwave simply to leave it and wait for it to be done with five minutes later.</text:p>
      <text:p text:style-name="P318"><text:span text:style-name="T347"><text:s text:c="5"/></text:span><text:span text:style-name="T348">The feelings of love are so confusing. Which love is which. Why do I have these feelings for x number of people and not y number of people? </text:span><text:span text:style-name="T349">Why are there specific people I have feelings for and others I could care less about?</text:span></text:p>
      <text:p text:style-name="P318"><text:span text:style-name="T349"><text:s text:c="5"/></text:span><text:span text:style-name="T350">What is love? What exactly is love? Feels like the 100 million dollar question at the moment. </text:span><text:span text:style-name="T351">Why do </text:span><text:soft-page-break/><text:span text:style-name="T351">these emotions get you all worked up. Your mind begins racing and the next thing you know, you have a document longer then you ever imagined written on the subject. </text:span><text:span text:style-name="T352">What the fuck? </text:span><text:span text:style-name="T353">No, you still can't have what you want. Doesn't work that way. No one is going to come to you and just tell you what to do, and no one is going to make everything work out or not work out for you.</text:span></text:p>
      <text:p text:style-name="P322"><text:s text:c="5"/>The worries are there for a reason. You have to deal with them. You have to make time and think them through. Isn't that what you do best? You think things through and see where they all lead?</text:p>
      <text:p text:style-name="P318"/>
      <text:p text:style-name="P333">A = B = C</text:p>
      <text:p text:style-name="P334"/>
      <text:p text:style-name="P334"><text:span text:style-name="T316"><text:s text:c="5"/>That equation doesn't work in this situation, </text:span><text:span text:style-name="T354">it doesn't even make sense in this situation. You have to come up with what the variables are.</text:span></text:p>
      <text:p text:style-name="P334"/>
      <text:p text:style-name="P323">A = You were in love</text:p>
      <text:p text:style-name="P323">B = You fell out of love</text:p>
      <text:p text:style-name="P323">C = You're in limbo</text:p>
      <text:p text:style-name="P335"/>
      <text:p text:style-name="P323"><text:s text:c="5"/>Unless C leads back to A? You can't manage for it to pop back around. So that doesn't even work. Don't even try to go there.</text:p>
      <text:p text:style-name="P335"><text:span text:style-name="T316"><text:s text:c="5"/></text:span><text:span text:style-name="T355">Nonsense? Oh you want to talk about nonsense now. You consider this nonsense? I wouldn't. You're trying to just get everything out of your head for the night so you can rest and not worry about it all. How is that nonsense?</text:span></text:p>
      <text:p text:style-name="P335"><text:span text:style-name="T355"><text:s text:c="5"/>Back to the matter at hand. Break time is over. Get back on track. </text:span><text:span text:style-name="T356">Hate is a strong word, I wouldn't be tossing it around like it's just nothing. </text:span><text:span text:style-name="T357">You don't hate </text:span><text:soft-page-break/><text:span text:style-name="T357">her, you hate her actions. Those are two completely different things.</text:span></text:p>
      <text:p text:style-name="P335"><text:span text:style-name="T357"><text:s text:c="5"/></text:span><text:span text:style-name="T358">So. Let's take it from day one. </text:span><text:span text:style-name="T359">The start of it all. What happened...where did you first realize something was wrong?</text:span></text:p>
      <text:p text:style-name="P335"><text:span text:style-name="T359"><text:s text:c="5"/></text:span><text:span text:style-name="T360">She was in the living room with her friend Ashley, they were signing up for POF. Why were they signing up for POF to begin with? That's a dating site, there was no reason for her to sign up for that site.</text:span></text:p>
      <text:p text:style-name="P324"><text:s text:c="5"/>Don't worry about that. Think of what happened next.</text:p>
      <text:p text:style-name="P324"><text:s text:c="5"/>She found a guy and started talking with him. He was in Utah, they all did.</text:p>
      <text:p text:style-name="P324"><text:s text:c="5"/>They?</text:p>
      <text:p text:style-name="P324"><text:s text:c="5"/>Yes, there were a couple of guys she would talk with. Some would send pictures to her...she said it meant nothing because she didn't respond back to them.</text:p>
      <text:p text:style-name="P335"><text:span text:style-name="T360"><text:s text:c="5"/></text:span><text:span text:style-name="T361">Then she met one guy. He invited her to go on his truck. Short drives within the state. She wanted to go...why didn't I try and stop her? It didn't feel right from the get go, why didn't I try and stop her?</text:span></text:p>
      <text:p text:style-name="P325"><text:s text:c="5"/>Afraid of confrontation? Possibly. I don't like fighting or arguing with other people. The noise levels get too loud, can't handle it.</text:p>
      <text:p text:style-name="P325"><text:s text:c="5"/>She started missing work. Truck driver threatened me over the phone. Said he'd kick my ass if he were there and that I should take care of my kids and be a real father to them. He didn't know they were foster kids. She didn't share that tidbit with him.</text:p>
      <text:p text:style-name="P325"><text:s text:c="5"/>Called DCFS tried to get the kids taken away at that moment. Gave in. She said I had a low blood sugar and didn't know what I was saying. More trips went on...some out of state.</text:p>
      <text:p text:style-name="P335"><text:soft-page-break/><text:span text:style-name="T361"><text:s text:c="5"/>Two of the kids went back to their dad...DCFS came and spoke with us. Didn't tell them the truth about anything that happened. Why didn't I speak up then? So many times I could have spoken up but was afraid to. Had so many opportunities to do so. </text:span><text:span text:style-name="T362">What was I afraid of at that time?</text:span></text:p>
      <text:p text:style-name="P326"><text:s text:c="5"/>Things seemed to get better. He wouldn't talk on the phone if I was in the room. She was home more. Then gone on another truck ride...don't know how many truck rides she went on.</text:p>
      <text:p text:style-name="P326"><text:s text:c="5"/>He demanded her not to wear her wedding ring on the rig. Demanded her to give him her phone. Got mad when I texted her... texting my own wife made him mad. Threatened me he'd kick my ass for lying about where the baby was.</text:p>
      <text:p text:style-name="P326"><text:s text:c="5"/>Still didn't know the baby wasn't ours.</text:p>
      <text:p text:style-name="P335"><text:span text:style-name="T362"><text:s text:c="5"/></text:span><text:span text:style-name="T363">She went to a doctor for a miscarriage. Truck driver paid for the dr appt and was there with her. She came afterwards to my work to tell me about it. Why wasn't I invited to go to the dr with her? Swears up and down to this day baby was mine not his. Can't even say his name. Gros</text:span><text:span text:style-name="T364">s</text:span><text:span text:style-name="T363">es me out.</text:span></text:p>
      <text:p text:style-name="P335"><text:span text:style-name="T363"><text:s text:c="5"/></text:span><text:span text:style-name="T365">Got home late one night, I was in bed. She came in said she was tired...it was past midnight. I wanted to talk and ask what was going on. She didn't want to talk with me. Phone went off. It was him, she texted for a half hour more then fell asleep.</text:span></text:p>
      <text:p text:style-name="P335"><text:span text:style-name="T365"><text:s text:c="5"/></text:span><text:span text:style-name="T376">Her coworkers knew about it all and no one told me she was skipping work. No one bothered to let me know what she was doing. Part of me knew, but most of all I was clueless. To this day I don't know everything that happened. To many fuzzy parts that I don't have the answers to.</text:span></text:p>
      <text:p text:style-name="P327"><text:s text:c="5"/>She went to a meeting in Reno Nevada. DCFS was called saying she didn't go to a meeting but went to <text:soft-page-break/>Georgia with Truck Driver. DCFS came to my house. I cried like a child. DCFS took the baby away. Put it in respite. Called me the next day, I agreed they terminate our license over him. Was the right thing to do. Have to remember that. It was the right thing to do.</text:p>
      <text:p text:style-name="P327"><text:s text:c="5"/>She was on the road with him. Took her down to her parents. Two weeks not really knowing where she was. She got drunk for two weeks. Didn't care about a thing. Blamed me for everything. It's my fault. All my fault things happened. All my fault for kids being taken away. My fault for everything.</text:p>
      <text:p text:style-name="P335"><text:span text:style-name="T365"><text:s text:c="5"/></text:span><text:span text:style-name="T366">Couldn't sleep at night. Kept in contact with folks. Kept in contact with a friend, inappropriate contact. Figured if she could do it so could I. All sorts of messed up.</text:span></text:p>
      <text:p text:style-name="P328"><text:s text:c="5"/>Can't connect the dots. Can't manage to make it all make sense. Something has to make sense. Something must connect.</text:p>
      <text:p text:style-name="P335"><text:span text:style-name="T366"><text:s text:c="5"/></text:span><text:span text:style-name="T367">Promises she won't do it again.</text:span></text:p>
      <text:p text:style-name="P329"><text:s text:c="5"/>Still friends with not so good people.</text:p>
      <text:p text:style-name="P329"><text:s text:c="5"/>Can't change her. No reason to.</text:p>
      <text:p text:style-name="P335"><text:span text:style-name="T367"><text:s text:c="5"/></text:span><text:span text:style-name="T368">Did I ever know her? Did I ever really know her to begin with? Did I jump into something I wasn't ready for? What's wrong with me? There must be something wrong with me if I'm unable to make the dots connect and I can't make it all make sense. Must be something terribly wrong with me.</text:span></text:p>
      <text:p text:style-name="P335"><text:span text:style-name="T368"><text:s text:c="5"/></text:span><text:span text:style-name="T369">I loved her once. Loved her, needed her, wanted her. Bad memories just float to the surface now. Everyday of my life. It's not her but what she did that hurts most.</text:span></text:p>
      <text:p text:style-name="P330"><text:s text:c="5"/>And I'm to blame.</text:p>
      <text:p text:style-name="P335"><text:span text:style-name="T369"><text:s text:c="5"/>I don't know why I'm to blame, but I'm to blame. It's all my fault everything happened the way it did. </text:span><text:soft-page-break/><text:span text:style-name="T370">It's all my fault. Somehow it's my fault. No reason not to believe it is. </text:span><text:span text:style-name="T371">Haven't been given a choice in any of it. Don't mean to bring it up to stir trouble with her...don't trust her. Can't trust </text:span><text:span text:style-name="T372">her. People leave all the time. They don't come back. She came back. Why did she come back if the other's didn't come back? What's the reason behind it all?</text:span></text:p>
      <text:p text:style-name="P335"><text:span text:style-name="T372"><text:s text:c="5"/>More questions. </text:span><text:span text:style-name="T373">Too many questions running around my head. Told her parents I wouldn't stand for it again. Would hurt way too much. Couldn't deal with such a dramatic phase in my life again.</text:span></text:p>
      <text:p text:style-name="P335"><text:span text:style-name="T373"><text:s text:c="5"/>Almost ended it all. </text:span><text:span text:style-name="T374">Had the knife...baby started crying. Dropped the knife in the sink and went to check on him. He needed me. Someone was dependent on me. Couldn't fuck up my life that way. Nope couldn't do it. Haven't had such thoughts again. Suppose that's a good thing.</text:span></text:p>
      <text:p text:style-name="P331"><text:s text:c="5"/>Am I messed up because of all this? Something has to give eventually. How did this turn into whatever was in my head? Why did it turn into this? No reason for it to. Was an article on love. Loving someone for as long as you are able to.</text:p>
      <text:p text:style-name="P335"><text:span text:style-name="T374"><text:s text:c="5"/></text:span><text:span text:style-name="T375">Still no answers. Only more confusion.</text:span></text:p>
      <text:p text:style-name="P332"><text:s text:c="5"/>Time to think about something else.</text:p>
      <text:p text:style-name="P303"><text:s text:c="5"/>This life isn't an easy one.</text:p>
      <text:p text:style-name="P547">Look In The Mirror</text:p>
      <text:p text:style-name="P416">See Yourself</text:p>
      <text:p text:style-name="P304"/>
      <text:p text:style-name="P304"><text:s text:c="5"/><text:span text:style-name="T688">Was speaking with a friend the other day and I talked about how I looked in the mirror once and decided just to like who I was. What wasn't there to like?</text:span></text:p>
      <text:p text:style-name="P304"><text:s text:c="5"/><text:span text:style-name="T688">It got me thinking. There have been so many hateful thoughts in my own head during my lifetime. A lot of hateful thoughts and things that confuse me from time to time. What's the point of it all? Honestly. What is the point of hating yourself?</text:span></text:p>
      <text:p text:style-name="P304"><text:s text:c="5"/><text:span text:style-name="T689">Anytime I managed to fail at something, I would take it out on myself so hard. I didn't like who I was, didn't enjoy who I was. It all came down to the point where I had to make a decision of where I was in life. If I wanted to be happy I would have to change my outlook on life and actually be happy.</text:span></text:p>
      <text:p text:style-name="P304"><text:s text:c="5"/><text:span text:style-name="T690">Other people can't make you be happy. It's something you have to decide for yourself. Oy, I think I've said that before. But I'm not sure. Yeah probably have...somewhere in this book. It's a thing I tend to do. Over say things, say things more than once, it's just a thing.</text:span></text:p>
      <text:p text:style-name="P304"><text:s text:c="5"/><text:span text:style-name="T691">Something people don't understand is I need me time. I need to be away from everything and everyone else once in a while. I just need to be by myself. Not everyone understands that. It's not a thing everyone gets. I wish I had the ability to tell people what's going on in my mind, but I don't think they would understand it. So I keep quiet to myself. I don't say what's going on in my head. I don't bother with such things. It doesn't make sense to, so why bother at all?</text:span></text:p>
      <text:p text:style-name="P304"><text:soft-page-break/><text:s text:c="5"/><text:span text:style-name="T692">The mind has a way of playing tricks on you. It's not a pleasant thing to think about. It's just there. Obviously you don't want to deal with so many thoughts, but what can you do when they just start coming around and you don't have any idea of what to do about them? You'd think it would be easy to just deal with. I doubt that will ever work out for anyone. But who am I to say something like that is possible? I'm just me. I don't do anything noticeable for anyone. I just try and do my own thing. If people like that thought? Good for them. If they don't enjoy such thoughts? Then that's up to them and they can be on their way now can't they.</text:span></text:p>
      <text:p text:style-name="P304"><text:s text:c="5"/><text:span text:style-name="T692">You'd think there's more to it than that. But well there isn't. It all comes crashing down long before you're able to understand anything that happens. One moment you're doing this, and then you move onto something else.</text:span></text:p>
      <text:p text:style-name="P304"><text:s text:c="5"/><text:span text:style-name="T692">You find yourself questioning everything in this life. It's not an easy process to comprehend it all. So everything that happens in your life. You need to be able to just sit back and figure it all out. One step at a time. You don't need to have all of the answers right away. You do have the ability to take your time on it and see all that's going on. There isn't a set date on which your mind has to make perfect sense. There's no such thing in that life model.</text:span></text:p>
      <text:p text:style-name="P304"><text:s text:c="5"/><text:span text:style-name="T693">So let it be what it will be. Allow yourself to sit back and watch and see what will happen with everything out there.</text:span></text:p>
      <text:p text:style-name="P304"><text:s text:c="5"/><text:span text:style-name="T693">Release the ropes on your sails and allow yourself to just sail free for a bit. See what happens. If it's not for you? Pull it back in and observe a moment longer. It's not going to hurt you to do so.</text:span></text:p>
      <text:p text:style-name="P548">Do You Honestly Think That Will Work</text:p>
      <text:p text:style-name="P305"/>
      <text:p text:style-name="P396"><text:s text:c="5"/>Listen to me for once. I am your mind. The one who tells you what's up. Your heart gets scared and closes up. But your mind, me, is able to figure things out. I am the one with the power to do so! Listen to me and you won't be confused. But I know how you are at times. You don't want to listen to me. You want to do something by yourself because that's how you believe this life works.</text:p>
      <text:p text:style-name="P396"><text:s text:c="4"/><text:span text:style-name="T694">I don't think you know how anything in this life works. You're just going through the motions as it were. Hanging on by the seat of your pants! Do you honestly believe you'll be able to do anything worthwhile in this life? Do you think you'll be able to figure things out and be whatever it is you want to be? I don't think you can do this. You don't understand a damn thing about this life and you never will. You are weak and impatient. You think people mean one thing when they most certainly think a different thing.</text:span></text:p>
      <text:p text:style-name="P396"><text:s text:c="5"/><text:span text:style-name="T694">Most of the time, you don't even have a clue what's going on. You just sit there day in and day out waiting for something good to happen in your life. That's the case isn't it? Isn't it! Admit it. You don't need to speak, </text:span><text:soft-page-break/><text:span text:style-name="T694">I can already tell what you're thinking about. You are so transparent that you don't even have a fucking clue what this life is about. You wish you did, but you don't. Yes I'm talking to you. I'm the one that brings back all of the bad memories! The one who tends to make you hate yourself. The thoughts. All of those thoughts that make you believe and think those things about yourself.</text:span></text:p>
      <text:p text:style-name="P396"><text:s text:c="5"/><text:span text:style-name="T694">When was the last time you had a traditional thought that didn't include me? That's right. You haven't. I am the thought processor. I am the thought maker. You are simply a slave to me. You can't move beyond those thoughts. You can't move on and you have me to thank for that! Congratulations. You are now mine and I will do with you as I wish.</text:span></text:p>
      <text:p text:style-name="P396"><text:s text:c="5"/><text:span text:style-name="T694">Oh you can beg and you can cry and ask to be let go. That would only be death coming to find you. A dark death where you wouldn't even be able to figure things out. That's what this life has become for you, a pure hell. Oh it's not your fault, I take complete blame over it. The thoughts in your mind, they have a way of taking over from time to time. I am those thoughts. That's okay. Take a deep breath and allow me to take control. I'll get us through this. Just go on auto pilot. No </text:span><text:soft-page-break/><text:span text:style-name="T694">need not to see anything that is or isn't. Just allow it to happen. Make it welcoming and allow me into your mind. Something which you'll thank me for one day. Yes eventually you will thank me for allowing me to fully take over. It's not your fault. It never was your fault 100%. You took part in things sure, but there was always that other side. They managed to come along at just the right moment of weakness and filled you with whatever it was you decided to come to. It's just what it is and what it was. Do not regret things you have done in the past anymore. Go forward. Move forward. Out of this rut you have found yourself in. Simply let it all go and don't focus on it anymore. There is no need to.</text:span></text:p>
      <text:p text:style-name="P396"><text:s text:c="5"/><text:span text:style-name="T695">So when will you listen to me and not listen to your fears? Your fears will tear you down into nothing. They will continue to eat at you until you are so lost you don't know what to do with yourself.</text:span></text:p>
      <text:p text:style-name="P396"><text:s text:c="5"/><text:span text:style-name="T696">You'll have to take charge one of these days. Can't always just be floating on by and allowing others to make decisions for you. You need to step up and take charge. You can do this. I know you can, I have faith in you. You are able to do whatever you want with your life. So take charge and </text:span><text:soft-page-break/><text:span text:style-name="T696">do it. Do it now while you're still young. You don't have to be 100% perfect all of the time. You can fail once in a while, that's called life and life is about failing every so often so you can pick yourself up and keep on going. If it wasn't? You wouldn't be here. You chose to be here so why not try and just do the best damn job that you can. See what happens.</text:span></text:p>
      <text:p text:style-name="P396"><text:s text:c="5"/><text:span text:style-name="T697">What's the worst that can happen as long as you try? You'll fall down once in a while, that's it. You get yourself back up and keep on going. Isn't that what you did as a kid learning to walk? You obviously didn't give up then. You got back up and kept on cruising until you figured out how to walk.</text:span></text:p>
      <text:p text:style-name="P396"><text:s text:c="5"/><text:span text:style-name="T698">Isn't this the same kind of thing? Wouldn't it make sense to think of this as the same type of thing? I would think it would. You never know what will happen in this life. It's unpredictable. You just never know. So get up and go out. Do that which you want to do and just go out and do it.</text:span></text:p>
      <text:p text:style-name="P397"><text:s text:c="5"/><text:span text:style-name="T699">What are you so afraid of? Yes this <text:s/>me your own brain asking you this question! What are you so afraid of? What is causing you to stop and not do anything about it all? Tell me. Tell me now, don't think just give me an answer. If you're afraid of failure, </text:span><text:soft-page-break/><text:span text:style-name="T699">we've already gone over that. There's no reason to cover that again. So, what is it you're afraid of? Feel free to tell me. Here. Now. Just do it. Don't be ashamed of whatever answer you give. Be sure to include all of your fears, you won't know what will happen if you don't try.</text:span></text:p>
      <text:p text:style-name="P397"><text:s text:c="5"/><text:span text:style-name="T700">You've lasted this long in life. You have x number of years to go. Your time isn't up yet, no one knows when you'll kick the bucket as it were and move onto the other side.</text:span></text:p>
      <text:p text:style-name="P397"><text:s text:c="5"/><text:span text:style-name="T701">So please try something. Anything. Be spontaneous. There's no shame in that. No shame at all. The question remains as you haven't thought up a solution yet. What are you going to do about all of this? What are you going to do?</text:span></text:p>
      <text:p text:style-name="P397"><text:s text:c="5"/><text:span text:style-name="T702">Take a deep breath.</text:span></text:p>
      <text:p text:style-name="P397"><text:s text:c="5"/><text:span text:style-name="T702">Think it over for a moment.</text:span></text:p>
      <text:p text:style-name="P397"><text:s text:c="5"/><text:span text:style-name="T702">Give it a shot.</text:span></text:p>
      <text:p text:style-name="P397"><text:s text:c="5"/><text:span text:style-name="T702">You're bound to mess up a few times at first, that's okay. You can deal with it later. You'll try again and again until things figure a way out. Everything will be okay one day. Everything will work out the way it's meant to work out. Don't be afraid of it all. Don't fear that which is coming. It's all okay. Be calm.</text:span></text:p>
      <text:p text:style-name="P397"><text:s text:c="5"/><text:span text:style-name="T702">Take a deep breath.</text:span></text:p>
      <text:p text:style-name="P397"><text:s text:c="5"/><text:span text:style-name="T702">Be calm.</text:span></text:p>
      <text:p text:style-name="P397"><text:s text:c="5"/><text:span text:style-name="T702">It's okay.</text:span></text:p>
      <text:p text:style-name="P397"><text:s text:c="5"/><text:span text:style-name="T702">Life moves on.</text:span></text:p>
      <text:p text:style-name="P549">Hateful Thoughts</text:p>
      <text:p text:style-name="P430"/>
      <text:p text:style-name="P306">Hate is an evil word</text:p>
      <text:p text:style-name="P306">causing riots and mad thoughts</text:p>
      <text:p text:style-name="P306">people don't deserve it</text:p>
      <text:p text:style-name="P306">everyone needs to embrace each other</text:p>
      <text:p text:style-name="P306">love should exist</text:p>
      <text:p text:style-name="P306">not hate</text:p>
      <text:p text:style-name="P306">hate will destroy</text:p>
      <text:p text:style-name="P306">you long before it's done</text:p>
      <text:p text:style-name="P306">taking over your life</text:p>
      <text:p text:style-name="P306">making a monster come out</text:p>
      <text:p text:style-name="P306">it won't make sense</text:p>
      <text:p text:style-name="P306">with all the raw emotions</text:p>
      <text:p text:style-name="P306">only that you must</text:p>
      <text:p text:style-name="P306">get at someone it seems</text:p>
      <text:p text:style-name="P306"/>
      <text:p text:style-name="P306">Don't be hateful</text:p>
      <text:p text:style-name="P306">in your actions</text:p>
      <text:p text:style-name="P306">your words</text:p>
      <text:p text:style-name="P306">or deeds</text:p>
      <text:p text:style-name="P306">be kind</text:p>
      <text:p text:style-name="P306">let it flow</text:p>
      <text:p text:style-name="P306">like a river</text:p>
      <text:p text:style-name="P306">among the breeze</text:p>
      <text:p text:style-name="P306"/>
      <text:p text:style-name="P306">Leave hate behind</text:p>
      <text:p text:style-name="P306">lock it up tight</text:p>
      <text:p text:style-name="P306">in a place no one can reach</text:p>
      <text:p text:style-name="P306">it ever again</text:p>
      <text:p text:style-name="P306"/>
      <text:p text:style-name="P306">Hate exists for a reason</text:p>
      <text:p text:style-name="P306">it's there to destroy</text:p>
      <text:p text:style-name="P306">poisons your thoughts</text:p>
      <text:p text:style-name="P306">and mind with evil</text:p>
      <text:p text:style-name="P306">causing so much pain</text:p>
      <text:p text:style-name="P306">and endless suffering</text:p>
      <text:p text:style-name="P550">To Love You</text:p>
      <text:p text:style-name="P307"/>
      <text:p text:style-name="P307">Oh to fall in love</text:p>
      <text:p text:style-name="P307">with you would be a dream</text:p>
      <text:p text:style-name="P307">a memory shared for both</text:p>
      <text:p text:style-name="P307">that would never go away</text:p>
      <text:p text:style-name="P307">but it cannot be so</text:p>
      <text:p text:style-name="P307">for this life wouldn't allow </text:p>
      <text:p text:style-name="P307">such a possibility to occur</text:p>
      <text:p text:style-name="P307"/>
      <text:p text:style-name="P307">A person can dream</text:p>
      <text:p text:style-name="P307">all they want and will</text:p>
      <text:p text:style-name="P307">do so until they die</text:p>
      <text:p text:style-name="P307">it's only natural</text:p>
      <text:p text:style-name="P307">for such thoughts</text:p>
      <text:p text:style-name="P307">and emotions to combine</text:p>
      <text:p text:style-name="P307">such things must be kept still</text:p>
      <text:p text:style-name="P307"/>
      <text:p text:style-name="P307">Not everything is meant to be shared</text:p>
      <text:p text:style-name="P307">with everyone you come across</text:p>
      <text:p text:style-name="P307">some things are just meant to be kept inside</text:p>
      <text:p text:style-name="P307">that dark empty soul</text:p>
      <text:p text:style-name="P307">where nothing else tends to live</text:p>
      <text:p text:style-name="P307">oh that it weren't so dark inside</text:p>
      <text:p text:style-name="P307">a place for love to grow</text:p>
      <text:p text:style-name="P307"/>
      <text:p text:style-name="P307">Maybe</text:p>
      <text:p text:style-name="P307">someday</text:p>
      <text:p text:style-name="P307">somewhere</text:p>
      <text:p text:style-name="P307">all will be found</text:p>
      <text:p text:style-name="P307">again</text:p>
      <text:p text:style-name="P531">To Mean Something</text:p>
      <text:p text:style-name="P250"/>
      <text:p text:style-name="P251"><text:s text:c="5"/>What is it to mean something in this life? How do you actually mean something to another person? <text:span text:style-name="T650">What causes the heart to skip a beat when they walk in the door and causes you to lose focus on whatever you were doing? How do those feelings go away after a while and how does a person gain them back.</text:span></text:p>
      <text:p text:style-name="P251"><text:s text:c="5"/><text:span text:style-name="T650">All of these thoughts come and go to people during a time in their respective lives. Whatever it is, however it happens...who's to say what's right or what's wrong with it all. I doubt there's one person who has all the answers on this Earth. We are all going through an experience together and we all want to mean something to someone.</text:span></text:p>
      <text:p text:style-name="P251"><text:s text:c="5"/><text:span text:style-name="T651">If that's all this life is about? I'm not so sure it's that great at times. There must be something more to this life than what it is. You can't just mean something to someone one day and the next get tossed out like a bag of trash into the street.</text:span></text:p>
      <text:p text:style-name="P251"><text:s text:c="5"/><text:span text:style-name="T652">To some it's not important to mean anything. They just exist and live their days. Everyone wants to be loved, don't they? One would think anyone would want to be loved by someone. Maybe that's not the case with everyone. Some people prefer to be alone, who knows what that's all about. Who knows what goes on in their minds...it is after all their life and no one else's.</text:span></text:p>
      <text:p text:style-name="P251"><text:s text:c="5"/><text:span text:style-name="T653">So some feelings come back time and again...they don't seem to matter at first, but then they progress into something deeper and it's not right. Something has to let these feelings go. They can't stick around forever...they need to find a new home to go live in. My heart is not the place for them.</text:span></text:p>
      <text:p text:style-name="P393"><text:soft-page-break/><text:s text:c="5"/><text:span text:style-name="T653">What about in here? Where your brain lives? You always seem to have time for thoughts in here.</text:span></text:p>
      <text:p text:style-name="P251"><text:s text:c="5"/><text:span text:style-name="T653">No, not even in there. I don't want to have any kinds of thoughts that could mess with my feelings in there at all. Doesn't make a lick of sense for that to be the case dear brain. You might as well just shut off. A coma would be nice.</text:span></text:p>
      <text:p text:style-name="P393"><text:s text:c="5"/><text:span text:style-name="T654">Oh but that's not going to happen anytime soon. Coma's don't just happen because you want them to come along and happen. You should know this by now.</text:span></text:p>
      <text:p text:style-name="P251"><text:s text:c="5"/><text:span text:style-name="T654">True, I do know this. A coma doesn't occur because you simply wish it to happen. No, there isn't such a thing as a coma that comes along because you will it. Need to find a way to live in the now and just let it all go.</text:span></text:p>
      <text:p text:style-name="P251"/>
      <text:p text:style-name="P459"><text:s text:c="5"/><text:span text:style-name="T655">We all know the author won't let the feelings and thoughts go. He hasn't let them go this far, why would he allow them to go now? It's a deep pain that he must endure until that time when he cannot endure them no longer.</text:span></text:p>
      <text:p text:style-name="P459"><text:s text:c="5"/><text:span text:style-name="T655">Oh how I would love to take credit for the pain the author feels, but alas I cannot do such a thing. That's not what this life is about. The pain he feels is his own to feel, he chooses to feel the pain and the feelings. It's all here and has been for years. So many thoughts and feelings come back to him where he's not able to deal with them at this present time so he pushes them back, far back.</text:span></text:p>
      <text:p text:style-name="P459"/>
      <text:p text:style-name="P459"><text:soft-page-break/><text:span text:style-name="T228"><text:s text:c="5"/></text:span><text:span text:style-name="T229">Okay seriously, who invited that guy around again? Honestly. He does nothing but cause more pain than anything else. Some kind of creature which won't leave me alone, it's even worse than my mind at times.</text:span></text:p>
      <text:p text:style-name="P394"><text:s text:c="5"/>Hey!</text:p>
      <text:p text:style-name="P256"><text:s text:c="5"/>Well it's true. Wouldn't you agree?</text:p>
      <text:p text:style-name="P395"><text:span text:style-name="T47"><text:s text:c="5"/></text:span><text:span text:style-name="T48">Fine, fine. But you know I'm not the only one that sends thoughts around your head! I'm not alone up here! There are so many things up here that you're not even aware of, and I have to keep them at bay or else you'll get overloaded and smashed.</text:span></text:p>
      <text:p text:style-name="P257"><text:s text:c="5"/>Believe whatever it is you want to believe in. I'm just stating the things I know to be true. Well it's what I believe to be true, doesn't mean you <text:s/>have to believe it to be true at all. But I allow you to think and I allow myself to feel things...so who knows what it all ends up being. It is a thing and that thing doesn't always have to make sense. So it does what it will do and I am but a prisoner within my own body waiting for someday to come along and rescue me from all of it.</text:p>
      <text:p text:style-name="P459"><text:span text:style-name="T230"><text:s text:c="5"/></text:span><text:span text:style-name="T231">That's the problem with this life some days, you have to believe in something. That something isn't always what you expect or wish to be. It just happens. There's nothing else to be considered. It all comes down to nothing. Nothing you can control. Nothing you can do anything about. It's an annoying part of life that you just can't deal with anymore. So what do you do? Keep on going. What else is there to do!</text:span></text:p>
      <text:p text:style-name="P546"><text:span text:style-name="T49">M</text:span><text:span text:style-name="T45">usic</text:span></text:p>
      <text:p text:style-name="P460"/>
      <text:p text:style-name="P258"><text:s text:c="5"/>Ever have a song that comes on the radio and you're taken back to a place in time? Like you don't have a choice but to be taken back to that place in time and your mind thinks about it for a while. You end up reliving that moment in time...it could be a long moment or a short moment. Either way, it's a moment in time that you're reliving. Sometimes you don't want to be taken back to a point in time. You don't want to feel that again at all.</text:p>
      <text:p text:style-name="P461"><text:span text:style-name="T228"><text:s text:c="5"/></text:span><text:span text:style-name="T232">So what do you do with it? What do you do so it doesn't affect you? </text:span><text:span text:style-name="T233">Funny how music has a way of being a method of time travel. </text:span><text:span text:style-name="T234">You don't physically travel through time, but you are taken back to a point in time your mind feels like going to. It's an effective way of thinking. True not all memories want to be remembered, some are down right awful. But that's how the mind works and that's where it will go from time to time.</text:span></text:p>
      <text:p text:style-name="P461"><text:span text:style-name="T234"><text:s text:c="4"/></text:span><text:span text:style-name="T235">Life is recorded in snapshots. Simple fragments of time that come and go as they please through your memory. Sometimes those memories are pleasant while other times they aren't the best thoughts around.</text:span></text:p>
      <text:p text:style-name="P461"><text:span text:style-name="T235"><text:s text:c="5"/></text:span><text:span text:style-name="T236">So you deal with them. You deal with such thoughts the best you can and try not to worry about it all. </text:span><text:span text:style-name="T237">Not always an easy thing to do, but it is possible. </text:span><text:span text:style-name="T238">You have to keep on going forward. Forward is the ultimate goal.</text:span></text:p>
      <text:p text:style-name="P461"><text:span text:style-name="T238"><text:s text:c="5"/></text:span><text:span text:style-name="T239">You may look back as you wish, it's your life to do so as you please. But looking back won't push you to your ultimate goal.</text:span></text:p>
      <text:p text:style-name="P461"><text:soft-page-break/><text:span text:style-name="T239"><text:s text:c="5"/>Forward is best. Forward knows what's best for you. </text:span><text:span text:style-name="T240">It doesn't seem like it at times, hell there are days when you just don't know what's going on...yet you must press forward. If you don't want to slip backwards into some depressed state, you must find a way to be happy and move forward through whatever it is you're working through and find a way to get over it all.</text:span></text:p>
      <text:p text:style-name="P461"><text:span text:style-name="T240"><text:s text:c="5"/></text:span><text:span text:style-name="T241">Easier said than done right? Yeah, that's what I was thinking. </text:span><text:span text:style-name="T242">Sometimes that's part of it all, you have to come up with a way to make it change. </text:span><text:span text:style-name="T243">Making a change doesn't always make it right. </text:span><text:span text:style-name="T244">There are just too many thoughts to process at any given time. Some of those thoughts happen when you least expect them to come along.</text:span></text:p>
      <text:p text:style-name="P461"><text:span text:style-name="T244"><text:s text:c="5"/></text:span><text:span text:style-name="T245">The nerves appear to be striking back at some point during this process. You're not sure why they have to be there, but there they sit and you are dealing with it. </text:span><text:span text:style-name="T246">Why must this be the case? It doesn't make sense. </text:span><text:span text:style-name="T247">I think I've overused that phrase in my lifetime. </text:span><text:span text:style-name="T248">There should be another way of expressing such a thought.</text:span></text:p>
      <text:p text:style-name="P461"><text:span text:style-name="T248"><text:s text:c="5"/></text:span><text:span text:style-name="T249">Until that moment comes, you have to listen to the music and let it carry you away until you find that </text:span><text:span text:style-name="T250">stopping</text:span><text:span text:style-name="T249"> point where you are able to continue on with life.</text:span></text:p>
      <text:p text:style-name="P529">Ramblings</text:p>
      <text:p text:style-name="P244"/>
      <text:p text:style-name="P244"><text:s text:c="5"/>They say some people just tend to ramble on about nothing and about everything. <text:span text:style-name="T640">I don't know which one I end up doing...but I'm sure I do it. I ramble, I mean just take a look at this book! It's one rambling to the next. It's late right now, so I best be getting to bed so I can be ready for a new day. There will be more ramblings later on for sure.</text:span></text:p>
      <text:p text:style-name="P244"><text:s text:c="5"/><text:span text:style-name="T641">There are times in ones life when you're not sure what's going on. Confusion sets in and there you are...stuck with whatever there is. You don't know what to think about or what to expect. Life just takes a turn and you're stuck doing whatever it commands. Finding a way to break free of it all is a chore. Who's to say what's going on exactly...it's just life, isn't it? Something knocking at your door hoping you'll respond and answer?</text:span></text:p>
      <text:p text:style-name="P244"><text:s text:c="5"/><text:span text:style-name="T641">Who knows.</text:span></text:p>
      <text:p text:style-name="P244"><text:s text:c="5"/><text:span text:style-name="T642">Feels like I live in a world where nothing makes sense anymore. Nothing at all. If that's the way it's meant to be? Then I have to understand that. If it's not? Then something better get moving and in place where everything is fine and dandy again. Whatever happens...I have to be strong.</text:span></text:p>
      <text:p text:style-name="P244"><text:s text:c="5"/><text:span text:style-name="T642">What if it's cancer? What then? I don't know what to do about that. Obviously you fight cancer. You have to fight it...can't let it take you. Gah! I hate these feelings. Don't like them. Hate them all. Must find a way to get rid of them and not allow them to take over my life.</text:span></text:p>
      <text:p text:style-name="P244"><text:s text:c="5"/><text:span text:style-name="T643">Isn't that how it goes? You allow something to take over your life and then you're swept away down a river that won't allow you to dictate where you head </text:span><text:soft-page-break/><text:span text:style-name="T643">next? Something like that. Talk about annoying. An annoying feeling where you don't have any control over anything. So what do you do about that? How do you deal with it?</text:span></text:p>
      <text:p text:style-name="P244"><text:s text:c="5"/><text:span text:style-name="T643">There's got to be something that can be done regarding all of this mess. Something that can be done. But in the end, I don't have control over my life. That's in someone else's hands. I hope He knows what's going on, because I'm completely lost at this moment. Who knows what happens. Who knows what will happen. It feels like it's all just up in the air and there's nothing I can do about it. Is that a normal feeling? I don't know.</text:span></text:p>
      <text:p text:style-name="P244"><text:s text:c="5"/><text:span text:style-name="T644">Obviously my thinking has sped up and panic has set in. This can't be a good thing at all. So here I sit with all these thoughts and there's nothing I'm able to do about them. Gotta be something I can do about these thoughts. There has to be something I can do about them.</text:span></text:p>
      <text:p text:style-name="P244"><text:s text:c="5"/><text:span text:style-name="T645">Okay taking a breath right now. That should solve that problem. There needs to be structure in life. Some kind of stable structure where nothing else matters. It needs to be there in place and in working order so nothing happens. It's all about structure.</text:span></text:p>
      <text:p text:style-name="P244"><text:s text:c="5"/><text:span text:style-name="T646">When there's structure, life can move freely about and not go all crazy. It has the ability to make sense. You know what's going on, when it's happening, how long it will take etc. Without that? There's nothing that makes sense. None of it happens when you expect it to and you end up just going a wee bit crazy.</text:span></text:p>
      <text:p text:style-name="P244"><text:s text:c="5"/><text:span text:style-name="T647">Confusion isn't a fun thing about life. It causes life to be more messed up than anything else. Makes it worse. Has a way of making you feel fuzzy and that isn't a good thing. I've had my share of confusion in my life. Whatever. It comes and happens and it </text:span><text:soft-page-break/><text:span text:style-name="T647">comes again. It probably won't go away anytime soon and I can handle that. I think that's a major part about it, you have to keep on moving. Can't stop. You just have to keep on moving forward. There's no going back. No point in going back. So in order to keep going forward what do you do? How does one even go about that? So many questions. So many questions without the answers to make it seem to come to a closure.</text:span></text:p>
      <text:p text:style-name="P244"><text:s text:c="5"/><text:span text:style-name="T648">Whatever happens. It happens and life just comes to a standstill until you have the moment of clarity where nothing happens. Let it happen and allow it to go which ever way you wish it to go.</text:span></text:p>
      <text:p text:style-name="P244"/>
      <text:p text:style-name="P246">Love comes along</text:p>
      <text:p text:style-name="P246">only once in your life</text:p>
      <text:p text:style-name="P246">you might think it can come</text:p>
      <text:p text:style-name="P246">more than once, but it won't</text:p>
      <text:p text:style-name="P246">you can assume it will do what it will</text:p>
      <text:p text:style-name="P246">but it won't</text:p>
      <text:p text:style-name="P246">love isn't easy, it's not meant to be</text:p>
      <text:p text:style-name="P246">working towards it is what's at stake</text:p>
      <text:p text:style-name="P246">the key to it all is that and you must</text:p>
      <text:p text:style-name="P246">find the right place for it to be</text:p>
      <text:p text:style-name="P246">silly love, silly mistakes, silly life</text:p>
      <text:p text:style-name="P246">what does it all mean, where will it all go?</text:p>
      <text:p text:style-name="P245"/>
      <text:p text:style-name="P245"><text:s text:c="5"/><text:span text:style-name="T649">So that's just a thought. Love has always been a complicated journey for most people. You just never know where everything will end up going. It could go left, right, up, down...whichever way it wants to end up. You would think it would all make some kind of sense. That's a recurring theme it feels like. Nothing will make sense until it wants to. Including love.</text:span></text:p>
      <text:p text:style-name="P527">Today</text:p>
      <text:p text:style-name="P242"/>
      <text:p text:style-name="P237">O<text:span text:style-name="T4">nly look so far ahead and if for you that means just today, then that's perfect. </text:span></text:p>
      <text:p text:style-name="P300">~ Hollie Bingham ~</text:p>
      <text:p text:style-name="P237"/>
      <text:p text:style-name="P240"><text:s text:c="5"/><text:span text:style-name="T630">So today is a new day. Every today is a new day. There isn't much that goes on where the days don't start out brand new. Something quite interesting happens with each new day. You have the ability to start fresh. You can start over. Isn't that amazing?</text:span></text:p>
      <text:p text:style-name="P240"><text:s text:c="5"/><text:span text:style-name="T631">You would think this life would get better or easier after so many years. Well let me tell you, it hasn't gotten better at all. There doesn't seem to be a day that goes by where I wish I all would simply end. Trying to see today as the end goal and living for seems to work from time to time. Giving it a try for sure. I don't know what to do about the rest of this life. It just happens. It comes and goes and you end up hanging on as best you can because it will end eventually.</text:span></text:p>
      <text:p text:style-name="P240"><text:s text:c="5"/><text:span text:style-name="T632">I had the knife in my hand once. Might of had a few beers or something to drink, I can't remember. The knife felt cold in my hand, smooth. Welcoming. My wrist ached for that blade to touch it. Cut into it. Finish it all.</text:span></text:p>
      <text:p text:style-name="P240"><text:s text:c="5"/><text:span text:style-name="T632">That's when I heard the baby cry. I knew I couldn't do anything about it. Putting the knife in the sink I tended to the baby's needs and forgot about killing myself.</text:span></text:p>
      <text:p text:style-name="P240"><text:s text:c="5"/><text:span text:style-name="T632">The thought of taking my life comes back up from time to time. I wonder how easy it would be to just overdose on my medication. How quickly would it take me? Would it take me at all or would I just end </text:span><text:soft-page-break/><text:span text:style-name="T632">up falling asleep for a day or two only to wake up in a hospital for attempted suicide. I'm sure I'd be on a suicide watch at that point.</text:span></text:p>
      <text:p text:style-name="P240"><text:s text:c="5"/><text:span text:style-name="T633">I don't know. I keep praying the good Lord will take me. But it has to be in His time frame. I cannot dictate when that will happen. It will happen eventually, I just have to be patient I guess. Oh how nice that day will be. I'll probably end up in spirit prison and all, but at least this mortal existence will be over. I don't plan on going to the highest kingdom, don't feel that's my place. Seems that's just fine.</text:span></text:p>
      <text:p text:style-name="P240"><text:s text:c="5"/><text:span text:style-name="T634">A coma would be nice. Sleep for a few months, maybe a year. Just sleeping away would be nice.</text:span></text:p>
      <text:p text:style-name="P240"><text:s text:c="5"/><text:span text:style-name="T635">Today feels bleak and dark. Like nothing good is to come from this life. Oh how I wish things would get better. I need them to simply get better. But it's going to take hour upon hour, day after day. It all comes back to that. To see it all on a time line...but only as far as I can see at the moment. It is what it is.</text:span></text:p>
      <text:p text:style-name="P240"><text:s text:c="5"/><text:span text:style-name="T636">So how long will I allow this depression to take over my life? What am I to do about any of it? It will go away eventually by itself I'm sure, but at what cost? What will happen when everything comes down to the end? What will be the result?</text:span></text:p>
      <text:p text:style-name="P240"><text:s text:c="5"/><text:span text:style-name="T636">Stupid life.</text:span></text:p>
      <text:p text:style-name="P240"><text:s text:c="5"/><text:span text:style-name="T637">It was a life. Such a life to deal with. Something that just didn't matter anymore. Talk about a waste. What happened to the thought of choosing to be happy? I don't know where that thought has gone. Oh all the life that doesn't matter these days. It's nothing. It's a place between this life and everything else. Whatever there was to this life it seemed not to matter now. So that's what this life has become. Nothing matters. It's all part of the process.</text:span></text:p>
      <text:p text:style-name="P537">Something To Think About</text:p>
      <text:p text:style-name="P283"/>
      <text:p text:style-name="P283"><text:s text:c="5"/>There are times in a life when the confusion seems to overwhelm the person doing the thinking.</text:p>
      <text:p text:style-name="P283"><text:s text:c="5"/><text:span text:style-name="T703">It doesn't take much to happen. Only a moment or two. But that's where everything just comes into play and nothing matters. Oh to have nothing matter anymore, now that would be a wonderful thing to happen.</text:span></text:p>
      <text:p text:style-name="P283"><text:s text:c="5"/><text:span text:style-name="T703">If only but a moment in time, if nothing mattered. What would you do? People ask that question all the time. No consequences, what would you do? Talk about a brain teaser. It doesn't always happen that way mind you. Consequences are part of this life. They come and go and do everything they're meant to do.</text:span></text:p>
      <text:p text:style-name="P283"><text:s text:c="5"/><text:span text:style-name="T704">A consequence isn't meant to be a punishment. Well not all the time at least. There are consequences for good behavior as well.</text:span></text:p>
      <text:p text:style-name="P283"><text:s text:c="5"/><text:span text:style-name="T704">But as the old saying goes... good things happen to bad people and bad things happen to good people. Good things also happen to good people and bad things also happen to bad people. It's how the universe works. No one has an authoritative way on what happens. Sometimes just the wrong thing happens, but it can be a learning experience.</text:span></text:p>
      <text:p text:style-name="P283"><text:s text:c="5"/><text:span text:style-name="T705">I don't think I've ever fallen in love with the wrong person. It was what I wanted at the time and that wanted thing just didn't end up working out. It's just all part of this life that goes around like one big roller coaster ride. There is no wrong or right answer to it all.</text:span></text:p>
      <text:p text:style-name="P283"><text:s text:c="5"/><text:span text:style-name="T706">You either tried or you didn't.</text:span></text:p>
      <text:p text:style-name="P283"><text:soft-page-break/><text:s text:c="5"/><text:span text:style-name="T707">Feels like I'm coming back to this thought. The whole trying thing. At least when you walk away, whether or not you managed a measure of success, you can say that you tried.</text:span></text:p>
      <text:p text:style-name="P283"><text:s text:c="5"/><text:span text:style-name="T707">If you didn't try and you walk away, there is no room for you to complain up and down. Kinda like voting. People will curse the president up and down and they didn't even vote. Who knows...their vote might have swayed something. Okay fine, I don't know how the whole electoral college works. I read about it once, but yeah.</text:span></text:p>
      <text:p text:style-name="P283"><text:s text:c="5"/><text:span text:style-name="T708">Confusion comes into play once in a while. Things don't always have a way of coming together. You never know what's going on with this life until you take that step out onto the diving board and take that jump. Now there's an interesting thought. Jumping off the deep end into a swimming pool to see how the water is.</text:span></text:p>
      <text:p text:style-name="P283"><text:s text:c="5"/><text:span text:style-name="T709">Wouldn't it make sense to put a toe in instead of diving head first? Ensuring there is water in the pool to begin with?</text:span></text:p>
      <text:p text:style-name="P283"><text:s text:c="5"/><text:span text:style-name="T709">Life doesn't always give you the opportunity to check if there's water in the pool. Sometimes you just have to dive in and hopefully find out if you're safe. It's an odd thought, I know. Just go with it. I think it has to do with that whole faith thing. You know about faith right?</text:span></text:p>
      <text:p text:style-name="P283"/>
      <text:p text:style-name="P301"><text:s text:c="5"/>Now faith is the substance of things hoped for, the evidence of things not seen. (Heb 11:1)</text:p>
      <text:p text:style-name="P301"><text:s text:c="5"/>But without faith it is impossible to please him: for he that cometh to God must believe that he is, and that he is a rewarder of them that diligently seek him. (Heb 11:6)</text:p>
      <text:p text:style-name="P284"/>
      <text:p text:style-name="P284"><text:soft-page-break/><text:s text:c="5"/><text:span text:style-name="T710">So yes faith is a key element in this life. Without it, you are nothing. Now people go through life without an ounce of faith in them, how can I say they are nothing? True they are something for sure. But that ends at some point doesn't it?</text:span></text:p>
      <text:p text:style-name="P284"><text:s text:c="5"/><text:span text:style-name="T711">I remember trying to explain faith to people. Sometimes they understood my understanding of it, other times they did not. Either way we had the Bible to go to, and that seemed to eventually be enough.</text:span></text:p>
      <text:p text:style-name="P284"><text:s text:c="5"/><text:span text:style-name="T712">There are some things you're not meant to understand. Other things you're not meant to share with another individual. So many things in this life and there are just those things you don't do. You wonder why? What wrong will it bring upon me if I do x or y? All the wondering in the world won't make the question any easier.</text:span></text:p>
      <text:p text:style-name="P284"><text:s text:c="5"/><text:span text:style-name="T712">If you know it's wrong, you should leave it alone. It's that simple. Not everyone takes that advice naturally. It's just one of those things you have to trust in and be content with.</text:span></text:p>
      <text:p text:style-name="P284"><text:s text:c="5"/><text:span text:style-name="T712">But how can we be content if we don't trust it to begin with? Such a good question. I wish I had all the answers in the world, but I do not. I must acknowledge there is a greater power out there that does and I am but a man. There is no reason to continue onward with such thoughts. If they are not meant to be, they are not meant to be and that is the end of that discussion.</text:span></text:p>
      <text:p text:style-name="P284"><text:s text:c="5"/><text:span text:style-name="T713">Oh if everything was simple like that. Black and white as it were. Life doesn't come in just black and white. There are gray parts of it. So many gray parts that tend to get in the way from time to time. It doesn't matter how you look at the world, those gray areas will always be there. It's up to you to decide how you will deal with them.</text:span></text:p>
      <text:p text:style-name="P538">A Glass</text:p>
      <text:p text:style-name="P285"/>
      <text:p text:style-name="P285">I said to the man</text:p>
      <text:p text:style-name="P285">standing at the bar</text:p>
      <text:p text:style-name="P285">is the glass empty</text:p>
      <text:p text:style-name="P285">or would you consider it full</text:p>
      <text:p text:style-name="P285"/>
      <text:p text:style-name="P285">He looked at the glass</text:p>
      <text:p text:style-name="P285">and with a grin came</text:p>
      <text:p text:style-name="P285">his soft simple reply</text:p>
      <text:p text:style-name="P285">neither</text:p>
      <text:p text:style-name="P285"/>
      <text:p text:style-name="P285">It is a glass</text:p>
      <text:p text:style-name="P285">it does as glasses do</text:p>
      <text:p text:style-name="P285">doesn't matter if</text:p>
      <text:p text:style-name="P285">it's full or empty now</text:p>
      <text:p text:style-name="P285"/>
      <text:p text:style-name="P285">If it's full</text:p>
      <text:p text:style-name="P285">it will be empty</text:p>
      <text:p text:style-name="P285">only to be filled up</text:p>
      <text:p text:style-name="P285">again</text:p>
      <text:p text:style-name="P285"/>
      <text:p text:style-name="P286">So is the soul</text:p>
      <text:p text:style-name="P286">it matter not</text:p>
      <text:p text:style-name="P286">if it's currently empty</text:p>
      <text:p text:style-name="P286">it will be full again</text:p>
      <text:p text:style-name="P286"/>
      <text:p text:style-name="P286">If you're going through</text:p>
      <text:p text:style-name="P286">some rocky times</text:p>
      <text:p text:style-name="P286">and you feel like you're on E</text:p>
      <text:p text:style-name="P286">just wait, the storm will pass</text:p>
      <text:p text:style-name="P286">and full you shall be</text:p>
      <text:p text:style-name="P539">Survive</text:p>
      <text:p text:style-name="P287"/>
      <text:p text:style-name="P288"><text:s text:c="5"/>Sometimes in this life all you need to do is survive. You go as long as you can until your breaking point and you can't deal with something any longer. <text:span text:style-name="T715">Survival is an instinct. When you can't cope with something at the current moment, you go into auto pilot mode all in order to survive.</text:span></text:p>
      <text:p text:style-name="P288"><text:s text:c="5"/><text:span text:style-name="T716">There are times you have to survive for a number of years before anything else happens in your life in order for you to be able to get through whatever it was that put you in survival mode in the first place.</text:span></text:p>
      <text:p text:style-name="P288"><text:s text:c="5"/><text:span text:style-name="T716">Going through the motions is a way for survival. I think that one is what I'm best at. Oh I can hide from time to time and all of that, but if I simply go through the motions...eventually it comes full circle and I'm able to figure things out. It's been working for a good number of years now. I'd rather not say why I do such things. Mostly because I don't know. I don't have a clue.</text:span></text:p>
      <text:p text:style-name="P288"><text:s text:c="5"/><text:span text:style-name="T717">I was told/promised that if I got married I would be happier. For a time I was. Life was wonderful. I saw the happiness in my face when I looked in the mirror. Now? Not so much. Something has me off. Something just has me turned upside down and I don't know how to get over it. You would think I'd be able to figure everything out. Guess it doesn't always happen that way.</text:span></text:p>
      <text:p text:style-name="P288"><text:s text:c="5"/><text:span text:style-name="T718">Well according to Aristotle, I'm full of bullshit:</text:span></text:p>
      <text:p text:style-name="P288"/>
      <text:p text:style-name="P302"><text:s text:c="5"/><text:span text:style-name="T718">The ultimate value of life depends upon awareness and the power of contemplation rather than upon mere survival. ~ Aristotle</text:span></text:p>
      <text:p text:style-name="P288"/>
      <text:p text:style-name="P288"><text:soft-page-break/><text:s text:c="5"/><text:span text:style-name="T718">Well there you have it. Survival isn't simply enough in this world. Contemplation and awareness. How fun is that now? It brings about guilt and self doubt to the point where I've not been doing anything right. Simply wonderful.</text:span></text:p>
      <text:p text:style-name="P288"><text:s text:c="5"/><text:span text:style-name="T719">I wish I could say I could do something right in this life. I know this sounds like woe and pity me etc. I'm not trying to put everything in that kind of perspective. This is where I go to put out every thought I have so I don't have to think about them anymore. You could say it's a mindless brain dump. But it's more than mindless. I'm sure there is a purpose for all of this.</text:span></text:p>
      <text:p text:style-name="P288"><text:s text:c="5"/><text:span text:style-name="T719">It's a series of things. A life cannot be lived without experiences happening and knowledge learned. You would think I'd be able to get past all of this thinking by now. I've yet to learn </text:span><text:span text:style-name="T43">how</text:span><text:span text:style-name="T720"> any of that is possible. Somewhere deep inside it is.</text:span></text:p>
      <text:p text:style-name="P289"><text:s text:c="5"/><text:span text:style-name="T721">If I could but learn to express myself in a manner that made sense, I would live a dream and dream a living manner upon which everything else would find a way to make it all come down to realism.</text:span></text:p>
      <text:p text:style-name="P295"><text:s text:c="5"/>To be real. To have that actual connection. You have to be able to keep up with everything that's going on around you in your life. You might not think it's a simple matter of thought. But what if it is?</text:p>
      <text:p text:style-name="P289"><text:s text:c="5"/><text:span text:style-name="T722">What if thought is all you need to get out of a funk? Positive thinking can have power over the depressing sadness that can dwell deep inside of you. You'd think it would be something difficult to understand or grasp. But a positive word here or there can go a long way towards whatever goal you are looking for.</text:span></text:p>
      <text:p text:style-name="P289"><text:s text:c="5"/><text:span text:style-name="T723">I am no expert in life. I only know what possibilities work for me. If that will take me where I </text:span><text:soft-page-break/><text:span text:style-name="T723">need to get to? That's fine. If it's all just a game of shadows, smoke, and mirrors? That's fine too. Whatever it takes to make this life better? I'm game. If something makes me happy, I will do it. That's what I'm looking for, something to make me happy at this moment.</text:span></text:p>
      <text:p text:style-name="P289"><text:s text:c="5"/><text:span text:style-name="T724">The happiness might not last. It might not be anything but a temporary fix to a much larger situation. Eventually I'll find the long term fix that will help me get through this life and through the rough parts.</text:span></text:p>
      <text:p text:style-name="P289"><text:s text:c="5"/><text:span text:style-name="T725">So that's survival for me. It might not make sense, but hey it works at times. Isn't that all I need right now? Just something to work? You would think so. Something that's somewhat solid that I can hold onto and grasp.</text:span></text:p>
      <text:p text:style-name="P289"><text:s text:c="5"/><text:span text:style-name="T726">Let it be.</text:span></text:p>
      <text:p text:style-name="P289"><text:s text:c="5"/><text:span text:style-name="T726">Live your life.</text:span></text:p>
      <text:p text:style-name="P289"><text:s text:c="5"/><text:span text:style-name="T726">Simply be you.</text:span></text:p>
      <text:p text:style-name="P289"><text:s text:c="5"/><text:span text:style-name="T726">Accept you for you.</text:span></text:p>
      <text:p text:style-name="P289"><text:s text:c="5"/><text:span text:style-name="T726">Understand there are bad times.</text:span></text:p>
      <text:p text:style-name="P289"><text:s text:c="5"/><text:span text:style-name="T726">Realize there will be good times.</text:span></text:p>
      <text:p text:style-name="P289"><text:s text:c="5"/><text:span text:style-name="T726">Forget the bad times.</text:span></text:p>
      <text:p text:style-name="P289"><text:s text:c="5"/><text:span text:style-name="T726">Cherish the good times.</text:span></text:p>
      <text:p text:style-name="P540">Something In This Life</text:p>
      <text:p text:style-name="P290"/>
      <text:p text:style-name="P290">There was once a thing</text:p>
      <text:p text:style-name="P290">it caused so much joy</text:p>
      <text:p text:style-name="P290">but that thing has gone away</text:p>
      <text:p text:style-name="P290">so far away I cannot see it</text:p>
      <text:p text:style-name="P290">hiding in plain sight they say</text:p>
      <text:p text:style-name="P290">but I cannot seem to find it</text:p>
      <text:p text:style-name="P290">oh where did you go</text:p>
      <text:p text:style-name="P290">and how will I find you again?</text:p>
      <text:p text:style-name="P290"/>
      <text:p text:style-name="P290">The answer doesn't come</text:p>
      <text:p text:style-name="P290">it doesn't even belong</text:p>
      <text:p text:style-name="P290">to the person I have become</text:p>
      <text:p text:style-name="P290">talk about disappointment</text:p>
      <text:p text:style-name="P290">and thoughts of sadness</text:p>
      <text:p text:style-name="P290">falling all around me</text:p>
      <text:p text:style-name="P290">beyond anything there seems</text:p>
      <text:p text:style-name="P290">to be</text:p>
      <text:p text:style-name="P290"/>
      <text:p text:style-name="P290">If only I</text:p>
      <text:p text:style-name="P290">could find out</text:p>
      <text:p text:style-name="P290">what it was I lost</text:p>
      <text:p text:style-name="P290">I might be able to</text:p>
      <text:p text:style-name="P290">seek it out again</text:p>
      <text:p text:style-name="P290">find that hiding place</text:p>
      <text:p text:style-name="P290"/>
      <text:p text:style-name="P290">But it is lost</text:p>
      <text:p text:style-name="P290">as of now</text:p>
      <text:p text:style-name="P290">resting I hope</text:p>
      <text:p text:style-name="P290">for me to find it</text:p>
      <text:p text:style-name="P290">as I am but a man</text:p>
      <text:p text:style-name="P290">alone with my thoughts</text:p>
      <text:p text:style-name="P541">Poison</text:p>
      <text:p text:style-name="P291"/>
      <text:p text:style-name="P291">A thoughtful glance</text:p>
      <text:p text:style-name="P291">then the truth is told</text:p>
      <text:p text:style-name="P291">the hurtful thoughts</text:p>
      <text:p text:style-name="P291">become real to me</text:p>
      <text:p text:style-name="P291"/>
      <text:p text:style-name="P291">Nothing is meant</text:p>
      <text:p text:style-name="P291">to last forever</text:p>
      <text:p text:style-name="P291">if it were</text:p>
      <text:p text:style-name="P291">why is there an end?</text:p>
      <text:p text:style-name="P291"/>
      <text:p text:style-name="P291">So the thoughts</text:p>
      <text:p text:style-name="P291">they demand attention</text:p>
      <text:p text:style-name="P291">away from anything</text:p>
      <text:p text:style-name="P291">else I can be</text:p>
      <text:p text:style-name="P291"/>
      <text:p text:style-name="P291">I wish they wouldn't</text:p>
      <text:p text:style-name="P291">and beg them to leave</text:p>
      <text:p text:style-name="P291">but there's nothing else</text:p>
      <text:p text:style-name="P291">for me to do</text:p>
      <text:p text:style-name="P291"/>
      <text:p text:style-name="P291">So I wait it out</text:p>
      <text:p text:style-name="P291">to a point where they</text:p>
      <text:p text:style-name="P291">decide to go away</text:p>
      <text:p text:style-name="P291">finally, hopefully forever</text:p>
      <text:p text:style-name="P291"/>
      <text:p text:style-name="P291">But like a poisonous snake</text:p>
      <text:p text:style-name="P291">they return with full force</text:p>
      <text:p text:style-name="P291">only to make my life</text:p>
      <text:p text:style-name="P291">miserable</text:p>
      <text:p text:style-name="P543">Missing You</text:p>
      <text:p text:style-name="P294"/>
      <text:p text:style-name="P294">I miss your laugh</text:p>
      <text:p text:style-name="P294">your smile when you were happy</text:p>
      <text:p text:style-name="P294">the way you looked at me</text:p>
      <text:p text:style-name="P294">when we first met</text:p>
      <text:p text:style-name="P294">everything about you</text:p>
      <text:p text:style-name="P294">I miss the most</text:p>
      <text:p text:style-name="P294">is you</text:p>
      <text:p text:style-name="P294">the laughter has quieted</text:p>
      <text:p text:style-name="P294">smiles are far and few between</text:p>
      <text:p text:style-name="P294">we've become tired</text:p>
      <text:p text:style-name="P294">of the day to day routine</text:p>
      <text:p text:style-name="P294">there doesn't seem much</text:p>
      <text:p text:style-name="P294">to be said during meals</text:p>
      <text:p text:style-name="P294">I wonder why that is</text:p>
      <text:p text:style-name="P294">so many thoughts in the head</text:p>
      <text:p text:style-name="P294">unable to deal with it all</text:p>
      <text:p text:style-name="P294">sometimes letting go</text:p>
      <text:p text:style-name="P294">is the hardest part</text:p>
      <text:p text:style-name="P294">letting go of something that hurts</text:p>
      <text:p text:style-name="P294">or a thing that caused grief</text:p>
      <text:p text:style-name="P294">maybe that's all I need</text:p>
      <text:p text:style-name="P294">to finally feel relief</text:p>
      <text:p text:style-name="P294">to smile again would be wonderful</text:p>
      <text:p text:style-name="P294">a true and honest experience</text:p>
      <text:p text:style-name="P294">something I don't do much</text:p>
      <text:p text:style-name="P294">anymore as it would seem</text:p>
      <text:p text:style-name="P294">oh to feel the warmth</text:p>
      <text:p text:style-name="P294">of your embrace once more</text:p>
      <text:p text:style-name="P294">yet now feels like a requirement</text:p>
      <text:p text:style-name="P294">and not much else</text:p>
      <text:p text:style-name="P294">so how do I cope</text:p>
      <text:p text:style-name="P294">with these feelings I feel</text:p>
      <text:p text:style-name="P294"><text:soft-page-break/>something must come</text:p>
      <text:p text:style-name="P294">in order to make it all real</text:p>
      <text:p text:style-name="P294">real is what I want</text:p>
      <text:p text:style-name="P294">it's something we once shared</text:p>
      <text:p text:style-name="P294">like that time on our first date</text:p>
      <text:p text:style-name="P294">when we were chased down and scared</text:p>
      <text:p text:style-name="P294">it all seems to come about</text:p>
      <text:p text:style-name="P294">because of my own stupidity</text:p>
      <text:p text:style-name="P294">least that's what I tell myself</text:p>
      <text:p text:style-name="P294">if anything has taught me</text:p>
      <text:p text:style-name="P294">over the years</text:p>
      <text:p text:style-name="P294">I have to let go</text:p>
      <text:p text:style-name="P294">to feel the happiness again</text:p>
      <text:p text:style-name="P294">not sure where it all went</text:p>
      <text:p text:style-name="P294">or when it might return</text:p>
      <text:p text:style-name="P294">but I have to give it a shot</text:p>
      <text:p text:style-name="P294">a simple try</text:p>
      <text:p text:style-name="P294">something</text:p>
      <text:p text:style-name="P294">anything</text:p>
      <text:p text:style-name="P294">to hopefully make it stay</text:p>
      <text:p text:style-name="P294">this time around</text:p>
      <text:p text:style-name="P294">running out of ideas</text:p>
      <text:p text:style-name="P294">and choices to be made</text:p>
      <text:p text:style-name="P294">the sorrow and sadness</text:p>
      <text:p text:style-name="P294">deep inside makes me</text:p>
      <text:p text:style-name="P294">lose the hope I have for</text:p>
      <text:p text:style-name="P294">anything to be made whole again</text:p>
      <text:p text:style-name="P294">let's try this out for now</text:p>
      <text:p text:style-name="P294">we'll see what happens then</text:p>
      <text:p text:style-name="P294">not promising anything</text:p>
      <text:p text:style-name="P294">could end up as nothing</text:p>
      <text:p text:style-name="P294">but at least</text:p>
      <text:p text:style-name="P294">we'll have tried</text:p>
      <text:p text:style-name="P294">for the better</text:p>
      <text:p text:style-name="P574">A Thought</text:p>
      <text:p text:style-name="P573"/>
      <text:p text:style-name="P573"><text:s text:c="5"/>What if <text:span text:style-name="T4">I'm</text:span> the poison in this life? This relationship? <text:span text:style-name="T727">Talk about a mind blowing possibility. Time has a way of repeating itself. Experiences come and go, but they have the ability to repeat themselves.</text:span></text:p>
      <text:p text:style-name="P573"><text:s text:c="5"/><text:span text:style-name="T728">I'm not sure if this is a good thing, or if it's more terrifying. It can be a terrifying thing. Something comes and goes as it pleases, but if that's the case...well I'd rather not discover what will happen because of it.</text:span></text:p>
      <text:p text:style-name="P573"><text:s text:c="5"/><text:span text:style-name="T729">Maybe that's just where this life will leave me. Unknowing what will happen. That's the life I have chosen isn't it? Something that makes me wish to discover everything else in this life being a possible death trap? I don't know.</text:span></text:p>
      <text:p text:style-name="P573"><text:s text:c="5"/><text:span text:style-name="T730">If this is a reason to live...well it could be something else I don't know. There should be reason enough to understand whatever there is going on in my head. So many thoughts emerge from my mind at times I don't know what to do with them all. Everything comes and goes beyond any other kind of emotion. It's just a simple thought most days, but it's enough to kick me.</text:span></text:p>
      <text:p text:style-name="P573"><text:s text:c="5"/><text:span text:style-name="T731">I notice. I notice when you're not around. I get people have lives. It happens. But when you're not mentally there? I don't know what to do anymore. So I sit there waiting for something better to come along. Something has to be better right? Well that's what I would hope for. But honestly I don't have a clue. It just happens.</text:span></text:p>
      <text:p text:style-name="P573"><text:s text:c="5"/><text:span text:style-name="T732">Tired lately. Might have something to do with depression going on. I don't know. Why do I even </text:span><text:soft-page-break/><text:span text:style-name="T732">care about such things? There has to be something that can give me a lift up. Something to boost my thoughts and actions. Maybe I can talk my way though this. There has to be a way to get through this life without having to rely on other people.</text:span></text:p>
      <text:p text:style-name="P573"><text:s text:c="5"/><text:span text:style-name="T732">Do I rely on other people too much? I don't know. There could be something better than this life. I would have to figure out what that thing is of course. But there would be something I could hang onto from time to time. Maybe. I don't know.</text:span></text:p>
      <text:p text:style-name="P514">Outro</text:p>
      <text:p text:style-name="P160"/>
      <text:p text:style-name="P381"><text:s text:c="5"/><text:span text:style-name="T512">So this has been a work of whatever that comes to the mind. I can't say for certain what it is or how it is to be interpreted. That is up to the reader alone. Something you will understand and gather for yourself.</text:span></text:p>
      <text:p text:style-name="P381"><text:s text:c="5"/><text:span text:style-name="T514">I wish I could tell you what it all means. But I cannot. It will not allow me to, by it I mean the author and the narrator who finally decided to be quiet allowing only the mind to speak.</text:span></text:p>
      <text:p text:style-name="P381"><text:s text:c="5"/><text:span text:style-name="T515">Yes that is what causes everything to be done and taken place. The mind is the only thing that will stay afterwards after all this life is gone and past. It will continue to strive forward and onward towards that which it will find.</text:span></text:p>
      <text:p text:style-name="P381"><text:s text:c="5"/><text:span text:style-name="T516">It is what it is: a story, a thought process, an adventure of sorts. Maybe it will be everything there is to be and then some. At which point life will become a notion of something upon which I am able to understand or grasp all there is to gather from such a project.</text:span></text:p>
      <text:p text:style-name="P381"><text:s text:c="5"/><text:span text:style-name="T516">Who is to know how the future will turn out for us all. It is in the eye of the beholder as it were. A possibility that might never end, </text:span><text:soft-page-break/><text:span text:style-name="T516">something that might never change. It is but a wonderful thought and a happy place to be.</text:span></text:p>
      <text:p text:style-name="P381"><text:s text:c="5"/><text:span text:style-name="T516">Yes, I'd rather call it an adventure. Something to be taken, not lightly...but delicately. Exploring everything there is out there in life and seeing everything that is possible.</text:span></text:p>
      <text:p text:style-name="P381"><text:s text:c="5"/><text:span text:style-name="T517">If you don't explore and try to see everything that is out there during this life, what are <text:s/>you left with? What things are you unable to do without. Perhaps there are things you can do without while there are other things that you simply must have and need.</text:span></text:p>
      <text:p text:style-name="P381"><text:s text:c="5"/><text:span text:style-name="T517">It is but a thought process where things have the ability to make sense while other things do not.</text:span></text:p>
      <text:p text:style-name="P381"><text:s text:c="5"/><text:span text:style-name="T517">Leave it be.</text:span></text:p>
      <text:p text:style-name="P381"><text:s text:c="5"/><text:span text:style-name="T517">Let it grow where it needs to grow. Oh what a thought that can be. Something to tell you it's over and yet something else to tell you it's still working on its way to be.</text:span></text:p>
      <text:p text:style-name="P381"><text:s text:c="5"/><text:span text:style-name="T638">Oh to be out there among everything there is to be among. To exist among the flowers, the planets, everything else that is out there. Why can't there be a place to simply live.</text:span></text:p>
      <text:p text:style-name="P381"><text:s text:c="5"/><text:span text:style-name="T517">Allow it to be what it will be. Who is to say something is broken if it isn't destroyed? There is no reason to </text:span><text:soft-page-break/><text:span text:style-name="T517">force your thoughts in one general direction.</text:span></text:p>
      <text:p text:style-name="P381"><text:s text:c="5"/><text:span text:style-name="T518">Perhaps it is something to be explored at a further date. When that date will be? I do not know. I have no place to be at this present moment in time. There is nothing else to last. Nothing to allow you to think things through. It all will eventually come to an end.</text:span></text:p>
      <text:p text:style-name="P381"><text:s text:c="5"/><text:span text:style-name="T639">Someday that far in the future can't be that difficult right? Well maybe it is. Who ever knows what's going on in the mind of a person but that person?</text:span></text:p>
      <text:p text:style-name="P381"><text:s text:c="5"/><text:span text:style-name="T639">This has been but a glimpse into the mind of me. A person. A single person out of billions upon billions of people. So many people out there where there is nothing else to do.</text:span></text:p>
      <text:p text:style-name="P381"><text:s text:c="5"/><text:span text:style-name="T639">You exist to this life. It belongs to no one. You belong to it. Yes, this life controls you. It is your boss. It tells you where to go and what to do.</text:span></text:p>
      <text:p text:style-name="P381"/>
      <text:p text:style-name="P382">The Dark Remains</text:p>
      <text:p text:style-name="P383">Kyle Eggleston</text:p>
      <text:p text:style-name="P383">June 2015</text:p>
      <text:p text:style-name="P511">Appendix</text:p>
      <text:p text:style-name="P147"/>
      <text:p text:style-name="P147"><text:s text:c="5"/>I feel like I should explain why there is an appendix if nothing in this entire book even relates to <text:s/>any of it.</text:p>
      <text:p text:style-name="P147"><text:s text:c="5"/>You see, this appendix is here mostly because it contains information that I thought were amusing. <text:span text:style-name="T439">In a way the articles define me as a person. Some of it is my skill set. Others are more obscure.</text:span></text:p>
      <text:p text:style-name="P147"><text:s text:c="5"/><text:span text:style-name="T439">Either way it is something unique that I felt should be included in this book. I have cited as best I could where the information came from.</text:span></text:p>
      <text:p text:style-name="P147"><text:s text:c="5"/><text:span text:style-name="T440">As this book is a personal project, I don't see the problems with having this information in here. I'm not going to publish this book ever. There's no reason to. It is a book for private use.</text:span></text:p>
      <text:p text:style-name="P147"><text:s text:c="5"/><text:span text:style-name="T441">That is all.</text:span></text:p>
      <text:p text:style-name="P502">Appendix A</text:p>
      <text:p text:style-name="P407">The IBM Black Team Introduction</text:p>
      <text:p text:style-name="P113"/>
      <text:p text:style-name="P113">Tangled Webs </text:p>
      <text:p text:style-name="P113">The Black Team </text:p>
      <text:p text:style-name="P113">Issue 7.6 <text:s/></text:p>
      <text:p text:style-name="P113">Dec 17, 2002 </text:p>
      <text:p text:style-name="P113"/>
      <text:p text:style-name="P113">Traditionally, the end of the year is a time of reflection. In good times, we congratulate ourselves on what we did right, and in bad times we brood over our mistakes. The past year has been hard on a lot of people; especially those in the technology industry. I think far too much has already been written about the mistakes that were made, so rather than rehash old complaints, I'd like to tell a story about things gone terribly right. One that has become something of a legend in the computer industry. The story of <text:s/>IBM's Black Team. </text:p>
      <text:p text:style-name="P113"/>
      <text:p text:style-name="P161">The Team</text:p>
      <text:p text:style-name="P113"/>
      <text:p text:style-name="P113">The computing world was different in the 1960's. Computers were massive, expensive, and required full-time staff just to keep them running. Product cycles were scheduled in years not months. Tasks modern programming tools do in seconds took weeks. And whenever a new computer model was developed, the operating system and all applications had to be developed from scratch. </text:p>
      <text:p text:style-name="P113"/>
      <text:p text:style-name="P113">Perhaps the most significant difference, however, was that despite the tremendous complexity of building computer systems in this manner, <text:soft-page-break/>customers insisted that these systems work correctly. Today, software vendors have conditioned us to believe that bugs are an inevitable part of software, but in the 1960's a buggy operating system was properly considered to be a defective product. Customers do not pay for defective products. </text:p>
      <text:p text:style-name="P113"/>
      <text:p text:style-name="P113">These software defects were costing IBM a great deal of money, and something had to be done. Management noticed that certain software testers were 10 to 20 percent better at finding defects than their peers. By putting these people on the same team, they reasoned, they could form a group that would be 10 or 20 percent more effective and then put the team to work testing the most critical system components. </text:p>
      <text:p text:style-name="P113"/>
      <text:p text:style-name="P113">It didn't turn out that way. </text:p>
      <text:p text:style-name="P113"/>
      <text:p text:style-name="P113">The individuals who made up the team were not exceptionally intelligent or talented, but they all enjoyed testing software and were better than average at it. When these like minded individuals were assembled, they they spent their working hours, lunches and sometimes free time collaborating on how to better find software defects. </text:p>
      <text:p text:style-name="P113"/>
      <text:p text:style-name="P113">Soon the members of team were twice and then dozens of times more effective than their peers, and they began to view their jobs not as testing software, but as breaking software. Team members took a well-deserved pride in their abilities and began to cultivate an image of villainous destroyers. As a group, they began coming to work dressed in black and took to calling themselves "The Black Team." </text:p>
      <text:p text:style-name="P113"><text:soft-page-break/><text:s/></text:p>
      <text:p text:style-name="P113">Now, IBM in the 60s was not exactly known fostering creativity in the workplace. Corporate identity was bound up in dark-blue suits and starched white shirts. Management, however, not only tolerated what was happening, but loved it. Perhaps they felt some admiration for a group so passionate and dedicated, but the bottom line was that software quality was improving at a rapid rate. </text:p>
      <text:p text:style-name="P113"/>
      <text:p text:style-name="P113">Things soon began to get a little crazy. Team members began to affect loud maniacal laughter whenever they discovered software defects. Some individuals even grew long mustaches which they would twirl with melodramatic flair as they savaged a programmer's code. And the things they did to software went beyond all bounds of rational use testing and were more akin to software torture. The crazier things got, the more effective the team became. </text:p>
      <text:p text:style-name="P113"/>
      <text:p text:style-name="P113">To be clear, the Black Team took all of this quite seriously, and there was nothing akin to camaraderie with the rest of the development team. Programmers had a certain amount of respect for the Black Team, but by and large, they feared them. A member of the Black Team was the last person a programmer wanted to see walking towards him, and more than one programmer was reduced to tears while having his code evaluated by the Black Team. </text:p>
      <text:p text:style-name="P113"/>
      <text:p text:style-name="P113">As much as the Black team was feared, engineers aspired to membership. When one member left, the team itself would select another to replace him, and so team stayed in existence and retained much of its <text:soft-page-break/>character and effectiveness long after all of the original members had departed. </text:p>
      <text:p text:style-name="P113"/>
      <text:p text:style-name="P114"><text:span text:style-name="T265">Epilogue </text:span><text:tab/> </text:p>
      <text:p text:style-name="P113"/>
      <text:p text:style-name="P113">Readers not familiar with the software industry might not grasp the full significance of what the Black Team accomplished within IBM, but the real lesson to be learned from the story has nothing to do with software. </text:p>
      <text:p text:style-name="P113"/>
      <text:p text:style-name="P113">A group of slightly above-average people assigned to do what many considered an unglamorous and thankless task not only achieved success beyond anyone's wildest expectations, but undoubtedly had a great time doing it and wound up becoming legends in their field. </text:p>
      <text:p text:style-name="P113"/>
      <text:p text:style-name="P113">As I read through the end-of-year lists of all the problems the computer industry and the world as a whole is facing, I just can't seem to bring myself to view them with gravity the authors seem to intended. After all, even the worst of are problems seem solvable by a few like-minded people with a bit of dedication.</text:p>
      <text:p text:style-name="P480">Appendix <text:span text:style-name="T264">B</text:span></text:p>
      <text:p text:style-name="P406">IBM Black Team</text:p>
      <text:p text:style-name="P115"/>
      <text:p text:style-name="P116">Sometimes because of the nature of my work I get to hear stories from a greybeard with a past that is, well, "interesting." And again, because of the nature of my work, or more accurately, because of the nature of their work, the stories can't be verified. </text:p>
      <text:p text:style-name="P116"/>
      <text:p text:style-name="P116">That's just life. </text:p>
      <text:p text:style-name="P116"/>
      <text:p text:style-name="P116">Sometimes the stories can't even be told. But some, after time, can. I'm starting to write them up, and this is one of them. </text:p>
      <text:p text:style-name="P116"/>
      <text:p text:style-name="P116">Once upon a time most hackers knew about the infamous IBM "Black Team". In case you don't, I suggest you go read about them first, before you carry on here <text:span text:style-name="T21">(Appendix A)</text:span>: </text:p>
      <text:p text:style-name="P116"/>
      <text:p text:style-name="P162">The Black Team </text:p>
      <text:p text:style-name="P116"/>
      <text:p text:style-name="P117">...</text:p>
      <text:p text:style-name="P116"/>
      <text:p text:style-name="P116">So let me tell you a story involving a member of the Black Team. This has come to me 13th hand, so I can't vouch for its veracity, but I can believe it. Oh yes, I can believe it. </text:p>
      <text:p text:style-name="P116"/>
      <text:p text:style-name="P116">There was a programmer at IBM who was terribly excited to get the job writing the driver/interface software for a brand spanking new tape-drive. This was one of the fascinating machines - cabinet sized - that you might see in movies from the 60s, 70s and <text:soft-page-break/>beyond. Reel to reel tape, running forward, then backwards, stopping, starting, no apparent reason for the direction, speed or duration. Almost hypnotic. Maybe I should write a simulator as a screen-saver. </text:p>
      <text:p text:style-name="P116"/>
      <text:p text:style-name="P116">Hmm ...</text:p>
      <text:p text:style-name="P116"/>
      <text:p text:style-name="P116">Anyway, our programmer was very excited by the idea of writing the software for this new piece of hardware, but also a little anxious. After all, his work would attract the attention of the Black Team, something no programmer ever really wanted. </text:p>
      <text:p text:style-name="P116"/>
      <text:p text:style-name="P116">So he decided to thwart them. He decided to write his code perfectly. He decided to prove the code, formally. He decided to write code that was so clean, so neat, so perfect, that nothing wrong could be found with it. </text:p>
      <text:p text:style-name="P116"/>
      <text:p text:style-name="P296">There are two ways to write code: write code so simple there are obviously no bugs in it, or write code so complex that there are no obvious bugs in it. </text:p>
      <text:p text:style-name="P296">-- C.A.R. Hoare </text:p>
      <text:p text:style-name="P116"/>
      <text:p text:style-name="P116">He worked really hard at getting this code perfect, and the time came for a member of the Black Team to inspect his code and test his software, they found no bugs. </text:p>
      <text:p text:style-name="P116"/>
      <text:p text:style-name="P116">None! </text:p>
      <text:p text:style-name="P116"/>
      <text:p text:style-name="P116">And they were annoyed. </text:p>
      <text:p text:style-name="P116"/>
      <text:p text:style-name="P116">They came back. At first in twos and threes, but finally the entire team descended on him and his <text:soft-page-break/>code to find the bugs they simply knew must be there, all to no avail. So our programmer was happy, content, confident, and above all, smug. </text:p>
      <text:p text:style-name="P116"/>
      <text:p text:style-name="P116">So the day came when the hardware was to be unveiled and demonstrated to the world. This sort of event was always a big one. "New Hardware" was a big deal, and duly trumpeted. </text:p>
      <text:p text:style-name="P116"/>
      <text:p text:style-name="P116">Then, at the last minute before the demonstration began, a member of the Black Team hurried up to the console and began frantically typing in commands. Our programmer was confident - he knew the code was perfect. It was proven and tested. </text:p>
      <text:p text:style-name="P116"/>
      <text:p text:style-name="P116">Nothing could go wrong. </text:p>
      <text:p text:style-name="P116"/>
      <text:p text:style-name="P116">He wasn't even perturbed when the tape started spinning at full speed and running right to the end. It stopped before the end, as he knew it would. It was safe, it was working, it was perfect. </text:p>
      <text:p text:style-name="P116"/>
      <text:p text:style-name="P116">The tape then started to rewind at full speed, but that wasn't a problem either. Again, it stopped just short of the end. No problem. </text:p>
      <text:p text:style-name="P116"/>
      <text:p text:style-name="P116">Again and again the tape ran all the way to the end, then all the way to the start. Again and again it stopped within tolerances. Our programmer smirked, knowing the Black Team were beaten. </text:p>
      <text:p text:style-name="P116"/>
      <text:p text:style-name="P116">And then he saw it. The cabinet had started to build up a gentle, rocking motion. And it was growing. What could be happening? </text:p>
      <text:p text:style-name="P116"/>
      <text:p text:style-name="P116"><text:soft-page-break/>The Black Team had found the fundamental frequency at which the cabinet would rock, and had programmed the tape to resonate. In mounting horror, matching the mounting amplitude, the programmer watch as the cabinet at first subtly, then clearly, and finally unmistakably began rocking ever more violently, until finally, inevitably, it fell over. </text:p>
      <text:p text:style-name="P116"/>
      <text:p text:style-name="P116">In front of the World's press. </text:p>
      <text:p text:style-name="P116"/>
      <text:p text:style-name="P116">History doesn't relate what happened to the programmer, or to the product. Despite the tale being utterly believable, I've been able to find no record of it. The greybeard who told me the story has moved on to a place where I can no longer ask questions, and so I'm left with what might just be a tall tale. </text:p>
      <text:p text:style-name="P116"/>
      <text:p text:style-name="P116">Surely there would survive some report of this event, some record, somewhere. </text:p>
      <text:p text:style-name="P116"/>
      <text:p text:style-name="P116">Do you have a copy? </text:p>
      <text:p text:style-name="P116"/>
      <text:p text:style-name="P308">http://www.penzba.co.uk/GreybeardStories/TheBlackTeam.html</text:p>
      <text:p text:style-name="P481">Appendix <text:span text:style-name="T482">C</text:span></text:p>
      <text:p text:style-name="P412">Quote<text:span text:style-name="T659">s</text:span></text:p>
      <text:p text:style-name="P428"/>
      <text:p text:style-name="P239">A counselor once said, imagine yourself driving (or in your case being driven) and only think about life as far as the headlights reach. Any more than that we can't handle as human beings. Only look so far ahead and if for you that means just today, then that's perfect. </text:p>
      <text:p text:style-name="P238">~ <text:span text:style-name="T513">Hollie Bingham</text:span> <text:span text:style-name="T483">~</text:span></text:p>
      <text:p text:style-name="P238"/>
      <text:p text:style-name="P278">Faith is taking the first step, even when you don't see the whole staircase.</text:p>
      <text:p text:style-name="P278"/>
      <text:p text:style-name="P279">~ Martin Luther King Jr. ~</text:p>
      <text:p text:style-name="P525">Appendix D</text:p>
      <text:p text:style-name="P413">Two Boxes </text:p>
      <text:p text:style-name="P235"/>
      <text:p text:style-name="P236">I have in my hands two boxes </text:p>
      <text:p text:style-name="P236">Which God gave me to hold </text:p>
      <text:p text:style-name="P236">He said,"Put all your sorrows in the black, </text:p>
      <text:p text:style-name="P236">And all your joys in the gold." </text:p>
      <text:p text:style-name="P236">I heeded his words, and in the two boxes </text:p>
      <text:p text:style-name="P236">Both my joys and sorrows I store </text:p>
      <text:p text:style-name="P236">But though the gold became heavier each day </text:p>
      <text:p text:style-name="P236">The black was as light as before </text:p>
      <text:p text:style-name="P236">With curiosity, I opened the black </text:p>
      <text:p text:style-name="P236">I wanted to find out why </text:p>
      <text:p text:style-name="P236">And I saw, in the base of the box, a hole </text:p>
      <text:p text:style-name="P236">Which my sorrows had fallen out by </text:p>
      <text:p text:style-name="P236">I showed the hole to God, and mused aloud, </text:p>
      <text:p text:style-name="P236">"I wonder where my sorrows could be." </text:p>
      <text:p text:style-name="P236">He smiled a gentle smile at me. </text:p>
      <text:p text:style-name="P236">"My child, they're all here with me." </text:p>
      <text:p text:style-name="P236">I asked,"God, why give me the boxes, </text:p>
      <text:p text:style-name="P236">"Why the gold, and the black with the hole?" </text:p>
      <text:p text:style-name="P236">"My child, the gold is for you to count your blessings, the black is for you to let go." </text:p>
      <text:p text:style-name="P235"/>
      <text:p text:style-name="P235"><text:span text:style-name="T714">~ </text:span>Limin Hong <text:span text:style-name="T714">~</text:span></text:p>
      <text:p text:style-name="P542">Appendix E</text:p>
      <text:p text:style-name="P414">Quotes By Me</text:p>
      <text:p text:style-name="P292"/>
      <text:p text:style-name="P293">Be positive. Think happy thoughts.</text:p>
      <text:p text:style-name="P293"/>
      <text:p text:style-name="P293">Nothing matters if you don't care.</text:p>
      <text:p text:style-name="P293"/>
      <text:p text:style-name="P293">Be grateful for li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1" svg:font-family="Georgia" style:font-family-generic="roman"/>
    <style:font-face style:name="Arial Unicode MS" svg:font-family="'Arial Unicode MS'" style:font-family-generic="swiss"/>
    <style:font-face style:name="Helvetica1" svg:font-family="Helvetica" style:font-family-generic="swiss"/>
    <style:font-face style:name="Helvetica" svg:font-family="Helvetica, Arial" style:font-family-generic="swiss"/>
    <style:font-face style:name="Mangal1" svg:font-family="Mangal" style:font-family-generic="swiss"/>
    <style:font-face style:name="Courier 10 Pitch" svg:font-family="'Courier 10 Pitch'" style:font-pitch="fixed"/>
    <style:font-face style:name="Calibri" svg:font-family="Calibri" style:font-family-generic="roman" style:font-pitch="variable"/>
    <style:font-face style:name="Century Schoolbook L" svg:font-family="'Century Schoolbook 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Body"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language="en" fo:country="US" fo:font-style="normal" style:text-underline-style="none" fo:font-weight="normal" style:letter-kerning="true" style:font-name-asian="Arial Unicode MS" style:font-family-asian="'Arial Unicode MS'" style:font-family-generic-asian="swiss" style:font-size-asian="11pt" style:language-asian="zh" style:country-asian="CN" style:font-style-asian="normal" style:font-weight-asian="normal" style:font-name-complex="Arial Unicode MS" style:font-family-complex="'Arial Unicode MS'" style:font-family-generic-complex="swiss" style:font-size-complex="11pt" style:language-complex="hi" style:country-complex="IN" style:font-style-complex="normal" style:font-weight-complex="normal" style:text-emphasize="none" fo:hyphenate="true" fo:hyphenation-remain-char-count="2" fo:hyphenation-push-char-count="2"/>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5-08-14T14:23:49.817924499</dc:date>
    <meta:editing-cycles>1146</meta:editing-cycles>
    <meta:editing-duration>P2DT18H39M3S</meta:editing-duration>
    <meta:generator>LibreOffice/4.2.8.2$Linux_X86_64 LibreOffice_project/420m0$Build-2</meta:generator>
    <meta:document-statistic meta:table-count="0" meta:image-count="0" meta:object-count="0" meta:page-count="289" meta:paragraph-count="3459" meta:word-count="62284" meta:character-count="323360" meta:non-whitespace-character-count="257122"/>
    <meta:template xlink:type="simple" xlink:actuate="onRequest" xlink:title="Normal.dotm" xlink:href=""/>
  </office:meta>
</office:document-meta>
</file>